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Garamond" svg:font-family="Garamond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transparent"/>
      <style:text-properties fo:color="#00B0F0"/>
    </style:style>
    <style:style style:name="ce4" style:family="table-cell" style:parent-style-name="Default" style:data-style-name="N2">
      <style:table-cell-properties fo:background-color="transparent"/>
    </style:style>
    <style:style style:name="ce5" style:family="table-cell" style:parent-style-name="Default" style:data-style-name="N2"/>
    <style:style style:name="ce6" style:family="table-cell" style:parent-style-name="Default" style:data-style-name="N2"/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transparent"/>
    </style:style>
    <style:style style:name="ce9" style:family="table-cell" style:parent-style-name="Default" style:data-style-name="N0">
      <style:text-properties fo:color="#000000" style:font-name="Garamond" style:font-name-asian="Garamond" style:font-name-complex="Garamond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F2F2F2" style:repeat-content="false"/>
      <style:paragraph-properties fo:text-align="center"/>
    </style:style>
    <style:style style:name="ce12" style:family="table-cell" style:parent-style-name="Default" style:data-style-name="N2">
      <style:table-cell-properties style:vertical-align="automatic" fo:background-color="#F2F2F2" style:repeat-content="false"/>
      <style:paragraph-properties fo:text-align="center"/>
    </style:style>
    <style:style style:name="ce13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2">
      <style:table-cell-properties style:vertical-align="automatic" fo:background-color="#F2F2F2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F2F2F2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style:vertical-align="automatic" fo:wrap-option="wrap" fo:background-color="transparent"/>
    </style:style>
    <style:style style:name="ce20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5" style:family="table-cell" style:parent-style-name="Default" style:data-style-name="N2">
      <style:table-cell-properties fo:background-color="transparent"/>
      <style:text-properties fo:color="#00B0F0"/>
    </style:style>
    <style:style style:name="ce26" style:family="table-cell" style:parent-style-name="Default" style:data-style-name="N2">
      <style:text-properties fo:color="#00B0F0"/>
    </style:style>
    <style:style style:name="ce27" style:family="table-cell" style:parent-style-name="Default" style:data-style-name="N2">
      <style:table-cell-properties fo:background-color="#F2F2F2"/>
    </style:style>
    <style:style style:name="ce28" style:family="table-cell" style:parent-style-name="Default" style:data-style-name="N2">
      <style:table-cell-properties fo:background-color="#F2F2F2"/>
    </style:style>
    <style:style style:name="ce29" style:family="table-cell" style:parent-style-name="Default" style:data-style-name="N2">
      <style:table-cell-properties fo:background-color="#D9D9D9"/>
    </style:style>
    <style:style style:name="ce30" style:family="table-cell" style:parent-style-name="Default" style:data-style-name="N2">
      <style:table-cell-properties style:vertical-align="automatic" fo:background-color="#D9D9D9" style:repeat-content="false"/>
      <style:paragraph-properties fo:text-align="center"/>
    </style:style>
    <style:style style:name="ce31" style:family="table-cell" style:parent-style-name="Default" style:data-style-name="N2">
      <style:table-cell-properties fo:background-color="#D9D9D9"/>
    </style:style>
    <style:style style:name="ce32" style:family="table-cell" style:parent-style-name="Default" style:data-style-name="N27">
      <style:table-cell-properties fo:background-color="#D9D9D9"/>
    </style:style>
    <style:style style:name="ce33" style:family="table-cell" style:parent-style-name="Default" style:data-style-name="N27"/>
    <style:style style:name="ce34" style:family="table-cell" style:parent-style-name="Default" style:data-style-name="N0">
      <style:table-cell-properties fo:background-color="#F2F2F2"/>
    </style:style>
    <style:style style:name="ce3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automatic" fo:wrap-option="wrap" fo:background-color="transparent"/>
      <style:text-properties fo:color="#000000"/>
    </style:style>
    <style:style style:name="ce37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0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2" style:family="table-cell" style:parent-style-name="Default" style:data-style-name="N0">
      <style:table-cell-properties fo:background-color="#FFFF00"/>
      <style:text-properties fo:color="#00B0F0"/>
    </style:style>
    <style:style style:name="ce43" style:family="table-cell" style:parent-style-name="Default" style:data-style-name="N2">
      <style:table-cell-properties style:vertical-align="automatic" fo:background-color="#FFFF00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none" fo:border-left="thin double #000000" fo:border-right="none" style:vertical-align="automatic" fo:wrap-option="wrap" fo:background-color="transparent"/>
      <style:text-properties fo:color="#FF0000"/>
    </style:style>
    <style:style style:name="ce46" style:family="table-cell" style:parent-style-name="Default" style:data-style-name="N0">
      <style:table-cell-properties fo:border-top="none" fo:border-bottom="none" fo:border-left="thin double #000000" fo:border-right="none" style:vertical-align="automatic" fo:wrap-option="wrap"/>
    </style:style>
    <style:style style:name="ce47" style:family="table-cell" style:parent-style-name="Default" style:data-style-name="N2">
      <style:table-cell-properties fo:border-top="none" fo:border-bottom="none" fo:border-left="thin double #000000" fo:border-right="none" style:vertical-align="automatic" fo:background-color="transparent"/>
    </style:style>
    <style:style style:name="ce48" style:family="table-cell" style:parent-style-name="Default" style:data-style-name="N0">
      <style:table-cell-properties fo:border-top="none" fo:border-bottom="none" fo:border-left="thin double #000000" fo:border-right="none" style:vertical-align="automatic" fo:background-color="transparent"/>
    </style:style>
    <style:style style:name="ce49" style:family="table-cell" style:parent-style-name="Default" style:data-style-name="N36">
      <style:table-cell-properties fo:border-top="none" fo:border-bottom="none" fo:border-left="thin double #000000" fo:border-right="none" style:vertical-align="automatic" fo:background-color="transparent"/>
    </style:style>
    <style:style style:name="ce50" style:family="table-cell" style:parent-style-name="Default" style:data-style-name="N0">
      <style:table-cell-properties fo:border-top="none" fo:border-bottom="none" fo:border-left="thin double #000000" fo:border-right="none" fo:background-color="transparent"/>
    </style:style>
    <style:style style:name="ce51" style:family="table-cell" style:parent-style-name="Default" style:data-style-name="N0">
      <style:table-cell-properties fo:border-top="none" fo:border-bottom="none" fo:border-left="thin double #000000" fo:border-right="none" fo:background-color="transparent"/>
      <style:text-properties fo:color="#00B0F0"/>
    </style:style>
    <style:style style:name="ce52" style:family="table-cell" style:parent-style-name="Default" style:data-style-name="N0">
      <style:table-cell-properties fo:border-top="none" fo:border-bottom="none" fo:border-left="thin double #000000" fo:border-right="none" style:vertical-align="automatic" fo:background-color="transparent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none" fo:border-bottom="none" fo:border-left="thin double #000000" fo:border-right="none" style:vertical-align="automatic" fo:background-color="transparent" style:repeat-content="false"/>
      <style:paragraph-properties fo:text-align="start" fo:margin-left="0cm"/>
      <style:text-properties fo:color="#00B0F0"/>
    </style:style>
    <style:style style:name="ce54" style:family="table-cell" style:parent-style-name="Default" style:data-style-name="N0">
      <style:table-cell-properties fo:border-top="none" fo:border-bottom="none" fo:border-left="thin double #000000" fo:border-right="none" style:vertical-align="automatic" fo:background-color="transparent" style:repeat-content="false"/>
      <style:paragraph-properties fo:text-align="center"/>
      <style:text-properties fo:color="#00B0F0"/>
    </style:style>
    <style:style style:name="ce55" style:family="table-cell" style:parent-style-name="Default" style:data-style-name="N0">
      <style:table-cell-properties fo:border-top="none" fo:border-bottom="none" fo:border-left="thin double #000000" fo:border-right="none" style:vertical-align="automatic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none" fo:border-bottom="none" fo:border-left="thin double #000000" fo:border-right="none"/>
    </style:style>
    <style:style style:name="ce57" style:family="table-cell" style:parent-style-name="Default" style:data-style-name="N0">
      <style:table-cell-properties fo:border-top="none" fo:border-bottom="none" fo:border-left="thin double #000000" fo:border-right="none" style:vertical-align="automatic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none" fo:border-bottom="none" fo:border-left="thin double #000000" fo:border-right="none" style:vertical-align="automatic" fo:wrap-option="wrap" fo:background-color="transparent" style:repeat-content="false"/>
      <style:paragraph-properties fo:text-align="center"/>
      <style:text-properties fo:color="#FF0000"/>
    </style:style>
    <style:style style:name="ce59" style:family="table-cell" style:parent-style-name="Default" style:data-style-name="N0">
      <style:table-cell-properties fo:border-top="none" fo:border-bottom="none" fo:border-left="thin double #000000" fo:border-right="none" style:vertical-align="automatic" fo:wrap-option="wrap" style:repeat-content="false"/>
      <style:paragraph-properties fo:text-align="center"/>
    </style:style>
    <style:style style:name="ce60" style:family="table-cell" style:parent-style-name="Default" style:data-style-name="N2">
      <style:table-cell-properties fo:border-top="none" fo:border-bottom="none" fo:border-left="thin double #000000" fo:border-right="none" style:vertical-align="automatic" fo:background-color="transparent" style:repeat-content="false"/>
      <style:paragraph-properties fo:text-align="center"/>
    </style:style>
    <style:style style:name="ce61" style:family="table-cell" style:parent-style-name="Default" style:data-style-name="N2">
      <style:table-cell-properties fo:border-top="none" fo:border-bottom="none" fo:border-left="thin double #000000" fo:border-right="none" style:vertical-align="automatic" fo:background-color="#F2F2F2" style:repeat-content="false"/>
      <style:paragraph-properties fo:text-align="center"/>
    </style:style>
    <style:style style:name="ce62" style:family="table-cell" style:parent-style-name="Default" style:data-style-name="N2">
      <style:table-cell-properties fo:border-top="none" fo:border-bottom="none" fo:border-left="thin double #000000" fo:border-right="none" fo:background-color="transparent"/>
    </style:style>
    <style:style style:name="ce63" style:family="table-cell" style:parent-style-name="Default" style:data-style-name="N36">
      <style:table-cell-properties fo:border-top="none" fo:border-bottom="none" fo:border-left="thin double #000000" fo:border-right="none" style:vertical-align="automatic" fo:background-color="transparent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none" fo:border-bottom="none" fo:border-left="thin double #000000" fo:border-right="none" style:vertical-align="automatic" fo:background-color="transparent" style:repeat-content="false"/>
      <style:paragraph-properties fo:text-align="center"/>
    </style:style>
    <style:style style:name="ce6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6" style:family="table-cell" style:parent-style-name="Default" style:data-style-name="N0">
      <style:table-cell-properties style:vertical-align="automatic" fo:wrap-option="wrap" fo:background-color="#F2F2F2" style:repeat-content="false"/>
      <style:paragraph-properties fo:text-align="center"/>
      <style:text-properties fo:color="#000000"/>
    </style:style>
    <style:style style:name="ce67" style:family="table-cell" style:parent-style-name="Default" style:data-style-name="N0">
      <style:table-cell-properties style:vertical-align="automatic" fo:background-color="#D8E4B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3.20145833333333cm" style:use-optimal-column-width="true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1.95791666666667cm" style:use-optimal-column-width="true"/>
    </style:style>
    <style:style style:name="ro1" style:family="table-row">
      <style:table-row-properties style:row-height="48.75pt" style:use-optimal-row-height="false" fo:break-before="auto"/>
    </style:style>
    <style:style style:name="ro2" style:family="table-row">
      <style:table-row-properties style:row-height="57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51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68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0" style:apply-style-name="cf1"/>
      <style:map style:condition="cell-content()&gt;3.19" style:apply-style-name="cf1"/>
    </style:style>
    <style:style style:name="ce69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0" style:apply-style-name="cf1"/>
      <style:map style:condition="cell-content()&gt;3.19" style:apply-style-name="cf1"/>
    </style:style>
    <style:style style:name="ce70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1.3" style:apply-style-name="cf3"/>
    </style:style>
    <style:style style:name="ce71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0" style:apply-style-name="cf2"/>
    </style:style>
    <style:style style:name="ce72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1.3" style:apply-style-name="cf3"/>
    </style:style>
    <style:style style:name="ce73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1.3" style:apply-style-name="cf3"/>
    </style:style>
    <style:style style:name="ce74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0" style:apply-style-name="cf1"/>
      <style:map style:condition="cell-content()&gt;3.19" style:apply-style-name="cf1"/>
    </style:style>
    <style:style style:name="ce75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1.3" style:apply-style-name="cf3"/>
    </style:style>
    <style:style style:name="ce76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1.3" style:apply-style-name="cf3"/>
    </style:style>
    <style:style style:name="ce77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0" style:apply-style-name="cf1"/>
      <style:map style:condition="cell-content()&gt;3.19" style:apply-style-name="cf1"/>
    </style:style>
    <style:style style:name="ce78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0" style:apply-style-name="cf1"/>
      <style:map style:condition="cell-content()&gt;3.19" style:apply-style-name="cf1"/>
    </style:style>
    <style:style style:name="ce79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0" style:apply-style-name="cf1"/>
    </style:style>
    <style:style style:name="ce80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1.3" style:apply-style-name="cf3"/>
      <style:map style:condition="cell-content()&gt;1.3" style:apply-style-name="cf4"/>
    </style:style>
    <style:style style:name="ce81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0" style:apply-style-name="cf1"/>
      <style:map style:condition="cell-content()&gt;3.19" style:apply-style-name="cf1"/>
    </style:style>
    <style:style style:name="ce82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map style:condition="cell-content()&gt;0" style:apply-style-name="cf1"/>
      <style:map style:condition="cell-content()&gt;3.19" style:apply-style-name="cf1"/>
    </style:style>
    <style:style style:name="ce83" style:family="table-cell" style:parent-style-name="Default" style:data-style-name="N0">
      <style:table-cell-properties fo:background-color="transparent"/>
      <style:map style:condition="cell-content()&gt;1.3" style:apply-style-name="cf3"/>
    </style:style>
  </office:automatic-styles>
  <office:body>
    <office:spreadsheet>
      <table:calculation-settings table:case-sensitive="false" table:search-criteria-must-apply-to-whole-cell="false"/>
      <table:table table:name="IPB2-LENR-COP" table:style-name="ta1">
        <table:table-column table:style-name="co1" table:number-columns-repeated="7" table:default-cell-style-name="ce2"/>
        <table:table-column table:style-name="co1" table:default-cell-style-name="ce50"/>
        <table:table-column table:style-name="co1" table:default-cell-style-name="ce16"/>
        <table:table-column table:style-name="co1" table:number-columns-repeated="3" table:default-cell-style-name="ce2"/>
        <table:table-column table:style-name="co1" table:default-cell-style-name="ce16"/>
        <table:table-column table:style-name="co1" table:default-cell-style-name="ce50"/>
        <table:table-column table:style-name="co1" table:number-columns-repeated="26" table:default-cell-style-name="ce2"/>
        <table:table-column table:style-name="co2" table:number-columns-repeated="6" table:default-cell-style-name="ce2"/>
        <table:table-column table:style-name="co3" table:number-columns-repeated="16338" table:default-cell-style-name="ce2"/>
        <table:table-row table:style-name="ro1">
          <table:table-cell office:value-type="string" table:number-columns-spanned="7" table:number-rows-spanned="1" table:style-name="ce66">
            <text:p>\ISOPERIBOLIC_DATA\IPB1_COP_STUDIES\IPB1 tests_CORE-BYPASS THERMAL_STUDIES_ROH_6-21-16.ods</text:p>
          </table:table-cell>
          <table:covered-table-cell table:number-columns-repeated="6"/>
          <table:table-cell table:style-name="ce58"/>
          <table:table-cell office:value-type="string" table:number-columns-spanned="3" table:number-rows-spanned="1" table:style-name="ce66">
            <text:p>\ISOPERIBOLIC_DATA\IPB1_COP_STUDIES\deltaQout equations.xls</text:p>
          </table:table-cell>
          <table:covered-table-cell table:number-columns-repeated="2"/>
          <table:table-cell table:style-name="ce36"/>
          <table:table-cell table:style-name="ce19"/>
          <table:table-cell table:style-name="ce50"/>
          <table:table-cell office:value-type="string" table:number-columns-spanned="6" table:number-rows-spanned="1" table:style-name="ce65">
            <text:p>Heat Power</text:p>
          </table:table-cell>
          <table:covered-table-cell table:number-columns-repeated="5"/>
          <table:table-cell office:value-type="string" table:number-columns-spanned="5" table:number-rows-spanned="1" table:style-name="ce65">
            <text:p>CoreQPower</text:p>
          </table:table-cell>
          <table:covered-table-cell table:number-columns-repeated="4"/>
          <table:table-cell office:value-type="string" table:number-columns-spanned="5" table:number-rows-spanned="1" table:style-name="ce65">
            <text:p>P-Pi</text:p>
          </table:table-cell>
          <table:covered-table-cell table:number-columns-repeated="4"/>
          <table:table-cell office:value-type="string" table:number-columns-spanned="5" table:number-rows-spanned="1" table:style-name="ce65">
            <text:p>PCB</text:p>
          </table:table-cell>
          <table:covered-table-cell table:number-columns-repeated="4"/>
          <table:table-cell office:value-type="string" table:number-columns-spanned="5" table:number-rows-spanned="1" table:style-name="ce65">
            <text:p>Term</text:p>
          </table:table-cell>
          <table:covered-table-cell table:number-columns-repeated="4"/>
          <table:table-cell office:value-type="string" table:number-columns-spanned="5" table:number-rows-spanned="1" table:style-name="ce65">
            <text:p>Date</text:p>
          </table:table-cell>
          <table:covered-table-cell table:number-columns-repeated="4"/>
          <table:table-cell table:number-columns-repeated="16339"/>
        </table:table-row>
        <table:table-row table:style-name="ro2">
          <table:table-cell office:value-type="string" table:style-name="ce10">
            <text:p>Q Pulse Length</text:p>
          </table:table-cell>
          <table:table-cell office:value-type="string" table:style-name="ce10">
            <text:p>P_Pi</text:p>
          </table:table-cell>
          <table:table-cell office:value-type="string" table:style-name="ce10">
            <text:p>Net Qpow</text:p>
          </table:table-cell>
          <table:table-cell office:value-type="string" table:style-name="ce10">
            <text:p>Terminator thermal power</text:p>
          </table:table-cell>
          <table:table-cell office:value-type="string" table:style-name="ce10">
            <text:p>Transistor therm power</text:p>
          </table:table-cell>
          <table:table-cell office:value-type="string" table:style-name="ce10">
            <text:p>1-L_Trans/P_Pi</text:p>
          </table:table-cell>
          <table:table-cell office:value-type="string" table:style-name="ce10">
            <text:p>CoefficientCoolant</text:p>
          </table:table-cell>
          <table:table-cell office:value-type="string" table:style-name="ce59">
            <text:p>Pulse power correction factor</text:p>
          </table:table-cell>
          <table:table-cell office:value-type="string" table:style-name="ce17">
            <text:p>Temp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b</text:p>
          </table:table-cell>
          <table:table-cell table:style-name="ce37"/>
          <table:table-cell table:style-name="ce18"/>
          <table:table-cell table:style-name="ce50"/>
          <table:table-cell office:value-type="string" table:style-name="ce2">
            <text:p>NQ</text:p>
          </table:table-cell>
          <table:table-cell office:value-type="float" office:value="300" table:style-name="ce2">
            <text:p>300</text:p>
          </table:table-cell>
          <table:table-cell office:value-type="float" office:value="150" table:style-name="ce2">
            <text:p>15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300" table:style-name="ce2">
            <text:p>300</text:p>
          </table:table-cell>
          <table:table-cell office:value-type="float" office:value="300" table:formula="msoxl:=Z2" table:style-name="ce2">
            <text:p>300</text:p>
          </table:table-cell>
          <table:table-cell office:value-type="float" office:value="150" table:formula="msoxl:=AA2" table:style-name="ce2">
            <text:p>150</text:p>
          </table:table-cell>
          <table:table-cell office:value-type="float" office:value="100" table:formula="msoxl:=AB2" table:style-name="ce2">
            <text:p>100</text:p>
          </table:table-cell>
          <table:table-cell office:value-type="float" office:value="150" table:formula="msoxl:=AC2" table:style-name="ce2">
            <text:p>150</text:p>
          </table:table-cell>
          <table:table-cell office:value-type="float" office:value="300" table:formula="msoxl:=AD2" table:style-name="ce2">
            <text:p>300</text:p>
          </table:table-cell>
          <table:table-cell office:value-type="float" office:value="300" table:formula="msoxl:=AJ2" table:style-name="ce2">
            <text:p>300</text:p>
          </table:table-cell>
          <table:table-cell office:value-type="float" office:value="150" table:formula="msoxl:=AK2" table:style-name="ce2">
            <text:p>150</text:p>
          </table:table-cell>
          <table:table-cell office:value-type="float" office:value="100" table:formula="msoxl:=AL2" table:style-name="ce2">
            <text:p>100</text:p>
          </table:table-cell>
          <table:table-cell office:value-type="float" office:value="150" table:formula="msoxl:=AM2" table:style-name="ce2">
            <text:p>150</text:p>
          </table:table-cell>
          <table:table-cell office:value-type="float" office:value="300" table:formula="msoxl:=AN2" table:style-name="ce2">
            <text:p>300</text:p>
          </table:table-cell>
          <table:table-cell office:value-type="float" office:value="300" table:formula="msoxl:=P2" table:style-name="ce2">
            <text:p>300</text:p>
          </table:table-cell>
          <table:table-cell office:value-type="float" office:value="150" table:formula="msoxl:=Q2" table:style-name="ce2">
            <text:p>150</text:p>
          </table:table-cell>
          <table:table-cell office:value-type="float" office:value="100" table:formula="msoxl:=R2" table:style-name="ce2">
            <text:p>100</text:p>
          </table:table-cell>
          <table:table-cell office:value-type="float" office:value="150" table:formula="msoxl:=S2" table:style-name="ce2">
            <text:p>150</text:p>
          </table:table-cell>
          <table:table-cell office:value-type="float" office:value="300" table:formula="msoxl:=T2" table:style-name="ce2">
            <text:p>300</text:p>
          </table:table-cell>
          <table:table-cell office:value-type="float" office:value="300" table:formula="msoxl:=AE2" table:style-name="ce2">
            <text:p>300</text:p>
          </table:table-cell>
          <table:table-cell office:value-type="float" office:value="150" table:formula="msoxl:=AF2" table:style-name="ce2">
            <text:p>150</text:p>
          </table:table-cell>
          <table:table-cell office:value-type="float" office:value="100" table:formula="msoxl:=AG2" table:style-name="ce2">
            <text:p>100</text:p>
          </table:table-cell>
          <table:table-cell office:value-type="float" office:value="150" table:formula="msoxl:=AH2" table:style-name="ce2">
            <text:p>150</text:p>
          </table:table-cell>
          <table:table-cell office:value-type="float" office:value="300" table:formula="msoxl:=AI2" table:style-name="ce2">
            <text:p>300</text:p>
          </table:table-cell>
          <table:table-cell office:value-type="float" office:value="300" table:formula="msoxl:=U2" table:style-name="ce2">
            <text:p>300</text:p>
          </table:table-cell>
          <table:table-cell office:value-type="float" office:value="150" table:formula="msoxl:=V2" table:style-name="ce2">
            <text:p>150</text:p>
          </table:table-cell>
          <table:table-cell office:value-type="float" office:value="100" table:formula="msoxl:=W2" table:style-name="ce2">
            <text:p>100</text:p>
          </table:table-cell>
          <table:table-cell office:value-type="float" office:value="150" table:formula="msoxl:=X2" table:style-name="ce2">
            <text:p>150</text:p>
          </table:table-cell>
          <table:table-cell office:value-type="float" office:value="300" table:formula="msoxl:=Y2" table:style-name="ce2">
            <text:p>300</text:p>
          </table:table-cell>
          <table:table-cell table:number-columns-repeated="16339"/>
        </table:table-row>
        <table:table-row table:style-name="ro3">
          <table:table-cell office:value-type="float" office:value="300" table:style-name="ce2">
            <text:p>300</text:p>
          </table:table-cell>
          <table:table-cell office:value-type="float" office:value="50" table:style-name="ce11">
            <text:p>50</text:p>
          </table:table-cell>
          <table:table-cell office:value-type="float" office:value="42.7" table:style-name="ce12">
            <text:p>42.70</text:p>
          </table:table-cell>
          <table:table-cell office:value-type="float" office:value="35.67" table:style-name="ce12">
            <text:p>35.67</text:p>
          </table:table-cell>
          <table:table-cell office:value-type="float" office:value="4.37" table:style-name="ce12">
            <text:p>4.37</text:p>
          </table:table-cell>
          <table:table-cell office:value-type="float" office:value="0.93770491803278688" table:formula="msoxl:=1-(C3-D3-E3)/C3" table:style-name="ce13">
            <text:p>0.94</text:p>
          </table:table-cell>
          <table:table-cell office:value-type="float" office:value="1.0664335664335665" table:formula="msoxl:=C3/(D3+E3)" table:style-name="ce13">
            <text:p>1.07</text:p>
          </table:table-cell>
          <table:table-cell table:style-name="ce60"/>
          <table:table-cell office:value-type="float" office:value="150" table:style-name="ce17">
            <text:p>150</text:p>
          </table:table-cell>
          <table:table-cell office:value-type="float" office:value="0.54807226651871011" table:formula="msoxl:=J4" table:style-name="ce40">
            <text:p>0.55</text:p>
          </table:table-cell>
          <table:table-cell office:value-type="float" office:value="-3.8688175842933603E-2" table:formula="msoxl:=K4" table:style-name="ce40">
            <text:p>-0.04</text:p>
          </table:table-cell>
          <table:table-cell table:style-name="ce38"/>
          <table:table-cell table:style-name="ce18"/>
          <table:table-cell office:value-type="string" table:style-name="ce51">
            <text:p>He 8/20/2016 : 8/22/2016)</text:p>
          </table:table-cell>
          <table:table-cell table:style-name="ce3"/>
          <table:table-cell table:number-columns-repeated="16369" table:style-name="ce2"/>
        </table:table-row>
        <table:table-row table:style-name="ro3">
          <table:table-cell office:value-type="float" office:value="150" table:style-name="ce2">
            <text:p>150</text:p>
          </table:table-cell>
          <table:table-cell office:value-type="float" office:value="50" table:style-name="ce11">
            <text:p>50</text:p>
          </table:table-cell>
          <table:table-cell office:value-type="float" office:value="42.22" table:style-name="ce12">
            <text:p>42.22</text:p>
          </table:table-cell>
          <table:table-cell office:value-type="float" office:value="34.86" table:style-name="ce12">
            <text:p>34.86</text:p>
          </table:table-cell>
          <table:table-cell office:value-type="float" office:value="4.59" table:style-name="ce12">
            <text:p>4.59</text:p>
          </table:table-cell>
          <table:table-cell office:value-type="float" office:value="0.93439128375177638" table:formula="msoxl:=1-(C4-D4-E4)/C4" table:style-name="ce13">
            <text:p>0.93</text:p>
          </table:table-cell>
          <table:table-cell office:value-type="float" office:value="1.0702154626108997" table:formula="msoxl:=C4/(D4+E4)" table:style-name="ce13">
            <text:p>1.07</text:p>
          </table:table-cell>
          <table:table-cell table:style-name="ce60"/>
          <table:table-cell office:value-type="float" office:value="200" table:style-name="ce17">
            <text:p>200</text:p>
          </table:table-cell>
          <table:table-cell office:value-type="float" office:value="0.54807226651871011" table:style-name="ce14">
            <text:p>0.55</text:p>
          </table:table-cell>
          <table:table-cell office:value-type="float" office:value="-3.8688175842933603E-2" table:style-name="ce14">
            <text:p>-0.04</text:p>
          </table:table-cell>
          <table:table-cell table:style-name="ce38"/>
          <table:table-cell table:style-name="ce18"/>
          <table:table-cell table:style-name="ce51"/>
          <table:table-cell table:style-name="ce3"/>
          <table:table-cell table:number-columns-repeated="16369" table:style-name="ce2"/>
        </table:table-row>
        <table:table-row table:style-name="ro3">
          <table:table-cell office:value-type="float" office:value="100" table:style-name="ce2">
            <text:p>100</text:p>
          </table:table-cell>
          <table:table-cell office:value-type="float" office:value="50" table:style-name="ce11">
            <text:p>50</text:p>
          </table:table-cell>
          <table:table-cell office:value-type="float" office:value="42.39" table:style-name="ce12">
            <text:p>42.39</text:p>
          </table:table-cell>
          <table:table-cell office:value-type="float" office:value="34.04" table:style-name="ce12">
            <text:p>34.04</text:p>
          </table:table-cell>
          <table:table-cell office:value-type="float" office:value="4.9000000000000004" table:style-name="ce12">
            <text:p>4.90</text:p>
          </table:table-cell>
          <table:table-cell office:value-type="float" office:value="0.91861288039631983" table:formula="msoxl:=1-(C5-D5-E5)/C5" table:style-name="ce13">
            <text:p>0.92</text:p>
          </table:table-cell>
          <table:table-cell office:value-type="float" office:value="1.0885978428351311" table:formula="msoxl:=C5/(D5+E5)" table:style-name="ce13">
            <text:p>1.09</text:p>
          </table:table-cell>
          <table:table-cell table:style-name="ce60"/>
          <table:table-cell office:value-type="float" office:value="250" table:style-name="ce17">
            <text:p>250</text:p>
          </table:table-cell>
          <table:table-cell office:value-type="float" office:value="0.486148024665365" table:formula="msoxl:=J6" table:style-name="ce40">
            <text:p>0.49</text:p>
          </table:table-cell>
          <table:table-cell office:value-type="float" office:value="2.6552909802438001E-2" table:formula="msoxl:=K6" table:style-name="ce40">
            <text:p>0.03</text:p>
          </table:table-cell>
          <table:table-cell table:style-name="ce38"/>
          <table:table-cell table:style-name="ce18"/>
          <table:table-cell office:value-type="string" table:style-name="ce51">
            <text:p>Data</text:p>
          </table:table-cell>
          <table:table-cell office:value-type="string" table:style-name="ce3">
            <text:p>\ISOPERIBOLIC2_DATA\2016-08-20-CORE_28_DC_Heater\ISOIPB2_Core_28b-New-core_He_150C-400C_day-01.csv : 03.csv</text:p>
          </table:table-cell>
          <table:table-cell table:number-columns-repeated="16369" table:style-name="ce2"/>
        </table:table-row>
        <table:table-row table:style-name="ro3">
          <table:table-cell table:number-columns-repeated="7" table:style-name="ce2"/>
          <table:table-cell table:style-name="ce50"/>
          <table:table-cell office:value-type="float" office:value="300" table:style-name="ce17">
            <text:p>300</text:p>
          </table:table-cell>
          <table:table-cell office:value-type="float" office:value="0.486148024665365" table:style-name="ce14">
            <text:p>0.49</text:p>
          </table:table-cell>
          <table:table-cell office:value-type="float" office:value="2.6552909802438001E-2" table:style-name="ce14">
            <text:p>0.03</text:p>
          </table:table-cell>
          <table:table-cell table:style-name="ce38"/>
          <table:table-cell table:style-name="ce18"/>
          <table:table-cell office:value-type="float" office:value="150" table:style-name="ce52">
            <text:p>150</text:p>
          </table:table-cell>
          <table:table-cell office:value-type="float" office:value="8.6843769999999996" table:style-name="ce27">
            <text:p>8.68</text:p>
          </table:table-cell>
          <table:table-cell office:value-type="float" office:value="4.9812500000000002" table:style-name="ce27">
            <text:p>4.98</text:p>
          </table:table-cell>
          <table:table-cell office:value-type="float" office:value="5.2165020000000002" table:style-name="ce27">
            <text:p>5.22</text:p>
          </table:table-cell>
          <table:table-cell office:value-type="float" office:value="5.2375619999999996" table:style-name="ce27">
            <text:p>5.24</text:p>
          </table:table-cell>
          <table:table-cell office:value-type="float" office:value="5.2005520000000001" table:style-name="ce27">
            <text:p>5.20</text:p>
          </table:table-cell>
          <table:table-cell office:value-type="float" office:value="5.0144120000000001" table:style-name="ce27">
            <text:p>5.01</text:p>
          </table:table-cell>
          <table:table-cell table:style-name="ce4"/>
          <table:table-cell table:number-columns-repeated="4" table:style-name="ce2"/>
          <table:table-cell office:value-type="float" office:value="50.081449819875772" table:style-name="ce27">
            <text:p>50.08</text:p>
          </table:table-cell>
          <table:table-cell office:value-type="float" office:value="50.046401049382709" table:style-name="ce27">
            <text:p>50.05</text:p>
          </table:table-cell>
          <table:table-cell office:value-type="float" office:value="50.150551071207438" table:style-name="ce27">
            <text:p>50.15</text:p>
          </table:table-cell>
          <table:table-cell office:value-type="float" office:value="50.250018339506191" table:style-name="ce27">
            <text:p>50.25</text:p>
          </table:table-cell>
          <table:table-cell office:value-type="float" office:value="50.302016827160507" table:style-name="ce27">
            <text:p>50.30</text:p>
          </table:table-cell>
          <table:table-cell office:value-type="float" office:value="1.3915957515527948" table:style-name="ce29">
            <text:p>1.39</text:p>
          </table:table-cell>
          <table:table-cell office:value-type="float" office:value="1.8026083950617295" table:style-name="ce29">
            <text:p>1.80</text:p>
          </table:table-cell>
          <table:table-cell office:value-type="float" office:value="2.8717396439628482" table:style-name="ce29">
            <text:p>2.87</text:p>
          </table:table-cell>
          <table:table-cell office:value-type="float" office:value="2.4130449135802459" table:style-name="ce29">
            <text:p>2.41</text:p>
          </table:table-cell>
          <table:table-cell office:value-type="float" office:value="1.8641909259259257" table:style-name="ce29">
            <text:p>1.86</text:p>
          </table:table-cell>
          <table:table-cell office:value-type="float" office:value="30.473475565217392" table:style-name="ce27">
            <text:p>30.47</text:p>
          </table:table-cell>
          <table:table-cell office:value-type="float" office:value="28.883613308641991" table:style-name="ce27">
            <text:p>28.88</text:p>
          </table:table-cell>
          <table:table-cell office:value-type="float" office:value="28.619536879256959" table:style-name="ce27">
            <text:p>28.62</text:p>
          </table:table-cell>
          <table:table-cell office:value-type="float" office:value="29.408625283950602" table:style-name="ce27">
            <text:p>29.41</text:p>
          </table:table-cell>
          <table:table-cell office:value-type="float" office:value="31.094530635802457" table:style-name="ce27">
            <text:p>31.09</text:p>
          </table:table-cell>
          <table:table-cell table:number-columns-repeated="16344" table:style-name="ce2"/>
        </table:table-row>
        <table:table-row table:style-name="ro3">
          <table:table-cell table:number-columns-repeated="7" table:style-name="ce2"/>
          <table:table-cell table:style-name="ce50"/>
          <table:table-cell office:value-type="float" office:value="350" table:style-name="ce17">
            <text:p>350</text:p>
          </table:table-cell>
          <table:table-cell office:value-type="float" office:value="0.42986521481307871" table:formula="msoxl:=J8" table:style-name="ce40">
            <text:p>0.43</text:p>
          </table:table-cell>
          <table:table-cell office:value-type="float" office:value="2.2194633949000231E-2" table:formula="msoxl:=K8" table:style-name="ce40">
            <text:p>0.02</text:p>
          </table:table-cell>
          <table:table-cell table:style-name="ce38"/>
          <table:table-cell table:style-name="ce18"/>
          <table:table-cell office:value-type="float" office:value="200" table:style-name="ce52">
            <text:p>200</text:p>
          </table:table-cell>
          <table:table-cell office:value-type="float" office:value="13.038384000000001" table:style-name="ce27">
            <text:p>13.04</text:p>
          </table:table-cell>
          <table:table-cell office:value-type="float" office:value="8.8671330000000008" table:style-name="ce27">
            <text:p>8.87</text:p>
          </table:table-cell>
          <table:table-cell office:value-type="float" office:value="9.0081450000000007" table:style-name="ce27">
            <text:p>9.01</text:p>
          </table:table-cell>
          <table:table-cell office:value-type="float" office:value="9.0730989999999991" table:style-name="ce27">
            <text:p>9.07</text:p>
          </table:table-cell>
          <table:table-cell office:value-type="float" office:value="9.0175079999999994" table:style-name="ce27">
            <text:p>9.02</text:p>
          </table:table-cell>
          <table:table-cell office:value-type="float" office:value="8.7723239999999993" table:style-name="ce27">
            <text:p>8.77</text:p>
          </table:table-cell>
          <table:table-cell table:style-name="ce4"/>
          <table:table-cell table:number-columns-repeated="4" table:style-name="ce2"/>
          <table:table-cell office:value-type="float" office:value="49.535082481481481" table:style-name="ce27">
            <text:p>49.54</text:p>
          </table:table-cell>
          <table:table-cell office:value-type="float" office:value="49.577822179012358" table:style-name="ce27">
            <text:p>49.58</text:p>
          </table:table-cell>
          <table:table-cell office:value-type="float" office:value="49.703537361111131" table:style-name="ce27">
            <text:p>49.70</text:p>
          </table:table-cell>
          <table:table-cell office:value-type="float" office:value="49.804915104938267" table:style-name="ce27">
            <text:p>49.80</text:p>
          </table:table-cell>
          <table:table-cell office:value-type="float" office:value="49.872200037037025" table:style-name="ce27">
            <text:p>49.87</text:p>
          </table:table-cell>
          <table:table-cell office:value-type="float" office:value="1.3535131481481475" table:style-name="ce29">
            <text:p>1.35</text:p>
          </table:table-cell>
          <table:table-cell office:value-type="float" office:value="1.7996395925925921" table:style-name="ce29">
            <text:p>1.80</text:p>
          </table:table-cell>
          <table:table-cell office:value-type="float" office:value="2.5940405987654334" table:style-name="ce29">
            <text:p>2.59</text:p>
          </table:table-cell>
          <table:table-cell office:value-type="float" office:value="2.0244301790123473" table:style-name="ce29">
            <text:p>2.02</text:p>
          </table:table-cell>
          <table:table-cell office:value-type="float" office:value="1.4299560432098779" table:style-name="ce29">
            <text:p>1.43</text:p>
          </table:table-cell>
          <table:table-cell office:value-type="float" office:value="29.955352827160482" table:style-name="ce27">
            <text:p>29.96</text:p>
          </table:table-cell>
          <table:table-cell office:value-type="float" office:value="28.435618240740759" table:style-name="ce27">
            <text:p>28.44</text:p>
          </table:table-cell>
          <table:table-cell office:value-type="float" office:value="27.817903987654315" table:style-name="ce27">
            <text:p>27.82</text:p>
          </table:table-cell>
          <table:table-cell office:value-type="float" office:value="28.716317024691357" table:style-name="ce27">
            <text:p>28.72</text:p>
          </table:table-cell>
          <table:table-cell office:value-type="float" office:value="30.408860703703695" table:style-name="ce27">
            <text:p>30.41</text:p>
          </table:table-cell>
          <table:table-cell table:number-columns-repeated="16344" table:style-name="ce2"/>
        </table:table-row>
        <table:table-row table:style-name="ro3">
          <table:table-cell table:number-columns-repeated="7" table:style-name="ce2"/>
          <table:table-cell table:style-name="ce50"/>
          <table:table-cell office:value-type="float" office:value="400" table:style-name="ce17">
            <text:p>400</text:p>
          </table:table-cell>
          <table:table-cell office:value-type="float" office:value="0.42986521481307871" table:style-name="ce14">
            <text:p>0.43</text:p>
          </table:table-cell>
          <table:table-cell office:value-type="float" office:value="2.2194633949000231E-2" table:style-name="ce14">
            <text:p>0.02</text:p>
          </table:table-cell>
          <table:table-cell table:style-name="ce38"/>
          <table:table-cell table:style-name="ce18"/>
          <table:table-cell office:value-type="float" office:value="250" table:style-name="ce52">
            <text:p>250</text:p>
          </table:table-cell>
          <table:table-cell office:value-type="float" office:value="17.845835999999998" table:style-name="ce27">
            <text:p>17.85</text:p>
          </table:table-cell>
          <table:table-cell office:value-type="float" office:value="12.982799999999999" table:style-name="ce27">
            <text:p>12.98</text:p>
          </table:table-cell>
          <table:table-cell office:value-type="float" office:value="13.226203999999999" table:style-name="ce27">
            <text:p>13.23</text:p>
          </table:table-cell>
          <table:table-cell office:value-type="float" office:value="13.229721" table:style-name="ce27">
            <text:p>13.23</text:p>
          </table:table-cell>
          <table:table-cell office:value-type="float" office:value="13.255761" table:style-name="ce27">
            <text:p>13.26</text:p>
          </table:table-cell>
          <table:table-cell office:value-type="float" office:value="12.998151" table:style-name="ce27">
            <text:p>13.00</text:p>
          </table:table-cell>
          <table:table-cell table:style-name="ce4"/>
          <table:table-cell table:number-columns-repeated="4" table:style-name="ce2"/>
          <table:table-cell office:value-type="float" office:value="50.514650283950616" table:style-name="ce27">
            <text:p>50.51</text:p>
          </table:table-cell>
          <table:table-cell office:value-type="float" office:value="50.510212888888894" table:style-name="ce27">
            <text:p>50.51</text:p>
          </table:table-cell>
          <table:table-cell office:value-type="float" office:value="50.018710080246947" table:style-name="ce27">
            <text:p>50.02</text:p>
          </table:table-cell>
          <table:table-cell office:value-type="float" office:value="49.685199666666634" table:style-name="ce27">
            <text:p>49.69</text:p>
          </table:table-cell>
          <table:table-cell office:value-type="float" office:value="49.383589240740719" table:style-name="ce27">
            <text:p>49.38</text:p>
          </table:table-cell>
          <table:table-cell office:value-type="float" office:value="1.236097283950617" table:style-name="ce29">
            <text:p>1.24</text:p>
          </table:table-cell>
          <table:table-cell office:value-type="float" office:value="1.7078293148148149" table:style-name="ce29">
            <text:p>1.71</text:p>
          </table:table-cell>
          <table:table-cell office:value-type="float" office:value="2.4111411172839503" table:style-name="ce29">
            <text:p>2.41</text:p>
          </table:table-cell>
          <table:table-cell office:value-type="float" office:value="1.6064540370370368" table:style-name="ce29">
            <text:p>1.61</text:p>
          </table:table-cell>
          <table:table-cell office:value-type="float" office:value="1.1434315740740737" table:style-name="ce29">
            <text:p>1.14</text:p>
          </table:table-cell>
          <table:table-cell office:value-type="float" office:value="29.340725580246918" table:style-name="ce27">
            <text:p>29.34</text:p>
          </table:table-cell>
          <table:table-cell office:value-type="float" office:value="27.799009209876541" table:style-name="ce27">
            <text:p>27.80</text:p>
          </table:table-cell>
          <table:table-cell office:value-type="float" office:value="27.310132379629636" table:style-name="ce27">
            <text:p>27.31</text:p>
          </table:table-cell>
          <table:table-cell office:value-type="float" office:value="27.945002666666671" table:style-name="ce27">
            <text:p>27.95</text:p>
          </table:table-cell>
          <table:table-cell office:value-type="float" office:value="29.797900438271601" table:style-name="ce27">
            <text:p>29.80</text:p>
          </table:table-cell>
          <table:table-cell table:number-columns-repeated="16344" table:style-name="ce2"/>
        </table:table-row>
        <table:table-row table:style-name="ro4">
          <table:table-cell table:style-name="ce9"/>
          <table:table-cell table:number-columns-repeated="6" table:style-name="ce2"/>
          <table:table-cell table:style-name="ce50"/>
          <table:table-cell office:value-type="float" office:value="600" table:style-name="ce17">
            <text:p>600</text:p>
          </table:table-cell>
          <table:table-cell office:value-type="float" office:value="0.417226436890755" table:style-name="ce14">
            <text:p>0.42</text:p>
          </table:table-cell>
          <table:table-cell office:value-type="float" office:value="-1.63987599095093E-2" table:style-name="ce14">
            <text:p>-0.02</text:p>
          </table:table-cell>
          <table:table-cell table:style-name="ce38"/>
          <table:table-cell table:style-name="ce16"/>
          <table:table-cell office:value-type="float" office:value="300" table:style-name="ce52">
            <text:p>300</text:p>
          </table:table-cell>
          <table:table-cell office:value-type="float" office:value="23.154841000000001" table:style-name="ce27">
            <text:p>23.15</text:p>
          </table:table-cell>
          <table:table-cell office:value-type="float" office:value="18.454291999999999" table:style-name="ce27">
            <text:p>18.45</text:p>
          </table:table-cell>
          <table:table-cell office:value-type="float" office:value="18.647829000000002" table:style-name="ce27">
            <text:p>18.65</text:p>
          </table:table-cell>
          <table:table-cell office:value-type="float" office:value="18.629128999999999" table:style-name="ce27">
            <text:p>18.63</text:p>
          </table:table-cell>
          <table:table-cell office:value-type="float" office:value="18.705877999999998" table:style-name="ce27">
            <text:p>18.71</text:p>
          </table:table-cell>
          <table:table-cell office:value-type="float" office:value="18.568588999999999" table:style-name="ce27">
            <text:p>18.57</text:p>
          </table:table-cell>
          <table:table-cell table:style-name="ce4"/>
          <table:table-cell table:number-columns-repeated="4" table:style-name="ce2"/>
          <table:table-cell office:value-type="float" office:value="50.194638493827142" table:style-name="ce27">
            <text:p>50.19</text:p>
          </table:table-cell>
          <table:table-cell office:value-type="float" office:value="50.233307283950623" table:style-name="ce27">
            <text:p>50.23</text:p>
          </table:table-cell>
          <table:table-cell office:value-type="float" office:value="50.339712817901223" table:style-name="ce27">
            <text:p>50.34</text:p>
          </table:table-cell>
          <table:table-cell office:value-type="float" office:value="50.4283952222222" table:style-name="ce27">
            <text:p>50.43</text:p>
          </table:table-cell>
          <table:table-cell office:value-type="float" office:value="50.472653932098758" table:style-name="ce27">
            <text:p>50.47</text:p>
          </table:table-cell>
          <table:table-cell office:value-type="float" office:value="0.82100843209876506" table:style-name="ce29">
            <text:p>0.82</text:p>
          </table:table-cell>
          <table:table-cell office:value-type="float" office:value="1.3151019382716049" table:style-name="ce29">
            <text:p>1.32</text:p>
          </table:table-cell>
          <table:table-cell office:value-type="float" office:value="2.0429413518518507" table:style-name="ce29">
            <text:p>2.04</text:p>
          </table:table-cell>
          <table:table-cell office:value-type="float" office:value="1.3044280370370376" table:style-name="ce29">
            <text:p>1.30</text:p>
          </table:table-cell>
          <table:table-cell office:value-type="float" office:value="0.97642662962962912" table:style-name="ce29">
            <text:p>0.98</text:p>
          </table:table-cell>
          <table:table-cell office:value-type="float" office:value="29.163192499999987" table:style-name="ce27">
            <text:p>29.16</text:p>
          </table:table-cell>
          <table:table-cell office:value-type="float" office:value="27.546955370370377" table:style-name="ce27">
            <text:p>27.55</text:p>
          </table:table-cell>
          <table:table-cell office:value-type="float" office:value="26.995499212962955" table:style-name="ce27">
            <text:p>27.00</text:p>
          </table:table-cell>
          <table:table-cell office:value-type="float" office:value="27.812683567901225" table:style-name="ce27">
            <text:p>27.81</text:p>
          </table:table-cell>
          <table:table-cell office:value-type="float" office:value="29.587757728395047" table:style-name="ce27">
            <text:p>29.59</text:p>
          </table:table-cell>
          <table:table-cell table:number-columns-repeated="16344" table:style-name="ce2"/>
        </table:table-row>
        <table:table-row table:style-name="ro3">
          <table:table-cell table:number-columns-repeated="7" table:style-name="ce2"/>
          <table:table-cell table:style-name="ce50"/>
          <table:table-cell table:style-name="ce18"/>
          <table:table-cell table:number-columns-repeated="3" table:style-name="ce1"/>
          <table:table-cell table:style-name="ce16"/>
          <table:table-cell office:value-type="float" office:value="350" table:style-name="ce52">
            <text:p>350</text:p>
          </table:table-cell>
          <table:table-cell office:value-type="float" office:value="28.816282999999999" table:style-name="ce27">
            <text:p>28.82</text:p>
          </table:table-cell>
          <table:table-cell office:value-type="float" office:value="24.161366000000001" table:style-name="ce27">
            <text:p>24.16</text:p>
          </table:table-cell>
          <table:table-cell office:value-type="float" office:value="24.185735999999999" table:style-name="ce27">
            <text:p>24.19</text:p>
          </table:table-cell>
          <table:table-cell office:value-type="float" office:value="24.136887999999999" table:style-name="ce27">
            <text:p>24.14</text:p>
          </table:table-cell>
          <table:table-cell office:value-type="float" office:value="24.237901000000001" table:style-name="ce27">
            <text:p>24.24</text:p>
          </table:table-cell>
          <table:table-cell office:value-type="float" office:value="24.155904" table:style-name="ce27">
            <text:p>24.16</text:p>
          </table:table-cell>
          <table:table-cell table:style-name="ce4"/>
          <table:table-cell table:number-columns-repeated="4" table:style-name="ce2"/>
          <table:table-cell office:value-type="float" office:value="49.770143444444443" table:style-name="ce27">
            <text:p>49.77</text:p>
          </table:table-cell>
          <table:table-cell office:value-type="float" office:value="49.808865901234576" table:style-name="ce27">
            <text:p>49.81</text:p>
          </table:table-cell>
          <table:table-cell office:value-type="float" office:value="49.9286911265432" table:style-name="ce27">
            <text:p>49.93</text:p>
          </table:table-cell>
          <table:table-cell office:value-type="float" office:value="50.030792296296276" table:style-name="ce27">
            <text:p>50.03</text:p>
          </table:table-cell>
          <table:table-cell office:value-type="float" office:value="50.087558234567894" table:style-name="ce27">
            <text:p>50.09</text:p>
          </table:table-cell>
          <table:table-cell office:value-type="float" office:value="0.81290205555555517" table:style-name="ce29">
            <text:p>0.81</text:p>
          </table:table-cell>
          <table:table-cell office:value-type="float" office:value="1.552444234567901" table:style-name="ce29">
            <text:p>1.55</text:p>
          </table:table-cell>
          <table:table-cell office:value-type="float" office:value="2.5695065277777771" table:style-name="ce29">
            <text:p>2.57</text:p>
          </table:table-cell>
          <table:table-cell office:value-type="float" office:value="1.8587937901234568" table:style-name="ce29">
            <text:p>1.86</text:p>
          </table:table-cell>
          <table:table-cell office:value-type="float" office:value="1.687002567901235" table:style-name="ce29">
            <text:p>1.69</text:p>
          </table:table-cell>
          <table:table-cell office:value-type="float" office:value="29.743880185185169" table:style-name="ce27">
            <text:p>29.74</text:p>
          </table:table-cell>
          <table:table-cell office:value-type="float" office:value="28.79475125308641" table:style-name="ce27">
            <text:p>28.79</text:p>
          </table:table-cell>
          <table:table-cell office:value-type="float" office:value="28.676207358024698" table:style-name="ce27">
            <text:p>28.68</text:p>
          </table:table-cell>
          <table:table-cell office:value-type="float" office:value="29.32465211111111" table:style-name="ce27">
            <text:p>29.32</text:p>
          </table:table-cell>
          <table:table-cell office:value-type="float" office:value="30.574475432098765" table:style-name="ce27">
            <text:p>30.57</text:p>
          </table:table-cell>
          <table:table-cell table:number-columns-repeated="16344" table:style-name="ce2"/>
        </table:table-row>
        <table:table-row table:style-name="ro3">
          <table:table-cell table:number-columns-repeated="7" table:style-name="ce2"/>
          <table:table-cell table:style-name="ce50"/>
          <table:table-cell table:style-name="ce16"/>
          <table:table-cell table:number-columns-repeated="3" table:style-name="ce2"/>
          <table:table-cell table:style-name="ce16"/>
          <table:table-cell office:value-type="float" office:value="400" table:style-name="ce52">
            <text:p>400</text:p>
          </table:table-cell>
          <table:table-cell office:value-type="float" office:value="35.293787000000002" table:style-name="ce27">
            <text:p>35.29</text:p>
          </table:table-cell>
          <table:table-cell office:value-type="float" office:value="30.484376000000001" table:style-name="ce27">
            <text:p>30.48</text:p>
          </table:table-cell>
          <table:table-cell office:value-type="float" office:value="30.661413" table:style-name="ce27">
            <text:p>30.66</text:p>
          </table:table-cell>
          <table:table-cell office:value-type="float" office:value="30.682766000000001" table:style-name="ce27">
            <text:p>30.68</text:p>
          </table:table-cell>
          <table:table-cell office:value-type="float" office:value="30.687512000000002" table:style-name="ce27">
            <text:p>30.69</text:p>
          </table:table-cell>
          <table:table-cell office:value-type="float" office:value="30.469847999999999" table:style-name="ce27">
            <text:p>30.47</text:p>
          </table:table-cell>
          <table:table-cell table:style-name="ce4"/>
          <table:table-cell table:number-columns-repeated="4" table:style-name="ce2"/>
          <table:table-cell office:value-type="float" office:value="49.192380203703678" table:style-name="ce27">
            <text:p>49.19</text:p>
          </table:table-cell>
          <table:table-cell office:value-type="float" office:value="49.263853006172845" table:style-name="ce27">
            <text:p>49.26</text:p>
          </table:table-cell>
          <table:table-cell office:value-type="float" office:value="49.396199557275537" table:style-name="ce27">
            <text:p>49.40</text:p>
          </table:table-cell>
          <table:table-cell office:value-type="float" office:value="49.503001290123471" table:style-name="ce27">
            <text:p>49.50</text:p>
          </table:table-cell>
          <table:table-cell office:value-type="float" office:value="49.570008543209859" table:style-name="ce27">
            <text:p>49.57</text:p>
          </table:table-cell>
          <table:table-cell office:value-type="float" office:value="1.5664391975308645" table:style-name="ce29">
            <text:p>1.57</text:p>
          </table:table-cell>
          <table:table-cell office:value-type="float" office:value="2.1330492901234579" table:style-name="ce29">
            <text:p>2.13</text:p>
          </table:table-cell>
          <table:table-cell office:value-type="float" office:value="2.7472683034055714" table:style-name="ce29">
            <text:p>2.75</text:p>
          </table:table-cell>
          <table:table-cell office:value-type="float" office:value="1.8398997592592592" table:style-name="ce29">
            <text:p>1.84</text:p>
          </table:table-cell>
          <table:table-cell office:value-type="float" office:value="1.3265141049382718" table:style-name="ce29">
            <text:p>1.33</text:p>
          </table:table-cell>
          <table:table-cell office:value-type="float" office:value="30.190679117283967" table:style-name="ce27">
            <text:p>30.19</text:p>
          </table:table-cell>
          <table:table-cell office:value-type="float" office:value="29.151320672839489" table:style-name="ce27">
            <text:p>29.15</text:p>
          </table:table-cell>
          <table:table-cell office:value-type="float" office:value="28.872263414860665" table:style-name="ce27">
            <text:p>28.87</text:p>
          </table:table-cell>
          <table:table-cell office:value-type="float" office:value="29.217178617283942" table:style-name="ce27">
            <text:p>29.22</text:p>
          </table:table-cell>
          <table:table-cell office:value-type="float" office:value="30.348401333333332" table:style-name="ce27">
            <text:p>30.35</text:p>
          </table:table-cell>
          <table:table-cell table:number-columns-repeated="16344" table:style-name="ce2"/>
        </table:table-row>
        <table:table-row table:style-name="ro3">
          <table:table-cell table:number-columns-repeated="7" table:style-name="ce2"/>
          <table:table-cell table:style-name="ce50"/>
          <table:table-cell table:style-name="ce16"/>
          <table:table-cell table:number-columns-repeated="3" table:style-name="ce2"/>
          <table:table-cell table:style-name="ce16"/>
          <table:table-cell office:value-type="string" table:style-name="ce51">
            <text:p>H2 (8/22/2016-8/24/2016)</text:p>
          </table:table-cell>
          <table:table-cell table:style-name="ce25"/>
          <table:table-cell table:number-columns-repeated="6" table:style-name="ce4"/>
          <table:table-cell table:number-columns-repeated="4" table:style-name="ce2"/>
          <table:table-cell table:number-columns-repeated="15" table:style-name="ce4"/>
          <table:table-cell table:number-columns-repeated="16344" table:style-name="ce2"/>
        </table:table-row>
        <table:table-row table:style-name="ro3">
          <table:table-cell table:number-columns-repeated="2" table:style-name="ce2"/>
          <table:table-cell office:value-type="string" table:number-columns-spanned="5" table:number-rows-spanned="1" table:style-name="ce67">
            <text:p>LENR</text:p>
          </table:table-cell>
          <table:covered-table-cell table:number-columns-repeated="4"/>
          <table:table-cell table:style-name="ce52"/>
          <table:table-cell office:value-type="string" table:number-columns-spanned="5" table:number-rows-spanned="1" table:style-name="ce67">
            <text:p>COP</text:p>
          </table:table-cell>
          <table:covered-table-cell table:number-columns-repeated="4"/>
          <table:table-cell table:style-name="ce51"/>
          <table:table-cell table:style-name="ce3"/>
          <table:table-cell table:number-columns-repeated="6" table:style-name="ce4"/>
          <table:table-cell table:number-columns-repeated="4" table:style-name="ce2"/>
          <table:table-cell table:number-columns-repeated="15" table:style-name="ce4"/>
          <table:table-cell table:number-columns-repeated="16344" table:style-name="ce2"/>
        </table:table-row>
        <table:table-row table:style-name="ro3">
          <table:table-cell office:value-type="string" table:style-name="ce2">
            <text:p>Temp</text:p>
          </table:table-cell>
          <table:table-cell office:value-type="string" table:style-name="ce2">
            <text:p>NQ</text:p>
          </table:table-cell>
          <table:table-cell office:value-type="float" office:value="300" table:style-name="ce23">
            <text:p>300</text:p>
          </table:table-cell>
          <table:table-cell office:value-type="float" office:value="150" table:style-name="ce23">
            <text:p>150</text:p>
          </table:table-cell>
          <table:table-cell office:value-type="float" office:value="100" table:style-name="ce23">
            <text:p>100</text:p>
          </table:table-cell>
          <table:table-cell office:value-type="float" office:value="150" table:style-name="ce23">
            <text:p>150</text:p>
          </table:table-cell>
          <table:table-cell office:value-type="float" office:value="300" table:style-name="ce23">
            <text:p>300</text:p>
          </table:table-cell>
          <table:table-cell table:style-name="ce52"/>
          <table:table-cell office:value-type="float" office:value="300" table:style-name="ce17">
            <text:p>300</text:p>
          </table:table-cell>
          <table:table-cell office:value-type="float" office:value="150" table:style-name="ce23">
            <text:p>150</text:p>
          </table:table-cell>
          <table:table-cell office:value-type="float" office:value="100" table:style-name="ce23">
            <text:p>100</text:p>
          </table:table-cell>
          <table:table-cell office:value-type="float" office:value="150" table:style-name="ce23">
            <text:p>150</text:p>
          </table:table-cell>
          <table:table-cell office:value-type="float" office:value="300" table:style-name="ce17">
            <text:p>300</text:p>
          </table:table-cell>
          <table:table-cell office:value-type="string" table:style-name="ce51">
            <text:p>Data</text:p>
          </table:table-cell>
          <table:table-cell office:value-type="string" table:style-name="ce3">
            <text:p>\ISOPERIBOLIC2_DATA\2016-08-20-CORE_28_DC_Heater\ISOIPB2_Core_28b-New-core_H2_150C-400C_day-01.csv : 03.csv</text:p>
          </table:table-cell>
          <table:table-cell table:number-columns-repeated="16369" table:style-name="ce2"/>
        </table:table-row>
        <table:table-row table:style-name="ro3" table:visibility="collapse">
          <table:table-cell office:value-type="float" office:value="150" table:style-name="ce7">
            <text:p>150</text:p>
          </table:table-cell>
          <table:table-cell office:value-type="float" office:value="-0.11676199999999959" table:formula="msoxl:=O6-O15" table:style-name="ce13">
            <text:p>-0.12</text:p>
          </table:table-cell>
          <table:table-cell office:value-type="float" office:value="1.390708293963665" table:formula="msoxl:=P6-P15-(Z6-Z15)*$F$3-$G$3*(AE6+AJ6-AE15-AJ15)" table:style-name="ce68">
            <text:p>1.39</text:p>
          </table:table-cell>
          <table:table-cell office:value-type="float" office:value="2.0907067909609078" table:formula="msoxl:=Q6-Q15-(AA6-AA15)*$F$4-$G$4*(AF6+AK6-AF15-AK15)" table:style-name="ce68">
            <text:p>2.09</text:p>
          </table:table-cell>
          <table:table-cell office:value-type="float" office:value="1.602239036457755" table:formula="msoxl:=R6-R15-(AB6-AB15)*$F$5-$G$5*(AG6+AL6-AG15-AL15)" table:style-name="ce68">
            <text:p>1.60</text:p>
          </table:table-cell>
          <table:table-cell office:value-type="float" office:value="1.0201870058226272" table:formula="msoxl:=S6-S15-(AC6-AC15)*$F$4-$G$4*(AH6+AM6-AH15-AM15)" table:style-name="ce68">
            <text:p>1.02</text:p>
          </table:table-cell>
          <table:table-cell office:value-type="float" office:value="0.53766143818529111" table:formula="msoxl:=T6-T15-(AD6-AD15)*$F$3-$G$3*(AI6+AN6-AI15-AN15)" table:style-name="ce68">
            <text:p>0.54</text:p>
          </table:table-cell>
          <table:table-cell table:style-name="ce60"/>
          <table:table-cell table:style-name="ce17"/>
          <table:table-cell table:number-columns-repeated="3" table:style-name="ce7"/>
          <table:table-cell table:style-name="ce17"/>
          <table:table-cell office:value-type="float" office:value="150" table:style-name="ce52">
            <text:p>150</text:p>
          </table:table-cell>
          <table:table-cell office:value-type="float" office:value="8.8011389999999992" table:style-name="ce12">
            <text:p>8.80</text:p>
          </table:table-cell>
          <table:table-cell office:value-type="float" office:value="6.7860670000000001" table:style-name="ce12">
            <text:p>6.79</text:p>
          </table:table-cell>
          <table:table-cell office:value-type="float" office:value="6.6895870000000004" table:style-name="ce12">
            <text:p>6.69</text:p>
          </table:table-cell>
          <table:table-cell office:value-type="float" office:value="6.6663779999999999" table:style-name="ce12">
            <text:p>6.67</text:p>
          </table:table-cell>
          <table:table-cell office:value-type="float" office:value="6.7609009999999996" table:style-name="ce12">
            <text:p>6.76</text:p>
          </table:table-cell>
          <table:table-cell office:value-type="float" office:value="6.7645369999999998" table:style-name="ce12">
            <text:p>6.76</text:p>
          </table:table-cell>
          <table:table-cell table:number-columns-repeated="2" table:style-name="ce13"/>
          <table:table-cell table:number-columns-repeated="3" table:style-name="ce7"/>
          <table:table-cell office:value-type="float" office:value="49.67689667901233" table:style-name="ce12">
            <text:p>49.68</text:p>
          </table:table-cell>
          <table:table-cell office:value-type="float" office:value="49.268837728395063" table:style-name="ce12">
            <text:p>49.27</text:p>
          </table:table-cell>
          <table:table-cell office:value-type="float" office:value="49.307766533950662" table:style-name="ce12">
            <text:p>49.31</text:p>
          </table:table-cell>
          <table:table-cell office:value-type="float" office:value="49.435323987654328" table:style-name="ce12">
            <text:p>49.44</text:p>
          </table:table-cell>
          <table:table-cell office:value-type="float" office:value="49.506077907407423" table:style-name="ce12">
            <text:p>49.51</text:p>
          </table:table-cell>
          <table:table-cell office:value-type="float" office:value="1.9384347160493813" table:style-name="ce29">
            <text:p>1.94</text:p>
          </table:table-cell>
          <table:table-cell office:value-type="float" office:value="2.3809066543209871" table:style-name="ce29">
            <text:p>2.38</text:p>
          </table:table-cell>
          <table:table-cell office:value-type="float" office:value="3.139758629629628" table:style-name="ce29">
            <text:p>3.14</text:p>
          </table:table-cell>
          <table:table-cell office:value-type="float" office:value="2.4788161296296303" table:style-name="ce29">
            <text:p>2.48</text:p>
          </table:table-cell>
          <table:table-cell office:value-type="float" office:value="1.9582383086419748" table:style-name="ce29">
            <text:p>1.96</text:p>
          </table:table-cell>
          <table:table-cell office:value-type="float" office:value="33.278816123456807" table:style-name="ce12">
            <text:p>33.28</text:p>
          </table:table-cell>
          <table:table-cell office:value-type="float" office:value="32.314171518518513" table:style-name="ce12">
            <text:p>32.31</text:p>
          </table:table-cell>
          <table:table-cell office:value-type="float" office:value="31.847067506172856" table:style-name="ce12">
            <text:p>31.85</text:p>
          </table:table-cell>
          <table:table-cell office:value-type="float" office:value="32.465383524691347" table:style-name="ce12">
            <text:p>32.47</text:p>
          </table:table-cell>
          <table:table-cell office:value-type="float" office:value="33.845613388888893" table:style-name="ce12">
            <text:p>33.85</text:p>
          </table:table-cell>
          <table:table-cell table:number-columns-repeated="16344" table:style-name="ce7"/>
        </table:table-row>
        <table:table-row table:style-name="ro3" table:visibility="collapse">
          <table:table-cell office:value-type="float" office:value="200" table:style-name="ce7">
            <text:p>200</text:p>
          </table:table-cell>
          <table:table-cell office:value-type="float" office:value="-8.21550000000002E-2" table:formula="msoxl:=O7-O16" table:style-name="ce13">
            <text:p>-0.08</text:p>
          </table:table-cell>
          <table:table-cell office:value-type="float" office:value="2.0952204954313483" table:formula="msoxl:=P7-P16-(Z7-Z16)*$F$3-$G$3*(AE7+AJ7-AE16-AJ16)" table:style-name="ce68">
            <text:p>2.10</text:p>
          </table:table-cell>
          <table:table-cell office:value-type="float" office:value="2.7254246531438517" table:formula="msoxl:=Q7-Q16-(AA7-AA16)*$F$4-$G$4*(AF7+AK7-AF16-AK16)" table:style-name="ce68">
            <text:p>2.73</text:p>
          </table:table-cell>
          <table:table-cell office:value-type="float" office:value="3.0637284232197417" table:formula="msoxl:=R7-R16-(AB7-AB16)*$F$5-$G$5*(AG7+AL7-AG16-AL16)" table:style-name="ce68">
            <text:p>3.06</text:p>
          </table:table-cell>
          <table:table-cell office:value-type="float" office:value="2.270362657625971" table:formula="msoxl:=S7-S16-(AC7-AC16)*$F$4-$G$4*(AH7+AM7-AH16-AM16)" table:style-name="ce68">
            <text:p>2.27</text:p>
          </table:table-cell>
          <table:table-cell office:value-type="float" office:value="2.0021091383984704" table:formula="msoxl:=T7-T16-(AD7-AD16)*$F$3-$G$3*(AI7+AN7-AI16-AN16)" table:style-name="ce68">
            <text:p>2.00</text:p>
          </table:table-cell>
          <table:table-cell table:style-name="ce60"/>
          <table:table-cell table:style-name="ce17"/>
          <table:table-cell table:number-columns-repeated="3" table:style-name="ce7"/>
          <table:table-cell table:style-name="ce17"/>
          <table:table-cell office:value-type="float" office:value="200" table:style-name="ce52">
            <text:p>200</text:p>
          </table:table-cell>
          <table:table-cell office:value-type="float" office:value="13.120539000000001" table:style-name="ce12">
            <text:p>13.12</text:p>
          </table:table-cell>
          <table:table-cell office:value-type="float" office:value="10.907704000000001" table:style-name="ce12">
            <text:p>10.91</text:p>
          </table:table-cell>
          <table:table-cell office:value-type="float" office:value="10.840719999999999" table:style-name="ce12">
            <text:p>10.84</text:p>
          </table:table-cell>
          <table:table-cell office:value-type="float" office:value="10.812075" table:style-name="ce12">
            <text:p>10.81</text:p>
          </table:table-cell>
          <table:table-cell office:value-type="float" office:value="10.933508" table:style-name="ce12">
            <text:p>10.93</text:p>
          </table:table-cell>
          <table:table-cell office:value-type="float" office:value="10.927697" table:style-name="ce12">
            <text:p>10.93</text:p>
          </table:table-cell>
          <table:table-cell table:number-columns-repeated="2" table:style-name="ce13"/>
          <table:table-cell table:number-columns-repeated="3" table:style-name="ce7"/>
          <table:table-cell office:value-type="float" office:value="50.346032475308611" table:style-name="ce12">
            <text:p>50.35</text:p>
          </table:table-cell>
          <table:table-cell office:value-type="float" office:value="50.36302300617286" table:style-name="ce12">
            <text:p>50.36</text:p>
          </table:table-cell>
          <table:table-cell office:value-type="float" office:value="50.46417469969041" table:style-name="ce12">
            <text:p>50.46</text:p>
          </table:table-cell>
          <table:table-cell office:value-type="float" office:value="50.539275098765437" table:style-name="ce12">
            <text:p>50.54</text:p>
          </table:table-cell>
          <table:table-cell office:value-type="float" office:value="50.584379450617277" table:style-name="ce12">
            <text:p>50.58</text:p>
          </table:table-cell>
          <table:table-cell office:value-type="float" office:value="1.483729592592592" table:style-name="ce29">
            <text:p>1.48</text:p>
          </table:table-cell>
          <table:table-cell office:value-type="float" office:value="1.8733846049382721" table:style-name="ce29">
            <text:p>1.87</text:p>
          </table:table-cell>
          <table:table-cell office:value-type="float" office:value="2.6239816068111446" table:style-name="ce29">
            <text:p>2.62</text:p>
          </table:table-cell>
          <table:table-cell office:value-type="float" office:value="1.9813636975308639" table:style-name="ce29">
            <text:p>1.98</text:p>
          </table:table-cell>
          <table:table-cell office:value-type="float" office:value="1.5766086296296298" table:style-name="ce29">
            <text:p>1.58</text:p>
          </table:table-cell>
          <table:table-cell office:value-type="float" office:value="32.990227771604964" table:style-name="ce12">
            <text:p>32.99</text:p>
          </table:table-cell>
          <table:table-cell office:value-type="float" office:value="31.935279685185176" table:style-name="ce12">
            <text:p>31.94</text:p>
          </table:table-cell>
          <table:table-cell office:value-type="float" office:value="31.557925591331315" table:style-name="ce12">
            <text:p>31.56</text:p>
          </table:table-cell>
          <table:table-cell office:value-type="float" office:value="32.029924067901227" table:style-name="ce12">
            <text:p>32.03</text:p>
          </table:table-cell>
          <table:table-cell office:value-type="float" office:value="33.534486962962937" table:style-name="ce12">
            <text:p>33.53</text:p>
          </table:table-cell>
          <table:table-cell table:number-columns-repeated="16344" table:style-name="ce7"/>
        </table:table-row>
        <table:table-row table:style-name="ro3" table:visibility="collapse">
          <table:table-cell office:value-type="float" office:value="250" table:style-name="ce7">
            <text:p>250</text:p>
          </table:table-cell>
          <table:table-cell office:value-type="float" office:value="-6.8196000000000367E-2" table:formula="msoxl:=O8-O17" table:style-name="ce13">
            <text:p>-0.07</text:p>
          </table:table-cell>
          <table:table-cell office:value-type="float" office:value="0.82487751369300177" table:formula="msoxl:=P8-P17-(Z8-Z17)*$F$3-$G$3*(AE8+AJ8-AE17-AJ17)" table:style-name="ce68">
            <text:p>0.82</text:p>
          </table:table-cell>
          <table:table-cell office:value-type="float" office:value="1.4912580442282146" table:formula="msoxl:=Q8-Q17-(AA8-AA17)*$F$4-$G$4*(AF8+AK8-AF17-AK17)" table:style-name="ce68">
            <text:p>1.49</text:p>
          </table:table-cell>
          <table:table-cell office:value-type="float" office:value="2.3816089229660147" table:formula="msoxl:=R8-R17-(AB8-AB17)*$F$5-$G$5*(AG8+AL8-AG17-AL17)" table:style-name="ce68">
            <text:p>2.38</text:p>
          </table:table-cell>
          <table:table-cell office:value-type="float" office:value="2.7185892548174975" table:formula="msoxl:=S8-S17-(AC8-AC17)*$F$4-$G$4*(AH8+AM8-AH17-AM17)" table:style-name="ce68">
            <text:p>2.72</text:p>
          </table:table-cell>
          <table:table-cell office:value-type="float" office:value="2.2859922491410547" table:formula="msoxl:=T8-T17-(AD8-AD17)*$F$3-$G$3*(AI8+AN8-AI17-AN17)" table:style-name="ce68">
            <text:p>2.29</text:p>
          </table:table-cell>
          <table:table-cell table:style-name="ce60"/>
          <table:table-cell table:style-name="ce17"/>
          <table:table-cell table:number-columns-repeated="3" table:style-name="ce7"/>
          <table:table-cell table:style-name="ce17"/>
          <table:table-cell office:value-type="float" office:value="250" table:style-name="ce52">
            <text:p>250</text:p>
          </table:table-cell>
          <table:table-cell office:value-type="float" office:value="17.914031999999999" table:style-name="ce12">
            <text:p>17.91</text:p>
          </table:table-cell>
          <table:table-cell office:value-type="float" office:value="15.473699" table:style-name="ce12">
            <text:p>15.47</text:p>
          </table:table-cell>
          <table:table-cell office:value-type="float" office:value="15.353759999999999" table:style-name="ce12">
            <text:p>15.35</text:p>
          </table:table-cell>
          <table:table-cell office:value-type="float" office:value="15.215109" table:style-name="ce12">
            <text:p>15.22</text:p>
          </table:table-cell>
          <table:table-cell office:value-type="float" office:value="15.352048999999999" table:style-name="ce12">
            <text:p>15.35</text:p>
          </table:table-cell>
          <table:table-cell office:value-type="float" office:value="15.491982999999999" table:style-name="ce12">
            <text:p>15.49</text:p>
          </table:table-cell>
          <table:table-cell table:number-columns-repeated="2" table:style-name="ce13"/>
          <table:table-cell table:number-columns-repeated="3" table:style-name="ce7"/>
          <table:table-cell office:value-type="float" office:value="49.962694938271611" table:style-name="ce12">
            <text:p>49.96</text:p>
          </table:table-cell>
          <table:table-cell office:value-type="float" office:value="50.006945049382736" table:style-name="ce12">
            <text:p>50.01</text:p>
          </table:table-cell>
          <table:table-cell office:value-type="float" office:value="50.127320395061737" table:style-name="ce12">
            <text:p>50.13</text:p>
          </table:table-cell>
          <table:table-cell office:value-type="float" office:value="50.213066191358003" table:style-name="ce12">
            <text:p>50.21</text:p>
          </table:table-cell>
          <table:table-cell office:value-type="float" office:value="50.255706691358007" table:style-name="ce12">
            <text:p>50.26</text:p>
          </table:table-cell>
          <table:table-cell office:value-type="float" office:value="1.3774750802469138" table:style-name="ce29">
            <text:p>1.38</text:p>
          </table:table-cell>
          <table:table-cell office:value-type="float" office:value="1.8163870987654327" table:style-name="ce29">
            <text:p>1.82</text:p>
          </table:table-cell>
          <table:table-cell office:value-type="float" office:value="2.5167773858024693" table:style-name="ce29">
            <text:p>2.52</text:p>
          </table:table-cell>
          <table:table-cell office:value-type="float" office:value="1.848771901234568" table:style-name="ce29">
            <text:p>1.85</text:p>
          </table:table-cell>
          <table:table-cell office:value-type="float" office:value="1.405627037037037" table:style-name="ce29">
            <text:p>1.41</text:p>
          </table:table-cell>
          <table:table-cell office:value-type="float" office:value="32.793896827160516" table:style-name="ce12">
            <text:p>32.79</text:p>
          </table:table-cell>
          <table:table-cell office:value-type="float" office:value="31.511236370370355" table:style-name="ce12">
            <text:p>31.51</text:p>
          </table:table-cell>
          <table:table-cell office:value-type="float" office:value="31.124424959876549" table:style-name="ce12">
            <text:p>31.12</text:p>
          </table:table-cell>
          <table:table-cell office:value-type="float" office:value="31.740790703703691" table:style-name="ce12">
            <text:p>31.74</text:p>
          </table:table-cell>
          <table:table-cell office:value-type="float" office:value="33.250925080246908" table:style-name="ce12">
            <text:p>33.25</text:p>
          </table:table-cell>
          <table:table-cell table:number-columns-repeated="16344" table:style-name="ce7"/>
        </table:table-row>
        <table:table-row table:style-name="ro3" table:visibility="collapse">
          <table:table-cell office:value-type="float" office:value="300" table:style-name="ce7">
            <text:p>300</text:p>
          </table:table-cell>
          <table:table-cell office:value-type="float" office:value="-0.18775899999999979" table:formula="msoxl:=O9-O18" table:style-name="ce13">
            <text:p>-0.19</text:p>
          </table:table-cell>
          <table:table-cell office:value-type="float" office:value="1.4533414049499855" table:formula="msoxl:=P9-P18-(Z9-Z18)*$F$3-$G$3*(AE9+AJ9-AE18-AJ18)" table:style-name="ce68">
            <text:p>1.45</text:p>
          </table:table-cell>
          <table:table-cell office:value-type="float" office:value="2.3240996922773878" table:formula="msoxl:=Q9-Q18-(AA9-AA18)*$F$4-$G$4*(AF9+AK9-AF18-AK18)" table:style-name="ce68">
            <text:p>2.32</text:p>
          </table:table-cell>
          <table:table-cell office:value-type="float" office:value="3.422229502581462" table:formula="msoxl:=R9-R18-(AB9-AB18)*$F$5-$G$5*(AG9+AL9-AG18-AL18)" table:style-name="ce68">
            <text:p>3.42</text:p>
          </table:table-cell>
          <table:table-cell office:value-type="float" office:value="3.5773276863671413" table:formula="msoxl:=S9-S18-(AC9-AC18)*$F$4-$G$4*(AH9+AM9-AH18-AM18)" table:style-name="ce68">
            <text:p>3.58</text:p>
          </table:table-cell>
          <table:table-cell office:value-type="float" office:value="3.3348915142271327" table:formula="msoxl:=T9-T18-(AD9-AD18)*$F$3-$G$3*(AI9+AN9-AI18-AN18)" table:style-name="ce68">
            <text:p>3.33</text:p>
          </table:table-cell>
          <table:table-cell table:style-name="ce60"/>
          <table:table-cell table:style-name="ce17"/>
          <table:table-cell table:number-columns-repeated="3" table:style-name="ce7"/>
          <table:table-cell table:style-name="ce17"/>
          <table:table-cell office:value-type="float" office:value="300" table:style-name="ce52">
            <text:p>300</text:p>
          </table:table-cell>
          <table:table-cell office:value-type="float" office:value="23.342600000000001" table:style-name="ce12">
            <text:p>23.34</text:p>
          </table:table-cell>
          <table:table-cell office:value-type="float" office:value="20.403468" table:style-name="ce12">
            <text:p>20.40</text:p>
          </table:table-cell>
          <table:table-cell office:value-type="float" office:value="20.061689000000001" table:style-name="ce12">
            <text:p>20.06</text:p>
          </table:table-cell>
          <table:table-cell office:value-type="float" office:value="19.661743000000001" table:style-name="ce12">
            <text:p>19.66</text:p>
          </table:table-cell>
          <table:table-cell office:value-type="float" office:value="20.068570999999999" table:style-name="ce12">
            <text:p>20.07</text:p>
          </table:table-cell>
          <table:table-cell office:value-type="float" office:value="20.355385999999999" table:style-name="ce12">
            <text:p>20.36</text:p>
          </table:table-cell>
          <table:table-cell table:number-columns-repeated="2" table:style-name="ce13"/>
          <table:table-cell table:number-columns-repeated="3" table:style-name="ce7"/>
          <table:table-cell office:value-type="float" office:value="49.485893975308649" table:style-name="ce12">
            <text:p>49.49</text:p>
          </table:table-cell>
          <table:table-cell office:value-type="float" office:value="49.53136458641977" table:style-name="ce12">
            <text:p>49.53</text:p>
          </table:table-cell>
          <table:table-cell office:value-type="float" office:value="49.672743376543259" table:style-name="ce12">
            <text:p>49.67</text:p>
          </table:table-cell>
          <table:table-cell office:value-type="float" office:value="49.785453746913561" table:style-name="ce12">
            <text:p>49.79</text:p>
          </table:table-cell>
          <table:table-cell office:value-type="float" office:value="49.826608666666672" table:style-name="ce12">
            <text:p>49.83</text:p>
          </table:table-cell>
          <table:table-cell office:value-type="float" office:value="1.3195330617283949" table:style-name="ce29">
            <text:p>1.32</text:p>
          </table:table-cell>
          <table:table-cell office:value-type="float" office:value="1.9094586913580247" table:style-name="ce29">
            <text:p>1.91</text:p>
          </table:table-cell>
          <table:table-cell office:value-type="float" office:value="2.9377664043209872" table:style-name="ce29">
            <text:p>2.94</text:p>
          </table:table-cell>
          <table:table-cell office:value-type="float" office:value="2.68420201851852" table:style-name="ce29">
            <text:p>2.68</text:p>
          </table:table-cell>
          <table:table-cell office:value-type="float" office:value="2.4232163148148138" table:style-name="ce29">
            <text:p>2.42</text:p>
          </table:table-cell>
          <table:table-cell office:value-type="float" office:value="32.478417506172839" table:style-name="ce12">
            <text:p>32.48</text:p>
          </table:table-cell>
          <table:table-cell office:value-type="float" office:value="31.058172666666671" table:style-name="ce12">
            <text:p>31.06</text:p>
          </table:table-cell>
          <table:table-cell office:value-type="float" office:value="30.755772694444438" table:style-name="ce12">
            <text:p>30.76</text:p>
          </table:table-cell>
          <table:table-cell office:value-type="float" office:value="31.61016574691358" table:style-name="ce12">
            <text:p>31.61</text:p>
          </table:table-cell>
          <table:table-cell office:value-type="float" office:value="33.511662024691354" table:style-name="ce12">
            <text:p>33.51</text:p>
          </table:table-cell>
          <table:table-cell table:number-columns-repeated="16344" table:style-name="ce7"/>
        </table:table-row>
        <table:table-row table:style-name="ro3" table:visibility="collapse">
          <table:table-cell office:value-type="float" office:value="350" table:style-name="ce7">
            <text:p>350</text:p>
          </table:table-cell>
          <table:table-cell office:value-type="float" office:value="-0.38005100000000169" table:formula="msoxl:=O10-O19" table:style-name="ce13">
            <text:p>-0.38</text:p>
          </table:table-cell>
          <table:table-cell office:value-type="float" office:value="5.8377778814421406" table:formula="msoxl:=P10-P19-(Z10-Z19)*$F$3-$G$3*(AE10+AJ10-AE19-AJ19)" table:style-name="ce68">
            <text:p>5.84</text:p>
          </table:table-cell>
          <table:table-cell office:value-type="float" office:value="5.2856912380179981" table:formula="msoxl:=Q10-Q19-(AA10-AA19)*$F$4-$G$4*(AF10+AK10-AF19-AK19)" table:style-name="ce68">
            <text:p>5.29</text:p>
          </table:table-cell>
          <table:table-cell office:value-type="float" office:value="3.6556329467892463" table:formula="msoxl:=R10-R19-(AB10-AB19)*$F$5-$G$5*(AG10+AL10-AG19-AL19)" table:style-name="ce68">
            <text:p>3.66</text:p>
          </table:table-cell>
          <table:table-cell office:value-type="float" office:value="1.8410249381403738" table:formula="msoxl:=S10-S19-(AC10-AC19)*$F$4-$G$4*(AH10+AM10-AH19-AM19)" table:style-name="ce68">
            <text:p>1.84</text:p>
          </table:table-cell>
          <table:table-cell office:value-type="float" office:value="1.6236844339609151" table:formula="msoxl:=T10-T19-(AD10-AD19)*$F$3-$G$3*(AI10+AN10-AI19-AN19)" table:style-name="ce68">
            <text:p>1.62</text:p>
          </table:table-cell>
          <table:table-cell table:style-name="ce60"/>
          <table:table-cell table:style-name="ce17"/>
          <table:table-cell table:number-columns-repeated="3" table:style-name="ce7"/>
          <table:table-cell table:style-name="ce17"/>
          <table:table-cell office:value-type="float" office:value="350" table:style-name="ce52">
            <text:p>350</text:p>
          </table:table-cell>
          <table:table-cell office:value-type="float" office:value="29.196334" table:style-name="ce12">
            <text:p>29.20</text:p>
          </table:table-cell>
          <table:table-cell office:value-type="float" office:value="26.101420999999998" table:style-name="ce12">
            <text:p>26.10</text:p>
          </table:table-cell>
          <table:table-cell office:value-type="float" office:value="25.911667999999999" table:style-name="ce12">
            <text:p>25.91</text:p>
          </table:table-cell>
          <table:table-cell office:value-type="float" office:value="25.741216000000001" table:style-name="ce12">
            <text:p>25.74</text:p>
          </table:table-cell>
          <table:table-cell office:value-type="float" office:value="25.962326999999998" table:style-name="ce12">
            <text:p>25.96</text:p>
          </table:table-cell>
          <table:table-cell office:value-type="float" office:value="26.094124999999998" table:style-name="ce12">
            <text:p>26.09</text:p>
          </table:table-cell>
          <table:table-cell table:number-columns-repeated="2" table:style-name="ce13"/>
          <table:table-cell table:number-columns-repeated="3" table:style-name="ce7"/>
          <table:table-cell office:value-type="float" office:value="50.446400222222202" table:style-name="ce12">
            <text:p>50.45</text:p>
          </table:table-cell>
          <table:table-cell office:value-type="float" office:value="50.519377697530871" table:style-name="ce12">
            <text:p>50.52</text:p>
          </table:table-cell>
          <table:table-cell office:value-type="float" office:value="50.017982688271637" table:style-name="ce12">
            <text:p>50.02</text:p>
          </table:table-cell>
          <table:table-cell office:value-type="float" office:value="49.488119703703688" table:style-name="ce12">
            <text:p>49.49</text:p>
          </table:table-cell>
          <table:table-cell office:value-type="float" office:value="49.332017703703713" table:style-name="ce12">
            <text:p>49.33</text:p>
          </table:table-cell>
          <table:table-cell office:value-type="float" office:value="2.944861080246914" table:style-name="ce29">
            <text:p>2.94</text:p>
          </table:table-cell>
          <table:table-cell office:value-type="float" office:value="3.4128761481481473" table:style-name="ce29">
            <text:p>3.41</text:p>
          </table:table-cell>
          <table:table-cell office:value-type="float" office:value="3.8073074475308619" table:style-name="ce29">
            <text:p>3.81</text:p>
          </table:table-cell>
          <table:table-cell office:value-type="float" office:value="2.5826637530864196" table:style-name="ce29">
            <text:p>2.58</text:p>
          </table:table-cell>
          <table:table-cell office:value-type="float" office:value="2.2526746666666657" table:style-name="ce29">
            <text:p>2.25</text:p>
          </table:table-cell>
          <table:table-cell office:value-type="float" office:value="34.310607135802471" table:style-name="ce12">
            <text:p>34.31</text:p>
          </table:table-cell>
          <table:table-cell office:value-type="float" office:value="32.865580314814814" table:style-name="ce12">
            <text:p>32.87</text:p>
          </table:table-cell>
          <table:table-cell office:value-type="float" office:value="32.194925663580243" table:style-name="ce12">
            <text:p>32.19</text:p>
          </table:table-cell>
          <table:table-cell office:value-type="float" office:value="32.406108851851847" table:style-name="ce12">
            <text:p>32.41</text:p>
          </table:table-cell>
          <table:table-cell office:value-type="float" office:value="34.013159197530882" table:style-name="ce12">
            <text:p>34.01</text:p>
          </table:table-cell>
          <table:table-cell table:number-columns-repeated="16344" table:style-name="ce7"/>
        </table:table-row>
        <table:table-row table:style-name="ro3" table:visibility="collapse">
          <table:table-cell office:value-type="float" office:value="400" table:style-name="ce7">
            <text:p>400</text:p>
          </table:table-cell>
          <table:table-cell office:value-type="float" office:value="-0.43242000000000047" table:formula="msoxl:=O11-O20" table:style-name="ce13">
            <text:p>-0.43</text:p>
          </table:table-cell>
          <table:table-cell office:value-type="float" office:value="1.9525025201362749" table:formula="msoxl:=P11-P20-(Z11-Z20)*$F$3-$G$3*(AE11+AJ11-AE20-AJ20)" table:style-name="ce68">
            <text:p>1.95</text:p>
          </table:table-cell>
          <table:table-cell office:value-type="float" office:value="1.7911972368055191" table:formula="msoxl:=Q11-Q20-(AA11-AA20)*$F$4-$G$4*(AF11+AK11-AF20-AK20)" table:style-name="ce68">
            <text:p>1.79</text:p>
          </table:table-cell>
          <table:table-cell office:value-type="float" office:value="1.4788525206382519" table:formula="msoxl:=R11-R20-(AB11-AB20)*$F$5-$G$5*(AG11+AL11-AG20-AL20)" table:style-name="ce68">
            <text:p>1.48</text:p>
          </table:table-cell>
          <table:table-cell office:value-type="float" office:value="1.6792638122047792" table:formula="msoxl:=S11-S20-(AC11-AC20)*$F$4-$G$4*(AH11+AM11-AH20-AM20)" table:style-name="ce68">
            <text:p>1.68</text:p>
          </table:table-cell>
          <table:table-cell office:value-type="float" office:value="1.9778124122535314" table:formula="msoxl:=T11-T20-(AD11-AD20)*$F$3-$G$3*(AI11+AN11-AI20-AN20)" table:style-name="ce68">
            <text:p>1.98</text:p>
          </table:table-cell>
          <table:table-cell table:style-name="ce60"/>
          <table:table-cell table:style-name="ce17"/>
          <table:table-cell table:number-columns-repeated="3" table:style-name="ce7"/>
          <table:table-cell table:style-name="ce17"/>
          <table:table-cell office:value-type="float" office:value="400" table:style-name="ce52">
            <text:p>400</text:p>
          </table:table-cell>
          <table:table-cell office:value-type="float" office:value="35.726207000000002" table:style-name="ce12">
            <text:p>35.73</text:p>
          </table:table-cell>
          <table:table-cell office:value-type="float" office:value="32.660221999999997" table:style-name="ce12">
            <text:p>32.66</text:p>
          </table:table-cell>
          <table:table-cell office:value-type="float" office:value="32.582405000000001" table:style-name="ce12">
            <text:p>32.58</text:p>
          </table:table-cell>
          <table:table-cell office:value-type="float" office:value="32.494633999999998" table:style-name="ce12">
            <text:p>32.49</text:p>
          </table:table-cell>
          <table:table-cell office:value-type="float" office:value="32.668134000000002" table:style-name="ce12">
            <text:p>32.67</text:p>
          </table:table-cell>
          <table:table-cell office:value-type="float" office:value="32.583193000000001" table:style-name="ce12">
            <text:p>32.58</text:p>
          </table:table-cell>
          <table:table-cell table:number-columns-repeated="2" table:style-name="ce13"/>
          <table:table-cell table:number-columns-repeated="3" table:style-name="ce7"/>
          <table:table-cell office:value-type="float" office:value="50.213392648148151" table:style-name="ce12">
            <text:p>50.21</text:p>
          </table:table-cell>
          <table:table-cell office:value-type="float" office:value="50.240776932098754" table:style-name="ce12">
            <text:p>50.24</text:p>
          </table:table-cell>
          <table:table-cell office:value-type="float" office:value="50.35312938888886" table:style-name="ce12">
            <text:p>50.35</text:p>
          </table:table-cell>
          <table:table-cell office:value-type="float" office:value="50.441098216049362" table:style-name="ce12">
            <text:p>50.44</text:p>
          </table:table-cell>
          <table:table-cell office:value-type="float" office:value="50.482683339506167" table:style-name="ce12">
            <text:p>50.48</text:p>
          </table:table-cell>
          <table:table-cell office:value-type="float" office:value="1.5272565802469136" table:style-name="ce29">
            <text:p>1.53</text:p>
          </table:table-cell>
          <table:table-cell office:value-type="float" office:value="1.951707771604938" table:style-name="ce29">
            <text:p>1.95</text:p>
          </table:table-cell>
          <table:table-cell office:value-type="float" office:value="2.4701872345679012" table:style-name="ce29">
            <text:p>2.47</text:p>
          </table:table-cell>
          <table:table-cell office:value-type="float" office:value="1.7102489197530859" table:style-name="ce29">
            <text:p>1.71</text:p>
          </table:table-cell>
          <table:table-cell office:value-type="float" office:value="1.285736833333333" table:style-name="ce29">
            <text:p>1.29</text:p>
          </table:table-cell>
          <table:table-cell office:value-type="float" office:value="33.203267888888874" table:style-name="ce12">
            <text:p>33.20</text:p>
          </table:table-cell>
          <table:table-cell office:value-type="float" office:value="31.948359808641975" table:style-name="ce12">
            <text:p>31.95</text:p>
          </table:table-cell>
          <table:table-cell office:value-type="float" office:value="31.364737861111099" table:style-name="ce12">
            <text:p>31.36</text:p>
          </table:table-cell>
          <table:table-cell office:value-type="float" office:value="31.947554561728388" table:style-name="ce12">
            <text:p>31.95</text:p>
          </table:table-cell>
          <table:table-cell office:value-type="float" office:value="33.422970740740723" table:style-name="ce12">
            <text:p>33.42</text:p>
          </table:table-cell>
          <table:table-cell table:number-columns-repeated="16344" table:style-name="ce7"/>
        </table:table-row>
        <table:table-row table:style-name="ro3" table:visibility="collapse">
          <table:table-cell table:number-columns-repeated="7" table:style-name="ce2"/>
          <table:table-cell table:style-name="ce50"/>
          <table:table-cell table:style-name="ce16"/>
          <table:table-cell table:number-columns-repeated="3" table:style-name="ce2"/>
          <table:table-cell table:style-name="ce16"/>
          <table:table-cell office:value-type="string" table:style-name="ce51">
            <text:p>H2 (9/02/2016-9/05/2016)</text:p>
          </table:table-cell>
          <table:table-cell table:style-name="ce3"/>
          <table:table-cell table:number-columns-repeated="16369" table:style-name="ce2"/>
        </table:table-row>
        <table:table-row table:style-name="ro3" table:visibility="collapse">
          <table:table-cell table:number-columns-repeated="7" table:style-name="ce2"/>
          <table:table-cell table:style-name="ce50"/>
          <table:table-cell table:style-name="ce16"/>
          <table:table-cell table:number-columns-repeated="3" table:style-name="ce2"/>
          <table:table-cell table:style-name="ce16"/>
          <table:table-cell table:style-name="ce51"/>
          <table:table-cell table:style-name="ce3"/>
          <table:table-cell table:number-columns-repeated="16369" table:style-name="ce2"/>
        </table:table-row>
        <table:table-row table:style-name="ro3" table:visibility="collapse">
          <table:table-cell table:number-columns-repeated="7" table:style-name="ce2"/>
          <table:table-cell table:style-name="ce50"/>
          <table:table-cell table:style-name="ce16"/>
          <table:table-cell table:number-columns-repeated="3" table:style-name="ce2"/>
          <table:table-cell table:style-name="ce16"/>
          <table:table-cell office:value-type="string" table:style-name="ce51">
            <text:p>Data</text:p>
          </table:table-cell>
          <table:table-cell office:value-type="string" table:style-name="ce3">
            <text:p>\ISOPERIBOLIC2_DATA\2016-08-20-CORE_28_DC_Heater\IPB2_Core_28b-_H2_150C-400C_DEBUG_NEW_SW_day-01.csv : 04.csv</text:p>
          </table:table-cell>
          <table:table-cell table:number-columns-repeated="16369" table:style-name="ce2"/>
        </table:table-row>
        <table:table-row table:style-name="ro3" table:visibility="collapse">
          <table:table-cell office:value-type="float" office:value="150" table:formula="msoxl:=A15" table:style-name="ce7">
            <text:p>150</text:p>
          </table:table-cell>
          <table:table-cell office:value-type="float" office:value="-2.0669769999999996" table:formula="msoxl:=O6-O24" table:style-name="ce13">
            <text:p>-2.07</text:p>
          </table:table-cell>
          <table:table-cell office:value-type="float" office:value="-2.2120258002429747" table:formula="msoxl:=P6-P24-(Z6-Z24)*$F$3-$G$3*(AE6+AJ6-AE24-AJ24)" table:style-name="ce69">
            <text:p>-2.21</text:p>
          </table:table-cell>
          <table:table-cell office:value-type="float" office:value="-2.2380596583163204" table:formula="msoxl:=Q6-Q24-(AA6-AA24)*$F$4-$G$4*(AF6+AK6-AF24-AK24)" table:style-name="ce69">
            <text:p>-2.24</text:p>
          </table:table-cell>
          <table:table-cell office:value-type="float" office:value="-3.7123305328296503" table:formula="msoxl:=R6-R24-(AB6-AB24)*$F$5-$G$5*(AG6+AL6-AG24-AL24)" table:style-name="ce69">
            <text:p>-3.71</text:p>
          </table:table-cell>
          <table:table-cell office:value-type="float" office:value="-3.4544435903006994" table:formula="msoxl:=S6-S24-(AC6-AC24)*$F$4-$G$4*(AH6+AM6-AH24-AM24)" table:style-name="ce69">
            <text:p>-3.45</text:p>
          </table:table-cell>
          <table:table-cell office:value-type="float" office:value="-3.3819054126885657" table:formula="msoxl:=T6-T24-(AD6-AD24)*$F$3-$G$3*(AI6+AN6-AI24-AN24)" table:style-name="ce69">
            <text:p>-3.38</text:p>
          </table:table-cell>
          <table:table-cell table:style-name="ce60"/>
          <table:table-cell table:style-name="ce17"/>
          <table:table-cell table:number-columns-repeated="3" table:style-name="ce7"/>
          <table:table-cell table:style-name="ce17"/>
          <table:table-cell office:value-type="float" office:value="150" table:style-name="ce55">
            <text:p>150</text:p>
          </table:table-cell>
          <table:table-cell office:value-type="float" office:value="10.751353999999999" table:style-name="ce12">
            <text:p>10.75</text:p>
          </table:table-cell>
          <table:table-cell office:value-type="float" office:value="5.8630570000000004" table:style-name="ce12">
            <text:p>5.86</text:p>
          </table:table-cell>
          <table:table-cell office:value-type="float" office:value="5.5647719999999996" table:style-name="ce12">
            <text:p>5.56</text:p>
          </table:table-cell>
          <table:table-cell office:value-type="float" office:value="5.7123369999999998" table:style-name="ce12">
            <text:p>5.71</text:p>
          </table:table-cell>
          <table:table-cell office:value-type="float" office:value="5.8793129999999998" table:style-name="ce12">
            <text:p>5.88</text:p>
          </table:table-cell>
          <table:table-cell office:value-type="float" office:value="5.9902049999999996" table:style-name="ce12">
            <text:p>5.99</text:p>
          </table:table-cell>
          <table:table-cell table:style-name="ce7"/>
          <table:table-cell table:style-name="ce13"/>
          <table:table-cell table:number-columns-repeated="3" table:style-name="ce7"/>
          <table:table-cell office:value-type="float" office:value="49.817937030864194" table:style-name="ce12">
            <text:p>49.82</text:p>
          </table:table-cell>
          <table:table-cell office:value-type="float" office:value="49.758566524691368" table:style-name="ce12">
            <text:p>49.76</text:p>
          </table:table-cell>
          <table:table-cell office:value-type="float" office:value="49.864557376543232" table:style-name="ce12">
            <text:p>49.86</text:p>
          </table:table-cell>
          <table:table-cell office:value-type="float" office:value="49.946880074074073" table:style-name="ce12">
            <text:p>49.95</text:p>
          </table:table-cell>
          <table:table-cell office:value-type="float" office:value="49.998522506172868" table:style-name="ce12">
            <text:p>50.00</text:p>
          </table:table-cell>
          <table:table-cell office:value-type="float" office:value="1.543845234567901" table:style-name="ce29">
            <text:p>1.54</text:p>
          </table:table-cell>
          <table:table-cell office:value-type="float" office:value="1.8698809444444435" table:style-name="ce29">
            <text:p>1.87</text:p>
          </table:table-cell>
          <table:table-cell office:value-type="float" office:value="2.5478718209876541" table:style-name="ce29">
            <text:p>2.55</text:p>
          </table:table-cell>
          <table:table-cell office:value-type="float" office:value="1.9139273641975307" table:style-name="ce29">
            <text:p>1.91</text:p>
          </table:table-cell>
          <table:table-cell office:value-type="float" office:value="1.4072136604938277" table:style-name="ce29">
            <text:p>1.41</text:p>
          </table:table-cell>
          <table:table-cell office:value-type="float" office:value="29.30557766666664" table:style-name="ce12">
            <text:p>29.31</text:p>
          </table:table-cell>
          <table:table-cell office:value-type="float" office:value="27.301842376543245" table:style-name="ce12">
            <text:p>27.30</text:p>
          </table:table-cell>
          <table:table-cell office:value-type="float" office:value="26.210680160493812" table:style-name="ce12">
            <text:p>26.21</text:p>
          </table:table-cell>
          <table:table-cell office:value-type="float" office:value="27.578835314814803" table:style-name="ce12">
            <text:p>27.58</text:p>
          </table:table-cell>
          <table:table-cell office:value-type="float" office:value="29.56214413580248" table:style-name="ce12">
            <text:p>29.56</text:p>
          </table:table-cell>
          <table:table-cell table:number-columns-repeated="16344" table:style-name="ce7"/>
        </table:table-row>
        <table:table-row table:style-name="ro3" table:visibility="collapse">
          <table:table-cell office:value-type="float" office:value="200" table:formula="msoxl:=A16" table:style-name="ce7">
            <text:p>200</text:p>
          </table:table-cell>
          <table:table-cell office:value-type="float" office:value="-1.0785589999999985" table:formula="msoxl:=O7-O25" table:style-name="ce13">
            <text:p>-1.08</text:p>
          </table:table-cell>
          <table:table-cell office:value-type="float" office:value="-0.81540672526305613" table:formula="msoxl:=P7-P25-(Z7-Z25)*$F$3-$G$3*(AE7+AJ7-AE25-AJ25)" table:style-name="ce69">
            <text:p>-0.82</text:p>
          </table:table-cell>
          <table:table-cell office:value-type="float" office:value="-0.52920668237618251" table:formula="msoxl:=Q7-Q25-(AA7-AA25)*$F$4-$G$4*(AF7+AK7-AF25-AK25)" table:style-name="ce69">
            <text:p>-0.53</text:p>
          </table:table-cell>
          <table:table-cell office:value-type="float" office:value="-1.0536356850709505" table:formula="msoxl:=R7-R25-(AB7-AB25)*$F$5-$G$5*(AG7+AL7-AG25-AL25)" table:style-name="ce69">
            <text:p>-1.05</text:p>
          </table:table-cell>
          <table:table-cell office:value-type="float" office:value="-0.96731905449665478" table:formula="msoxl:=S7-S25-(AC7-AC25)*$F$4-$G$4*(AH7+AM7-AH25-AM25)" table:style-name="ce69">
            <text:p>-0.97</text:p>
          </table:table-cell>
          <table:table-cell office:value-type="float" office:value="-1.3921295024019331" table:formula="msoxl:=T7-T25-(AD7-AD25)*$F$3-$G$3*(AI7+AN7-AI25-AN25)" table:style-name="ce69">
            <text:p>-1.39</text:p>
          </table:table-cell>
          <table:table-cell table:style-name="ce60"/>
          <table:table-cell table:style-name="ce17"/>
          <table:table-cell table:number-columns-repeated="3" table:style-name="ce7"/>
          <table:table-cell table:style-name="ce17"/>
          <table:table-cell office:value-type="float" office:value="200" table:style-name="ce55">
            <text:p>200</text:p>
          </table:table-cell>
          <table:table-cell office:value-type="float" office:value="14.116942999999999" table:style-name="ce12">
            <text:p>14.12</text:p>
          </table:table-cell>
          <table:table-cell office:value-type="float" office:value="11.566281" table:style-name="ce12">
            <text:p>11.57</text:p>
          </table:table-cell>
          <table:table-cell office:value-type="float" office:value="11.252226" table:style-name="ce12">
            <text:p>11.25</text:p>
          </table:table-cell>
          <table:table-cell office:value-type="float" office:value="10.902817000000001" table:style-name="ce12">
            <text:p>10.90</text:p>
          </table:table-cell>
          <table:table-cell office:value-type="float" office:value="11.329435999999999" table:style-name="ce12">
            <text:p>11.33</text:p>
          </table:table-cell>
          <table:table-cell office:value-type="float" office:value="11.740525999999999" table:style-name="ce12">
            <text:p>11.74</text:p>
          </table:table-cell>
          <table:table-cell table:style-name="ce7"/>
          <table:table-cell table:style-name="ce13"/>
          <table:table-cell table:number-columns-repeated="3" table:style-name="ce7"/>
          <table:table-cell office:value-type="float" office:value="49.545634234567906" table:style-name="ce12">
            <text:p>49.55</text:p>
          </table:table-cell>
          <table:table-cell office:value-type="float" office:value="49.580673475308636" table:style-name="ce12">
            <text:p>49.58</text:p>
          </table:table-cell>
          <table:table-cell office:value-type="float" office:value="49.680263098765451" table:style-name="ce12">
            <text:p>49.68</text:p>
          </table:table-cell>
          <table:table-cell office:value-type="float" office:value="49.77771397530865" table:style-name="ce12">
            <text:p>49.78</text:p>
          </table:table-cell>
          <table:table-cell office:value-type="float" office:value="49.844525950617246" table:style-name="ce12">
            <text:p>49.84</text:p>
          </table:table-cell>
          <table:table-cell office:value-type="float" office:value="0.82832469753086424" table:style-name="ce29">
            <text:p>0.83</text:p>
          </table:table-cell>
          <table:table-cell office:value-type="float" office:value="1.1903476234567902" table:style-name="ce29">
            <text:p>1.19</text:p>
          </table:table-cell>
          <table:table-cell office:value-type="float" office:value="1.8660694043209862" table:style-name="ce29">
            <text:p>1.87</text:p>
          </table:table-cell>
          <table:table-cell office:value-type="float" office:value="1.1954957716049388" table:style-name="ce29">
            <text:p>1.20</text:p>
          </table:table-cell>
          <table:table-cell office:value-type="float" office:value="0.77386608024691383" table:style-name="ce29">
            <text:p>0.77</text:p>
          </table:table-cell>
          <table:table-cell office:value-type="float" office:value="32.237656679012339" table:style-name="ce12">
            <text:p>32.24</text:p>
          </table:table-cell>
          <table:table-cell office:value-type="float" office:value="30.644784395061727" table:style-name="ce12">
            <text:p>30.64</text:p>
          </table:table-cell>
          <table:table-cell office:value-type="float" office:value="29.278434370370363" table:style-name="ce12">
            <text:p>29.28</text:p>
          </table:table-cell>
          <table:table-cell office:value-type="float" office:value="30.825391265432089" table:style-name="ce12">
            <text:p>30.83</text:p>
          </table:table-cell>
          <table:table-cell office:value-type="float" office:value="32.567175160493818" table:style-name="ce12">
            <text:p>32.57</text:p>
          </table:table-cell>
          <table:table-cell table:number-columns-repeated="16344" table:style-name="ce7"/>
        </table:table-row>
        <table:table-row table:style-name="ro3" table:visibility="collapse">
          <table:table-cell office:value-type="float" office:value="250" table:formula="msoxl:=A17" table:style-name="ce7">
            <text:p>250</text:p>
          </table:table-cell>
          <table:table-cell office:value-type="float" office:value="-0.91056200000000231" table:formula="msoxl:=O8-O26" table:style-name="ce13">
            <text:p>-0.91</text:p>
          </table:table-cell>
          <table:table-cell office:value-type="float" office:value="-1.2253598002955104" table:formula="msoxl:=P8-P26-(Z8-Z26)*$F$3-$G$3*(AE8+AJ8-AE26-AJ26)" table:style-name="ce69">
            <text:p>-1.23</text:p>
          </table:table-cell>
          <table:table-cell office:value-type="float" office:value="-0.89558481560629444" table:formula="msoxl:=Q8-Q26-(AA8-AA26)*$F$4-$G$4*(AF8+AK8-AF26-AK26)" table:style-name="ce69">
            <text:p>-0.90</text:p>
          </table:table-cell>
          <table:table-cell office:value-type="float" office:value="-0.88810223542570976" table:formula="msoxl:=R8-R26-(AB8-AB26)*$F$5-$G$5*(AG8+AL8-AG26-AL26)" table:style-name="ce69">
            <text:p>-0.89</text:p>
          </table:table-cell>
          <table:table-cell office:value-type="float" office:value="0.59649505729938967" table:formula="msoxl:=S8-S26-(AC8-AC26)*$F$4-$G$4*(AH8+AM8-AH26-AM26)" table:style-name="ce69">
            <text:p>0.60</text:p>
          </table:table-cell>
          <table:table-cell office:value-type="float" office:value="0.67704325406474331" table:formula="msoxl:=T8-T26-(AD8-AD26)*$F$3-$G$3*(AI8+AN8-AI26-AN26)" table:style-name="ce69">
            <text:p>0.68</text:p>
          </table:table-cell>
          <table:table-cell table:style-name="ce60"/>
          <table:table-cell table:style-name="ce17"/>
          <table:table-cell table:number-columns-repeated="3" table:style-name="ce7"/>
          <table:table-cell table:style-name="ce17"/>
          <table:table-cell office:value-type="float" office:value="250" table:style-name="ce55">
            <text:p>250</text:p>
          </table:table-cell>
          <table:table-cell office:value-type="float" office:value="18.756398000000001" table:style-name="ce12">
            <text:p>18.76</text:p>
          </table:table-cell>
          <table:table-cell office:value-type="float" office:value="16.102122999999999" table:style-name="ce12">
            <text:p>16.10</text:p>
          </table:table-cell>
          <table:table-cell office:value-type="float" office:value="15.469367" table:style-name="ce12">
            <text:p>15.47</text:p>
          </table:table-cell>
          <table:table-cell office:value-type="float" office:value="15.110438" table:style-name="ce12">
            <text:p>15.11</text:p>
          </table:table-cell>
          <table:table-cell office:value-type="float" office:value="15.445907999999999" table:style-name="ce12">
            <text:p>15.45</text:p>
          </table:table-cell>
          <table:table-cell office:value-type="float" office:value="15.959549000000001" table:style-name="ce12">
            <text:p>15.96</text:p>
          </table:table-cell>
          <table:table-cell table:style-name="ce7"/>
          <table:table-cell table:style-name="ce13"/>
          <table:table-cell table:number-columns-repeated="3" table:style-name="ce7"/>
          <table:table-cell office:value-type="float" office:value="49.926582604938282" table:style-name="ce12">
            <text:p>49.93</text:p>
          </table:table-cell>
          <table:table-cell office:value-type="float" office:value="49.554313567901225" table:style-name="ce12">
            <text:p>49.55</text:p>
          </table:table-cell>
          <table:table-cell office:value-type="float" office:value="49.512013040123477" table:style-name="ce12">
            <text:p>49.51</text:p>
          </table:table-cell>
          <table:table-cell office:value-type="float" office:value="49.614013796296305" table:style-name="ce12">
            <text:p>49.61</text:p>
          </table:table-cell>
          <table:table-cell office:value-type="float" office:value="49.66324211111111" table:style-name="ce12">
            <text:p>49.66</text:p>
          </table:table-cell>
          <table:table-cell office:value-type="float" office:value="0.98471925925925941" table:style-name="ce29">
            <text:p>0.98</text:p>
          </table:table-cell>
          <table:table-cell office:value-type="float" office:value="1.3600865925925929" table:style-name="ce29">
            <text:p>1.36</text:p>
          </table:table-cell>
          <table:table-cell office:value-type="float" office:value="2.3326661327160498" table:style-name="ce29">
            <text:p>2.33</text:p>
          </table:table-cell>
          <table:table-cell office:value-type="float" office:value="1.7939578456790117" table:style-name="ce29">
            <text:p>1.79</text:p>
          </table:table-cell>
          <table:table-cell office:value-type="float" office:value="1.4559047345679015" table:style-name="ce29">
            <text:p>1.46</text:p>
          </table:table-cell>
          <table:table-cell office:value-type="float" office:value="31.885164543209875" table:style-name="ce12">
            <text:p>31.89</text:p>
          </table:table-cell>
          <table:table-cell office:value-type="float" office:value="30.24050058024692" table:style-name="ce12">
            <text:p>30.24</text:p>
          </table:table-cell>
          <table:table-cell office:value-type="float" office:value="28.728012179012357" table:style-name="ce12">
            <text:p>28.73</text:p>
          </table:table-cell>
          <table:table-cell office:value-type="float" office:value="30.42346437037035" table:style-name="ce12">
            <text:p>30.42</text:p>
          </table:table-cell>
          <table:table-cell office:value-type="float" office:value="32.651315419753061" table:style-name="ce12">
            <text:p>32.65</text:p>
          </table:table-cell>
          <table:table-cell table:number-columns-repeated="16344" table:style-name="ce7"/>
        </table:table-row>
        <table:table-row table:style-name="ro3" table:visibility="collapse">
          <table:table-cell office:value-type="float" office:value="300" table:formula="msoxl:=A18" table:style-name="ce7">
            <text:p>300</text:p>
          </table:table-cell>
          <table:table-cell office:value-type="float" office:value="-1.1803789999999985" table:formula="msoxl:=O9-O27" table:style-name="ce13">
            <text:p>-1.18</text:p>
          </table:table-cell>
          <table:table-cell office:value-type="float" office:value="0.44868507265198865" table:formula="msoxl:=P9-P27-(Z9-Z27)*$F$3-$G$3*(AE9+AJ9-AE27-AJ27)" table:style-name="ce69">
            <text:p>0.45</text:p>
          </table:table-cell>
          <table:table-cell office:value-type="float" office:value="2.1441181310187147" table:formula="msoxl:=Q9-Q27-(AA9-AA27)*$F$4-$G$4*(AF9+AK9-AF27-AK27)" table:style-name="ce69">
            <text:p>2.14</text:p>
          </table:table-cell>
          <table:table-cell office:value-type="float" office:value="2.0627802361276428" table:formula="msoxl:=R9-R27-(AB9-AB27)*$F$5-$G$5*(AG9+AL9-AG27-AL27)" table:style-name="ce69">
            <text:p>2.06</text:p>
          </table:table-cell>
          <table:table-cell office:value-type="float" office:value="2.750786117519632" table:formula="msoxl:=S9-S27-(AC9-AC27)*$F$4-$G$4*(AH9+AM9-AH27-AM27)" table:style-name="ce69">
            <text:p>2.75</text:p>
          </table:table-cell>
          <table:table-cell office:value-type="float" office:value="1.9781229196252115" table:formula="msoxl:=T9-T27-(AD9-AD27)*$F$3-$G$3*(AI9+AN9-AI27-AN27)" table:style-name="ce69">
            <text:p>1.98</text:p>
          </table:table-cell>
          <table:table-cell table:style-name="ce60"/>
          <table:table-cell table:style-name="ce17"/>
          <table:table-cell table:number-columns-repeated="3" table:style-name="ce7"/>
          <table:table-cell table:style-name="ce17"/>
          <table:table-cell office:value-type="float" office:value="300" table:style-name="ce55">
            <text:p>300</text:p>
          </table:table-cell>
          <table:table-cell office:value-type="float" office:value="24.33522" table:style-name="ce12">
            <text:p>24.34</text:p>
          </table:table-cell>
          <table:table-cell office:value-type="float" office:value="22.276478000000001" table:style-name="ce12">
            <text:p>22.28</text:p>
          </table:table-cell>
          <table:table-cell office:value-type="float" office:value="20.523309999999999" table:style-name="ce12">
            <text:p>20.52</text:p>
          </table:table-cell>
          <table:table-cell office:value-type="float" office:value="19.787241000000002" table:style-name="ce12">
            <text:p>19.79</text:p>
          </table:table-cell>
          <table:table-cell office:value-type="float" office:value="20.423985999999999" table:style-name="ce12">
            <text:p>20.42</text:p>
          </table:table-cell>
          <table:table-cell office:value-type="float" office:value="21.240273999999999" table:style-name="ce12">
            <text:p>21.24</text:p>
          </table:table-cell>
          <table:table-cell table:style-name="ce7"/>
          <table:table-cell table:style-name="ce13"/>
          <table:table-cell table:number-columns-repeated="3" table:style-name="ce7"/>
          <table:table-cell office:value-type="float" office:value="50.282074722222198" table:style-name="ce12">
            <text:p>50.28</text:p>
          </table:table-cell>
          <table:table-cell office:value-type="float" office:value="50.287845086419743" table:style-name="ce12">
            <text:p>50.29</text:p>
          </table:table-cell>
          <table:table-cell office:value-type="float" office:value="50.380035024767807" table:style-name="ce12">
            <text:p>50.38</text:p>
          </table:table-cell>
          <table:table-cell office:value-type="float" office:value="50.435650111111109" table:style-name="ce12">
            <text:p>50.44</text:p>
          </table:table-cell>
          <table:table-cell office:value-type="float" office:value="50.322056351851884" table:style-name="ce12">
            <text:p>50.32</text:p>
          </table:table-cell>
          <table:table-cell office:value-type="float" office:value="1.7525021604938271" table:style-name="ce29">
            <text:p>1.75</text:p>
          </table:table-cell>
          <table:table-cell office:value-type="float" office:value="2.3085803765432105" table:style-name="ce29">
            <text:p>2.31</text:p>
          </table:table-cell>
          <table:table-cell office:value-type="float" office:value="3.0869402507739929" table:style-name="ce29">
            <text:p>3.09</text:p>
          </table:table-cell>
          <table:table-cell office:value-type="float" office:value="2.6104380061728381" table:style-name="ce29">
            <text:p>2.61</text:p>
          </table:table-cell>
          <table:table-cell office:value-type="float" office:value="2.1790594629629632" table:style-name="ce29">
            <text:p>2.18</text:p>
          </table:table-cell>
          <table:table-cell office:value-type="float" office:value="32.159633734567905" table:style-name="ce12">
            <text:p>32.16</text:p>
          </table:table-cell>
          <table:table-cell office:value-type="float" office:value="30.261739074074079" table:style-name="ce12">
            <text:p>30.26</text:p>
          </table:table-cell>
          <table:table-cell office:value-type="float" office:value="28.876227529411747" table:style-name="ce12">
            <text:p>28.88</text:p>
          </table:table-cell>
          <table:table-cell office:value-type="float" office:value="30.676035160493811" table:style-name="ce12">
            <text:p>30.68</text:p>
          </table:table-cell>
          <table:table-cell office:value-type="float" office:value="32.877691672839518" table:style-name="ce12">
            <text:p>32.88</text:p>
          </table:table-cell>
          <table:table-cell table:number-columns-repeated="16344" table:style-name="ce7"/>
        </table:table-row>
        <table:table-row table:style-name="ro3" table:visibility="collapse">
          <table:table-cell office:value-type="float" office:value="350" table:formula="msoxl:=A19" table:style-name="ce7">
            <text:p>350</text:p>
          </table:table-cell>
          <table:table-cell office:value-type="float" office:value="-1.8728480000000012" table:formula="msoxl:=O10-O28" table:style-name="ce13">
            <text:p>-1.87</text:p>
          </table:table-cell>
          <table:table-cell office:value-type="float" office:value="0.52672966050113379" table:formula="msoxl:=P10-P28-(Z10-Z28)*$F$3-$G$3*(AE10+AJ10-AE28-AJ28)" table:style-name="ce69">
            <text:p>0.53</text:p>
          </table:table-cell>
          <table:table-cell office:value-type="float" office:value="-0.22610216093519009" table:formula="msoxl:=Q10-Q28-(AA10-AA28)*$F$4-$G$4*(AF10+AK10-AF28-AK28)" table:style-name="ce69">
            <text:p>-0.23</text:p>
          </table:table-cell>
          <table:table-cell office:value-type="float" office:value="-2.2135830637894514" table:formula="msoxl:=R10-R28-(AB10-AB28)*$F$5-$G$5*(AG10+AL10-AG28-AL28)" table:style-name="ce69">
            <text:p>-2.21</text:p>
          </table:table-cell>
          <table:table-cell office:value-type="float" office:value="-1.4388247310636857" table:formula="msoxl:=S10-S28-(AC10-AC28)*$F$4-$G$4*(AH10+AM10-AH28-AM28)" table:style-name="ce69">
            <text:p>-1.44</text:p>
          </table:table-cell>
          <table:table-cell office:value-type="float" office:value="-1.9503320778383404" table:formula="msoxl:=T10-T28-(AD10-AD28)*$F$3-$G$3*(AI10+AN10-AI28-AN28)" table:style-name="ce69">
            <text:p>-1.95</text:p>
          </table:table-cell>
          <table:table-cell table:style-name="ce60"/>
          <table:table-cell table:style-name="ce17"/>
          <table:table-cell table:number-columns-repeated="3" table:style-name="ce7"/>
          <table:table-cell table:style-name="ce17"/>
          <table:table-cell office:value-type="float" office:value="350" table:style-name="ce55">
            <text:p>350</text:p>
          </table:table-cell>
          <table:table-cell office:value-type="float" office:value="30.689131" table:style-name="ce12">
            <text:p>30.69</text:p>
          </table:table-cell>
          <table:table-cell office:value-type="float" office:value="27.445384000000001" table:style-name="ce12">
            <text:p>27.45</text:p>
          </table:table-cell>
          <table:table-cell office:value-type="float" office:value="27.096337999999999" table:style-name="ce12">
            <text:p>27.10</text:p>
          </table:table-cell>
          <table:table-cell office:value-type="float" office:value="27.075520000000001" table:style-name="ce12">
            <text:p>27.08</text:p>
          </table:table-cell>
          <table:table-cell office:value-type="float" office:value="27.28002" table:style-name="ce12">
            <text:p>27.28</text:p>
          </table:table-cell>
          <table:table-cell office:value-type="float" office:value="27.594048999999998" table:style-name="ce12">
            <text:p>27.59</text:p>
          </table:table-cell>
          <table:table-cell table:style-name="ce7"/>
          <table:table-cell table:style-name="ce13"/>
          <table:table-cell table:number-columns-repeated="3" table:style-name="ce7"/>
          <table:table-cell office:value-type="float" office:value="50.163889882716028" table:style-name="ce12">
            <text:p>50.16</text:p>
          </table:table-cell>
          <table:table-cell office:value-type="float" office:value="50.174103493827147" table:style-name="ce12">
            <text:p>50.17</text:p>
          </table:table-cell>
          <table:table-cell office:value-type="float" office:value="50.278549660493852" table:style-name="ce12">
            <text:p>50.28</text:p>
          </table:table-cell>
          <table:table-cell office:value-type="float" office:value="50.347710469135805" table:style-name="ce12">
            <text:p>50.35</text:p>
          </table:table-cell>
          <table:table-cell office:value-type="float" office:value="50.384897314814829" table:style-name="ce12">
            <text:p>50.38</text:p>
          </table:table-cell>
          <table:table-cell office:value-type="float" office:value="1.4792990185185184" table:style-name="ce29">
            <text:p>1.48</text:p>
          </table:table-cell>
          <table:table-cell office:value-type="float" office:value="1.8645685864197528" table:style-name="ce29">
            <text:p>1.86</text:p>
          </table:table-cell>
          <table:table-cell office:value-type="float" office:value="2.3929068086419751" table:style-name="ce29">
            <text:p>2.39</text:p>
          </table:table-cell>
          <table:table-cell office:value-type="float" office:value="1.6643171172839499" table:style-name="ce29">
            <text:p>1.66</text:p>
          </table:table-cell>
          <table:table-cell office:value-type="float" office:value="1.0781180555555556" table:style-name="ce29">
            <text:p>1.08</text:p>
          </table:table-cell>
          <table:table-cell office:value-type="float" office:value="32.304622537037055" table:style-name="ce12">
            <text:p>32.30</text:p>
          </table:table-cell>
          <table:table-cell office:value-type="float" office:value="30.672115932098766" table:style-name="ce12">
            <text:p>30.67</text:p>
          </table:table-cell>
          <table:table-cell office:value-type="float" office:value="29.223618376543207" table:style-name="ce12">
            <text:p>29.22</text:p>
          </table:table-cell>
          <table:table-cell office:value-type="float" office:value="30.740535814814802" table:style-name="ce12">
            <text:p>30.74</text:p>
          </table:table-cell>
          <table:table-cell office:value-type="float" office:value="32.317042006172827" table:style-name="ce12">
            <text:p>32.32</text:p>
          </table:table-cell>
          <table:table-cell table:number-columns-repeated="16344" table:style-name="ce7"/>
        </table:table-row>
        <table:table-row table:style-name="ro3" table:visibility="collapse">
          <table:table-cell office:value-type="float" office:value="400" table:formula="msoxl:=A20" table:style-name="ce7">
            <text:p>400</text:p>
          </table:table-cell>
          <table:table-cell office:value-type="float" office:value="-2.3554600000000008" table:formula="msoxl:=O11-O29" table:style-name="ce13">
            <text:p>-2.36</text:p>
          </table:table-cell>
          <table:table-cell office:value-type="float" office:value="-1.9598437733184275" table:formula="msoxl:=P11-P29-(Z11-Z29)*$F$3-$G$3*(AE11+AJ11-AE29-AJ29)" table:style-name="ce69">
            <text:p>-1.96</text:p>
          </table:table-cell>
          <table:table-cell office:value-type="float" office:value="-2.8700603170286088" table:formula="msoxl:=Q11-Q29-(AA11-AA29)*$F$4-$G$4*(AF11+AK11-AF29-AK29)" table:style-name="ce69">
            <text:p>-2.87</text:p>
          </table:table-cell>
          <table:table-cell office:value-type="float" office:value="-3.8924936757891757" table:formula="msoxl:=R11-R29-(AB11-AB29)*$F$5-$G$5*(AG11+AL11-AG29-AL29)" table:style-name="ce69">
            <text:p>-3.89</text:p>
          </table:table-cell>
          <table:table-cell office:value-type="float" office:value="-2.3913152697830591" table:formula="msoxl:=S11-S29-(AC11-AC29)*$F$4-$G$4*(AH11+AM11-AH29-AM29)" table:style-name="ce69">
            <text:p>-2.39</text:p>
          </table:table-cell>
          <table:table-cell office:value-type="float" office:value="-2.2175022708252454" table:formula="msoxl:=T11-T29-(AD11-AD29)*$F$3-$G$3*(AI11+AN11-AI29-AN29)" table:style-name="ce69">
            <text:p>-2.22</text:p>
          </table:table-cell>
          <table:table-cell table:style-name="ce60"/>
          <table:table-cell table:style-name="ce17"/>
          <table:table-cell table:number-columns-repeated="3" table:style-name="ce7"/>
          <table:table-cell table:style-name="ce17"/>
          <table:table-cell office:value-type="float" office:value="400" table:style-name="ce55">
            <text:p>400</text:p>
          </table:table-cell>
          <table:table-cell office:value-type="float" office:value="37.649247000000003" table:style-name="ce12">
            <text:p>37.65</text:p>
          </table:table-cell>
          <table:table-cell office:value-type="float" office:value="33.955770999999999" table:style-name="ce12">
            <text:p>33.96</text:p>
          </table:table-cell>
          <table:table-cell office:value-type="float" office:value="34.101933000000002" table:style-name="ce12">
            <text:p>34.10</text:p>
          </table:table-cell>
          <table:table-cell office:value-type="float" office:value="34.388174999999997" table:style-name="ce12">
            <text:p>34.39</text:p>
          </table:table-cell>
          <table:table-cell office:value-type="float" office:value="34.108972000000001" table:style-name="ce12">
            <text:p>34.11</text:p>
          </table:table-cell>
          <table:table-cell office:value-type="float" office:value="34.204276" table:style-name="ce12">
            <text:p>34.20</text:p>
          </table:table-cell>
          <table:table-cell table:style-name="ce7"/>
          <table:table-cell table:style-name="ce13"/>
          <table:table-cell table:number-columns-repeated="3" table:style-name="ce7"/>
          <table:table-cell office:value-type="float" office:value="50.055624561728393" table:style-name="ce12">
            <text:p>50.06</text:p>
          </table:table-cell>
          <table:table-cell office:value-type="float" office:value="50.069861277777768" table:style-name="ce12">
            <text:p>50.07</text:p>
          </table:table-cell>
          <table:table-cell office:value-type="float" office:value="50.160284086419736" table:style-name="ce12">
            <text:p>50.16</text:p>
          </table:table-cell>
          <table:table-cell office:value-type="float" office:value="50.232220907407402" table:style-name="ce12">
            <text:p>50.23</text:p>
          </table:table-cell>
          <table:table-cell office:value-type="float" office:value="50.269072111111107" table:style-name="ce12">
            <text:p>50.27</text:p>
          </table:table-cell>
          <table:table-cell office:value-type="float" office:value="0.6622926234567903" table:style-name="ce29">
            <text:p>0.66</text:p>
          </table:table-cell>
          <table:table-cell office:value-type="float" office:value="0.92464952469135808" table:style-name="ce29">
            <text:p>0.92</text:p>
          </table:table-cell>
          <table:table-cell office:value-type="float" office:value="1.7431704722222219" table:style-name="ce29">
            <text:p>1.74</text:p>
          </table:table-cell>
          <table:table-cell office:value-type="float" office:value="1.0305273580246916" table:style-name="ce29">
            <text:p>1.03</text:p>
          </table:table-cell>
          <table:table-cell office:value-type="float" office:value="0.52788514197530878" table:style-name="ce29">
            <text:p>0.53</text:p>
          </table:table-cell>
          <table:table-cell office:value-type="float" office:value="31.75317213580248" table:style-name="ce12">
            <text:p>31.75</text:p>
          </table:table-cell>
          <table:table-cell office:value-type="float" office:value="30.189037592592605" table:style-name="ce12">
            <text:p>30.19</text:p>
          </table:table-cell>
          <table:table-cell office:value-type="float" office:value="29.059730410493817" table:style-name="ce12">
            <text:p>29.06</text:p>
          </table:table-cell>
          <table:table-cell office:value-type="float" office:value="30.352437055555551" table:style-name="ce12">
            <text:p>30.35</text:p>
          </table:table-cell>
          <table:table-cell office:value-type="float" office:value="31.954779049382708" table:style-name="ce12">
            <text:p>31.95</text:p>
          </table:table-cell>
          <table:table-cell table:number-columns-repeated="16344" table:style-name="ce7"/>
        </table:table-row>
        <table:table-row table:style-name="ro3">
          <table:table-cell table:style-name="ce41"/>
          <table:table-cell table:number-columns-repeated="6" table:style-name="ce13"/>
          <table:table-cell table:style-name="ce60"/>
          <table:table-cell table:number-columns-repeated="5" table:style-name="ce20"/>
          <table:table-cell office:value-type="string" table:style-name="ce51">
            <text:p>H2 (9/5/2016-9/6/2016)</text:p>
          </table:table-cell>
          <table:table-cell table:style-name="ce38"/>
          <table:table-cell table:number-columns-repeated="25" table:style-name="ce40"/>
          <table:table-cell table:number-columns-repeated="16344" table:style-name="ce41"/>
        </table:table-row>
        <table:table-row table:style-name="ro3">
          <table:table-cell table:style-name="ce41"/>
          <table:table-cell table:number-columns-repeated="6" table:style-name="ce13"/>
          <table:table-cell table:style-name="ce60"/>
          <table:table-cell table:number-columns-repeated="5" table:style-name="ce20"/>
          <table:table-cell table:style-name="ce64"/>
          <table:table-cell table:style-name="ce38"/>
          <table:table-cell table:number-columns-repeated="25" table:style-name="ce40"/>
          <table:table-cell table:number-columns-repeated="16344" table:style-name="ce41"/>
        </table:table-row>
        <table:table-row table:style-name="ro3">
          <table:table-cell table:style-name="ce41"/>
          <table:table-cell table:number-columns-repeated="6" table:style-name="ce13"/>
          <table:table-cell table:style-name="ce60"/>
          <table:table-cell table:number-columns-repeated="5" table:style-name="ce20"/>
          <table:table-cell table:style-name="ce64"/>
          <table:table-cell office:value-type="string" table:style-name="ce42">
            <text:p>\ISOPERIBOLIC2_DATA\2016-09-05_Crio_V164_core28b\IPB2_Core_28b-_H2_150C-400C_CRIO_V164_Run2_day-01.csv : 02.csv</text:p>
          </table:table-cell>
          <table:table-cell table:number-columns-repeated="14" table:style-name="ce43"/>
          <table:table-cell table:number-columns-repeated="11" table:style-name="ce40"/>
          <table:table-cell table:number-columns-repeated="16344" table:style-name="ce41"/>
        </table:table-row>
        <table:table-row table:style-name="ro3">
          <table:table-cell office:value-type="float" office:value="150" table:formula="msoxl:=N33" table:style-name="ce41">
            <text:p>150</text:p>
          </table:table-cell>
          <table:table-cell office:value-type="float" office:value="-0.98927500000000101" table:formula="msoxl:=O6-O33" table:style-name="ce71">
            <text:p>-0.99</text:p>
          </table:table-cell>
          <table:table-cell table:style-name="ce13"/>
          <table:table-cell office:value-type="float" office:value="3.2249096574213736" table:formula="msoxl:=Q6-Q33-(AA6-AA33)*$F$4-$G$4*(AF6+AK6-AF33-AK33)" table:style-name="ce13">
            <text:p>3.22</text:p>
          </table:table-cell>
          <table:table-cell office:value-type="float" office:value="2.3362336583113508" table:formula="msoxl:=R6-R33-(AB6-AB33)*$F$5-$G$5*(AG6+AL6-AG33-AL33)" table:style-name="ce13">
            <text:p>2.34</text:p>
          </table:table-cell>
          <table:table-cell office:value-type="float" office:value="0.76971255851415532" table:formula="msoxl:=S6-S33-(AC6-AC33)*$F$4-$G$4*(AH6+AM6-AH33-AM33)" table:style-name="ce13">
            <text:p>0.77</text:p>
          </table:table-cell>
          <table:table-cell table:style-name="ce13"/>
          <table:table-cell office:value-type="float" office:value="1" table:style-name="ce61">
            <text:p>1.00</text:p>
          </table:table-cell>
          <table:table-cell table:style-name="ce70"/>
          <table:table-cell office:value-type="float" office:value="1.389123059466763" table:formula="msoxl:=(V33*$H$33*$J$3+$K$3+$O33-Q33)/(V33*$H$33)" table:style-name="ce70">
            <text:p>1.39</text:p>
          </table:table-cell>
          <table:table-cell office:value-type="float" office:value="1.3397786777143008" table:formula="msoxl:=(W33*$H$33*$J$3+$K$3+$O33-R33)/(W33*$H$33)" table:style-name="ce70">
            <text:p>1.34</text:p>
          </table:table-cell>
          <table:table-cell office:value-type="float" office:value="1.4011950937211404" table:formula="msoxl:=(X33*$H$33*$J$3+$K$3+$O33-S33)/(X33*$H$33)" table:style-name="ce70">
            <text:p>1.40</text:p>
          </table:table-cell>
          <table:table-cell table:style-name="ce70"/>
          <table:table-cell office:value-type="float" office:value="150" table:style-name="ce57">
            <text:p>150</text:p>
          </table:table-cell>
          <table:table-cell office:value-type="float" office:value="9.6736520000000006" table:style-name="ce12">
            <text:p>9.67</text:p>
          </table:table-cell>
          <table:table-cell table:style-name="ce12"/>
          <table:table-cell office:value-type="float" office:value="6.5815534193548402" table:style-name="ce12">
            <text:p>6.58</text:p>
          </table:table-cell>
          <table:table-cell office:value-type="float" office:value="6.3078298387096803" table:style-name="ce12">
            <text:p>6.31</text:p>
          </table:table-cell>
          <table:table-cell office:value-type="float" office:value="6.5307742903225803" table:style-name="ce12">
            <text:p>6.53</text:p>
          </table:table-cell>
          <table:table-cell table:style-name="ce12"/>
          <table:table-cell table:style-name="ce31"/>
          <table:table-cell office:value-type="float" office:value="3.63047087096774" table:style-name="ce31">
            <text:p>3.63</text:p>
          </table:table-cell>
          <table:table-cell office:value-type="float" office:value="4.2024845806451596" table:style-name="ce31">
            <text:p>4.20</text:p>
          </table:table-cell>
          <table:table-cell office:value-type="float" office:value="3.6386197096774202" table:style-name="ce31">
            <text:p>3.64</text:p>
          </table:table-cell>
          <table:table-cell table:style-name="ce31"/>
          <table:table-cell table:style-name="ce12"/>
          <table:table-cell office:value-type="float" office:value="50.1180807096774" table:style-name="ce12">
            <text:p>50.12</text:p>
          </table:table-cell>
          <table:table-cell office:value-type="float" office:value="50.165017451612897" table:style-name="ce12">
            <text:p>50.17</text:p>
          </table:table-cell>
          <table:table-cell office:value-type="float" office:value="50.1660379677419" table:style-name="ce12">
            <text:p>50.17</text:p>
          </table:table-cell>
          <table:table-cell table:style-name="ce12"/>
          <table:table-cell table:style-name="ce29"/>
          <table:table-cell office:value-type="float" office:value="3.7297872580645199" table:style-name="ce29">
            <text:p>3.73</text:p>
          </table:table-cell>
          <table:table-cell office:value-type="float" office:value="4.1692492258064497" table:style-name="ce29">
            <text:p>4.17</text:p>
          </table:table-cell>
          <table:table-cell office:value-type="float" office:value="2.98407783870968" table:style-name="ce29">
            <text:p>2.98</text:p>
          </table:table-cell>
          <table:table-cell table:style-name="ce29"/>
          <table:table-cell table:style-name="ce12"/>
          <table:table-cell office:value-type="float" office:value="31.182671483871001" table:style-name="ce12">
            <text:p>31.18</text:p>
          </table:table-cell>
          <table:table-cell office:value-type="float" office:value="30.439076" table:style-name="ce12">
            <text:p>30.44</text:p>
          </table:table-cell>
          <table:table-cell office:value-type="float" office:value="30.873075354838701" table:style-name="ce12">
            <text:p>30.87</text:p>
          </table:table-cell>
          <table:table-cell table:style-name="ce12"/>
          <table:table-cell table:number-columns-repeated="9" table:style-name="ce1"/>
          <table:table-cell table:number-columns-repeated="6" table:style-name="ce33"/>
          <table:table-cell table:number-columns-repeated="16329" table:style-name="ce41"/>
        </table:table-row>
        <table:table-row table:style-name="ro3">
          <table:table-cell office:value-type="float" office:value="200" table:formula="msoxl:=N34" table:style-name="ce41">
            <text:p>200</text:p>
          </table:table-cell>
          <table:table-cell office:value-type="float" office:value="-0.74738299999999924" table:formula="msoxl:=O7-O34" table:style-name="ce71">
            <text:p>-0.75</text:p>
          </table:table-cell>
          <table:table-cell table:style-name="ce13"/>
          <table:table-cell office:value-type="float" office:value="1.3152433803404788" table:formula="msoxl:=Q7-Q34-(AA7-AA34)*$F$4-$G$4*(AF7+AK7-AF34-AK34)" table:style-name="ce13">
            <text:p>1.32</text:p>
          </table:table-cell>
          <table:table-cell office:value-type="float" office:value="1.0550331881283443" table:formula="msoxl:=R7-R34-(AB7-AB34)*$F$5-$G$5*(AG7+AL7-AG34-AL34)" table:style-name="ce13">
            <text:p>1.06</text:p>
          </table:table-cell>
          <table:table-cell office:value-type="float" office:value="-9.3074395498870421E-2" table:formula="msoxl:=S7-S34-(AC7-AC34)*$F$4-$G$4*(AH7+AM7-AH34-AM34)" table:style-name="ce13">
            <text:p>-0.09</text:p>
          </table:table-cell>
          <table:table-cell table:style-name="ce13"/>
          <table:table-cell office:value-type="float" office:value="1" table:style-name="ce61">
            <text:p>1.00</text:p>
          </table:table-cell>
          <table:table-cell table:style-name="ce70"/>
          <table:table-cell office:value-type="float" office:value="1.3448605627177206" table:formula="msoxl:=(V34*$H$34*$J$4+$K$4+$O34-Q34)/(V34*$H$34)" table:style-name="ce70">
            <text:p>1.34</text:p>
          </table:table-cell>
          <table:table-cell office:value-type="float" office:value="1.2883274638388706" table:formula="msoxl:=(W34*$H$34*$J$4+$K$4+$O34-R34)/(W34*$H$34)" table:style-name="ce70">
            <text:p>1.29</text:p>
          </table:table-cell>
          <table:table-cell office:value-type="float" office:value="1.328286836864103" table:formula="msoxl:=(X34*$H$34*$J$4+$K$4+$O34-S34)/(X34*$H$34)" table:style-name="ce70">
            <text:p>1.33</text:p>
          </table:table-cell>
          <table:table-cell table:style-name="ce70"/>
          <table:table-cell office:value-type="float" office:value="200" table:style-name="ce57">
            <text:p>200</text:p>
          </table:table-cell>
          <table:table-cell office:value-type="float" office:value="13.785767" table:style-name="ce12">
            <text:p>13.79</text:p>
          </table:table-cell>
          <table:table-cell table:style-name="ce12"/>
          <table:table-cell office:value-type="float" office:value="10.4130027096774" table:style-name="ce12">
            <text:p>10.41</text:p>
          </table:table-cell>
          <table:table-cell office:value-type="float" office:value="10.1989359677419" table:style-name="ce12">
            <text:p>10.20</text:p>
          </table:table-cell>
          <table:table-cell office:value-type="float" office:value="10.483904774193499" table:style-name="ce12">
            <text:p>10.48</text:p>
          </table:table-cell>
          <table:table-cell table:style-name="ce12"/>
          <table:table-cell table:style-name="ce31"/>
          <table:table-cell office:value-type="float" office:value="4.18439393548387" table:style-name="ce31">
            <text:p>4.18</text:p>
          </table:table-cell>
          <table:table-cell office:value-type="float" office:value="4.7931346774193502" table:style-name="ce31">
            <text:p>4.79</text:p>
          </table:table-cell>
          <table:table-cell office:value-type="float" office:value="4.1824059354838701" table:style-name="ce31">
            <text:p>4.18</text:p>
          </table:table-cell>
          <table:table-cell table:style-name="ce31"/>
          <table:table-cell table:style-name="ce12"/>
          <table:table-cell office:value-type="float" office:value="49.9107195483871" table:style-name="ce12">
            <text:p>49.91</text:p>
          </table:table-cell>
          <table:table-cell office:value-type="float" office:value="49.972070225806398" table:style-name="ce12">
            <text:p>49.97</text:p>
          </table:table-cell>
          <table:table-cell office:value-type="float" office:value="50.002038354838703" table:style-name="ce12">
            <text:p>50.00</text:p>
          </table:table-cell>
          <table:table-cell table:style-name="ce12"/>
          <table:table-cell table:style-name="ce29"/>
          <table:table-cell office:value-type="float" office:value="2.5389995483871002" table:style-name="ce29">
            <text:p>2.54</text:p>
          </table:table-cell>
          <table:table-cell office:value-type="float" office:value="2.97494383870968" table:style-name="ce29">
            <text:p>2.97</text:p>
          </table:table-cell>
          <table:table-cell office:value-type="float" office:value="2.1641670645161302" table:style-name="ce29">
            <text:p>2.16</text:p>
          </table:table-cell>
          <table:table-cell table:style-name="ce29"/>
          <table:table-cell table:style-name="ce12"/>
          <table:table-cell office:value-type="float" office:value="29.947248645161299" table:style-name="ce12">
            <text:p>29.95</text:p>
          </table:table-cell>
          <table:table-cell office:value-type="float" office:value="29.2137748064516" table:style-name="ce12">
            <text:p>29.21</text:p>
          </table:table-cell>
          <table:table-cell office:value-type="float" office:value="29.687694838709699" table:style-name="ce12">
            <text:p>29.69</text:p>
          </table:table-cell>
          <table:table-cell table:style-name="ce12"/>
          <table:table-cell table:number-columns-repeated="9" table:style-name="ce1"/>
          <table:table-cell table:number-columns-repeated="6" table:style-name="ce33"/>
          <table:table-cell table:number-columns-repeated="16329" table:style-name="ce41"/>
        </table:table-row>
        <table:table-row table:style-name="ro3">
          <table:table-cell office:value-type="float" office:value="250" table:formula="msoxl:=N35" table:style-name="ce41">
            <text:p>250</text:p>
          </table:table-cell>
          <table:table-cell office:value-type="float" office:value="-0.82990600000000114" table:formula="msoxl:=O8-O35" table:style-name="ce71">
            <text:p>-0.83</text:p>
          </table:table-cell>
          <table:table-cell table:style-name="ce13"/>
          <table:table-cell office:value-type="float" office:value="-0.88120202121322699" table:formula="msoxl:=Q8-Q35-(AA8-AA35)*$F$4-$G$4*(AF8+AK8-AF35-AK35)" table:style-name="ce13">
            <text:p>-0.88</text:p>
          </table:table-cell>
          <table:table-cell office:value-type="float" office:value="-0.54747332963003625" table:formula="msoxl:=R8-R35-(AB8-AB35)*$F$5-$G$5*(AG8+AL8-AG35-AL35)" table:style-name="ce13">
            <text:p>-0.55</text:p>
          </table:table-cell>
          <table:table-cell office:value-type="float" office:value="-0.56686171699367649" table:formula="msoxl:=S8-S35-(AC8-AC35)*$F$4-$G$4*(AH8+AM8-AH35-AM35)" table:style-name="ce13">
            <text:p>-0.57</text:p>
          </table:table-cell>
          <table:table-cell table:style-name="ce13"/>
          <table:table-cell office:value-type="float" office:value="1" table:style-name="ce61">
            <text:p>1.00</text:p>
          </table:table-cell>
          <table:table-cell table:style-name="ce70"/>
          <table:table-cell office:value-type="float" office:value="1.3060505144230325" table:formula="msoxl:=(V35*$H$35*$J$5+$K$5+$O35-Q35)/(V35*$H$35)" table:style-name="ce70">
            <text:p>1.31</text:p>
          </table:table-cell>
          <table:table-cell office:value-type="float" office:value="1.2689695106784979" table:formula="msoxl:=(W35*$H$35*$J$5+$K$5+$O35-R35)/(W35*$H$35)" table:style-name="ce70">
            <text:p>1.27</text:p>
          </table:table-cell>
          <table:table-cell office:value-type="float" office:value="1.2833019251802766" table:formula="msoxl:=(X35*$H$35*$J$5+$K$5+$O35-S35)/(X35*$H$35)" table:style-name="ce70">
            <text:p>1.28</text:p>
          </table:table-cell>
          <table:table-cell table:style-name="ce70"/>
          <table:table-cell office:value-type="float" office:value="250" table:style-name="ce57">
            <text:p>250</text:p>
          </table:table-cell>
          <table:table-cell office:value-type="float" office:value="18.675742" table:style-name="ce12">
            <text:p>18.68</text:p>
          </table:table-cell>
          <table:table-cell table:style-name="ce12"/>
          <table:table-cell office:value-type="float" office:value="14.7454349677419" table:style-name="ce12">
            <text:p>14.75</text:p>
          </table:table-cell>
          <table:table-cell office:value-type="float" office:value="14.391017064516101" table:style-name="ce12">
            <text:p>14.39</text:p>
          </table:table-cell>
          <table:table-cell office:value-type="float" office:value="14.859460064516099" table:style-name="ce12">
            <text:p>14.86</text:p>
          </table:table-cell>
          <table:table-cell table:style-name="ce12"/>
          <table:table-cell table:style-name="ce31"/>
          <table:table-cell office:value-type="float" office:value="4.8260128387096799" table:style-name="ce31">
            <text:p>4.83</text:p>
          </table:table-cell>
          <table:table-cell office:value-type="float" office:value="5.5073575806451602" table:style-name="ce31">
            <text:p>5.51</text:p>
          </table:table-cell>
          <table:table-cell office:value-type="float" office:value="4.8206937741935496" table:style-name="ce31">
            <text:p>4.82</text:p>
          </table:table-cell>
          <table:table-cell table:style-name="ce31"/>
          <table:table-cell table:style-name="ce12"/>
          <table:table-cell office:value-type="float" office:value="49.691671483870998" table:style-name="ce12">
            <text:p>49.69</text:p>
          </table:table-cell>
          <table:table-cell office:value-type="float" office:value="49.760520483870998" table:style-name="ce12">
            <text:p>49.76</text:p>
          </table:table-cell>
          <table:table-cell office:value-type="float" office:value="49.776057064516102" table:style-name="ce12">
            <text:p>49.78</text:p>
          </table:table-cell>
          <table:table-cell table:style-name="ce12"/>
          <table:table-cell table:style-name="ce29"/>
          <table:table-cell office:value-type="float" office:value="1.8249681612903199" table:style-name="ce29">
            <text:p>1.82</text:p>
          </table:table-cell>
          <table:table-cell office:value-type="float" office:value="2.3772176129032299" table:style-name="ce29">
            <text:p>2.38</text:p>
          </table:table-cell>
          <table:table-cell office:value-type="float" office:value="1.61334022580645" table:style-name="ce29">
            <text:p>1.61</text:p>
          </table:table-cell>
          <table:table-cell table:style-name="ce29"/>
          <table:table-cell table:style-name="ce12"/>
          <table:table-cell office:value-type="float" office:value="28.9926969677419" table:style-name="ce12">
            <text:p>28.99</text:p>
          </table:table-cell>
          <table:table-cell office:value-type="float" office:value="28.125794548387098" table:style-name="ce12">
            <text:p>28.13</text:p>
          </table:table-cell>
          <table:table-cell office:value-type="float" office:value="28.8276018387097" table:style-name="ce12">
            <text:p>28.83</text:p>
          </table:table-cell>
          <table:table-cell table:style-name="ce12"/>
          <table:table-cell table:number-columns-repeated="9" table:style-name="ce1"/>
          <table:table-cell table:number-columns-repeated="6" table:style-name="ce33"/>
          <table:table-cell table:number-columns-repeated="16329" table:style-name="ce41"/>
        </table:table-row>
        <table:table-row table:style-name="ro3">
          <table:table-cell office:value-type="float" office:value="300" table:formula="msoxl:=N36" table:style-name="ce41">
            <text:p>300</text:p>
          </table:table-cell>
          <table:table-cell office:value-type="float" office:value="-1.4065419999999982" table:formula="msoxl:=O9-O36" table:style-name="ce71">
            <text:p>-1.41</text:p>
          </table:table-cell>
          <table:table-cell table:style-name="ce13"/>
          <table:table-cell office:value-type="float" office:value="-0.55408000636518462" table:formula="msoxl:=Q9-Q36-(AA9-AA36)*$F$4-$G$4*(AF9+AK9-AF36-AK36)" table:style-name="ce13">
            <text:p>-0.55</text:p>
          </table:table-cell>
          <table:table-cell office:value-type="float" office:value="-0.71264407975467914" table:formula="msoxl:=R9-R36-(AB9-AB36)*$F$5-$G$5*(AG9+AL9-AG36-AL36)" table:style-name="ce13">
            <text:p>-0.71</text:p>
          </table:table-cell>
          <table:table-cell office:value-type="float" office:value="-1.0283174446804997" table:formula="msoxl:=S9-S36-(AC9-AC36)*$F$4-$G$4*(AH9+AM9-AH36-AM36)" table:style-name="ce13">
            <text:p>-1.03</text:p>
          </table:table-cell>
          <table:table-cell table:style-name="ce13"/>
          <table:table-cell office:value-type="float" office:value="1" table:style-name="ce61">
            <text:p>1.00</text:p>
          </table:table-cell>
          <table:table-cell table:style-name="ce70"/>
          <table:table-cell office:value-type="float" office:value="1.4064520524996162" table:formula="msoxl:=(V36*$H$36*$J$6+$K$6+$O36-Q36)/(V36*$H$36)" table:style-name="ce70">
            <text:p>1.41</text:p>
          </table:table-cell>
          <table:table-cell office:value-type="float" office:value="1.3450611396823555" table:formula="msoxl:=(W36*$H$36*$J$6+$K$6+$O36-R36)/(W36*$H$36)" table:style-name="ce70">
            <text:p>1.35</text:p>
          </table:table-cell>
          <table:table-cell office:value-type="float" office:value="1.3685938317163155" table:formula="msoxl:=(X36*$H$36*$J$6+$K$6+$O36-S36)/(X36*$H$36)" table:style-name="ce70">
            <text:p>1.37</text:p>
          </table:table-cell>
          <table:table-cell table:style-name="ce70"/>
          <table:table-cell office:value-type="float" office:value="300" table:style-name="ce57">
            <text:p>300</text:p>
          </table:table-cell>
          <table:table-cell office:value-type="float" office:value="24.561382999999999" table:style-name="ce12">
            <text:p>24.56</text:p>
          </table:table-cell>
          <table:table-cell table:style-name="ce12"/>
          <table:table-cell office:value-type="float" office:value="19.330484838709701" table:style-name="ce12">
            <text:p>19.33</text:p>
          </table:table-cell>
          <table:table-cell office:value-type="float" office:value="18.9642855483871" table:style-name="ce12">
            <text:p>18.96</text:p>
          </table:table-cell>
          <table:table-cell office:value-type="float" office:value="19.554142193548401" table:style-name="ce12">
            <text:p>19.55</text:p>
          </table:table-cell>
          <table:table-cell table:style-name="ce12"/>
          <table:table-cell table:style-name="ce31"/>
          <table:table-cell office:value-type="float" office:value="5.7127328709677396" table:style-name="ce31">
            <text:p>5.71</text:p>
          </table:table-cell>
          <table:table-cell office:value-type="float" office:value="6.5474030645161303" table:style-name="ce31">
            <text:p>6.55</text:p>
          </table:table-cell>
          <table:table-cell office:value-type="float" office:value="5.7043658387096796" table:style-name="ce31">
            <text:p>5.70</text:p>
          </table:table-cell>
          <table:table-cell table:style-name="ce31"/>
          <table:table-cell table:style-name="ce12"/>
          <table:table-cell office:value-type="float" office:value="50.137949903225802" table:style-name="ce12">
            <text:p>50.14</text:p>
          </table:table-cell>
          <table:table-cell office:value-type="float" office:value="49.439257258064501" table:style-name="ce12">
            <text:p>49.44</text:p>
          </table:table-cell>
          <table:table-cell office:value-type="float" office:value="49.536264451612901" table:style-name="ce12">
            <text:p>49.54</text:p>
          </table:table-cell>
          <table:table-cell table:style-name="ce12"/>
          <table:table-cell table:style-name="ce29"/>
          <table:table-cell office:value-type="float" office:value="1.1819031612903199" table:style-name="ce29">
            <text:p>1.18</text:p>
          </table:table-cell>
          <table:table-cell office:value-type="float" office:value="2.4040775483871002" table:style-name="ce29">
            <text:p>2.40</text:p>
          </table:table-cell>
          <table:table-cell office:value-type="float" office:value="1.6126497419354799" table:style-name="ce29">
            <text:p>1.61</text:p>
          </table:table-cell>
          <table:table-cell table:style-name="ce29"/>
          <table:table-cell table:style-name="ce12"/>
          <table:table-cell office:value-type="float" office:value="27.883549580645202" table:style-name="ce12">
            <text:p>27.88</text:p>
          </table:table-cell>
          <table:table-cell office:value-type="float" office:value="27.0474471935484" table:style-name="ce12">
            <text:p>27.05</text:p>
          </table:table-cell>
          <table:table-cell office:value-type="float" office:value="28.115129516128999" table:style-name="ce12">
            <text:p>28.12</text:p>
          </table:table-cell>
          <table:table-cell table:style-name="ce12"/>
          <table:table-cell table:number-columns-repeated="9" table:style-name="ce1"/>
          <table:table-cell table:number-columns-repeated="6" table:style-name="ce33"/>
          <table:table-cell table:number-columns-repeated="16329" table:style-name="ce41"/>
        </table:table-row>
        <table:table-row table:style-name="ro3">
          <table:table-cell table:style-name="ce41"/>
          <table:table-cell table:number-columns-repeated="6" table:style-name="ce13"/>
          <table:table-cell table:style-name="ce60"/>
          <table:table-cell table:number-columns-repeated="5" table:style-name="ce20"/>
          <table:table-cell table:style-name="ce57"/>
          <table:table-cell table:number-columns-repeated="26" table:style-name="ce1"/>
          <table:table-cell table:number-columns-repeated="16344" table:style-name="ce41"/>
        </table:table-row>
        <table:table-row table:style-name="ro3">
          <table:table-cell table:style-name="ce39"/>
          <table:table-cell table:number-columns-repeated="6" table:style-name="ce13"/>
          <table:table-cell table:style-name="ce60"/>
          <table:table-cell table:number-columns-repeated="5" table:style-name="ce20"/>
          <table:table-cell office:value-type="string" table:style-name="ce51">
            <text:p>H2 (9/7/2016-9/8/2016)</text:p>
          </table:table-cell>
          <table:table-cell table:style-name="ce38"/>
          <table:table-cell table:number-columns-repeated="25" table:style-name="ce40"/>
          <table:table-cell table:number-columns-repeated="16344" table:style-name="ce39"/>
        </table:table-row>
        <table:table-row table:style-name="ro3">
          <table:table-cell table:style-name="ce39"/>
          <table:table-cell table:number-columns-repeated="6" table:style-name="ce13"/>
          <table:table-cell table:style-name="ce60"/>
          <table:table-cell table:number-columns-repeated="5" table:style-name="ce20"/>
          <table:table-cell table:style-name="ce64"/>
          <table:table-cell table:style-name="ce38"/>
          <table:table-cell table:number-columns-repeated="25" table:style-name="ce40"/>
          <table:table-cell table:number-columns-repeated="16344" table:style-name="ce39"/>
        </table:table-row>
        <table:table-row table:style-name="ro3">
          <table:table-cell table:style-name="ce39"/>
          <table:table-cell table:number-columns-repeated="6" table:style-name="ce13"/>
          <table:table-cell table:style-name="ce60"/>
          <table:table-cell table:number-columns-repeated="5" table:style-name="ce20"/>
          <table:table-cell table:style-name="ce64"/>
          <table:table-cell office:value-type="string" table:style-name="ce42">
            <text:p>\ISOPERIBOLIC2_DATA\2016-09-07_Crio_V165_core28b\IPB2_Core_28b-_H2_150C-400C__Run1_day-01.csv : 02.csv</text:p>
          </table:table-cell>
          <table:table-cell table:number-columns-repeated="14" table:style-name="ce43"/>
          <table:table-cell table:number-columns-repeated="11" table:style-name="ce40"/>
          <table:table-cell table:number-columns-repeated="16344" table:style-name="ce39"/>
        </table:table-row>
        <table:table-row table:style-name="ro3">
          <table:table-cell office:value-type="float" office:value="150" table:formula="msoxl:=N41" table:style-name="ce41">
            <text:p>150</text:p>
          </table:table-cell>
          <table:table-cell office:value-type="float" office:value="-0.55414700000000039" table:formula="msoxl:=O6-O41" table:style-name="ce13">
            <text:p>-0.55</text:p>
          </table:table-cell>
          <table:table-cell table:style-name="ce13"/>
          <table:table-cell office:value-type="float" office:value="1.8188976312115162" table:formula="msoxl:=Q6-Q41-(AA6-AA41)*$F$4-$G$4*(AF6+AK6-AF41-AK41)" table:style-name="ce13">
            <text:p>1.82</text:p>
          </table:table-cell>
          <table:table-cell office:value-type="float" office:value="1.4179228771996006" table:formula="msoxl:=R6-R41-(AB6-AB41)*$F$5-$G$5*(AG6+AL6-AG41-AL41)" table:style-name="ce13">
            <text:p>1.42</text:p>
          </table:table-cell>
          <table:table-cell office:value-type="float" office:value="6.45598045324558E-3" table:formula="msoxl:=S6-S41-(AC6-AC41)*$F$4-$G$4*(AH6+AM6-AH41-AM41)" table:style-name="ce13">
            <text:p>0.01</text:p>
          </table:table-cell>
          <table:table-cell table:style-name="ce13"/>
          <table:table-cell office:value-type="float" office:value="1" table:style-name="ce61">
            <text:p>1.00</text:p>
          </table:table-cell>
          <table:table-cell table:style-name="ce72"/>
          <table:table-cell office:value-type="float" office:value="1.3203727987709568" table:formula="msoxl:=(V41*$H$41*$J$3+$K$3+$O41-Q41)/(V41*$H$41)" table:style-name="ce72">
            <text:p>1.32</text:p>
          </table:table-cell>
          <table:table-cell office:value-type="float" office:value="1.2465253958514668" table:formula="msoxl:=(W41*$H$41*$J$3+$K$3+$O41-R41)/(W41*$H$41)" table:style-name="ce72">
            <text:p>1.25</text:p>
          </table:table-cell>
          <table:table-cell office:value-type="float" office:value="1.3092809170794484" table:formula="msoxl:=(X41*$H$41*$J$3+$K$3+$O41-S41)/(X41*$H$41)" table:style-name="ce72">
            <text:p>1.31</text:p>
          </table:table-cell>
          <table:table-cell table:style-name="ce72"/>
          <table:table-cell office:value-type="float" office:value="150" table:style-name="ce57">
            <text:p>150</text:p>
          </table:table-cell>
          <table:table-cell office:value-type="float" office:value="9.238524" table:style-name="ce12">
            <text:p>9.24</text:p>
          </table:table-cell>
          <table:table-cell table:style-name="ce12"/>
          <table:table-cell office:value-type="float" office:value="6.13008229032258" table:style-name="ce12">
            <text:p>6.13</text:p>
          </table:table-cell>
          <table:table-cell office:value-type="float" office:value="5.9199886774193597" table:style-name="ce12">
            <text:p>5.92</text:p>
          </table:table-cell>
          <table:table-cell office:value-type="float" office:value="6.1598161612903199" table:style-name="ce12">
            <text:p>6.16</text:p>
          </table:table-cell>
          <table:table-cell table:style-name="ce12"/>
          <table:table-cell table:style-name="ce31"/>
          <table:table-cell office:value-type="float" office:value="3.97481732258065" table:style-name="ce31">
            <text:p>3.97</text:p>
          </table:table-cell>
          <table:table-cell office:value-type="float" office:value="4.6958729354838704" table:style-name="ce31">
            <text:p>4.70</text:p>
          </table:table-cell>
          <table:table-cell office:value-type="float" office:value="3.9936746129032299" table:style-name="ce31">
            <text:p>3.99</text:p>
          </table:table-cell>
          <table:table-cell table:style-name="ce31"/>
          <table:table-cell table:style-name="ce12"/>
          <table:table-cell office:value-type="float" office:value="49.9500356451613" table:style-name="ce12">
            <text:p>49.95</text:p>
          </table:table-cell>
          <table:table-cell office:value-type="float" office:value="50.0061939032258" table:style-name="ce12">
            <text:p>50.01</text:p>
          </table:table-cell>
          <table:table-cell office:value-type="float" office:value="50.015281935483898" table:style-name="ce12">
            <text:p>50.02</text:p>
          </table:table-cell>
          <table:table-cell table:style-name="ce12"/>
          <table:table-cell table:style-name="ce29"/>
          <table:table-cell office:value-type="float" office:value="2.9833646129032299" table:style-name="ce29">
            <text:p>2.98</text:p>
          </table:table-cell>
          <table:table-cell office:value-type="float" office:value="3.6240154516129" table:style-name="ce29">
            <text:p>3.62</text:p>
          </table:table-cell>
          <table:table-cell office:value-type="float" office:value="2.6943278387096798" table:style-name="ce29">
            <text:p>2.69</text:p>
          </table:table-cell>
          <table:table-cell table:style-name="ce29"/>
          <table:table-cell table:style-name="ce12"/>
          <table:table-cell office:value-type="float" office:value="30.340196032258099" table:style-name="ce12">
            <text:p>30.34</text:p>
          </table:table-cell>
          <table:table-cell office:value-type="float" office:value="29.9184849677419" table:style-name="ce12">
            <text:p>29.92</text:p>
          </table:table-cell>
          <table:table-cell office:value-type="float" office:value="30.234648161290298" table:style-name="ce12">
            <text:p>30.23</text:p>
          </table:table-cell>
          <table:table-cell table:style-name="ce12"/>
          <table:table-cell table:number-columns-repeated="9" table:style-name="ce1"/>
          <table:table-cell table:number-columns-repeated="6" table:style-name="ce33"/>
          <table:table-cell table:number-columns-repeated="16329" table:style-name="ce39"/>
        </table:table-row>
        <table:table-row table:style-name="ro3">
          <table:table-cell office:value-type="float" office:value="200" table:formula="msoxl:=N42" table:style-name="ce41">
            <text:p>200</text:p>
          </table:table-cell>
          <table:table-cell office:value-type="float" office:value="-0.63966399999999979" table:formula="msoxl:=O7-O42" table:style-name="ce13">
            <text:p>-0.64</text:p>
          </table:table-cell>
          <table:table-cell table:style-name="ce13"/>
          <table:table-cell office:value-type="float" office:value="0.76793658406791165" table:formula="msoxl:=Q7-Q42-(AA7-AA42)*$F$4-$G$4*(AF7+AK7-AF42-AK42)" table:style-name="ce13">
            <text:p>0.77</text:p>
          </table:table-cell>
          <table:table-cell office:value-type="float" office:value="1.1495651348209377" table:formula="msoxl:=R7-R42-(AB7-AB42)*$F$5-$G$5*(AG7+AL7-AG42-AL42)" table:style-name="ce13">
            <text:p>1.15</text:p>
          </table:table-cell>
          <table:table-cell office:value-type="float" office:value="-0.23047463567714727" table:formula="msoxl:=S7-S42-(AC7-AC42)*$F$4-$G$4*(AH7+AM7-AH42-AM42)" table:style-name="ce13">
            <text:p>-0.23</text:p>
          </table:table-cell>
          <table:table-cell table:style-name="ce13"/>
          <table:table-cell office:value-type="float" office:value="1" table:style-name="ce61">
            <text:p>1.00</text:p>
          </table:table-cell>
          <table:table-cell table:style-name="ce72"/>
          <table:table-cell office:value-type="float" office:value="1.4420799745931816" table:formula="msoxl:=(V42*$H$42*$J$4+$K$4+$O42-Q42)/(V42*$H$42)" table:style-name="ce72">
            <text:p>1.44</text:p>
          </table:table-cell>
          <table:table-cell office:value-type="float" office:value="1.3305732380079376" table:formula="msoxl:=(W42*$H$42*$J$4+$K$4+$O42-R42)/(W42*$H$42)" table:style-name="ce72">
            <text:p>1.33</text:p>
          </table:table-cell>
          <table:table-cell office:value-type="float" office:value="1.415339047254744" table:formula="msoxl:=(X42*$H$42*$J$4+$K$4+$O42-S42)/(X42*$H$42)" table:style-name="ce72">
            <text:p>1.42</text:p>
          </table:table-cell>
          <table:table-cell table:style-name="ce72"/>
          <table:table-cell office:value-type="float" office:value="200" table:style-name="ce57">
            <text:p>200</text:p>
          </table:table-cell>
          <table:table-cell office:value-type="float" office:value="13.678048" table:style-name="ce12">
            <text:p>13.68</text:p>
          </table:table-cell>
          <table:table-cell table:style-name="ce12"/>
          <table:table-cell office:value-type="float" office:value="8.38039809677419" table:style-name="ce12">
            <text:p>8.38</text:p>
          </table:table-cell>
          <table:table-cell office:value-type="float" office:value="8.3713855806451605" table:style-name="ce12">
            <text:p>8.37</text:p>
          </table:table-cell>
          <table:table-cell office:value-type="float" office:value="8.6810899999999993" table:style-name="ce12">
            <text:p>8.68</text:p>
          </table:table-cell>
          <table:table-cell table:style-name="ce12"/>
          <table:table-cell table:style-name="ce31"/>
          <table:table-cell office:value-type="float" office:value="5.8824568064516098" table:style-name="ce31">
            <text:p>5.88</text:p>
          </table:table-cell>
          <table:table-cell office:value-type="float" office:value="6.7322270967741904" table:style-name="ce31">
            <text:p>6.73</text:p>
          </table:table-cell>
          <table:table-cell office:value-type="float" office:value="5.7171218064516101" table:style-name="ce31">
            <text:p>5.72</text:p>
          </table:table-cell>
          <table:table-cell table:style-name="ce31"/>
          <table:table-cell table:style-name="ce12"/>
          <table:table-cell office:value-type="float" office:value="49.7165757096774" table:style-name="ce12">
            <text:p>49.72</text:p>
          </table:table-cell>
          <table:table-cell office:value-type="float" office:value="49.816142967741897" table:style-name="ce12">
            <text:p>49.82</text:p>
          </table:table-cell>
          <table:table-cell office:value-type="float" office:value="49.803597741935498" table:style-name="ce12">
            <text:p>49.80</text:p>
          </table:table-cell>
          <table:table-cell table:style-name="ce12"/>
          <table:table-cell table:style-name="ce29"/>
          <table:table-cell office:value-type="float" office:value="2.3114378064516101" table:style-name="ce29">
            <text:p>2.31</text:p>
          </table:table-cell>
          <table:table-cell office:value-type="float" office:value="3.1140747741935502" table:style-name="ce29">
            <text:p>3.11</text:p>
          </table:table-cell>
          <table:table-cell office:value-type="float" office:value="2.1571873225806399" table:style-name="ce29">
            <text:p>2.16</text:p>
          </table:table-cell>
          <table:table-cell table:style-name="ce29"/>
          <table:table-cell table:style-name="ce12"/>
          <table:table-cell office:value-type="float" office:value="27.933668129032299" table:style-name="ce12">
            <text:p>27.93</text:p>
          </table:table-cell>
          <table:table-cell office:value-type="float" office:value="27.614249967741902" table:style-name="ce12">
            <text:p>27.61</text:p>
          </table:table-cell>
          <table:table-cell office:value-type="float" office:value="28.055010516128998" table:style-name="ce12">
            <text:p>28.06</text:p>
          </table:table-cell>
          <table:table-cell table:style-name="ce12"/>
          <table:table-cell table:number-columns-repeated="9" table:style-name="ce1"/>
          <table:table-cell table:number-columns-repeated="6" table:style-name="ce33"/>
          <table:table-cell table:number-columns-repeated="16329" table:style-name="ce39"/>
        </table:table-row>
        <table:table-row table:style-name="ro3">
          <table:table-cell office:value-type="float" office:value="250" table:formula="msoxl:=N43" table:style-name="ce41">
            <text:p>250</text:p>
          </table:table-cell>
          <table:table-cell office:value-type="float" office:value="-0.93392500000000211" table:formula="msoxl:=O8-O43" table:style-name="ce13">
            <text:p>-0.93</text:p>
          </table:table-cell>
          <table:table-cell table:style-name="ce13"/>
          <table:table-cell office:value-type="float" office:value="-0.74379102283884524" table:formula="msoxl:=Q8-Q43-(AA8-AA43)*$F$4-$G$4*(AF8+AK8-AF43-AK43)" table:style-name="ce13">
            <text:p>-0.74</text:p>
          </table:table-cell>
          <table:table-cell office:value-type="float" office:value="0.38391513177978825" table:formula="msoxl:=R8-R43-(AB8-AB43)*$F$5-$G$5*(AG8+AL8-AG43-AL43)" table:style-name="ce13">
            <text:p>0.38</text:p>
          </table:table-cell>
          <table:table-cell office:value-type="float" office:value="-0.36072244559119215" table:formula="msoxl:=S8-S43-(AC8-AC43)*$F$4-$G$4*(AH8+AM8-AH43-AM43)" table:style-name="ce13">
            <text:p>-0.36</text:p>
          </table:table-cell>
          <table:table-cell table:style-name="ce13"/>
          <table:table-cell office:value-type="float" office:value="1" table:style-name="ce61">
            <text:p>1.00</text:p>
          </table:table-cell>
          <table:table-cell table:style-name="ce72"/>
          <table:table-cell office:value-type="float" office:value="1.4382459302529127" table:formula="msoxl:=(V43*$H$43*$J$5+$K$5+$O43-Q43)/(V43*$H$43)" table:style-name="ce72">
            <text:p>1.44</text:p>
          </table:table-cell>
          <table:table-cell office:value-type="float" office:value="1.346002294823333" table:formula="msoxl:=(W43*$H$43*$J$5+$K$5+$O43-R43)/(W43*$H$43)" table:style-name="ce72">
            <text:p>1.35</text:p>
          </table:table-cell>
          <table:table-cell office:value-type="float" office:value="1.3983845576963732" table:formula="msoxl:=(X43*$H$43*$J$5+$K$5+$O43-S43)/(X43*$H$43)" table:style-name="ce72">
            <text:p>1.40</text:p>
          </table:table-cell>
          <table:table-cell table:style-name="ce72"/>
          <table:table-cell office:value-type="float" office:value="250" table:style-name="ce57">
            <text:p>250</text:p>
          </table:table-cell>
          <table:table-cell office:value-type="float" office:value="18.779761000000001" table:style-name="ce12">
            <text:p>18.78</text:p>
          </table:table-cell>
          <table:table-cell table:style-name="ce12"/>
          <table:table-cell office:value-type="float" office:value="12.519104677419399" table:style-name="ce12">
            <text:p>12.52</text:p>
          </table:table-cell>
          <table:table-cell office:value-type="float" office:value="12.2313438709677" table:style-name="ce12">
            <text:p>12.23</text:p>
          </table:table-cell>
          <table:table-cell office:value-type="float" office:value="12.807984129032301" table:style-name="ce12">
            <text:p>12.81</text:p>
          </table:table-cell>
          <table:table-cell table:style-name="ce12"/>
          <table:table-cell table:style-name="ce31"/>
          <table:table-cell office:value-type="float" office:value="6.6035322580645204" table:style-name="ce31">
            <text:p>6.60</text:p>
          </table:table-cell>
          <table:table-cell office:value-type="float" office:value="7.6466097419354799" table:style-name="ce31">
            <text:p>7.65</text:p>
          </table:table-cell>
          <table:table-cell office:value-type="float" office:value="6.5754106129032301" table:style-name="ce31">
            <text:p>6.58</text:p>
          </table:table-cell>
          <table:table-cell table:style-name="ce31"/>
          <table:table-cell table:style-name="ce12"/>
          <table:table-cell office:value-type="float" office:value="49.973716096774197" table:style-name="ce12">
            <text:p>49.97</text:p>
          </table:table-cell>
          <table:table-cell office:value-type="float" office:value="49.456389838709697" table:style-name="ce12">
            <text:p>49.46</text:p>
          </table:table-cell>
          <table:table-cell office:value-type="float" office:value="49.527996806451597" table:style-name="ce12">
            <text:p>49.53</text:p>
          </table:table-cell>
          <table:table-cell table:style-name="ce12"/>
          <table:table-cell table:style-name="ce29"/>
          <table:table-cell office:value-type="float" office:value="1.7590518064516101" table:style-name="ce29">
            <text:p>1.76</text:p>
          </table:table-cell>
          <table:table-cell office:value-type="float" office:value="2.8483396774193599" table:style-name="ce29">
            <text:p>2.85</text:p>
          </table:table-cell>
          <table:table-cell office:value-type="float" office:value="1.9191635806451599" table:style-name="ce29">
            <text:p>1.92</text:p>
          </table:table-cell>
          <table:table-cell table:style-name="ce29"/>
          <table:table-cell table:style-name="ce12"/>
          <table:table-cell office:value-type="float" office:value="26.860495838709699" table:style-name="ce12">
            <text:p>26.86</text:p>
          </table:table-cell>
          <table:table-cell office:value-type="float" office:value="26.782994838709701" table:style-name="ce12">
            <text:p>26.78</text:p>
          </table:table-cell>
          <table:table-cell office:value-type="float" office:value="27.014090193548402" table:style-name="ce12">
            <text:p>27.01</text:p>
          </table:table-cell>
          <table:table-cell table:style-name="ce12"/>
          <table:table-cell table:number-columns-repeated="9" table:style-name="ce1"/>
          <table:table-cell table:number-columns-repeated="6" table:style-name="ce33"/>
          <table:table-cell table:number-columns-repeated="16329" table:style-name="ce39"/>
        </table:table-row>
        <table:table-row table:style-name="ro3">
          <table:table-cell table:style-name="ce39"/>
          <table:table-cell table:number-columns-repeated="6" table:style-name="ce13"/>
          <table:table-cell table:style-name="ce50"/>
          <table:table-cell table:number-columns-repeated="5" table:style-name="ce20"/>
          <table:table-cell table:style-name="ce56"/>
          <table:table-cell table:number-columns-repeated="35" table:style-name="ce1"/>
          <table:table-cell table:number-columns-repeated="6" table:style-name="ce33"/>
          <table:table-cell table:number-columns-repeated="16329" table:style-name="ce39"/>
        </table:table-row>
        <table:table-row table:style-name="ro3">
          <table:table-cell table:style-name="ce39"/>
          <table:table-cell table:number-columns-repeated="6" table:style-name="ce13"/>
          <table:table-cell table:style-name="ce50"/>
          <table:table-cell table:number-columns-repeated="5" table:style-name="ce20"/>
          <table:table-cell table:style-name="ce57"/>
          <table:table-cell table:number-columns-repeated="26" table:style-name="ce1"/>
          <table:table-cell table:number-columns-repeated="16344" table:style-name="ce39"/>
        </table:table-row>
        <table:table-row table:style-name="ro3">
          <table:table-cell table:number-columns-repeated="7" table:style-name="ce2"/>
          <table:table-cell table:style-name="ce50"/>
          <table:table-cell table:number-columns-repeated="5" table:style-name="ce20"/>
          <table:table-cell office:value-type="string" table:style-name="ce51">
            <text:p>H2 (9/9/2016 crio-v166-core 27b)</text:p>
          </table:table-cell>
          <table:table-cell table:style-name="ce3"/>
          <table:table-cell table:number-columns-repeated="16369" table:style-name="ce2"/>
        </table:table-row>
        <table:table-row table:style-name="ro3">
          <table:table-cell table:number-columns-repeated="7" table:style-name="ce2"/>
          <table:table-cell table:style-name="ce50"/>
          <table:table-cell table:number-columns-repeated="5" table:style-name="ce20"/>
          <table:table-cell table:style-name="ce51"/>
          <table:table-cell table:style-name="ce3"/>
          <table:table-cell table:number-columns-repeated="16369" table:style-name="ce2"/>
        </table:table-row>
        <table:table-row table:style-name="ro3">
          <table:table-cell table:number-columns-repeated="7" table:style-name="ce2"/>
          <table:table-cell table:style-name="ce50"/>
          <table:table-cell table:number-columns-repeated="5" table:style-name="ce20"/>
          <table:table-cell table:style-name="ce51"/>
          <table:table-cell office:value-type="string" table:style-name="ce3">
            <text:p>\ISOPERIBOLIC2_DATA\2016-09-09_CRIO_v166-core27b\IPB2_Core_27b-_H2_600C-300C__Run1_day-01.csv : 03.csv</text:p>
          </table:table-cell>
          <table:table-cell table:number-columns-repeated="16369" table:style-name="ce2"/>
        </table:table-row>
        <table:table-row table:style-name="ro3">
          <table:table-cell office:value-type="float" office:value="300" table:style-name="ce7">
            <text:p>300</text:p>
          </table:table-cell>
          <table:table-cell office:value-type="float" office:value="-1.4138449999999985" table:formula="msoxl:=O9-O49" table:style-name="ce13">
            <text:p>-1.41</text:p>
          </table:table-cell>
          <table:table-cell office:value-type="float" office:value="-0.96281279983395374" table:formula="msoxl:=P9-P49-(Z9-Z49)*$F$3-$G$3*(AE9+AJ9-AE49-AJ49)" table:style-name="ce13">
            <text:p>-0.96</text:p>
          </table:table-cell>
          <table:table-cell office:value-type="float" office:value="-1.4874922185311226" table:formula="msoxl:=Q9-Q49-(AA9-AA49)*$F$4-$G$4*(AF9+AK9-AF49-AK49)" table:style-name="ce13">
            <text:p>-1.49</text:p>
          </table:table-cell>
          <table:table-cell office:value-type="float" office:value="-0.6654500764604443" table:formula="msoxl:=R9-R49-(AB9-AB49)*$F$5-$G$5*(AG9+AL9-AG49-AL49)" table:style-name="ce13">
            <text:p>-0.67</text:p>
          </table:table-cell>
          <table:table-cell office:value-type="float" office:value="-1.6619004208506087" table:formula="msoxl:=S9-S49-(AC9-AC49)*$F$4-$G$4*(AH9+AM9-AH49-AM49)" table:style-name="ce13">
            <text:p>-1.66</text:p>
          </table:table-cell>
          <table:table-cell office:value-type="float" office:value="-1.1382481177128683" table:formula="msoxl:=T9-T49-(AD9-AD49)*$F$3-$G$3*(AI9+AN9-AI49-AN49)" table:style-name="ce13">
            <text:p>-1.14</text:p>
          </table:table-cell>
          <table:table-cell table:style-name="ce60"/>
          <table:table-cell table:number-columns-repeated="5" table:style-name="ce20"/>
          <table:table-cell office:value-type="float" office:value="300" table:style-name="ce55">
            <text:p>300</text:p>
          </table:table-cell>
          <table:table-cell office:value-type="float" office:value="24.568686" table:style-name="ce12">
            <text:p>24.57</text:p>
          </table:table-cell>
          <table:table-cell office:value-type="float" office:value="21.795459000000001" table:style-name="ce12">
            <text:p>21.80</text:p>
          </table:table-cell>
          <table:table-cell office:value-type="float" office:value="21.243126" table:style-name="ce12">
            <text:p>21.24</text:p>
          </table:table-cell>
          <table:table-cell office:value-type="float" office:value="20.498609999999999" table:style-name="ce12">
            <text:p>20.50</text:p>
          </table:table-cell>
          <table:table-cell office:value-type="float" office:value="21.118689" table:style-name="ce12">
            <text:p>21.12</text:p>
          </table:table-cell>
          <table:table-cell office:value-type="float" office:value="21.756032000000001" table:style-name="ce12">
            <text:p>21.76</text:p>
          </table:table-cell>
          <table:table-cell table:number-columns-repeated="5" table:style-name="ce22"/>
          <table:table-cell office:value-type="float" office:value="49.758894222222224" table:style-name="ce12">
            <text:p>49.76</text:p>
          </table:table-cell>
          <table:table-cell office:value-type="float" office:value="49.823551490740755" table:style-name="ce12">
            <text:p>49.82</text:p>
          </table:table-cell>
          <table:table-cell office:value-type="float" office:value="50.126772391975265" table:style-name="ce12">
            <text:p>50.13</text:p>
          </table:table-cell>
          <table:table-cell office:value-type="float" office:value="50.336808462962928" table:style-name="ce12">
            <text:p>50.34</text:p>
          </table:table-cell>
          <table:table-cell office:value-type="float" office:value="50.391712796296304" table:style-name="ce12">
            <text:p>50.39</text:p>
          </table:table-cell>
          <table:table-cell office:value-type="float" office:value="1.1143746296296295" table:style-name="ce12">
            <text:p>1.11</text:p>
          </table:table-cell>
          <table:table-cell office:value-type="float" office:value="1.2913240092592591" table:style-name="ce12">
            <text:p>1.29</text:p>
          </table:table-cell>
          <table:table-cell office:value-type="float" office:value="1.8842902391975329" table:style-name="ce12">
            <text:p>1.88</text:p>
          </table:table-cell>
          <table:table-cell office:value-type="float" office:value="0.97520097222222235" table:style-name="ce12">
            <text:p>0.98</text:p>
          </table:table-cell>
          <table:table-cell office:value-type="float" office:value="0.63998788888888902" table:style-name="ce12">
            <text:p>0.64</text:p>
          </table:table-cell>
          <table:table-cell office:value-type="float" office:value="31.483166537037036" table:style-name="ce12">
            <text:p>31.48</text:p>
          </table:table-cell>
          <table:table-cell office:value-type="float" office:value="28.963608916666661" table:style-name="ce12">
            <text:p>28.96</text:p>
          </table:table-cell>
          <table:table-cell office:value-type="float" office:value="28.439878338734598" table:style-name="ce12">
            <text:p>28.44</text:p>
          </table:table-cell>
          <table:table-cell office:value-type="float" office:value="28.923518148148148" table:style-name="ce12">
            <text:p>28.92</text:p>
          </table:table-cell>
          <table:table-cell office:value-type="float" office:value="31.916907361111107" table:style-name="ce12">
            <text:p>31.92</text:p>
          </table:table-cell>
          <table:table-cell table:number-columns-repeated="5" table:style-name="ce22"/>
          <table:table-cell table:number-columns-repeated="16339" table:style-name="ce7"/>
        </table:table-row>
        <table:table-row table:style-name="ro3">
          <table:table-cell office:value-type="float" office:value="300" table:style-name="ce7">
            <text:p>300</text:p>
          </table:table-cell>
          <table:table-cell office:value-type="float" office:value="-1.4138449999999985" table:formula="msoxl:=O9-O50" table:style-name="ce13">
            <text:p>-1.41</text:p>
          </table:table-cell>
          <table:table-cell office:value-type="float" office:value="-0.37240806096531331" table:formula="msoxl:=P9-P50-(Z9-Z50)*$F$3-$G$3*(AE9+AJ9-AE50-AJ50)" table:style-name="ce13">
            <text:p>-0.37</text:p>
          </table:table-cell>
          <table:table-cell office:value-type="float" office:value="-1.2626769716424957" table:formula="msoxl:=Q9-Q50-(AA9-AA50)*$F$4-$G$4*(AF9+AK9-AF50-AK50)" table:style-name="ce13">
            <text:p>-1.26</text:p>
          </table:table-cell>
          <table:table-cell office:value-type="float" office:value="-0.66127575520242066" table:formula="msoxl:=R9-R50-(AB9-AB50)*$F$5-$G$5*(AG9+AL9-AG50-AL50)" table:style-name="ce13">
            <text:p>-0.66</text:p>
          </table:table-cell>
          <table:table-cell office:value-type="float" office:value="-1.8105825120797454" table:formula="msoxl:=S9-S50-(AC9-AC50)*$F$4-$G$4*(AH9+AM9-AH50-AM50)" table:style-name="ce13">
            <text:p>-1.81</text:p>
          </table:table-cell>
          <table:table-cell office:value-type="float" office:value="-1.3184082039938692" table:formula="msoxl:=T9-T50-(AD9-AD50)*$F$3-$G$3*(AI9+AN9-AI50-AN50)" table:style-name="ce13">
            <text:p>-1.32</text:p>
          </table:table-cell>
          <table:table-cell table:style-name="ce60"/>
          <table:table-cell table:number-columns-repeated="5" table:style-name="ce20"/>
          <table:table-cell office:value-type="float" office:value="300" table:style-name="ce52">
            <text:p>300</text:p>
          </table:table-cell>
          <table:table-cell office:value-type="float" office:value="24.568686" table:style-name="ce12">
            <text:p>24.57</text:p>
          </table:table-cell>
          <table:table-cell office:value-type="float" office:value="21.795459000000001" table:style-name="ce12">
            <text:p>21.80</text:p>
          </table:table-cell>
          <table:table-cell office:value-type="float" office:value="21.243126" table:style-name="ce12">
            <text:p>21.24</text:p>
          </table:table-cell>
          <table:table-cell office:value-type="float" office:value="20.498609999999999" table:style-name="ce12">
            <text:p>20.50</text:p>
          </table:table-cell>
          <table:table-cell office:value-type="float" office:value="21.118689" table:style-name="ce12">
            <text:p>21.12</text:p>
          </table:table-cell>
          <table:table-cell office:value-type="float" office:value="21.756032000000001" table:style-name="ce12">
            <text:p>21.76</text:p>
          </table:table-cell>
          <table:table-cell table:number-columns-repeated="5" table:style-name="ce7"/>
          <table:table-cell office:value-type="float" office:value="49.98515523333333" table:style-name="ce12">
            <text:p>49.99</text:p>
          </table:table-cell>
          <table:table-cell office:value-type="float" office:value="49.99636751111111" table:style-name="ce12">
            <text:p>50.00</text:p>
          </table:table-cell>
          <table:table-cell office:value-type="float" office:value="50.127792843518456" table:style-name="ce12">
            <text:p>50.13</text:p>
          </table:table-cell>
          <table:table-cell office:value-type="float" office:value="50.23466196666665" table:style-name="ce12">
            <text:p>50.23</text:p>
          </table:table-cell>
          <table:table-cell office:value-type="float" office:value="50.248673199999999" table:style-name="ce12">
            <text:p>50.25</text:p>
          </table:table-cell>
          <table:table-cell office:value-type="float" office:value="1.1283096666666665" table:style-name="ce12">
            <text:p>1.13</text:p>
          </table:table-cell>
          <table:table-cell office:value-type="float" office:value="1.3120048222222223" table:style-name="ce12">
            <text:p>1.31</text:p>
          </table:table-cell>
          <table:table-cell office:value-type="float" office:value="1.8846894500000035" table:style-name="ce12">
            <text:p>1.88</text:p>
          </table:table-cell>
          <table:table-cell office:value-type="float" office:value="0.97163143333333324" table:style-name="ce12">
            <text:p>0.97</text:p>
          </table:table-cell>
          <table:table-cell office:value-type="float" office:value="0.64521542222222239" table:style-name="ce12">
            <text:p>0.65</text:p>
          </table:table-cell>
          <table:table-cell office:value-type="float" office:value="31.823907766666675" table:style-name="ce12">
            <text:p>31.82</text:p>
          </table:table-cell>
          <table:table-cell office:value-type="float" office:value="29.002110077777761" table:style-name="ce12">
            <text:p>29.00</text:p>
          </table:table-cell>
          <table:table-cell office:value-type="float" office:value="28.442452605555598" table:style-name="ce12">
            <text:p>28.44</text:p>
          </table:table-cell>
          <table:table-cell office:value-type="float" office:value="28.87734322222223" table:style-name="ce12">
            <text:p>28.88</text:p>
          </table:table-cell>
          <table:table-cell office:value-type="float" office:value="31.868516188888883" table:style-name="ce12">
            <text:p>31.87</text:p>
          </table:table-cell>
          <table:table-cell table:number-columns-repeated="16344" table:style-name="ce7"/>
        </table:table-row>
        <table:table-row table:style-name="ro3">
          <table:table-cell table:style-name="ce2"/>
          <table:table-cell table:number-columns-repeated="6" table:style-name="ce4"/>
          <table:table-cell table:style-name="ce62"/>
          <table:table-cell table:number-columns-repeated="5" table:style-name="ce20"/>
          <table:table-cell office:value-type="string" table:style-name="ce51">
            <text:p>H2 (9/9/2016 crio-v166-core 27b)</text:p>
          </table:table-cell>
          <table:table-cell table:style-name="ce26"/>
          <table:table-cell table:number-columns-repeated="5" table:style-name="ce5"/>
          <table:table-cell table:number-columns-repeated="5" table:style-name="ce2"/>
          <table:table-cell table:number-columns-repeated="15" table:style-name="ce5"/>
          <table:table-cell table:number-columns-repeated="16344" table:style-name="ce2"/>
        </table:table-row>
        <table:table-row table:style-name="ro3">
          <table:table-cell table:style-name="ce2"/>
          <table:table-cell table:number-columns-repeated="6" table:style-name="ce4"/>
          <table:table-cell table:style-name="ce62"/>
          <table:table-cell table:number-columns-repeated="5" table:style-name="ce20"/>
          <table:table-cell table:style-name="ce51"/>
          <table:table-cell table:style-name="ce26"/>
          <table:table-cell table:number-columns-repeated="5" table:style-name="ce5"/>
          <table:table-cell table:number-columns-repeated="5" table:style-name="ce2"/>
          <table:table-cell table:number-columns-repeated="15" table:style-name="ce5"/>
          <table:table-cell table:number-columns-repeated="16344" table:style-name="ce2"/>
        </table:table-row>
        <table:table-row table:style-name="ro3">
          <table:table-cell table:style-name="ce2"/>
          <table:table-cell table:number-columns-repeated="6" table:style-name="ce4"/>
          <table:table-cell table:style-name="ce62"/>
          <table:table-cell table:number-columns-repeated="5" table:style-name="ce20"/>
          <table:table-cell office:value-type="string" table:style-name="ce51">
            <text:p>Data</text:p>
          </table:table-cell>
          <table:table-cell office:value-type="string" table:style-name="ce3">
            <text:p>\ISOPERIBOLIC2_DATA\2016-09-09_CRIO_v166-core27b\IPB2_Core_27b-_H2_600c-300C_2probetest1_EDITED.csv</text:p>
          </table:table-cell>
          <table:table-cell table:number-columns-repeated="5" table:style-name="ce5"/>
          <table:table-cell table:number-columns-repeated="5" table:style-name="ce2"/>
          <table:table-cell table:number-columns-repeated="15" table:style-name="ce5"/>
          <table:table-cell table:number-columns-repeated="16344" table:style-name="ce2"/>
        </table:table-row>
        <table:table-row table:style-name="ro3">
          <table:table-cell office:value-type="float" office:value="300" table:style-name="ce7">
            <text:p>300</text:p>
          </table:table-cell>
          <table:table-cell office:value-type="float" office:value="-1.4455039999999997" table:formula="msoxl:=O9-O54" table:style-name="ce13">
            <text:p>-1.45</text:p>
          </table:table-cell>
          <table:table-cell office:value-type="float" office:value="-2.0498580096013583" table:formula="msoxl:=P9-P54-(Z9-Z54)*$F$3-$G$3*(AE9+AJ9-AE54-AJ54)" table:style-name="ce74">
            <text:p>-2.05</text:p>
          </table:table-cell>
          <table:table-cell office:value-type="float" office:value="-2.5723586371353098" table:formula="msoxl:=Q9-Q54-(AA9-AA54)*$F$4-$G$4*(AF9+AK9-AF54-AK54)" table:style-name="ce74">
            <text:p>-2.57</text:p>
          </table:table-cell>
          <table:table-cell office:value-type="float" office:value="-1.7679528223424115" table:formula="msoxl:=R9-R54-(AB9-AB54)*$F$5-$G$5*(AG9+AL9-AG54-AL54)" table:style-name="ce74">
            <text:p>-1.77</text:p>
          </table:table-cell>
          <table:table-cell office:value-type="float" office:value="-2.3465850441791343" table:formula="msoxl:=S9-S54-(AC9-AC54)*$F$5-$G$5*(AH9+AM9-AH54-AM54)" table:style-name="ce74">
            <text:p>-2.35</text:p>
          </table:table-cell>
          <table:table-cell office:value-type="float" office:value="-1.6906513985599538" table:formula="msoxl:=T9-T54-(AD9-AD54)*$F$3-$G$3*(AI9+AN9-AI54-AN54)" table:style-name="ce74">
            <text:p>-1.69</text:p>
          </table:table-cell>
          <table:table-cell office:value-type="float" office:value="1.2" table:style-name="ce61">
            <text:p>1.20</text:p>
          </table:table-cell>
          <table:table-cell office:value-type="float" office:value="1.1958394310364449" table:formula="msoxl:=(U54*$H$54*$J$6+$K$6+$O54-P54)/(U54*$H$54)" table:style-name="ce73">
            <text:p>1.20</text:p>
          </table:table-cell>
          <table:table-cell office:value-type="float" office:value="1.2064193800357024" table:formula="msoxl:=(V54*$H$54*$J$6+$K$6+$O54-Q54)/(V54*$H$54)" table:style-name="ce73">
            <text:p>1.21</text:p>
          </table:table-cell>
          <table:table-cell office:value-type="float" office:value="1.1996127339145859" table:formula="msoxl:=(W54*$H$54*$J$6+$K$6+$O54-R54)/(W54*$H$54)" table:style-name="ce73">
            <text:p>1.20</text:p>
          </table:table-cell>
          <table:table-cell office:value-type="float" office:value="1.2055266017069981" table:formula="msoxl:=(X54*$H$54*$J$6+$K$6+$O54-S54)/(X54*$H$54)" table:style-name="ce73">
            <text:p>1.21</text:p>
          </table:table-cell>
          <table:table-cell office:value-type="float" office:value="1.1899907118243938" table:formula="msoxl:=(Y54*$H$54*$J$6+$K$6+$O54-T54)/(Y54*$H$54)" table:style-name="ce73">
            <text:p>1.19</text:p>
          </table:table-cell>
          <table:table-cell office:value-type="float" office:value="300" table:style-name="ce57">
            <text:p>300</text:p>
          </table:table-cell>
          <table:table-cell office:value-type="float" office:value="24.600345000000001" table:style-name="ce15">
            <text:p>24.600345</text:p>
          </table:table-cell>
          <table:table-cell office:value-type="float" office:value="21.781759000000001" table:style-name="ce14">
            <text:p>21.78</text:p>
          </table:table-cell>
          <table:table-cell office:value-type="float" office:value="21.22176" table:style-name="ce14">
            <text:p>21.22</text:p>
          </table:table-cell>
          <table:table-cell office:value-type="float" office:value="20.634664000000001" table:style-name="ce14">
            <text:p>20.63</text:p>
          </table:table-cell>
          <table:table-cell office:value-type="float" office:value="21.185558" table:style-name="ce14">
            <text:p>21.19</text:p>
          </table:table-cell>
          <table:table-cell office:value-type="float" office:value="21.772659999999998" table:style-name="ce14">
            <text:p>21.77</text:p>
          </table:table-cell>
          <table:table-cell office:value-type="float" office:value="3.3408169666666669" table:style-name="ce31">
            <text:p>3.34</text:p>
          </table:table-cell>
          <table:table-cell office:value-type="float" office:value="3.9396470561797745" table:style-name="ce31">
            <text:p>3.94</text:p>
          </table:table-cell>
          <table:table-cell office:value-type="float" office:value="4.6629658739573676" table:style-name="ce31">
            <text:p>4.66</text:p>
          </table:table-cell>
          <table:table-cell office:value-type="float" office:value="3.9864729777777774" table:style-name="ce31">
            <text:p>3.99</text:p>
          </table:table-cell>
          <table:table-cell office:value-type="float" office:value="3.3793511460674144" table:style-name="ce31">
            <text:p>3.38</text:p>
          </table:table-cell>
          <table:table-cell office:value-type="float" office:value="50.213429766666678" table:style-name="ce14">
            <text:p>50.21</text:p>
          </table:table-cell>
          <table:table-cell office:value-type="float" office:value="50.219729600000001" table:style-name="ce14">
            <text:p>50.22</text:p>
          </table:table-cell>
          <table:table-cell office:value-type="float" office:value="50.327576287037097" table:style-name="ce14">
            <text:p>50.33</text:p>
          </table:table-cell>
          <table:table-cell office:value-type="float" office:value="50.420485388888885" table:style-name="ce14">
            <text:p>50.42</text:p>
          </table:table-cell>
          <table:table-cell office:value-type="float" office:value="50.425923699999998" table:style-name="ce14">
            <text:p>50.43</text:p>
          </table:table-cell>
          <table:table-cell office:value-type="float" office:value="-0.14740822222222219" table:style-name="ce30">
            <text:p>-0.15</text:p>
          </table:table-cell>
          <table:table-cell office:value-type="float" office:value="0.19618720000000001" table:style-name="ce30">
            <text:p>0.20</text:p>
          </table:table-cell>
          <table:table-cell office:value-type="float" office:value="1.1275081509259253" table:style-name="ce30">
            <text:p>1.13</text:p>
          </table:table-cell>
          <table:table-cell office:value-type="float" office:value="0.42963937777777794" table:style-name="ce30">
            <text:p>0.43</text:p>
          </table:table-cell>
          <table:table-cell office:value-type="float" office:value="0.16849598888888889" table:style-name="ce30">
            <text:p>0.17</text:p>
          </table:table-cell>
          <table:table-cell office:value-type="float" office:value="31.313106399999995" table:style-name="ce14">
            <text:p>31.31</text:p>
          </table:table-cell>
          <table:table-cell office:value-type="float" office:value="28.679193811111109" table:style-name="ce14">
            <text:p>28.68</text:p>
          </table:table-cell>
          <table:table-cell office:value-type="float" office:value="28.13941986944447" table:style-name="ce14">
            <text:p>28.14</text:p>
          </table:table-cell>
          <table:table-cell office:value-type="float" office:value="28.81640967777777" table:style-name="ce14">
            <text:p>28.82</text:p>
          </table:table-cell>
          <table:table-cell office:value-type="float" office:value="31.855918822222218" table:style-name="ce14">
            <text:p>31.86</text:p>
          </table:table-cell>
          <table:table-cell table:number-columns-repeated="16344" table:style-name="ce7"/>
        </table:table-row>
        <table:table-row table:style-name="ro3">
          <table:table-cell office:value-type="float" office:value="600" table:style-name="ce7">
            <text:p>600</text:p>
          </table:table-cell>
          <table:table-cell table:number-columns-repeated="6" table:style-name="ce13"/>
          <table:table-cell office:value-type="float" office:value="1.2" table:style-name="ce61">
            <text:p>1.20</text:p>
          </table:table-cell>
          <table:table-cell office:value-type="float" office:value="1.0849254802076338" table:formula="msoxl:=(U55*$H$55*$J$9+$K$9+$O55-P55)/(U55*$H$55)" table:style-name="ce73">
            <text:p>1.08</text:p>
          </table:table-cell>
          <table:table-cell office:value-type="float" office:value="1.0300271999623831" table:formula="msoxl:=(V55*$H$55*$J$9+$K$9+$O55-Q55)/(V55*$H$55)" table:style-name="ce73">
            <text:p>1.03</text:p>
          </table:table-cell>
          <table:table-cell office:value-type="float" office:value="1.0320124477349277" table:formula="msoxl:=(W55*$H$55*$J$9+$K$9+$O55-R55)/(W55*$H$55)" table:style-name="ce73">
            <text:p>1.03</text:p>
          </table:table-cell>
          <table:table-cell office:value-type="float" office:value="1.0605556953075981" table:formula="msoxl:=(X55*$H$55*$J$9+$K$9+$O55-S55)/(X55*$H$55)" table:style-name="ce73">
            <text:p>1.06</text:p>
          </table:table-cell>
          <table:table-cell office:value-type="float" office:value="1.093823460057433" table:formula="msoxl:=(Y55*$H$55*$J$9+$K$9+$O55-T55)/(Y55*$H$55)" table:style-name="ce73">
            <text:p>1.09</text:p>
          </table:table-cell>
          <table:table-cell office:value-type="float" office:value="600" table:style-name="ce57">
            <text:p>600</text:p>
          </table:table-cell>
          <table:table-cell office:value-type="float" office:value="73.938598999999996" table:style-name="ce15">
            <text:p>73.938599</text:p>
          </table:table-cell>
          <table:table-cell office:value-type="float" office:value="70.882756999999998" table:style-name="ce14">
            <text:p>70.88</text:p>
          </table:table-cell>
          <table:table-cell office:value-type="float" office:value="71.125213000000002" table:style-name="ce14">
            <text:p>71.13</text:p>
          </table:table-cell>
          <table:table-cell office:value-type="float" office:value="70.928990999999996" table:style-name="ce14">
            <text:p>70.93</text:p>
          </table:table-cell>
          <table:table-cell office:value-type="float" office:value="70.981009" table:style-name="ce14">
            <text:p>70.98</text:p>
          </table:table-cell>
          <table:table-cell office:value-type="float" office:value="70.826567999999995" table:style-name="ce14">
            <text:p>70.83</text:p>
          </table:table-cell>
          <table:table-cell office:value-type="float" office:value="3.7934296777777776" table:style-name="ce31">
            <text:p>3.79</text:p>
          </table:table-cell>
          <table:table-cell office:value-type="float" office:value="3.8035571111111115" table:style-name="ce31">
            <text:p>3.80</text:p>
          </table:table-cell>
          <table:table-cell office:value-type="float" office:value="4.0572507985074626" table:style-name="ce31">
            <text:p>4.06</text:p>
          </table:table-cell>
          <table:table-cell office:value-type="float" office:value="3.8098573444444432" table:style-name="ce31">
            <text:p>3.81</text:p>
          </table:table-cell>
          <table:table-cell office:value-type="float" office:value="3.8127473888888881" table:style-name="ce31">
            <text:p>3.81</text:p>
          </table:table-cell>
          <table:table-cell office:value-type="float" office:value="50.149274399999996" table:style-name="ce14">
            <text:p>50.15</text:p>
          </table:table-cell>
          <table:table-cell office:value-type="float" office:value="50.131166233333339" table:style-name="ce14">
            <text:p>50.13</text:p>
          </table:table-cell>
          <table:table-cell office:value-type="float" office:value="50.182322594795501" table:style-name="ce14">
            <text:p>50.18</text:p>
          </table:table-cell>
          <table:table-cell office:value-type="float" office:value="50.232939277777767" table:style-name="ce14">
            <text:p>50.23</text:p>
          </table:table-cell>
          <table:table-cell office:value-type="float" office:value="50.249159133333329" table:style-name="ce14">
            <text:p>50.25</text:p>
          </table:table-cell>
          <table:table-cell office:value-type="float" office:value="0.55690597777777784" table:style-name="ce30">
            <text:p>0.56</text:p>
          </table:table-cell>
          <table:table-cell office:value-type="float" office:value="0.79732055555555548" table:style-name="ce30">
            <text:p>0.80</text:p>
          </table:table-cell>
          <table:table-cell office:value-type="float" office:value="1.5783238513011155" table:style-name="ce30">
            <text:p>1.58</text:p>
          </table:table-cell>
          <table:table-cell office:value-type="float" office:value="0.64480167777777775" table:style-name="ce30">
            <text:p>0.64</text:p>
          </table:table-cell>
          <table:table-cell office:value-type="float" office:value="0.40356326666666664" table:style-name="ce30">
            <text:p>0.40</text:p>
          </table:table-cell>
          <table:table-cell office:value-type="float" office:value="31.170113433333331" table:style-name="ce14">
            <text:p>31.17</text:p>
          </table:table-cell>
          <table:table-cell office:value-type="float" office:value="28.871359088888902" table:style-name="ce14">
            <text:p>28.87</text:p>
          </table:table-cell>
          <table:table-cell office:value-type="float" office:value="28.765051338289958" table:style-name="ce14">
            <text:p>28.77</text:p>
          </table:table-cell>
          <table:table-cell office:value-type="float" office:value="29.088624822222229" table:style-name="ce14">
            <text:p>29.09</text:p>
          </table:table-cell>
          <table:table-cell office:value-type="float" office:value="31.39084246666668" table:style-name="ce14">
            <text:p>31.39</text:p>
          </table:table-cell>
          <table:table-cell table:number-columns-repeated="16344" table:style-name="ce7"/>
        </table:table-row>
        <table:table-row table:style-name="ro3">
          <table:table-cell table:number-columns-repeated="7" table:style-name="ce2"/>
          <table:table-cell table:style-name="ce62"/>
          <table:table-cell table:number-columns-repeated="5" table:style-name="ce20"/>
          <table:table-cell office:value-type="string" table:style-name="ce51">
            <text:p>H2 (9/16/2016-9/18/2016)</text:p>
          </table:table-cell>
          <table:table-cell table:style-name="ce3"/>
          <table:table-cell table:number-columns-repeated="5" table:style-name="ce1"/>
          <table:table-cell table:number-columns-repeated="16364" table:style-name="ce2"/>
        </table:table-row>
        <table:table-row table:style-name="ro3">
          <table:table-cell table:number-columns-repeated="7" table:style-name="ce2"/>
          <table:table-cell table:style-name="ce62"/>
          <table:table-cell table:number-columns-repeated="5" table:style-name="ce20"/>
          <table:table-cell table:style-name="ce51"/>
          <table:table-cell table:style-name="ce3"/>
          <table:table-cell table:number-columns-repeated="5" table:style-name="ce1"/>
          <table:table-cell table:number-columns-repeated="16364" table:style-name="ce2"/>
        </table:table-row>
        <table:table-row table:style-name="ro3">
          <table:table-cell table:number-columns-repeated="7" table:style-name="ce2"/>
          <table:table-cell table:style-name="ce62"/>
          <table:table-cell table:number-columns-repeated="5" table:style-name="ce20"/>
          <table:table-cell table:style-name="ce51"/>
          <table:table-cell office:value-type="string" table:style-name="ce3">
            <text:p>\ISOPERIBOLIC2_DATA\2016-09-09_CRIO_v167-core27b\IPB2_Core_27b-_H2-D2_150C-400C_RUN1_9-16-16_day-01.csv <text:s/>: 03.csv</text:p>
          </table:table-cell>
          <table:table-cell table:number-columns-repeated="5" table:style-name="ce1"/>
          <table:table-cell table:number-columns-repeated="16364" table:style-name="ce2"/>
        </table:table-row>
        <table:table-row table:style-name="ro3">
          <table:table-cell office:value-type="float" office:value="150" table:formula="msoxl:=A15" table:style-name="ce24">
            <text:p>150</text:p>
          </table:table-cell>
          <table:table-cell office:value-type="float" office:value="-0.68091800000000013" table:formula="msoxl:=O6-O59" table:style-name="ce13">
            <text:p>-0.68</text:p>
          </table:table-cell>
          <table:table-cell office:value-type="float" office:value="1.2863805335441501" table:formula="msoxl:=P6-P59-(Z6-Z59)*$F$3-$G$3*(AE6+AJ6-AE59-AJ59)" table:style-name="ce13">
            <text:p>1.29</text:p>
          </table:table-cell>
          <table:table-cell office:value-type="float" office:value="1.0474494215583219" table:formula="msoxl:=Q6-Q59-(AA6-AA59)*$F$4-$G$4*(AF6+AK6-AF59-AK59)" table:style-name="ce13">
            <text:p>1.05</text:p>
          </table:table-cell>
          <table:table-cell office:value-type="float" office:value="0.61442981829062449" table:formula="msoxl:=R6-R59-(AB6-AB59)*$F$5-$G$5*(AG6+AL6-AG59-AL59)" table:style-name="ce13">
            <text:p>0.61</text:p>
          </table:table-cell>
          <table:table-cell office:value-type="float" office:value="0.11831386637835273" table:formula="msoxl:=S6-S59-(AC6-AC59)*$F$4-$G$4*(AH6+AM6-AH59-AM59)" table:style-name="ce13">
            <text:p>0.12</text:p>
          </table:table-cell>
          <table:table-cell office:value-type="float" office:value="0.56869078134640594" table:formula="msoxl:=T6-T59-(AD6-AD59)*$F$3-$G$3*(AI6+AN6-AI59-AN59)" table:style-name="ce13">
            <text:p>0.57</text:p>
          </table:table-cell>
          <table:table-cell office:value-type="float" office:value="1" table:style-name="ce61">
            <text:p>1.00</text:p>
          </table:table-cell>
          <table:table-cell office:value-type="float" office:value="1.122650743411431" table:formula="msoxl:=(U59*$H$59*$J$3+$K$3+$O59-P59)/(U59*$H$59)" table:style-name="ce75">
            <text:p>1.12</text:p>
          </table:table-cell>
          <table:table-cell office:value-type="float" office:value="1.1479627875158687" table:formula="msoxl:=(V59*$H$59*$J$3+$K$3+$O59-Q59)/(V59*$H$59)" table:style-name="ce75">
            <text:p>1.15</text:p>
          </table:table-cell>
          <table:table-cell office:value-type="float" office:value="1.1218861381649743" table:formula="msoxl:=(W59*$H$59*$J$3+$K$3+$O59-R59)/(W59*$H$59)" table:style-name="ce75">
            <text:p>1.12</text:p>
          </table:table-cell>
          <table:table-cell office:value-type="float" office:value="1.1543867164941326" table:formula="msoxl:=(X59*$H$59*$J$3+$K$3+$O59-S59)/(X59*$H$59)" table:style-name="ce75">
            <text:p>1.15</text:p>
          </table:table-cell>
          <table:table-cell office:value-type="float" office:value="1.1698890545648439" table:formula="msoxl:=(Y59*$H$59*$J$3+$K$3+$O59-T59)/(Y59*$H$59)" table:style-name="ce75">
            <text:p>1.17</text:p>
          </table:table-cell>
          <table:table-cell office:value-type="float" office:value="150" table:style-name="ce55">
            <text:p>150</text:p>
          </table:table-cell>
          <table:table-cell office:value-type="float" office:value="9.3652949999999997" table:style-name="ce28">
            <text:p>9.37</text:p>
          </table:table-cell>
          <table:table-cell office:value-type="float" office:value="7.7525440000000003" table:style-name="ce28">
            <text:p>7.75</text:p>
          </table:table-cell>
          <table:table-cell office:value-type="float" office:value="7.405424" table:style-name="ce28">
            <text:p>7.41</text:p>
          </table:table-cell>
          <table:table-cell office:value-type="float" office:value="7.1758920000000002" table:style-name="ce28">
            <text:p>7.18</text:p>
          </table:table-cell>
          <table:table-cell office:value-type="float" office:value="7.3874490000000002" table:style-name="ce28">
            <text:p>7.39</text:p>
          </table:table-cell>
          <table:table-cell office:value-type="float" office:value="7.615405" table:style-name="ce28">
            <text:p>7.62</text:p>
          </table:table-cell>
          <table:table-cell office:value-type="float" office:value="2.7395088529411749" table:style-name="ce31">
            <text:p>2.74</text:p>
          </table:table-cell>
          <table:table-cell office:value-type="float" office:value="3.2025557279411752" table:style-name="ce31">
            <text:p>3.20</text:p>
          </table:table-cell>
          <table:table-cell office:value-type="float" office:value="3.7481053185185194" table:style-name="ce31">
            <text:p>3.75</text:p>
          </table:table-cell>
          <table:table-cell office:value-type="float" office:value="3.1982708382352949" table:style-name="ce31">
            <text:p>3.20</text:p>
          </table:table-cell>
          <table:table-cell office:value-type="float" office:value="2.7519389264705874" table:style-name="ce31">
            <text:p>2.75</text:p>
          </table:table-cell>
          <table:table-cell office:value-type="float" office:value="50.317934757352951" table:style-name="ce28">
            <text:p>50.32</text:p>
          </table:table-cell>
          <table:table-cell office:value-type="float" office:value="50.302059941176459" table:style-name="ce28">
            <text:p>50.30</text:p>
          </table:table-cell>
          <table:table-cell office:value-type="float" office:value="50.35826907777777" table:style-name="ce28">
            <text:p>50.36</text:p>
          </table:table-cell>
          <table:table-cell office:value-type="float" office:value="50.394934102941207" table:style-name="ce28">
            <text:p>50.39</text:p>
          </table:table-cell>
          <table:table-cell office:value-type="float" office:value="50.409839176470577" table:style-name="ce28">
            <text:p>50.41</text:p>
          </table:table-cell>
          <table:table-cell office:value-type="float" office:value="1.8484300661764697" table:style-name="ce31">
            <text:p>1.85</text:p>
          </table:table-cell>
          <table:table-cell office:value-type="float" office:value="2.2953237058823528" table:style-name="ce31">
            <text:p>2.30</text:p>
          </table:table-cell>
          <table:table-cell office:value-type="float" office:value="3.0723731259259282" table:style-name="ce31">
            <text:p>3.07</text:p>
          </table:table-cell>
          <table:table-cell office:value-type="float" office:value="2.4716707794117632" table:style-name="ce31">
            <text:p>2.47</text:p>
          </table:table-cell>
          <table:table-cell office:value-type="float" office:value="1.970071448529412" table:style-name="ce31">
            <text:p>1.97</text:p>
          </table:table-cell>
          <table:table-cell office:value-type="float" office:value="33.613603654411754" table:style-name="ce28">
            <text:p>33.61</text:p>
          </table:table-cell>
          <table:table-cell office:value-type="float" office:value="31.191722772058817" table:style-name="ce28">
            <text:p>31.19</text:p>
          </table:table-cell>
          <table:table-cell office:value-type="float" office:value="30.588618685185175" table:style-name="ce28">
            <text:p>30.59</text:p>
          </table:table-cell>
          <table:table-cell office:value-type="float" office:value="31.377444279411769" table:style-name="ce28">
            <text:p>31.38</text:p>
          </table:table-cell>
          <table:table-cell office:value-type="float" office:value="33.866071014705881" table:style-name="ce28">
            <text:p>33.87</text:p>
          </table:table-cell>
          <table:table-cell office:value-type="date" office:date-value="2016-09-16T13:24:08" table:style-name="ce32">
            <text:p>9/16/2016 13:24</text:p>
          </table:table-cell>
          <table:table-cell office:value-type="date" office:date-value="2016-09-16T13:54:09" table:style-name="ce32">
            <text:p>9/16/2016 13:54</text:p>
          </table:table-cell>
          <table:table-cell office:value-type="date" office:date-value="2016-09-16T14:24:09" table:style-name="ce32">
            <text:p>9/16/2016 14:24</text:p>
          </table:table-cell>
          <table:table-cell office:value-type="date" office:date-value="2016-09-16T15:24:10" table:style-name="ce32">
            <text:p>9/16/2016 15:24</text:p>
          </table:table-cell>
          <table:table-cell office:value-type="date" office:date-value="2016-09-16T15:54:10" table:style-name="ce32">
            <text:p>9/16/2016 15:54</text:p>
          </table:table-cell>
          <table:table-cell office:value-type="date" office:date-value="2016-09-16T16:24:11" table:style-name="ce32">
            <text:p>9/16/2016 16:24</text:p>
          </table:table-cell>
          <table:table-cell table:number-columns-repeated="16338"/>
        </table:table-row>
        <table:table-row table:style-name="ro3">
          <table:table-cell office:value-type="float" office:value="200" table:formula="msoxl:=A16" table:style-name="ce24">
            <text:p>200</text:p>
          </table:table-cell>
          <table:table-cell office:value-type="float" office:value="-0.81611299999999964" table:formula="msoxl:=O7-O60" table:style-name="ce13">
            <text:p>-0.82</text:p>
          </table:table-cell>
          <table:table-cell office:value-type="float" office:value="1.1126051337353817" table:formula="msoxl:=P7-P60-(Z7-Z60)*$F$3-$G$3*(AE7+AJ7-AE60-AJ60)" table:style-name="ce13">
            <text:p>1.11</text:p>
          </table:table-cell>
          <table:table-cell office:value-type="float" office:value="0.40984080387711774" table:formula="msoxl:=Q7-Q60-(AA7-AA60)*$F$4-$G$4*(AF7+AK7-AF60-AK60)" table:style-name="ce13">
            <text:p>0.41</text:p>
          </table:table-cell>
          <table:table-cell office:value-type="float" office:value="0.26930223883029059" table:formula="msoxl:=R7-R60-(AB7-AB60)*$F$5-$G$5*(AG7+AL7-AG60-AL60)" table:style-name="ce13">
            <text:p>0.27</text:p>
          </table:table-cell>
          <table:table-cell office:value-type="float" office:value="-0.51161500251792424" table:formula="msoxl:=S7-S60-(AC7-AC60)*$F$4-$G$4*(AH7+AM7-AH60-AM60)" table:style-name="ce13">
            <text:p>-0.51</text:p>
          </table:table-cell>
          <table:table-cell office:value-type="float" office:value="1.8898916663767196E-2" table:formula="msoxl:=T7-T60-(AD7-AD60)*$F$3-$G$3*(AI7+AN7-AI60-AN60)" table:style-name="ce13">
            <text:p>0.02</text:p>
          </table:table-cell>
          <table:table-cell office:value-type="float" office:value="1.06" table:style-name="ce61">
            <text:p>1.06</text:p>
          </table:table-cell>
          <table:table-cell office:value-type="float" office:value="1.1357423989159772" table:formula="msoxl:=(U60*$H$60*$J$4+$K$4+$O60-P60)/(U60*$H$60)" table:style-name="ce75">
            <text:p>1.14</text:p>
          </table:table-cell>
          <table:table-cell office:value-type="float" office:value="1.138715554122798" table:formula="msoxl:=(V60*$H$60*$J$4+$K$4+$O60-Q60)/(V60*$H$60)" table:style-name="ce75">
            <text:p>1.14</text:p>
          </table:table-cell>
          <table:table-cell office:value-type="float" office:value="1.1357390948481383" table:formula="msoxl:=(W60*$H$60*$J$4+$K$4+$O60-R60)/(W60*$H$60)" table:style-name="ce75">
            <text:p>1.14</text:p>
          </table:table-cell>
          <table:table-cell office:value-type="float" office:value="1.1798556067236308" table:formula="msoxl:=(X60*$H$60*$J$4+$K$4+$O60-S60)/(X60*$H$60)" table:style-name="ce75">
            <text:p>1.18</text:p>
          </table:table-cell>
          <table:table-cell office:value-type="float" office:value="1.1967727309470368" table:formula="msoxl:=(Y60*$H$60*$J$4+$K$4+$O60-T60)/(Y60*$H$60)" table:style-name="ce75">
            <text:p>1.20</text:p>
          </table:table-cell>
          <table:table-cell office:value-type="float" office:value="200" table:style-name="ce55">
            <text:p>200</text:p>
          </table:table-cell>
          <table:table-cell office:value-type="float" office:value="13.854497" table:style-name="ce28">
            <text:p>13.85</text:p>
          </table:table-cell>
          <table:table-cell office:value-type="float" office:value="11.869459000000001" table:style-name="ce28">
            <text:p>11.87</text:p>
          </table:table-cell>
          <table:table-cell office:value-type="float" office:value="11.513961" table:style-name="ce28">
            <text:p>11.51</text:p>
          </table:table-cell>
          <table:table-cell office:value-type="float" office:value="11.135256" table:style-name="ce28">
            <text:p>11.14</text:p>
          </table:table-cell>
          <table:table-cell office:value-type="float" office:value="11.350262000000001" table:style-name="ce28">
            <text:p>11.35</text:p>
          </table:table-cell>
          <table:table-cell office:value-type="float" office:value="11.662312" table:style-name="ce28">
            <text:p>11.66</text:p>
          </table:table-cell>
          <table:table-cell office:value-type="float" office:value="3.124506382352942" table:style-name="ce31">
            <text:p>3.12</text:p>
          </table:table-cell>
          <table:table-cell office:value-type="float" office:value="3.6765922794117656" table:style-name="ce31">
            <text:p>3.68</text:p>
          </table:table-cell>
          <table:table-cell office:value-type="float" office:value="4.3031583494423797" table:style-name="ce31">
            <text:p>4.30</text:p>
          </table:table-cell>
          <table:table-cell office:value-type="float" office:value="3.681622198529412" table:style-name="ce31">
            <text:p>3.68</text:p>
          </table:table-cell>
          <table:table-cell office:value-type="float" office:value="3.131801022058823" table:style-name="ce31">
            <text:p>3.13</text:p>
          </table:table-cell>
          <table:table-cell office:value-type="float" office:value="50.210233124999995" table:style-name="ce28">
            <text:p>50.21</text:p>
          </table:table-cell>
          <table:table-cell office:value-type="float" office:value="50.223610286764696" table:style-name="ce28">
            <text:p>50.22</text:p>
          </table:table-cell>
          <table:table-cell office:value-type="float" office:value="50.260238092592623" table:style-name="ce28">
            <text:p>50.26</text:p>
          </table:table-cell>
          <table:table-cell office:value-type="float" office:value="50.299182404411759" table:style-name="ce28">
            <text:p>50.30</text:p>
          </table:table-cell>
          <table:table-cell office:value-type="float" office:value="50.3096066985294" table:style-name="ce28">
            <text:p>50.31</text:p>
          </table:table-cell>
          <table:table-cell office:value-type="float" office:value="1.572048323529412" table:style-name="ce31">
            <text:p>1.57</text:p>
          </table:table-cell>
          <table:table-cell office:value-type="float" office:value="1.9265483455882355" table:style-name="ce31">
            <text:p>1.93</text:p>
          </table:table-cell>
          <table:table-cell office:value-type="float" office:value="2.472327722222222" table:style-name="ce31">
            <text:p>2.47</text:p>
          </table:table-cell>
          <table:table-cell office:value-type="float" office:value="1.6559127941176472" table:style-name="ce31">
            <text:p>1.66</text:p>
          </table:table-cell>
          <table:table-cell office:value-type="float" office:value="1.2450806176470586" table:style-name="ce31">
            <text:p>1.25</text:p>
          </table:table-cell>
          <table:table-cell office:value-type="float" office:value="33.001755257352954" table:style-name="ce28">
            <text:p>33.00</text:p>
          </table:table-cell>
          <table:table-cell office:value-type="float" office:value="30.469244544117633" table:style-name="ce28">
            <text:p>30.47</text:p>
          </table:table-cell>
          <table:table-cell office:value-type="float" office:value="29.611553648148139" table:style-name="ce28">
            <text:p>29.61</text:p>
          </table:table-cell>
          <table:table-cell office:value-type="float" office:value="30.354952426470589" table:style-name="ce28">
            <text:p>30.35</text:p>
          </table:table-cell>
          <table:table-cell office:value-type="float" office:value="32.936806169117631" table:style-name="ce28">
            <text:p>32.94</text:p>
          </table:table-cell>
          <table:table-cell office:value-type="date" office:date-value="2016-09-16T18:54:13" table:style-name="ce32">
            <text:p>9/16/2016 18:54</text:p>
          </table:table-cell>
          <table:table-cell office:value-type="date" office:date-value="2016-09-16T19:24:13" table:style-name="ce32">
            <text:p>9/16/2016 19:24</text:p>
          </table:table-cell>
          <table:table-cell office:value-type="date" office:date-value="2016-09-16T19:54:14" table:style-name="ce32">
            <text:p>9/16/2016 19:54</text:p>
          </table:table-cell>
          <table:table-cell office:value-type="date" office:date-value="2016-09-16T20:54:15" table:style-name="ce32">
            <text:p>9/16/2016 20:54</text:p>
          </table:table-cell>
          <table:table-cell office:value-type="date" office:date-value="2016-09-16T21:24:15" table:style-name="ce32">
            <text:p>9/16/2016 21:24</text:p>
          </table:table-cell>
          <table:table-cell office:value-type="date" office:date-value="2016-09-16T21:54:15" table:style-name="ce32">
            <text:p>9/16/2016 21:54</text:p>
          </table:table-cell>
          <table:table-cell table:number-columns-repeated="16338"/>
        </table:table-row>
        <table:table-row table:style-name="ro3">
          <table:table-cell office:value-type="float" office:value="250" table:formula="msoxl:=A17" table:style-name="ce24">
            <text:p>250</text:p>
          </table:table-cell>
          <table:table-cell office:value-type="float" office:value="-1.1027650000000015" table:formula="msoxl:=O8-O61" table:style-name="ce13">
            <text:p>-1.10</text:p>
          </table:table-cell>
          <table:table-cell office:value-type="float" office:value="-1.376827505326681" table:formula="msoxl:=P8-P61-(Z8-Z61)*$F$3-$G$3*(AE8+AJ8-AE61-AJ61)" table:style-name="ce13">
            <text:p>-1.38</text:p>
          </table:table-cell>
          <table:table-cell office:value-type="float" office:value="-1.9250633904971435" table:formula="msoxl:=Q8-Q61-(AA8-AA61)*$F$4-$G$4*(AF8+AK8-AF61-AK61)" table:style-name="ce13">
            <text:p>-1.93</text:p>
          </table:table-cell>
          <table:table-cell office:value-type="float" office:value="-1.4924977215813389" table:formula="msoxl:=R8-R61-(AB8-AB61)*$F$5-$G$5*(AG8+AL8-AG61-AL61)" table:style-name="ce13">
            <text:p>-1.49</text:p>
          </table:table-cell>
          <table:table-cell office:value-type="float" office:value="-0.9914127577694305" table:formula="msoxl:=S8-S61-(AC8-AC61)*$F$4-$G$4*(AH8+AM8-AH61-AM61)" table:style-name="ce13">
            <text:p>-0.99</text:p>
          </table:table-cell>
          <table:table-cell office:value-type="float" office:value="-0.51408493228776742" table:formula="msoxl:=T8-T61-(AD8-AD61)*$F$3-$G$3*(AI8+AN8-AI61-AN61)" table:style-name="ce13">
            <text:p>-0.51</text:p>
          </table:table-cell>
          <table:table-cell office:value-type="float" office:value="1" table:style-name="ce61">
            <text:p>1.00</text:p>
          </table:table-cell>
          <table:table-cell office:value-type="float" office:value="1.2278238294213655" table:formula="msoxl:=(U61*$H$61*$J$5+$K$5+$O61-P61)/(U61*$H$61)" table:style-name="ce75">
            <text:p>1.23</text:p>
          </table:table-cell>
          <table:table-cell office:value-type="float" office:value="1.2150305089173148" table:formula="msoxl:=(V61*$H$61*$J$5+$K$5+$O61-Q61)/(V61*$H$61)" table:style-name="ce75">
            <text:p>1.22</text:p>
          </table:table-cell>
          <table:table-cell office:value-type="float" office:value="1.2017478889615114" table:formula="msoxl:=(W61*$H$61*$J$5+$K$5+$O61-R61)/(W61*$H$61)" table:style-name="ce75">
            <text:p>1.20</text:p>
          </table:table-cell>
          <table:table-cell office:value-type="float" office:value="1.2168953355793821" table:formula="msoxl:=(X61*$H$61*$J$5+$K$5+$O61-S61)/(X61*$H$61)" table:style-name="ce75">
            <text:p>1.22</text:p>
          </table:table-cell>
          <table:table-cell office:value-type="float" office:value="1.2374194883977547" table:formula="msoxl:=(Y61*$H$61*$J$5+$K$5+$O61-T61)/(Y61*$H$61)" table:style-name="ce75">
            <text:p>1.24</text:p>
          </table:table-cell>
          <table:table-cell office:value-type="float" office:value="250" table:style-name="ce55">
            <text:p>250</text:p>
          </table:table-cell>
          <table:table-cell office:value-type="float" office:value="18.948601" table:style-name="ce28">
            <text:p>18.95</text:p>
          </table:table-cell>
          <table:table-cell office:value-type="float" office:value="16.339908999999999" table:style-name="ce28">
            <text:p>16.34</text:p>
          </table:table-cell>
          <table:table-cell office:value-type="float" office:value="15.886266000000001" table:style-name="ce28">
            <text:p>15.89</text:p>
          </table:table-cell>
          <table:table-cell office:value-type="float" office:value="15.400482" table:style-name="ce28">
            <text:p>15.40</text:p>
          </table:table-cell>
          <table:table-cell office:value-type="float" office:value="15.872680000000001" table:style-name="ce28">
            <text:p>15.87</text:p>
          </table:table-cell>
          <table:table-cell office:value-type="float" office:value="16.297443999999999" table:style-name="ce28">
            <text:p>16.30</text:p>
          </table:table-cell>
          <table:table-cell office:value-type="float" office:value="3.5530954264705885" table:style-name="ce31">
            <text:p>3.55</text:p>
          </table:table-cell>
          <table:table-cell office:value-type="float" office:value="4.2378407720588243" table:style-name="ce31">
            <text:p>4.24</text:p>
          </table:table-cell>
          <table:table-cell office:value-type="float" office:value="4.9953501784386614" table:style-name="ce31">
            <text:p>5.00</text:p>
          </table:table-cell>
          <table:table-cell office:value-type="float" office:value="4.2456179632352944" table:style-name="ce31">
            <text:p>4.25</text:p>
          </table:table-cell>
          <table:table-cell office:value-type="float" office:value="3.5642374814814812" table:style-name="ce31">
            <text:p>3.56</text:p>
          </table:table-cell>
          <table:table-cell office:value-type="float" office:value="50.083218058823526" table:style-name="ce28">
            <text:p>50.08</text:p>
          </table:table-cell>
          <table:table-cell office:value-type="float" office:value="50.102803632352945" table:style-name="ce28">
            <text:p>50.10</text:p>
          </table:table-cell>
          <table:table-cell office:value-type="float" office:value="50.145700074074071" table:style-name="ce28">
            <text:p>50.15</text:p>
          </table:table-cell>
          <table:table-cell office:value-type="float" office:value="50.189539772058815" table:style-name="ce28">
            <text:p>50.19</text:p>
          </table:table-cell>
          <table:table-cell office:value-type="float" office:value="50.196468733333354" table:style-name="ce28">
            <text:p>50.20</text:p>
          </table:table-cell>
          <table:table-cell office:value-type="float" office:value="0.7696370735294118" table:style-name="ce31">
            <text:p>0.77</text:p>
          </table:table-cell>
          <table:table-cell office:value-type="float" office:value="1.1010494558823527" table:style-name="ce31">
            <text:p>1.10</text:p>
          </table:table-cell>
          <table:table-cell office:value-type="float" office:value="1.7526941259259261" table:style-name="ce31">
            <text:p>1.75</text:p>
          </table:table-cell>
          <table:table-cell office:value-type="float" office:value="1.1609854705882352" table:style-name="ce31">
            <text:p>1.16</text:p>
          </table:table-cell>
          <table:table-cell office:value-type="float" office:value="0.67208695555555553" table:style-name="ce31">
            <text:p>0.67</text:p>
          </table:table-cell>
          <table:table-cell office:value-type="float" office:value="32.043459750000011" table:style-name="ce28">
            <text:p>32.04</text:p>
          </table:table-cell>
          <table:table-cell office:value-type="float" office:value="29.448269117647047" table:style-name="ce28">
            <text:p>29.45</text:p>
          </table:table-cell>
          <table:table-cell office:value-type="float" office:value="28.484480296296283" table:style-name="ce28">
            <text:p>28.48</text:p>
          </table:table-cell>
          <table:table-cell office:value-type="float" office:value="29.468997272058825" table:style-name="ce28">
            <text:p>29.47</text:p>
          </table:table-cell>
          <table:table-cell office:value-type="float" office:value="32.166191133333314" table:style-name="ce28">
            <text:p>32.17</text:p>
          </table:table-cell>
          <table:table-cell office:value-type="date" office:date-value="2016-09-17T00:24:17" table:style-name="ce32">
            <text:p>9/17/2016 0:24</text:p>
          </table:table-cell>
          <table:table-cell office:value-type="date" office:date-value="2016-09-17T00:54:18" table:style-name="ce32">
            <text:p>9/17/2016 0:54</text:p>
          </table:table-cell>
          <table:table-cell office:value-type="date" office:date-value="2016-09-17T01:24:18" table:style-name="ce32">
            <text:p>9/17/2016 1:24</text:p>
          </table:table-cell>
          <table:table-cell office:value-type="date" office:date-value="2016-09-17T02:24:19" table:style-name="ce32">
            <text:p>9/17/2016 2:24</text:p>
          </table:table-cell>
          <table:table-cell office:value-type="date" office:date-value="2016-09-17T02:54:20" table:style-name="ce32">
            <text:p>9/17/2016 2:54</text:p>
          </table:table-cell>
          <table:table-cell office:value-type="date" office:date-value="2016-09-17T03:24:10" table:style-name="ce32">
            <text:p>9/17/2016 3:24</text:p>
          </table:table-cell>
          <table:table-cell table:number-columns-repeated="16338"/>
        </table:table-row>
        <table:table-row table:style-name="ro3">
          <table:table-cell office:value-type="float" office:value="300" table:formula="msoxl:=A18" table:style-name="ce24">
            <text:p>300</text:p>
          </table:table-cell>
          <table:table-cell office:value-type="float" office:value="-1.4296480000000003" table:formula="msoxl:=O9-O62" table:style-name="ce13">
            <text:p>-1.43</text:p>
          </table:table-cell>
          <table:table-cell office:value-type="float" office:value="-1.3287895944710584" table:formula="msoxl:=P9-P62-(Z9-Z62)*$F$3-$G$3*(AE9+AJ9-AE62-AJ62)" table:style-name="ce13">
            <text:p>-1.33</text:p>
          </table:table-cell>
          <table:table-cell office:value-type="float" office:value="-2.3771746253882751" table:formula="msoxl:=Q9-Q62-(AA9-AA62)*$F$4-$G$4*(AF9+AK9-AF62-AK62)" table:style-name="ce13">
            <text:p>-2.38</text:p>
          </table:table-cell>
          <table:table-cell office:value-type="float" office:value="-2.3107307535152231" table:formula="msoxl:=R9-R62-(AB9-AB62)*$F$5-$G$5*(AG9+AL9-AG62-AL62)" table:style-name="ce13">
            <text:p>-2.31</text:p>
          </table:table-cell>
          <table:table-cell office:value-type="float" office:value="-2.2824035495442487" table:formula="msoxl:=S9-S62-(AC9-AC62)*$F$4-$G$4*(AH9+AM9-AH62-AM62)" table:style-name="ce13">
            <text:p>-2.28</text:p>
          </table:table-cell>
          <table:table-cell office:value-type="float" office:value="-1.7535859533270028" table:formula="msoxl:=T9-T62-(AD9-AD62)*$F$3-$G$3*(AI9+AN9-AI62-AN62)" table:style-name="ce13">
            <text:p>-1.75</text:p>
          </table:table-cell>
          <table:table-cell office:value-type="float" office:value="1.06" table:style-name="ce61">
            <text:p>1.06</text:p>
          </table:table-cell>
          <table:table-cell office:value-type="float" office:value="1.2930605526455645" table:formula="msoxl:=(U62*$H$62*$J$6+$K$6+$O62-P62)/(U62*$H$62)" table:style-name="ce75">
            <text:p>1.29</text:p>
          </table:table-cell>
          <table:table-cell office:value-type="float" office:value="1.2137181629357161" table:formula="msoxl:=(V62*$H$62*$J$6+$K$6+$O62-Q62)/(V62*$H$62)" table:style-name="ce75">
            <text:p>1.21</text:p>
          </table:table-cell>
          <table:table-cell office:value-type="float" office:value="1.2146242983440707" table:formula="msoxl:=(W62*$H$62*$J$6+$K$6+$O62-R62)/(W62*$H$62)" table:style-name="ce75">
            <text:p>1.21</text:p>
          </table:table-cell>
          <table:table-cell office:value-type="float" office:value="1.2430628046558734" table:formula="msoxl:=(X62*$H$62*$J$6+$K$6+$O62-S62)/(X62*$H$62)" table:style-name="ce75">
            <text:p>1.24</text:p>
          </table:table-cell>
          <table:table-cell office:value-type="float" office:value="1.2381915557846961" table:formula="msoxl:=(Y62*$H$62*$J$6+$K$6+$O62-T62)/(Y62*$H$62)" table:style-name="ce75">
            <text:p>1.24</text:p>
          </table:table-cell>
          <table:table-cell office:value-type="float" office:value="300" table:style-name="ce55">
            <text:p>300</text:p>
          </table:table-cell>
          <table:table-cell office:value-type="float" office:value="24.584489000000001" table:style-name="ce28">
            <text:p>24.58</text:p>
          </table:table-cell>
          <table:table-cell office:value-type="float" office:value="21.267337999999999" table:style-name="ce28">
            <text:p>21.27</text:p>
          </table:table-cell>
          <table:table-cell office:value-type="float" office:value="20.948191000000001" table:style-name="ce28">
            <text:p>20.95</text:p>
          </table:table-cell>
          <table:table-cell office:value-type="float" office:value="20.243701000000001" table:style-name="ce28">
            <text:p>20.24</text:p>
          </table:table-cell>
          <table:table-cell office:value-type="float" office:value="20.788577" table:style-name="ce28">
            <text:p>20.79</text:p>
          </table:table-cell>
          <table:table-cell office:value-type="float" office:value="21.490016000000001" table:style-name="ce28">
            <text:p>21.49</text:p>
          </table:table-cell>
          <table:table-cell office:value-type="float" office:value="3.9092684044117654" table:style-name="ce31">
            <text:p>3.91</text:p>
          </table:table-cell>
          <table:table-cell office:value-type="float" office:value="4.7493974044117646" table:style-name="ce31">
            <text:p>4.75</text:p>
          </table:table-cell>
          <table:table-cell office:value-type="float" office:value="5.6558230962962952" table:style-name="ce31">
            <text:p>5.66</text:p>
          </table:table-cell>
          <table:table-cell office:value-type="float" office:value="4.7642073676470602" table:style-name="ce31">
            <text:p>4.76</text:p>
          </table:table-cell>
          <table:table-cell office:value-type="float" office:value="3.9151511102941159" table:style-name="ce31">
            <text:p>3.92</text:p>
          </table:table-cell>
          <table:table-cell office:value-type="float" office:value="49.926560110294126" table:style-name="ce28">
            <text:p>49.93</text:p>
          </table:table-cell>
          <table:table-cell office:value-type="float" office:value="49.929095757352961" table:style-name="ce28">
            <text:p>49.93</text:p>
          </table:table-cell>
          <table:table-cell office:value-type="float" office:value="49.990274825925958" table:style-name="ce28">
            <text:p>49.99</text:p>
          </table:table-cell>
          <table:table-cell office:value-type="float" office:value="50.040242374999991" table:style-name="ce28">
            <text:p>50.04</text:p>
          </table:table-cell>
          <table:table-cell office:value-type="float" office:value="50.065050161764667" table:style-name="ce28">
            <text:p>50.07</text:p>
          </table:table-cell>
          <table:table-cell office:value-type="float" office:value="0.2820431911764707" table:style-name="ce31">
            <text:p>0.28</text:p>
          </table:table-cell>
          <table:table-cell office:value-type="float" office:value="0.53424416911764705" table:style-name="ce31">
            <text:p>0.53</text:p>
          </table:table-cell>
          <table:table-cell office:value-type="float" office:value="1.2621952481481482" table:style-name="ce31">
            <text:p>1.26</text:p>
          </table:table-cell>
          <table:table-cell office:value-type="float" office:value="0.63496296323529411" table:style-name="ce31">
            <text:p>0.63</text:p>
          </table:table-cell>
          <table:table-cell office:value-type="float" office:value="0.45394387499999983" table:style-name="ce31">
            <text:p>0.45</text:p>
          </table:table-cell>
          <table:table-cell office:value-type="float" office:value="31.329671051470587" table:style-name="ce28">
            <text:p>31.33</text:p>
          </table:table-cell>
          <table:table-cell office:value-type="float" office:value="28.521643242647059" table:style-name="ce28">
            <text:p>28.52</text:p>
          </table:table-cell>
          <table:table-cell office:value-type="float" office:value="27.431618037037062" table:style-name="ce28">
            <text:p>27.43</text:p>
          </table:table-cell>
          <table:table-cell office:value-type="float" office:value="28.634437683823521" table:style-name="ce28">
            <text:p>28.63</text:p>
          </table:table-cell>
          <table:table-cell office:value-type="float" office:value="31.563732904411754" table:style-name="ce28">
            <text:p>31.56</text:p>
          </table:table-cell>
          <table:table-cell office:value-type="date" office:date-value="2016-09-17T05:54:12" table:style-name="ce32">
            <text:p>9/17/2016 5:54</text:p>
          </table:table-cell>
          <table:table-cell office:value-type="date" office:date-value="2016-09-17T06:24:12" table:style-name="ce32">
            <text:p>9/17/2016 6:24</text:p>
          </table:table-cell>
          <table:table-cell office:value-type="date" office:date-value="2016-09-17T06:54:13" table:style-name="ce32">
            <text:p>9/17/2016 6:54</text:p>
          </table:table-cell>
          <table:table-cell office:value-type="date" office:date-value="2016-09-17T07:54:14" table:style-name="ce32">
            <text:p>9/17/2016 7:54</text:p>
          </table:table-cell>
          <table:table-cell office:value-type="date" office:date-value="2016-09-17T08:24:14" table:style-name="ce32">
            <text:p>9/17/2016 8:24</text:p>
          </table:table-cell>
          <table:table-cell office:value-type="date" office:date-value="2016-09-17T08:54:14" table:style-name="ce32">
            <text:p>9/17/2016 8:54</text:p>
          </table:table-cell>
          <table:table-cell table:number-columns-repeated="16338"/>
        </table:table-row>
        <table:table-row table:style-name="ro3">
          <table:table-cell office:value-type="float" office:value="350" table:formula="msoxl:=A19" table:style-name="ce24">
            <text:p>350</text:p>
          </table:table-cell>
          <table:table-cell office:value-type="float" office:value="-1.9317400000000013" table:formula="msoxl:=O10-O63" table:style-name="ce13">
            <text:p>-1.93</text:p>
          </table:table-cell>
          <table:table-cell office:value-type="float" office:value="-0.58144543866217768" table:formula="msoxl:=P10-P63-(Z10-Z63)*$F$3-$G$3*(AE10+AJ10-AE63-AJ63)" table:style-name="ce13">
            <text:p>-0.58</text:p>
          </table:table-cell>
          <table:table-cell office:value-type="float" office:value="-1.8220250001328591" table:formula="msoxl:=Q10-Q63-(AA10-AA63)*$F$4-$G$4*(AF10+AK10-AF63-AK63)" table:style-name="ce13">
            <text:p>-1.82</text:p>
          </table:table-cell>
          <table:table-cell office:value-type="float" office:value="-2.4705913383838216" table:formula="msoxl:=R10-R63-(AB10-AB63)*$F$5-$G$5*(AG10+AL10-AG63-AL63)" table:style-name="ce13">
            <text:p>-2.47</text:p>
          </table:table-cell>
          <table:table-cell office:value-type="float" office:value="-2.4404086306257273" table:formula="msoxl:=S10-S63-(AC10-AC63)*$F$4-$G$4*(AH10+AM10-AH63-AM63)" table:style-name="ce13">
            <text:p>-2.44</text:p>
          </table:table-cell>
          <table:table-cell office:value-type="float" office:value="-1.6588989249396757" table:formula="msoxl:=T10-T63-(AD10-AD63)*$F$3-$G$3*(AI10+AN10-AI63-AN63)" table:style-name="ce13">
            <text:p>-1.66</text:p>
          </table:table-cell>
          <table:table-cell office:value-type="float" office:value="1" table:style-name="ce61">
            <text:p>1.00</text:p>
          </table:table-cell>
          <table:table-cell office:value-type="float" office:value="1.1259191669120006" table:formula="msoxl:=(U63*$H$63*$J$7+$K$7+$O63-P63)/(U63*$H$63)" table:style-name="ce75">
            <text:p>1.13</text:p>
          </table:table-cell>
          <table:table-cell office:value-type="float" office:value="1.1490370497664577" table:formula="msoxl:=(V63*$H$62*$J$6+$K$6+$O63-Q63)/(V63*$H$62)" table:style-name="ce75">
            <text:p>1.15</text:p>
          </table:table-cell>
          <table:table-cell office:value-type="float" office:value="1.1198559995574884" table:formula="msoxl:=(W63*$H$62*$J$6+$K$6+$O63-R63)/(W63*$H$62)" table:style-name="ce75">
            <text:p>1.12</text:p>
          </table:table-cell>
          <table:table-cell office:value-type="float" office:value="1.1329296105113278" table:formula="msoxl:=(X63*$H$62*$J$6+$K$6+$O63-S63)/(X63*$H$62)" table:style-name="ce75">
            <text:p>1.13</text:p>
          </table:table-cell>
          <table:table-cell office:value-type="float" office:value="1.148653576391796" table:formula="msoxl:=(Y63*$H$62*$J$6+$K$6+$O63-T63)/(Y63*$H$62)" table:style-name="ce75">
            <text:p>1.15</text:p>
          </table:table-cell>
          <table:table-cell office:value-type="float" office:value="350" table:style-name="ce55">
            <text:p>350</text:p>
          </table:table-cell>
          <table:table-cell office:value-type="float" office:value="30.748023" table:style-name="ce28">
            <text:p>30.75</text:p>
          </table:table-cell>
          <table:table-cell office:value-type="float" office:value="28.138611999999998" table:style-name="ce28">
            <text:p>28.14</text:p>
          </table:table-cell>
          <table:table-cell office:value-type="float" office:value="27.770403999999999" table:style-name="ce28">
            <text:p>27.77</text:p>
          </table:table-cell>
          <table:table-cell office:value-type="float" office:value="27.460035000000001" table:style-name="ce28">
            <text:p>27.46</text:p>
          </table:table-cell>
          <table:table-cell office:value-type="float" office:value="27.838999000000001" table:style-name="ce28">
            <text:p>27.84</text:p>
          </table:table-cell>
          <table:table-cell office:value-type="float" office:value="28.107513000000001" table:style-name="ce28">
            <text:p>28.11</text:p>
          </table:table-cell>
          <table:table-cell office:value-type="float" office:value="3.7807495037037047" table:style-name="ce31">
            <text:p>3.78</text:p>
          </table:table-cell>
          <table:table-cell office:value-type="float" office:value="4.2754131323529414" table:style-name="ce31">
            <text:p>4.28</text:p>
          </table:table-cell>
          <table:table-cell office:value-type="float" office:value="4.9343317592592619" table:style-name="ce31">
            <text:p>4.93</text:p>
          </table:table-cell>
          <table:table-cell office:value-type="float" office:value="4.2818352279411753" table:style-name="ce31">
            <text:p>4.28</text:p>
          </table:table-cell>
          <table:table-cell office:value-type="float" office:value="3.7978505661764692" table:style-name="ce31">
            <text:p>3.80</text:p>
          </table:table-cell>
          <table:table-cell office:value-type="float" office:value="49.766055492647041" table:style-name="ce28">
            <text:p>49.77</text:p>
          </table:table-cell>
          <table:table-cell office:value-type="float" office:value="49.793189647058824" table:style-name="ce28">
            <text:p>49.79</text:p>
          </table:table-cell>
          <table:table-cell office:value-type="float" office:value="49.838368492592615" table:style-name="ce28">
            <text:p>49.84</text:p>
          </table:table-cell>
          <table:table-cell office:value-type="float" office:value="49.887185448529401" table:style-name="ce28">
            <text:p>49.89</text:p>
          </table:table-cell>
          <table:table-cell office:value-type="float" office:value="49.912033220588235" table:style-name="ce28">
            <text:p>49.91</text:p>
          </table:table-cell>
          <table:table-cell office:value-type="float" office:value="1.3925241985294112" table:style-name="ce31">
            <text:p>1.39</text:p>
          </table:table-cell>
          <table:table-cell office:value-type="float" office:value="1.9651612132352942" table:style-name="ce31">
            <text:p>1.97</text:p>
          </table:table-cell>
          <table:table-cell office:value-type="float" office:value="2.8977689555555548" table:style-name="ce31">
            <text:p>2.90</text:p>
          </table:table-cell>
          <table:table-cell office:value-type="float" office:value="2.245346205882353" table:style-name="ce31">
            <text:p>2.25</text:p>
          </table:table-cell>
          <table:table-cell office:value-type="float" office:value="1.8961428676470584" table:style-name="ce31">
            <text:p>1.90</text:p>
          </table:table-cell>
          <table:table-cell office:value-type="float" office:value="32.352111426470579" table:style-name="ce28">
            <text:p>32.35</text:p>
          </table:table-cell>
          <table:table-cell office:value-type="float" office:value="30.042719264705887" table:style-name="ce28">
            <text:p>30.04</text:p>
          </table:table-cell>
          <table:table-cell office:value-type="float" office:value="29.20733226296295" table:style-name="ce28">
            <text:p>29.21</text:p>
          </table:table-cell>
          <table:table-cell office:value-type="float" office:value="30.148019007352932" table:style-name="ce28">
            <text:p>30.15</text:p>
          </table:table-cell>
          <table:table-cell office:value-type="float" office:value="32.669558124999995" table:style-name="ce28">
            <text:p>32.67</text:p>
          </table:table-cell>
          <table:table-cell office:value-type="date" office:date-value="2016-09-17T11:24:16" table:style-name="ce32">
            <text:p>9/17/2016 11:24</text:p>
          </table:table-cell>
          <table:table-cell office:value-type="date" office:date-value="2016-09-17T11:54:17" table:style-name="ce32">
            <text:p>9/17/2016 11:54</text:p>
          </table:table-cell>
          <table:table-cell office:value-type="date" office:date-value="2016-09-17T12:24:17" table:style-name="ce32">
            <text:p>9/17/2016 12:24</text:p>
          </table:table-cell>
          <table:table-cell office:value-type="date" office:date-value="2016-09-17T13:24:18" table:style-name="ce32">
            <text:p>9/17/2016 13:24</text:p>
          </table:table-cell>
          <table:table-cell office:value-type="date" office:date-value="2016-09-17T13:54:19" table:style-name="ce32">
            <text:p>9/17/2016 13:54</text:p>
          </table:table-cell>
          <table:table-cell office:value-type="date" office:date-value="2016-09-17T14:24:19" table:style-name="ce32">
            <text:p>9/17/2016 14:24</text:p>
          </table:table-cell>
          <table:table-cell table:number-columns-repeated="16338"/>
        </table:table-row>
        <table:table-row table:style-name="ro3">
          <table:table-cell office:value-type="float" office:value="400" table:formula="msoxl:=A20" table:style-name="ce24">
            <text:p>400</text:p>
          </table:table-cell>
          <table:table-cell office:value-type="float" office:value="-2.4245609999999971" table:formula="msoxl:=O11-O64" table:style-name="ce13">
            <text:p>-2.42</text:p>
          </table:table-cell>
          <table:table-cell office:value-type="float" office:value="-1.9439680548184053" table:formula="msoxl:=P11-P64-(Z11-Z64)*$F$3-$G$3*(AE11+AJ11-AE64-AJ64)" table:style-name="ce13">
            <text:p>-1.94</text:p>
          </table:table-cell>
          <table:table-cell office:value-type="float" office:value="-3.1649659423394869" table:formula="msoxl:=Q11-Q64-(AA11-AA64)*$F$4-$G$4*(AF11+AK11-AF64-AK64)" table:style-name="ce13">
            <text:p>-3.16</text:p>
          </table:table-cell>
          <table:table-cell office:value-type="float" office:value="-3.4878556984759892" table:formula="msoxl:=R11-R64-(AB11-AB64)*$F$5-$G$5*(AG11+AL11-AG64-AL64)" table:style-name="ce13">
            <text:p>-3.49</text:p>
          </table:table-cell>
          <table:table-cell office:value-type="float" office:value="-2.9380786872502096" table:formula="msoxl:=S11-S64-(AC11-AC64)*$F$4-$G$4*(AH11+AM11-AH64-AM64)" table:style-name="ce13">
            <text:p>-2.94</text:p>
          </table:table-cell>
          <table:table-cell office:value-type="float" office:value="-2.0153141262129681" table:formula="msoxl:=T11-T64-(AD11-AD64)*$F$3-$G$3*(AI11+AN11-AI64-AN64)" table:style-name="ce13">
            <text:p>-2.02</text:p>
          </table:table-cell>
          <table:table-cell office:value-type="float" office:value="1.06" table:style-name="ce61">
            <text:p>1.06</text:p>
          </table:table-cell>
          <table:table-cell office:value-type="float" office:value="1.1082948047716192" table:formula="msoxl:=(U64*$H$64*$J$8+$K$8+$O64-P64)/(U64*$H$64)" table:style-name="ce75">
            <text:p>1.11</text:p>
          </table:table-cell>
          <table:table-cell office:value-type="float" office:value="1.082600782216151" table:formula="msoxl:=(V64*$H$64*$J$8+$K$8+$O64-Q64)/(V64*$H$64)" table:style-name="ce75">
            <text:p>1.08</text:p>
          </table:table-cell>
          <table:table-cell office:value-type="float" office:value="1.0091152061809914" table:formula="msoxl:=(W64*$H$64*$J$8+$K$8+$O64-R64)/(W64*$H$64)" table:style-name="ce75">
            <text:p>1.01</text:p>
          </table:table-cell>
          <table:table-cell office:value-type="float" office:value="1.0566655541757102" table:formula="msoxl:=(X64*$H$64*$J$8+$K$8+$O64-S64)/(X64*$H$64)" table:style-name="ce75">
            <text:p>1.06</text:p>
          </table:table-cell>
          <table:table-cell office:value-type="float" office:value="1.0521948750550463" table:formula="msoxl:=(Y64*$H$64*$J$8+$K$8+$O64-T64)/(Y64*$H$64)" table:style-name="ce75">
            <text:p>1.05</text:p>
          </table:table-cell>
          <table:table-cell office:value-type="float" office:value="400" table:style-name="ce55">
            <text:p>400</text:p>
          </table:table-cell>
          <table:table-cell office:value-type="float" office:value="37.718347999999999" table:style-name="ce28">
            <text:p>37.72</text:p>
          </table:table-cell>
          <table:table-cell office:value-type="float" office:value="35.002822999999999" table:style-name="ce28">
            <text:p>35.00</text:p>
          </table:table-cell>
          <table:table-cell office:value-type="float" office:value="34.929299" table:style-name="ce28">
            <text:p>34.93</text:p>
          </table:table-cell>
          <table:table-cell office:value-type="float" office:value="34.972788000000001" table:style-name="ce28">
            <text:p>34.97</text:p>
          </table:table-cell>
          <table:table-cell office:value-type="float" office:value="35.036107000000001" table:style-name="ce28">
            <text:p>35.04</text:p>
          </table:table-cell>
          <table:table-cell office:value-type="float" office:value="35.217022999999998" table:style-name="ce28">
            <text:p>35.22</text:p>
          </table:table-cell>
          <table:table-cell office:value-type="float" office:value="3.8069600882352916" table:style-name="ce31">
            <text:p>3.81</text:p>
          </table:table-cell>
          <table:table-cell office:value-type="float" office:value="4.0630797037037061" table:style-name="ce31">
            <text:p>4.06</text:p>
          </table:table-cell>
          <table:table-cell office:value-type="float" office:value="4.5077070629629663" table:style-name="ce31">
            <text:p>4.51</text:p>
          </table:table-cell>
          <table:table-cell office:value-type="float" office:value="4.0704419117647062" table:style-name="ce31">
            <text:p>4.07</text:p>
          </table:table-cell>
          <table:table-cell office:value-type="float" office:value="3.8254305588235269" table:style-name="ce31">
            <text:p>3.83</text:p>
          </table:table-cell>
          <table:table-cell office:value-type="float" office:value="49.568976426470584" table:style-name="ce28">
            <text:p>49.57</text:p>
          </table:table-cell>
          <table:table-cell office:value-type="float" office:value="49.601936251851832" table:style-name="ce28">
            <text:p>49.60</text:p>
          </table:table-cell>
          <table:table-cell office:value-type="float" office:value="49.655772359259231" table:style-name="ce28">
            <text:p>49.66</text:p>
          </table:table-cell>
          <table:table-cell office:value-type="float" office:value="49.719976308823519" table:style-name="ce28">
            <text:p>49.72</text:p>
          </table:table-cell>
          <table:table-cell office:value-type="float" office:value="49.736532705882361" table:style-name="ce28">
            <text:p>49.74</text:p>
          </table:table-cell>
          <table:table-cell office:value-type="float" office:value="1.5327790735294118" table:style-name="ce31">
            <text:p>1.53</text:p>
          </table:table-cell>
          <table:table-cell office:value-type="float" office:value="1.905926474074074" table:style-name="ce31">
            <text:p>1.91</text:p>
          </table:table-cell>
          <table:table-cell office:value-type="float" office:value="2.6742972148148159" table:style-name="ce31">
            <text:p>2.67</text:p>
          </table:table-cell>
          <table:table-cell office:value-type="float" office:value="1.9964650588235295" table:style-name="ce31">
            <text:p>2.00</text:p>
          </table:table-cell>
          <table:table-cell office:value-type="float" office:value="1.564611117647059" table:style-name="ce31">
            <text:p>1.56</text:p>
          </table:table-cell>
          <table:table-cell office:value-type="float" office:value="32.307303323529425" table:style-name="ce28">
            <text:p>32.31</text:p>
          </table:table-cell>
          <table:table-cell office:value-type="float" office:value="30.113826266666674" table:style-name="ce28">
            <text:p>30.11</text:p>
          </table:table-cell>
          <table:table-cell office:value-type="float" office:value="29.463074388888899" table:style-name="ce28">
            <text:p>29.46</text:p>
          </table:table-cell>
          <table:table-cell office:value-type="float" office:value="30.189149382352952" table:style-name="ce28">
            <text:p>30.19</text:p>
          </table:table-cell>
          <table:table-cell office:value-type="float" office:value="32.525560580882356" table:style-name="ce28">
            <text:p>32.53</text:p>
          </table:table-cell>
          <table:table-cell office:value-type="date" office:date-value="2016-09-17T16:54:21" table:style-name="ce32">
            <text:p>9/17/2016 16:54</text:p>
          </table:table-cell>
          <table:table-cell office:value-type="date" office:date-value="2016-09-17T17:24:21" table:style-name="ce32">
            <text:p>9/17/2016 17:24</text:p>
          </table:table-cell>
          <table:table-cell office:value-type="date" office:date-value="2016-09-17T17:54:12" table:style-name="ce32">
            <text:p>9/17/2016 17:54</text:p>
          </table:table-cell>
          <table:table-cell office:value-type="date" office:date-value="2016-09-17T18:54:13" table:style-name="ce32">
            <text:p>9/17/2016 18:54</text:p>
          </table:table-cell>
          <table:table-cell office:value-type="date" office:date-value="2016-09-17T19:24:13" table:style-name="ce32">
            <text:p>9/17/2016 19:24</text:p>
          </table:table-cell>
          <table:table-cell office:value-type="date" office:date-value="2016-09-17T19:54:14" table:style-name="ce32">
            <text:p>9/17/2016 19:54</text:p>
          </table:table-cell>
          <table:table-cell table:number-columns-repeated="16338"/>
        </table:table-row>
        <table:table-row table:style-name="ro3">
          <table:table-cell table:number-columns-repeated="7" table:style-name="ce2"/>
          <table:table-cell table:style-name="ce63"/>
          <table:table-cell table:style-name="ce16"/>
          <table:table-cell table:style-name="ce4"/>
          <table:table-cell table:number-columns-repeated="2" table:style-name="ce2"/>
          <table:table-cell table:style-name="ce16"/>
          <table:table-cell office:value-type="string" table:style-name="ce51">
            <text:p>H2 (9/24/2016-9/25/2016)</text:p>
          </table:table-cell>
          <table:table-cell table:style-name="ce1"/>
          <table:table-cell table:number-columns-repeated="5" table:style-name="ce6"/>
          <table:table-cell table:number-columns-repeated="16364" table:style-name="ce2"/>
        </table:table-row>
        <table:table-row table:style-name="ro3">
          <table:table-cell table:number-columns-repeated="7" table:style-name="ce2"/>
          <table:table-cell table:style-name="ce50"/>
          <table:table-cell table:style-name="ce16"/>
          <table:table-cell table:number-columns-repeated="3" table:style-name="ce2"/>
          <table:table-cell table:style-name="ce16"/>
          <table:table-cell table:style-name="ce56"/>
          <table:table-cell table:style-name="ce1"/>
          <table:table-cell table:number-columns-repeated="5" table:style-name="ce6"/>
          <table:table-cell table:number-columns-repeated="16364" table:style-name="ce2"/>
        </table:table-row>
        <table:table-row table:style-name="ro3">
          <table:table-cell table:number-columns-repeated="7" table:style-name="ce2"/>
          <table:table-cell table:style-name="ce50"/>
          <table:table-cell table:style-name="ce16"/>
          <table:table-cell table:number-columns-repeated="3" table:style-name="ce2"/>
          <table:table-cell table:style-name="ce16"/>
          <table:table-cell table:style-name="ce50"/>
          <table:table-cell office:value-type="string" table:style-name="ce3">
            <text:p>\ISOPERIBOLIC2_DATA\2016-09-24_CRIO_v169-core27b\IPB2_Core_27b-_H2-250-400C__9-24-16_day-01.csv : 02.csv</text:p>
          </table:table-cell>
          <table:table-cell table:number-columns-repeated="16369" table:style-name="ce2"/>
        </table:table-row>
        <table:table-row table:style-name="ro3">
          <table:table-cell office:value-type="float" office:value="250" table:formula="msoxl:=N68" table:style-name="ce44">
            <text:p>250</text:p>
          </table:table-cell>
          <table:table-cell office:value-type="float" office:value="-0.38249500000000225" table:formula="msoxl:=O8-O68" table:style-name="ce13">
            <text:p>-0.38</text:p>
          </table:table-cell>
          <table:table-cell table:style-name="ce13"/>
          <table:table-cell office:value-type="float" office:value="7.5598098227453674" table:formula="msoxl:=Q8-Q68-(AA8-AA68)*$F$4-$G$4*(AF8+AK8-AF68-AK68)" table:style-name="ce13">
            <text:p>7.56</text:p>
          </table:table-cell>
          <table:table-cell office:value-type="float" office:value="6.8390949404185601" table:formula="msoxl:=R8-R68-(AB8-AB68)*$F$5-$G$5*(AG8+AL8-AG68-AL68)" table:style-name="ce13">
            <text:p>6.84</text:p>
          </table:table-cell>
          <table:table-cell office:value-type="float" office:value="7.3877327281310823" table:formula="msoxl:=S8-S68-(AC8-AC68)*$F$4-$G$4*(AH8+AM8-AH68-AM68)" table:style-name="ce13">
            <text:p>7.39</text:p>
          </table:table-cell>
          <table:table-cell table:style-name="ce13"/>
          <table:table-cell office:value-type="float" office:value="1" table:style-name="ce61">
            <text:p>1.00</text:p>
          </table:table-cell>
          <table:table-cell table:style-name="ce76"/>
          <table:table-cell office:value-type="float" office:value="1.3485912181115975" table:formula="msoxl:=(V68*$H68*$J$5+$K$5+$O68-Q68)/(V68*$H68)" table:style-name="ce76">
            <text:p>1.35</text:p>
          </table:table-cell>
          <table:table-cell office:value-type="float" office:value="1.3285106960110227" table:formula="msoxl:=(W68*$H68*$J$5+$K$5+$O68-R68)/(W68*$H68)" table:style-name="ce76">
            <text:p>1.33</text:p>
          </table:table-cell>
          <table:table-cell office:value-type="float" office:value="1.3395762959682189" table:formula="msoxl:=(X68*$H68*$J$5+$K$5+$O68-S68)/(X68*$H68)" table:style-name="ce76">
            <text:p>1.34</text:p>
          </table:table-cell>
          <table:table-cell table:style-name="ce76"/>
          <table:table-cell office:value-type="float" office:value="250" table:style-name="ce50">
            <text:p>250</text:p>
          </table:table-cell>
          <table:table-cell office:value-type="float" office:value="18.228331000000001" table:style-name="ce28">
            <text:p>18.23</text:p>
          </table:table-cell>
          <table:table-cell table:style-name="ce28"/>
          <table:table-cell office:value-type="float" office:value="14.562976870967701" table:style-name="ce28">
            <text:p>14.56</text:p>
          </table:table-cell>
          <table:table-cell office:value-type="float" office:value="13.9780723548387" table:style-name="ce28">
            <text:p>13.98</text:p>
          </table:table-cell>
          <table:table-cell office:value-type="float" office:value="14.6181962258065" table:style-name="ce28">
            <text:p>14.62</text:p>
          </table:table-cell>
          <table:table-cell table:style-name="ce28"/>
          <table:table-cell table:style-name="ce31"/>
          <table:table-cell office:value-type="float" office:value="4.2807538709677404" table:style-name="ce31">
            <text:p>4.28</text:p>
          </table:table-cell>
          <table:table-cell office:value-type="float" office:value="5.0771617741935504" table:style-name="ce31">
            <text:p>5.08</text:p>
          </table:table-cell>
          <table:table-cell office:value-type="float" office:value="4.2612692903225797" table:style-name="ce31">
            <text:p>4.26</text:p>
          </table:table-cell>
          <table:table-cell table:style-name="ce31"/>
          <table:table-cell table:style-name="ce28"/>
          <table:table-cell office:value-type="float" office:value="50.269216096774201" table:style-name="ce28">
            <text:p>50.27</text:p>
          </table:table-cell>
          <table:table-cell office:value-type="float" office:value="50.300657967741898" table:style-name="ce28">
            <text:p>50.30</text:p>
          </table:table-cell>
          <table:table-cell office:value-type="float" office:value="50.310792612903199" table:style-name="ce28">
            <text:p>50.31</text:p>
          </table:table-cell>
          <table:table-cell table:style-name="ce28"/>
          <table:table-cell table:style-name="ce31"/>
          <table:table-cell office:value-type="float" office:value="3.2489842580645201" table:style-name="ce31">
            <text:p>3.25</text:p>
          </table:table-cell>
          <table:table-cell office:value-type="float" office:value="3.6162459354838701" table:style-name="ce31">
            <text:p>3.62</text:p>
          </table:table-cell>
          <table:table-cell office:value-type="float" office:value="2.77801980645161" table:style-name="ce31">
            <text:p>2.78</text:p>
          </table:table-cell>
          <table:table-cell table:style-name="ce31"/>
          <table:table-cell table:style-name="ce28"/>
          <table:table-cell office:value-type="float" office:value="34.781154774193503" table:style-name="ce28">
            <text:p>34.78</text:p>
          </table:table-cell>
          <table:table-cell office:value-type="float" office:value="32.837031838709699" table:style-name="ce28">
            <text:p>32.84</text:p>
          </table:table-cell>
          <table:table-cell office:value-type="float" office:value="34.403320451612899" table:style-name="ce28">
            <text:p>34.40</text:p>
          </table:table-cell>
          <table:table-cell table:style-name="ce28"/>
          <table:table-cell table:number-columns-repeated="6" table:style-name="ce33"/>
          <table:table-cell table:number-columns-repeated="16338"/>
        </table:table-row>
        <table:table-row table:style-name="ro3">
          <table:table-cell office:value-type="float" office:value="275" table:formula="msoxl:=N69" table:style-name="ce44">
            <text:p>275</text:p>
          </table:table-cell>
          <table:table-cell table:number-columns-repeated="6" table:style-name="ce13"/>
          <table:table-cell office:value-type="float" office:value="1" table:style-name="ce61">
            <text:p>1.00</text:p>
          </table:table-cell>
          <table:table-cell table:style-name="ce76"/>
          <table:table-cell office:value-type="float" office:value="1.3926462731039426" table:formula="msoxl:=(V69*$H69*$J$5+$K$5+$O69-Q69)/(V69*$H69)" table:style-name="ce76">
            <text:p>1.39</text:p>
          </table:table-cell>
          <table:table-cell office:value-type="float" office:value="1.3470351899217541" table:formula="msoxl:=(W69*$H69*$J$5+$K$5+$O69-R69)/(W69*$H69)" table:style-name="ce76">
            <text:p>1.35</text:p>
          </table:table-cell>
          <table:table-cell office:value-type="float" office:value="1.3611709960268525" table:formula="msoxl:=(X69*$H69*$J$5+$K$5+$O69-S69)/(X69*$H69)" table:style-name="ce76">
            <text:p>1.36</text:p>
          </table:table-cell>
          <table:table-cell table:style-name="ce76"/>
          <table:table-cell office:value-type="float" office:value="275" table:style-name="ce50">
            <text:p>275</text:p>
          </table:table-cell>
          <table:table-cell office:value-type="float" office:value="20.84873" table:style-name="ce28">
            <text:p>20.85</text:p>
          </table:table-cell>
          <table:table-cell table:style-name="ce28"/>
          <table:table-cell office:value-type="float" office:value="16.720784096774199" table:style-name="ce28">
            <text:p>16.72</text:p>
          </table:table-cell>
          <table:table-cell office:value-type="float" office:value="16.165159838709702" table:style-name="ce28">
            <text:p>16.17</text:p>
          </table:table-cell>
          <table:table-cell office:value-type="float" office:value="16.8826011612903" table:style-name="ce28">
            <text:p>16.88</text:p>
          </table:table-cell>
          <table:table-cell table:style-name="ce28"/>
          <table:table-cell table:style-name="ce31"/>
          <table:table-cell office:value-type="float" office:value="4.5830191290322597" table:style-name="ce31">
            <text:p>4.58</text:p>
          </table:table-cell>
          <table:table-cell office:value-type="float" office:value="5.4712432258064503" table:style-name="ce31">
            <text:p>5.47</text:p>
          </table:table-cell>
          <table:table-cell office:value-type="float" office:value="4.5629450645161302" table:style-name="ce31">
            <text:p>4.56</text:p>
          </table:table-cell>
          <table:table-cell table:style-name="ce31"/>
          <table:table-cell table:style-name="ce28"/>
          <table:table-cell office:value-type="float" office:value="50.086105032258097" table:style-name="ce28">
            <text:p>50.09</text:p>
          </table:table-cell>
          <table:table-cell office:value-type="float" office:value="50.136324354838699" table:style-name="ce28">
            <text:p>50.14</text:p>
          </table:table-cell>
          <table:table-cell office:value-type="float" office:value="50.154668354838698" table:style-name="ce28">
            <text:p>50.15</text:p>
          </table:table-cell>
          <table:table-cell table:style-name="ce28"/>
          <table:table-cell table:style-name="ce31"/>
          <table:table-cell office:value-type="float" office:value="2.5931445161290299" table:style-name="ce31">
            <text:p>2.59</text:p>
          </table:table-cell>
          <table:table-cell office:value-type="float" office:value="3.1163965161290301" table:style-name="ce31">
            <text:p>3.12</text:p>
          </table:table-cell>
          <table:table-cell office:value-type="float" office:value="2.5255309677419402" table:style-name="ce31">
            <text:p>2.53</text:p>
          </table:table-cell>
          <table:table-cell table:style-name="ce31"/>
          <table:table-cell table:style-name="ce28"/>
          <table:table-cell office:value-type="float" office:value="33.880331677419399" table:style-name="ce28">
            <text:p>33.88</text:p>
          </table:table-cell>
          <table:table-cell office:value-type="float" office:value="32.070700483871001" table:style-name="ce28">
            <text:p>32.07</text:p>
          </table:table-cell>
          <table:table-cell office:value-type="float" office:value="33.673540258064499" table:style-name="ce28">
            <text:p>33.67</text:p>
          </table:table-cell>
          <table:table-cell table:style-name="ce28"/>
          <table:table-cell table:number-columns-repeated="16344" table:style-name="ce2"/>
        </table:table-row>
        <table:table-row table:style-name="ro3">
          <table:table-cell office:value-type="float" office:value="300" table:formula="msoxl:=N70" table:style-name="ce44">
            <text:p>300</text:p>
          </table:table-cell>
          <table:table-cell office:value-type="float" office:value="-0.60383799999999965" table:formula="msoxl:=O9-O70" table:style-name="ce13">
            <text:p>-0.60</text:p>
          </table:table-cell>
          <table:table-cell table:style-name="ce13"/>
          <table:table-cell office:value-type="float" office:value="6.3905354331486262" table:formula="msoxl:=Q9-Q70-(AA9-AA70)*$F$4-$G$4*(AF9+AK9-AF70-AK70)" table:style-name="ce13">
            <text:p>6.39</text:p>
          </table:table-cell>
          <table:table-cell office:value-type="float" office:value="5.2543903754671009" table:formula="msoxl:=R9-R70-(AB9-AB70)*$F$4-$G$4*(AG9+AL9-AG70-AL70)" table:style-name="ce13">
            <text:p>5.25</text:p>
          </table:table-cell>
          <table:table-cell office:value-type="float" office:value="5.5422675297442314" table:formula="msoxl:=S9-S70-(AC9-AC70)*$F$4-$G$4*(AH9+AM9-AH70-AM70)" table:style-name="ce13">
            <text:p>5.54</text:p>
          </table:table-cell>
          <table:table-cell table:style-name="ce13"/>
          <table:table-cell office:value-type="float" office:value="1" table:style-name="ce61">
            <text:p>1.00</text:p>
          </table:table-cell>
          <table:table-cell table:style-name="ce76"/>
          <table:table-cell office:value-type="float" office:value="1.4292088505581515" table:formula="msoxl:=(V70*$H70*$J$6+$K$6+$O70-Q70)/(V70*$H70)" table:style-name="ce76">
            <text:p>1.43</text:p>
          </table:table-cell>
          <table:table-cell office:value-type="float" office:value="1.3996551684013179" table:formula="msoxl:=(W70*$H70*$J$6+$K$6+$O70-R70)/(W70*$H70)" table:style-name="ce76">
            <text:p>1.40</text:p>
          </table:table-cell>
          <table:table-cell office:value-type="float" office:value="1.3970758666353256" table:formula="msoxl:=(X70*$H70*$J$6+$K$6+$O70-S70)/(X70*$H70)" table:style-name="ce76">
            <text:p>1.40</text:p>
          </table:table-cell>
          <table:table-cell table:style-name="ce76"/>
          <table:table-cell office:value-type="float" office:value="300" table:style-name="ce50">
            <text:p>300</text:p>
          </table:table-cell>
          <table:table-cell office:value-type="float" office:value="23.758679000000001" table:style-name="ce28">
            <text:p>23.76</text:p>
          </table:table-cell>
          <table:table-cell table:style-name="ce28"/>
          <table:table-cell office:value-type="float" office:value="19.245192258064499" table:style-name="ce28">
            <text:p>19.25</text:p>
          </table:table-cell>
          <table:table-cell office:value-type="float" office:value="18.4833052258065" table:style-name="ce28">
            <text:p>18.48</text:p>
          </table:table-cell>
          <table:table-cell office:value-type="float" office:value="19.404092806451601" table:style-name="ce28">
            <text:p>19.40</text:p>
          </table:table-cell>
          <table:table-cell table:style-name="ce28"/>
          <table:table-cell table:style-name="ce31"/>
          <table:table-cell office:value-type="float" office:value="4.8141535806451596" table:style-name="ce31">
            <text:p>4.81</text:p>
          </table:table-cell>
          <table:table-cell office:value-type="float" office:value="5.8039247096774202" table:style-name="ce31">
            <text:p>5.80</text:p>
          </table:table-cell>
          <table:table-cell office:value-type="float" office:value="4.8095347419354804" table:style-name="ce31">
            <text:p>4.81</text:p>
          </table:table-cell>
          <table:table-cell table:style-name="ce31"/>
          <table:table-cell table:style-name="ce28"/>
          <table:table-cell office:value-type="float" office:value="49.887546516128999" table:style-name="ce28">
            <text:p>49.89</text:p>
          </table:table-cell>
          <table:table-cell office:value-type="float" office:value="49.931536322580598" table:style-name="ce28">
            <text:p>49.93</text:p>
          </table:table-cell>
          <table:table-cell office:value-type="float" office:value="49.955233387096797" table:style-name="ce28">
            <text:p>49.96</text:p>
          </table:table-cell>
          <table:table-cell table:style-name="ce28"/>
          <table:table-cell table:style-name="ce31"/>
          <table:table-cell office:value-type="float" office:value="2.3391682903225801" table:style-name="ce31">
            <text:p>2.34</text:p>
          </table:table-cell>
          <table:table-cell office:value-type="float" office:value="2.7492468387096798" table:style-name="ce31">
            <text:p>2.75</text:p>
          </table:table-cell>
          <table:table-cell office:value-type="float" office:value="2.1072768387096801" table:style-name="ce31">
            <text:p>2.11</text:p>
          </table:table-cell>
          <table:table-cell table:style-name="ce31"/>
          <table:table-cell table:style-name="ce28"/>
          <table:table-cell office:value-type="float" office:value="33.354199903225798" table:style-name="ce28">
            <text:p>33.35</text:p>
          </table:table-cell>
          <table:table-cell office:value-type="float" office:value="31.4189674516129" table:style-name="ce28">
            <text:p>31.42</text:p>
          </table:table-cell>
          <table:table-cell office:value-type="float" office:value="33.253998548387102" table:style-name="ce28">
            <text:p>33.25</text:p>
          </table:table-cell>
          <table:table-cell table:style-name="ce28"/>
          <table:table-cell table:number-columns-repeated="16344" table:style-name="ce2"/>
        </table:table-row>
        <table:table-row table:style-name="ro3">
          <table:table-cell office:value-type="float" office:value="325" table:formula="msoxl:=N71" table:style-name="ce44">
            <text:p>325</text:p>
          </table:table-cell>
          <table:table-cell table:number-columns-repeated="6" table:style-name="ce13"/>
          <table:table-cell office:value-type="float" office:value="1" table:style-name="ce61">
            <text:p>1.00</text:p>
          </table:table-cell>
          <table:table-cell table:style-name="ce76"/>
          <table:table-cell office:value-type="float" office:value="1.404791706237438" table:formula="msoxl:=(V71*$H71*$J$6+$K$6+$O71-Q71)/(V71*$H71)" table:style-name="ce76">
            <text:p>1.40</text:p>
          </table:table-cell>
          <table:table-cell office:value-type="float" office:value="1.4032432581090277" table:formula="msoxl:=(W71*$H71*$J$6+$K$6+$O71-R71)/(W71*$H71)" table:style-name="ce76">
            <text:p>1.40</text:p>
          </table:table-cell>
          <table:table-cell office:value-type="float" office:value="1.3999544650678855" table:formula="msoxl:=(X71*$H71*$J$6+$K$6+$O71-S71)/(X71*$H71)" table:style-name="ce76">
            <text:p>1.40</text:p>
          </table:table-cell>
          <table:table-cell table:style-name="ce76"/>
          <table:table-cell office:value-type="float" office:value="325" table:style-name="ce50">
            <text:p>325</text:p>
          </table:table-cell>
          <table:table-cell office:value-type="float" office:value="26.714182000000001" table:style-name="ce28">
            <text:p>26.71</text:p>
          </table:table-cell>
          <table:table-cell table:style-name="ce28"/>
          <table:table-cell office:value-type="float" office:value="22.238615580645199" table:style-name="ce28">
            <text:p>22.24</text:p>
          </table:table-cell>
          <table:table-cell office:value-type="float" office:value="21.284031258064498" table:style-name="ce28">
            <text:p>21.28</text:p>
          </table:table-cell>
          <table:table-cell office:value-type="float" office:value="22.263480032258101" table:style-name="ce28">
            <text:p>22.26</text:p>
          </table:table-cell>
          <table:table-cell table:style-name="ce28"/>
          <table:table-cell table:style-name="ce31"/>
          <table:table-cell office:value-type="float" office:value="4.9008330645161298" table:style-name="ce31">
            <text:p>4.90</text:p>
          </table:table-cell>
          <table:table-cell office:value-type="float" office:value="5.9499858387096802" table:style-name="ce31">
            <text:p>5.95</text:p>
          </table:table-cell>
          <table:table-cell office:value-type="float" office:value="4.8995659032258096" table:style-name="ce31">
            <text:p>4.90</text:p>
          </table:table-cell>
          <table:table-cell table:style-name="ce31"/>
          <table:table-cell table:style-name="ce28"/>
          <table:table-cell office:value-type="float" office:value="49.632656096774198" table:style-name="ce28">
            <text:p>49.63</text:p>
          </table:table-cell>
          <table:table-cell office:value-type="float" office:value="49.700629967741897" table:style-name="ce28">
            <text:p>49.70</text:p>
          </table:table-cell>
          <table:table-cell office:value-type="float" office:value="49.734550645161299" table:style-name="ce28">
            <text:p>49.73</text:p>
          </table:table-cell>
          <table:table-cell table:style-name="ce28"/>
          <table:table-cell table:style-name="ce31"/>
          <table:table-cell office:value-type="float" office:value="2.4207534838709699" table:style-name="ce31">
            <text:p>2.42</text:p>
          </table:table-cell>
          <table:table-cell office:value-type="float" office:value="4.0216372580645201" table:style-name="ce31">
            <text:p>4.02</text:p>
          </table:table-cell>
          <table:table-cell office:value-type="float" office:value="3.6216999677419399" table:style-name="ce31">
            <text:p>3.62</text:p>
          </table:table-cell>
          <table:table-cell table:style-name="ce31"/>
          <table:table-cell table:style-name="ce28"/>
          <table:table-cell office:value-type="float" office:value="33.475266741935499" table:style-name="ce28">
            <text:p>33.48</text:p>
          </table:table-cell>
          <table:table-cell office:value-type="float" office:value="32.1663261935484" table:style-name="ce28">
            <text:p>32.17</text:p>
          </table:table-cell>
          <table:table-cell office:value-type="float" office:value="34.252079000000002" table:style-name="ce28">
            <text:p>34.25</text:p>
          </table:table-cell>
          <table:table-cell table:style-name="ce28"/>
          <table:table-cell table:number-columns-repeated="16344" table:style-name="ce2"/>
        </table:table-row>
        <table:table-row table:style-name="ro3">
          <table:table-cell office:value-type="float" office:value="400" table:formula="msoxl:=N72" table:style-name="ce44">
            <text:p>400</text:p>
          </table:table-cell>
          <table:table-cell office:value-type="float" office:value="-0.83656099999999611" table:formula="msoxl:=O11-O72" table:style-name="ce13">
            <text:p>-0.84</text:p>
          </table:table-cell>
          <table:table-cell table:style-name="ce13"/>
          <table:table-cell office:value-type="float" office:value="9.126325512164577" table:formula="msoxl:=Q11-Q72-(AA11-AA72)*$F$4-$G$4*(AF11+AK11-AF72-AK72)" table:style-name="ce13">
            <text:p>9.13</text:p>
          </table:table-cell>
          <table:table-cell office:value-type="float" office:value="7.9747013578242125" table:formula="msoxl:=R11-R72-(AB11-AB72)*$F$4-$G$4*(AG11+AL11-AG72-AL72)" table:style-name="ce13">
            <text:p>7.97</text:p>
          </table:table-cell>
          <table:table-cell office:value-type="float" office:value="9.1377785535710778" table:formula="msoxl:=S11-S72-(AC11-AC72)*$F$4-$G$4*(AH11+AM11-AH72-AM72)" table:style-name="ce13">
            <text:p>9.14</text:p>
          </table:table-cell>
          <table:table-cell table:style-name="ce13"/>
          <table:table-cell office:value-type="float" office:value="1" table:style-name="ce61">
            <text:p>1.00</text:p>
          </table:table-cell>
          <table:table-cell table:style-name="ce76"/>
          <table:table-cell office:value-type="float" office:value="1.0629715744014709" table:formula="msoxl:=(V72*$H72*$J$8+$K$8+$O72-Q72)/(V72*$H72)" table:style-name="ce76">
            <text:p>1.06</text:p>
          </table:table-cell>
          <table:table-cell office:value-type="float" office:value="1.0243987804504953" table:formula="msoxl:=(W72*$H72*$J$8+$K$8+$O72-R72)/(W72*$H72)" table:style-name="ce76">
            <text:p>1.02</text:p>
          </table:table-cell>
          <table:table-cell office:value-type="float" office:value="1.1030434792735895" table:formula="msoxl:=(X72*$H72*$J$8+$K$8+$O72-S72)/(X72*$H72)" table:style-name="ce76">
            <text:p>1.10</text:p>
          </table:table-cell>
          <table:table-cell table:style-name="ce76"/>
          <table:table-cell office:value-type="float" office:value="400" table:style-name="ce50">
            <text:p>400</text:p>
          </table:table-cell>
          <table:table-cell office:value-type="float" office:value="36.130347999999998" table:style-name="ce28">
            <text:p>36.13</text:p>
          </table:table-cell>
          <table:table-cell table:style-name="ce28"/>
          <table:table-cell office:value-type="float" office:value="33.610354225806503" table:style-name="ce28">
            <text:p>33.61</text:p>
          </table:table-cell>
          <table:table-cell office:value-type="float" office:value="33.476327096774199" table:style-name="ce28">
            <text:p>33.48</text:p>
          </table:table-cell>
          <table:table-cell office:value-type="float" office:value="33.439099290322602" table:style-name="ce28">
            <text:p>33.44</text:p>
          </table:table-cell>
          <table:table-cell table:style-name="ce28"/>
          <table:table-cell table:style-name="ce31"/>
          <table:table-cell office:value-type="float" office:value="4.0154207419354799" table:style-name="ce31">
            <text:p>4.02</text:p>
          </table:table-cell>
          <table:table-cell office:value-type="float" office:value="4.5013699677419403" table:style-name="ce31">
            <text:p>4.50</text:p>
          </table:table-cell>
          <table:table-cell office:value-type="float" office:value="4.0307946451612899" table:style-name="ce31">
            <text:p>4.03</text:p>
          </table:table-cell>
          <table:table-cell table:style-name="ce31"/>
          <table:table-cell table:style-name="ce28"/>
          <table:table-cell office:value-type="float" office:value="50.4111786774194" table:style-name="ce28">
            <text:p>50.41</text:p>
          </table:table-cell>
          <table:table-cell office:value-type="float" office:value="49.813302774193602" table:style-name="ce28">
            <text:p>49.81</text:p>
          </table:table-cell>
          <table:table-cell office:value-type="float" office:value="49.478309000000003" table:style-name="ce28">
            <text:p>49.48</text:p>
          </table:table-cell>
          <table:table-cell table:style-name="ce28"/>
          <table:table-cell table:style-name="ce31"/>
          <table:table-cell office:value-type="float" office:value="5.2934330645161296" table:style-name="ce31">
            <text:p>5.29</text:p>
          </table:table-cell>
          <table:table-cell office:value-type="float" office:value="6.0988026129032296" table:style-name="ce31">
            <text:p>6.10</text:p>
          </table:table-cell>
          <table:table-cell office:value-type="float" office:value="5.5709035806451599" table:style-name="ce31">
            <text:p>5.57</text:p>
          </table:table-cell>
          <table:table-cell table:style-name="ce31"/>
          <table:table-cell table:style-name="ce28"/>
          <table:table-cell office:value-type="float" office:value="36.272245677419399" table:style-name="ce28">
            <text:p>36.27</text:p>
          </table:table-cell>
          <table:table-cell office:value-type="float" office:value="35.2183322580645" table:style-name="ce28">
            <text:p>35.22</text:p>
          </table:table-cell>
          <table:table-cell office:value-type="float" office:value="36.6170531290323" table:style-name="ce28">
            <text:p>36.62</text:p>
          </table:table-cell>
          <table:table-cell table:style-name="ce28"/>
          <table:table-cell table:number-columns-repeated="16344" table:style-name="ce2"/>
        </table:table-row>
        <table:table-row table:style-name="ro3">
          <table:table-cell table:style-name="ce44"/>
          <table:table-cell table:style-name="ce13"/>
          <table:table-cell table:style-name="ce78"/>
          <table:table-cell table:style-name="ce77"/>
          <table:table-cell table:style-name="ce77"/>
          <table:table-cell table:style-name="ce77"/>
          <table:table-cell table:style-name="ce77"/>
          <table:table-cell table:style-name="ce50"/>
          <table:table-cell table:style-name="ce16"/>
          <table:table-cell table:number-columns-repeated="3" table:style-name="ce2"/>
          <table:table-cell table:style-name="ce16"/>
          <table:table-cell table:style-name="ce50"/>
          <table:table-cell table:number-columns-repeated="16370" table:style-name="ce2"/>
        </table:table-row>
        <table:table-row table:number-rows-repeated="1048503" table:style-name="ro3">
          <table:table-cell table:number-columns-repeated="16384"/>
        </table:table-row>
      </table:table>
      <table:table table:name="IPB1-LENR-COP" table:style-name="ta1">
        <table:table-column table:style-name="co1" table:number-columns-repeated="7" table:default-cell-style-name="ce2"/>
        <table:table-column table:style-name="co1" table:default-cell-style-name="ce48"/>
        <table:table-column table:style-name="co1" table:default-cell-style-name="ce16"/>
        <table:table-column table:style-name="co1" table:number-columns-repeated="3" table:default-cell-style-name="ce2"/>
        <table:table-column table:style-name="co1" table:default-cell-style-name="ce16"/>
        <table:table-column table:style-name="co1" table:default-cell-style-name="ce50"/>
        <table:table-column table:style-name="co1" table:number-columns-repeated="26" table:default-cell-style-name="ce2"/>
        <table:table-column table:style-name="co4" table:default-cell-style-name="ce2"/>
        <table:table-column table:style-name="co2" table:number-columns-repeated="4" table:default-cell-style-name="ce2"/>
        <table:table-column table:style-name="co5" table:number-columns-repeated="6" table:default-cell-style-name="ce2"/>
        <table:table-column table:style-name="co3" table:number-columns-repeated="16333" table:default-cell-style-name="ce2"/>
        <table:table-row table:style-name="ro5">
          <table:table-cell office:value-type="string" table:number-columns-spanned="7" table:number-rows-spanned="1" table:style-name="ce66">
            <text:p>\ISOPERIBOLIC2_DATA\2016-06-22_Half_H\IPB2 tests_NO-CORE-THERMAL_STUDIES_ROH_6-22-16.ods</text:p>
          </table:table-cell>
          <table:covered-table-cell table:number-columns-repeated="6"/>
          <table:table-cell table:style-name="ce45"/>
          <table:table-cell office:value-type="string" table:number-columns-spanned="4" table:number-rows-spanned="1" table:style-name="ce66">
            <text:p>\ISOPERIBOLIC_DATA\IPB1_COP_STUDIES\deltaQout equations.xls</text:p>
          </table:table-cell>
          <table:covered-table-cell table:number-columns-repeated="3"/>
          <table:table-cell table:style-name="ce19"/>
          <table:table-cell table:style-name="ce50"/>
          <table:table-cell office:value-type="string" table:number-columns-spanned="6" table:number-rows-spanned="1" table:style-name="ce65">
            <text:p>Heat Power</text:p>
          </table:table-cell>
          <table:covered-table-cell table:number-columns-repeated="5"/>
          <table:table-cell office:value-type="string" table:style-name="ce8">
            <text:p>CoreQPow</text:p>
          </table:table-cell>
          <table:table-cell table:number-columns-repeated="4" table:style-name="ce8"/>
          <table:table-cell office:value-type="string" table:number-columns-spanned="5" table:number-rows-spanned="1" table:style-name="ce65">
            <text:p>P-Pi</text:p>
          </table:table-cell>
          <table:covered-table-cell table:number-columns-repeated="4"/>
          <table:table-cell office:value-type="string" table:number-columns-spanned="5" table:number-rows-spanned="1" table:style-name="ce65">
            <text:p>PCB</text:p>
          </table:table-cell>
          <table:covered-table-cell table:number-columns-repeated="4"/>
          <table:table-cell office:value-type="string" table:number-columns-spanned="5" table:number-rows-spanned="1" table:style-name="ce65">
            <text:p>Term</text:p>
          </table:table-cell>
          <table:covered-table-cell table:number-columns-repeated="4"/>
          <table:table-cell office:value-type="string" table:number-columns-spanned="6" table:number-rows-spanned="1" table:style-name="ce65">
            <text:p>Date</text:p>
          </table:table-cell>
          <table:covered-table-cell table:number-columns-repeated="5"/>
          <table:table-cell table:number-columns-repeated="16338"/>
        </table:table-row>
        <table:table-row table:style-name="ro2">
          <table:table-cell office:value-type="string" table:style-name="ce10">
            <text:p>Q Pulse Length</text:p>
          </table:table-cell>
          <table:table-cell office:value-type="string" table:style-name="ce10">
            <text:p>P_Pi</text:p>
          </table:table-cell>
          <table:table-cell office:value-type="string" table:style-name="ce10">
            <text:p>Net Qpow</text:p>
          </table:table-cell>
          <table:table-cell office:value-type="string" table:style-name="ce10">
            <text:p>Terminator thermal power</text:p>
          </table:table-cell>
          <table:table-cell office:value-type="string" table:style-name="ce10">
            <text:p>Transistor therm power</text:p>
          </table:table-cell>
          <table:table-cell office:value-type="string" table:style-name="ce10">
            <text:p>1-L_Trans/P_Pi</text:p>
          </table:table-cell>
          <table:table-cell office:value-type="string" table:style-name="ce10">
            <text:p>CoefficientCoolant</text:p>
          </table:table-cell>
          <table:table-cell office:value-type="string" table:style-name="ce46">
            <text:p>Pulse power correction factor</text:p>
          </table:table-cell>
          <table:table-cell office:value-type="string" table:style-name="ce17">
            <text:p>Temp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b</text:p>
          </table:table-cell>
          <table:table-cell table:style-name="ce21"/>
          <table:table-cell table:style-name="ce18"/>
          <table:table-cell table:style-name="ce50"/>
          <table:table-cell office:value-type="string" table:style-name="ce2">
            <text:p>NQ</text:p>
          </table:table-cell>
          <table:table-cell office:value-type="float" office:value="300" table:style-name="ce2">
            <text:p>300</text:p>
          </table:table-cell>
          <table:table-cell office:value-type="float" office:value="150" table:style-name="ce2">
            <text:p>15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300" table:style-name="ce2">
            <text:p>300</text:p>
          </table:table-cell>
          <table:table-cell office:value-type="float" office:value="300" table:formula="msoxl:=Z2" table:style-name="ce8">
            <text:p>300</text:p>
          </table:table-cell>
          <table:table-cell office:value-type="float" office:value="150" table:formula="msoxl:=AA2" table:style-name="ce8">
            <text:p>150</text:p>
          </table:table-cell>
          <table:table-cell office:value-type="float" office:value="100" table:formula="msoxl:=AB2" table:style-name="ce8">
            <text:p>100</text:p>
          </table:table-cell>
          <table:table-cell office:value-type="float" office:value="150" table:formula="msoxl:=AC2" table:style-name="ce8">
            <text:p>150</text:p>
          </table:table-cell>
          <table:table-cell office:value-type="float" office:value="300" table:formula="msoxl:=AD2" table:style-name="ce8">
            <text:p>300</text:p>
          </table:table-cell>
          <table:table-cell office:value-type="float" office:value="300" table:formula="msoxl:=AJ2" table:style-name="ce2">
            <text:p>300</text:p>
          </table:table-cell>
          <table:table-cell office:value-type="float" office:value="150" table:formula="msoxl:=AK2" table:style-name="ce2">
            <text:p>150</text:p>
          </table:table-cell>
          <table:table-cell office:value-type="float" office:value="100" table:formula="msoxl:=AL2" table:style-name="ce2">
            <text:p>100</text:p>
          </table:table-cell>
          <table:table-cell office:value-type="float" office:value="150" table:formula="msoxl:=AM2" table:style-name="ce2">
            <text:p>150</text:p>
          </table:table-cell>
          <table:table-cell office:value-type="float" office:value="300" table:formula="msoxl:=AN2" table:style-name="ce2">
            <text:p>300</text:p>
          </table:table-cell>
          <table:table-cell office:value-type="float" office:value="300" table:formula="msoxl:=P2" table:style-name="ce2">
            <text:p>300</text:p>
          </table:table-cell>
          <table:table-cell office:value-type="float" office:value="150" table:formula="msoxl:=Q2" table:style-name="ce2">
            <text:p>150</text:p>
          </table:table-cell>
          <table:table-cell office:value-type="float" office:value="100" table:formula="msoxl:=R2" table:style-name="ce2">
            <text:p>100</text:p>
          </table:table-cell>
          <table:table-cell office:value-type="float" office:value="150" table:formula="msoxl:=S2" table:style-name="ce2">
            <text:p>150</text:p>
          </table:table-cell>
          <table:table-cell office:value-type="float" office:value="300" table:formula="msoxl:=T2" table:style-name="ce2">
            <text:p>300</text:p>
          </table:table-cell>
          <table:table-cell office:value-type="float" office:value="300" table:formula="msoxl:=AE2" table:style-name="ce2">
            <text:p>300</text:p>
          </table:table-cell>
          <table:table-cell office:value-type="float" office:value="150" table:formula="msoxl:=AF2" table:style-name="ce2">
            <text:p>150</text:p>
          </table:table-cell>
          <table:table-cell office:value-type="float" office:value="100" table:formula="msoxl:=AG2" table:style-name="ce2">
            <text:p>100</text:p>
          </table:table-cell>
          <table:table-cell office:value-type="float" office:value="150" table:formula="msoxl:=AH2" table:style-name="ce2">
            <text:p>150</text:p>
          </table:table-cell>
          <table:table-cell office:value-type="float" office:value="300" table:formula="msoxl:=AI2" table:style-name="ce2">
            <text:p>300</text:p>
          </table:table-cell>
          <table:table-cell office:value-type="string" table:style-name="ce35">
            <text:p>NQ</text:p>
          </table:table-cell>
          <table:table-cell office:value-type="float" office:value="300" table:formula="msoxl:=Z2" table:style-name="ce35">
            <text:p>300</text:p>
          </table:table-cell>
          <table:table-cell office:value-type="float" office:value="150" table:formula="msoxl:=AA2" table:style-name="ce35">
            <text:p>150</text:p>
          </table:table-cell>
          <table:table-cell office:value-type="float" office:value="100" table:formula="msoxl:=AB2" table:style-name="ce35">
            <text:p>100</text:p>
          </table:table-cell>
          <table:table-cell office:value-type="float" office:value="150" table:formula="msoxl:=AC2" table:style-name="ce35">
            <text:p>150</text:p>
          </table:table-cell>
          <table:table-cell office:value-type="float" office:value="300" table:formula="msoxl:=AD2" table:style-name="ce35">
            <text:p>300</text:p>
          </table:table-cell>
          <table:table-cell table:number-columns-repeated="16338"/>
        </table:table-row>
        <table:table-row table:style-name="ro3">
          <table:table-cell office:value-type="float" office:value="300" table:style-name="ce2">
            <text:p>300</text:p>
          </table:table-cell>
          <table:table-cell office:value-type="float" office:value="50" table:style-name="ce11">
            <text:p>50</text:p>
          </table:table-cell>
          <table:table-cell office:value-type="float" office:value="47.74" table:style-name="ce11">
            <text:p>47.74</text:p>
          </table:table-cell>
          <table:table-cell office:value-type="float" office:value="34.770000000000003" table:style-name="ce11">
            <text:p>34.77</text:p>
          </table:table-cell>
          <table:table-cell office:value-type="float" office:value="6.98" table:style-name="ce11">
            <text:p>6.98</text:p>
          </table:table-cell>
          <table:table-cell office:value-type="float" office:value="0.87452869710934233" table:formula="msoxl:=1-(C3-D3-E3)/C3" table:style-name="ce13">
            <text:p>0.87</text:p>
          </table:table-cell>
          <table:table-cell office:value-type="float" office:value="1.1434730538922155" table:formula="msoxl:=C3/(D3+E3)" table:style-name="ce13">
            <text:p>1.14</text:p>
          </table:table-cell>
          <table:table-cell table:style-name="ce47"/>
          <table:table-cell office:value-type="float" office:value="150" table:style-name="ce17">
            <text:p>150</text:p>
          </table:table-cell>
          <table:table-cell office:value-type="float" office:value="0.54807226651871011" table:formula="msoxl:=J4" table:style-name="ce40">
            <text:p>0.55</text:p>
          </table:table-cell>
          <table:table-cell office:value-type="float" office:value="-3.8688175842933603E-2" table:formula="msoxl:=K4" table:style-name="ce40">
            <text:p>-0.04</text:p>
          </table:table-cell>
          <table:table-cell table:number-columns-repeated="2" table:style-name="ce18"/>
          <table:table-cell office:value-type="string" table:style-name="ce51">
            <text:p>He (8/20/2016)</text:p>
          </table:table-cell>
          <table:table-cell table:number-columns-repeated="16370" table:style-name="ce2"/>
        </table:table-row>
        <table:table-row table:style-name="ro3">
          <table:table-cell office:value-type="float" office:value="150" table:style-name="ce2">
            <text:p>150</text:p>
          </table:table-cell>
          <table:table-cell office:value-type="float" office:value="50" table:style-name="ce11">
            <text:p>50</text:p>
          </table:table-cell>
          <table:table-cell office:value-type="float" office:value="47.67" table:style-name="ce11">
            <text:p>47.67</text:p>
          </table:table-cell>
          <table:table-cell office:value-type="float" office:value="34.159999999999997" table:style-name="ce11">
            <text:p>34.16</text:p>
          </table:table-cell>
          <table:table-cell office:value-type="float" office:value="7.41" table:style-name="ce11">
            <text:p>7.41</text:p>
          </table:table-cell>
          <table:table-cell office:value-type="float" office:value="0.8720369204950702" table:formula="msoxl:=1-(C4-D4-E4)/C4" table:style-name="ce13">
            <text:p>0.87</text:p>
          </table:table-cell>
          <table:table-cell office:value-type="float" office:value="1.1467404378157326" table:formula="msoxl:=C4/(D4+E4)" table:style-name="ce13">
            <text:p>1.15</text:p>
          </table:table-cell>
          <table:table-cell table:style-name="ce47"/>
          <table:table-cell office:value-type="float" office:value="200" table:style-name="ce17">
            <text:p>200</text:p>
          </table:table-cell>
          <table:table-cell office:value-type="float" office:value="0.54807226651871011" table:style-name="ce14">
            <text:p>0.55</text:p>
          </table:table-cell>
          <table:table-cell office:value-type="float" office:value="-3.8688175842933603E-2" table:style-name="ce14">
            <text:p>-0.04</text:p>
          </table:table-cell>
          <table:table-cell table:number-columns-repeated="2" table:style-name="ce18"/>
          <table:table-cell table:style-name="ce51"/>
          <table:table-cell table:number-columns-repeated="16370" table:style-name="ce2"/>
        </table:table-row>
        <table:table-row table:style-name="ro3">
          <table:table-cell office:value-type="float" office:value="100" table:style-name="ce2">
            <text:p>100</text:p>
          </table:table-cell>
          <table:table-cell office:value-type="float" office:value="50" table:style-name="ce11">
            <text:p>50</text:p>
          </table:table-cell>
          <table:table-cell office:value-type="float" office:value="47.55" table:style-name="ce11">
            <text:p>47.55</text:p>
          </table:table-cell>
          <table:table-cell office:value-type="float" office:value="33.159999999999997" table:style-name="ce11">
            <text:p>33.16</text:p>
          </table:table-cell>
          <table:table-cell office:value-type="float" office:value="7.64" table:style-name="ce11">
            <text:p>7.64</text:p>
          </table:table-cell>
          <table:table-cell office:value-type="float" office:value="0.85804416403785488" table:formula="msoxl:=1-(C5-D5-E5)/C5" table:style-name="ce13">
            <text:p>0.86</text:p>
          </table:table-cell>
          <table:table-cell office:value-type="float" office:value="1.1654411764705883" table:formula="msoxl:=C5/(D5+E5)" table:style-name="ce13">
            <text:p>1.17</text:p>
          </table:table-cell>
          <table:table-cell table:style-name="ce47"/>
          <table:table-cell office:value-type="float" office:value="250" table:style-name="ce17">
            <text:p>250</text:p>
          </table:table-cell>
          <table:table-cell office:value-type="float" office:value="0.486148024665365" table:formula="msoxl:=J6" table:style-name="ce40">
            <text:p>0.49</text:p>
          </table:table-cell>
          <table:table-cell office:value-type="float" office:value="2.6552909802438001E-2" table:formula="msoxl:=K6" table:style-name="ce40">
            <text:p>0.03</text:p>
          </table:table-cell>
          <table:table-cell table:number-columns-repeated="2" table:style-name="ce18"/>
          <table:table-cell table:style-name="ce51"/>
          <table:table-cell office:value-type="string" table:style-name="ce3">
            <text:p>\ISOPERIBOLIC_DATA\2016-08-20-CORE_26b\IPB1_Core_26b-New-core_He_150C-400C_day-01.csv : 03.csv</text:p>
          </table:table-cell>
          <table:table-cell table:number-columns-repeated="16369" table:style-name="ce2"/>
        </table:table-row>
        <table:table-row table:style-name="ro3">
          <table:table-cell table:number-columns-repeated="7" table:style-name="ce2"/>
          <table:table-cell table:style-name="ce48"/>
          <table:table-cell office:value-type="float" office:value="300" table:style-name="ce17">
            <text:p>300</text:p>
          </table:table-cell>
          <table:table-cell office:value-type="float" office:value="0.486148024665365" table:style-name="ce14">
            <text:p>0.49</text:p>
          </table:table-cell>
          <table:table-cell office:value-type="float" office:value="2.6552909802438001E-2" table:style-name="ce14">
            <text:p>0.03</text:p>
          </table:table-cell>
          <table:table-cell table:number-columns-repeated="2" table:style-name="ce18"/>
          <table:table-cell office:value-type="float" office:value="150" table:style-name="ce52">
            <text:p>150</text:p>
          </table:table-cell>
          <table:table-cell office:value-type="float" office:value="8.9180700000000002" table:style-name="ce27">
            <text:p>8.92</text:p>
          </table:table-cell>
          <table:table-cell office:value-type="float" office:value="5.4262379999999997" table:style-name="ce27">
            <text:p>5.43</text:p>
          </table:table-cell>
          <table:table-cell office:value-type="float" office:value="5.4935309999999999" table:style-name="ce27">
            <text:p>5.49</text:p>
          </table:table-cell>
          <table:table-cell office:value-type="float" office:value="5.5473429999999997" table:style-name="ce27">
            <text:p>5.55</text:p>
          </table:table-cell>
          <table:table-cell office:value-type="float" office:value="5.4790089999999996" table:style-name="ce27">
            <text:p>5.48</text:p>
          </table:table-cell>
          <table:table-cell office:value-type="float" office:value="5.4093410000000004" table:style-name="ce27">
            <text:p>5.41</text:p>
          </table:table-cell>
          <table:table-cell table:number-columns-repeated="5" table:style-name="ce2"/>
          <table:table-cell office:value-type="float" office:value="49.996998061728384" table:style-name="ce27">
            <text:p>50.00</text:p>
          </table:table-cell>
          <table:table-cell office:value-type="float" office:value="49.938225888888894" table:style-name="ce27">
            <text:p>49.94</text:p>
          </table:table-cell>
          <table:table-cell office:value-type="float" office:value="49.993942972222221" table:style-name="ce27">
            <text:p>49.99</text:p>
          </table:table-cell>
          <table:table-cell office:value-type="float" office:value="50.067949833333337" table:style-name="ce27">
            <text:p>50.07</text:p>
          </table:table-cell>
          <table:table-cell office:value-type="float" office:value="50.072437932098786" table:style-name="ce27">
            <text:p>50.07</text:p>
          </table:table-cell>
          <table:table-cell office:value-type="float" office:value="3.27263129012346" table:style-name="ce29">
            <text:p>3.27</text:p>
          </table:table-cell>
          <table:table-cell office:value-type="float" office:value="3.9427232407407415" table:style-name="ce29">
            <text:p>3.94</text:p>
          </table:table-cell>
          <table:table-cell office:value-type="float" office:value="4.8135699660493811" table:style-name="ce29">
            <text:p>4.81</text:p>
          </table:table-cell>
          <table:table-cell office:value-type="float" office:value="4.1546981975308661" table:style-name="ce29">
            <text:p>4.15</text:p>
          </table:table-cell>
          <table:table-cell office:value-type="float" office:value="3.5954853950617274" table:style-name="ce29">
            <text:p>3.60</text:p>
          </table:table-cell>
          <table:table-cell office:value-type="float" office:value="33.611567944444445" table:style-name="ce27">
            <text:p>33.61</text:p>
          </table:table-cell>
          <table:table-cell office:value-type="float" office:value="32.048536024691344" table:style-name="ce27">
            <text:p>32.05</text:p>
          </table:table-cell>
          <table:table-cell office:value-type="float" office:value="30.984909796296286" table:style-name="ce27">
            <text:p>30.98</text:p>
          </table:table-cell>
          <table:table-cell office:value-type="float" office:value="32.195741481481477" table:style-name="ce27">
            <text:p>32.20</text:p>
          </table:table-cell>
          <table:table-cell office:value-type="float" office:value="33.752376203703705" table:style-name="ce27">
            <text:p>33.75</text:p>
          </table:table-cell>
          <table:table-cell table:style-name="ce4"/>
          <table:table-cell table:number-columns-repeated="16343" table:style-name="ce2"/>
        </table:table-row>
        <table:table-row table:style-name="ro3">
          <table:table-cell table:number-columns-repeated="7" table:style-name="ce2"/>
          <table:table-cell table:style-name="ce48"/>
          <table:table-cell office:value-type="float" office:value="350" table:style-name="ce17">
            <text:p>350</text:p>
          </table:table-cell>
          <table:table-cell office:value-type="float" office:value="0.42986521481307871" table:formula="msoxl:=J8" table:style-name="ce40">
            <text:p>0.43</text:p>
          </table:table-cell>
          <table:table-cell office:value-type="float" office:value="2.2194633949000231E-2" table:formula="msoxl:=K8" table:style-name="ce40">
            <text:p>0.02</text:p>
          </table:table-cell>
          <table:table-cell table:number-columns-repeated="2" table:style-name="ce18"/>
          <table:table-cell office:value-type="float" office:value="200" table:style-name="ce52">
            <text:p>200</text:p>
          </table:table-cell>
          <table:table-cell office:value-type="float" office:value="13.273251999999999" table:style-name="ce27">
            <text:p>13.27</text:p>
          </table:table-cell>
          <table:table-cell office:value-type="float" office:value="9.3258510000000001" table:style-name="ce27">
            <text:p>9.33</text:p>
          </table:table-cell>
          <table:table-cell office:value-type="float" office:value="9.2953869999999998" table:style-name="ce27">
            <text:p>9.30</text:p>
          </table:table-cell>
          <table:table-cell office:value-type="float" office:value="9.2374600000000004" table:style-name="ce27">
            <text:p>9.24</text:p>
          </table:table-cell>
          <table:table-cell office:value-type="float" office:value="9.355677" table:style-name="ce27">
            <text:p>9.36</text:p>
          </table:table-cell>
          <table:table-cell office:value-type="float" office:value="9.2227820000000005" table:style-name="ce27">
            <text:p>9.22</text:p>
          </table:table-cell>
          <table:table-cell table:number-columns-repeated="5" table:style-name="ce2"/>
          <table:table-cell office:value-type="float" office:value="49.92861556790124" table:style-name="ce27">
            <text:p>49.93</text:p>
          </table:table-cell>
          <table:table-cell office:value-type="float" office:value="49.925299981481508" table:style-name="ce27">
            <text:p>49.93</text:p>
          </table:table-cell>
          <table:table-cell office:value-type="float" office:value="49.989906882716035" table:style-name="ce27">
            <text:p>49.99</text:p>
          </table:table-cell>
          <table:table-cell office:value-type="float" office:value="50.06519868518518" table:style-name="ce27">
            <text:p>50.07</text:p>
          </table:table-cell>
          <table:table-cell office:value-type="float" office:value="50.086877944099378" table:style-name="ce27">
            <text:p>50.09</text:p>
          </table:table-cell>
          <table:table-cell office:value-type="float" office:value="3.0403385185185186" table:style-name="ce29">
            <text:p>3.04</text:p>
          </table:table-cell>
          <table:table-cell office:value-type="float" office:value="3.6773760000000006" table:style-name="ce29">
            <text:p>3.68</text:p>
          </table:table-cell>
          <table:table-cell office:value-type="float" office:value="4.3833083487654294" table:style-name="ce29">
            <text:p>4.38</text:p>
          </table:table-cell>
          <table:table-cell office:value-type="float" office:value="3.5751608086419742" table:style-name="ce29">
            <text:p>3.58</text:p>
          </table:table-cell>
          <table:table-cell office:value-type="float" office:value="2.9865180248447194" table:style-name="ce29">
            <text:p>2.99</text:p>
          </table:table-cell>
          <table:table-cell office:value-type="float" office:value="32.609255030864205" table:style-name="ce27">
            <text:p>32.61</text:p>
          </table:table-cell>
          <table:table-cell office:value-type="float" office:value="31.841448141975317" table:style-name="ce27">
            <text:p>31.84</text:p>
          </table:table-cell>
          <table:table-cell office:value-type="float" office:value="30.632458487654304" table:style-name="ce27">
            <text:p>30.63</text:p>
          </table:table-cell>
          <table:table-cell office:value-type="float" office:value="31.814957067901219" table:style-name="ce27">
            <text:p>31.81</text:p>
          </table:table-cell>
          <table:table-cell office:value-type="float" office:value="32.94452804968946" table:style-name="ce27">
            <text:p>32.94</text:p>
          </table:table-cell>
          <table:table-cell table:style-name="ce4"/>
          <table:table-cell table:number-columns-repeated="16343" table:style-name="ce2"/>
        </table:table-row>
        <table:table-row table:style-name="ro3">
          <table:table-cell table:number-columns-repeated="7" table:style-name="ce2"/>
          <table:table-cell table:style-name="ce48"/>
          <table:table-cell office:value-type="float" office:value="400" table:style-name="ce17">
            <text:p>400</text:p>
          </table:table-cell>
          <table:table-cell office:value-type="float" office:value="0.42986521481307871" table:style-name="ce14">
            <text:p>0.43</text:p>
          </table:table-cell>
          <table:table-cell office:value-type="float" office:value="2.2194633949000231E-2" table:style-name="ce14">
            <text:p>0.02</text:p>
          </table:table-cell>
          <table:table-cell table:number-columns-repeated="2" table:style-name="ce18"/>
          <table:table-cell office:value-type="float" office:value="250" table:style-name="ce52">
            <text:p>250</text:p>
          </table:table-cell>
          <table:table-cell office:value-type="float" office:value="18.265249000000001" table:style-name="ce27">
            <text:p>18.27</text:p>
          </table:table-cell>
          <table:table-cell office:value-type="float" office:value="13.586672" table:style-name="ce27">
            <text:p>13.59</text:p>
          </table:table-cell>
          <table:table-cell office:value-type="float" office:value="13.525496" table:style-name="ce27">
            <text:p>13.53</text:p>
          </table:table-cell>
          <table:table-cell office:value-type="float" office:value="13.666596" table:style-name="ce27">
            <text:p>13.67</text:p>
          </table:table-cell>
          <table:table-cell office:value-type="float" office:value="13.562815000000001" table:style-name="ce27">
            <text:p>13.56</text:p>
          </table:table-cell>
          <table:table-cell office:value-type="float" office:value="13.602408" table:style-name="ce27">
            <text:p>13.60</text:p>
          </table:table-cell>
          <table:table-cell table:number-columns-repeated="5" table:style-name="ce2"/>
          <table:table-cell office:value-type="float" office:value="49.834108925925932" table:style-name="ce27">
            <text:p>49.83</text:p>
          </table:table-cell>
          <table:table-cell office:value-type="float" office:value="49.933329067901226" table:style-name="ce27">
            <text:p>49.93</text:p>
          </table:table-cell>
          <table:table-cell office:value-type="float" office:value="49.997880595679" table:style-name="ce27">
            <text:p>50.00</text:p>
          </table:table-cell>
          <table:table-cell office:value-type="float" office:value="50.076735450617278" table:style-name="ce27">
            <text:p>50.08</text:p>
          </table:table-cell>
          <table:table-cell office:value-type="float" office:value="50.084928061728419" table:style-name="ce27">
            <text:p>50.08</text:p>
          </table:table-cell>
          <table:table-cell office:value-type="float" office:value="2.6196035555555555" table:style-name="ce29">
            <text:p>2.62</text:p>
          </table:table-cell>
          <table:table-cell office:value-type="float" office:value="3.2903774506172843" table:style-name="ce29">
            <text:p>3.29</text:p>
          </table:table-cell>
          <table:table-cell office:value-type="float" office:value="4.0947669629629644" table:style-name="ce29">
            <text:p>4.09</text:p>
          </table:table-cell>
          <table:table-cell office:value-type="float" office:value="3.3170399753086421" table:style-name="ce29">
            <text:p>3.32</text:p>
          </table:table-cell>
          <table:table-cell office:value-type="float" office:value="2.7435086419753101" table:style-name="ce29">
            <text:p>2.74</text:p>
          </table:table-cell>
          <table:table-cell office:value-type="float" office:value="32.33430043827159" table:style-name="ce27">
            <text:p>32.33</text:p>
          </table:table-cell>
          <table:table-cell office:value-type="float" office:value="30.644681240740731" table:style-name="ce27">
            <text:p>30.64</text:p>
          </table:table-cell>
          <table:table-cell office:value-type="float" office:value="29.984076179012352" table:style-name="ce27">
            <text:p>29.98</text:p>
          </table:table-cell>
          <table:table-cell office:value-type="float" office:value="31.089094277777775" table:style-name="ce27">
            <text:p>31.09</text:p>
          </table:table-cell>
          <table:table-cell office:value-type="float" office:value="32.506843820987648" table:style-name="ce27">
            <text:p>32.51</text:p>
          </table:table-cell>
          <table:table-cell table:style-name="ce4"/>
          <table:table-cell table:number-columns-repeated="16343" table:style-name="ce2"/>
        </table:table-row>
        <table:table-row table:style-name="ro4">
          <table:table-cell table:style-name="ce9"/>
          <table:table-cell table:number-columns-repeated="6" table:style-name="ce2"/>
          <table:table-cell table:style-name="ce48"/>
          <table:table-cell office:value-type="float" office:value="600" table:style-name="ce17">
            <text:p>600</text:p>
          </table:table-cell>
          <table:table-cell office:value-type="float" office:value="0.417226436890755" table:style-name="ce14">
            <text:p>0.42</text:p>
          </table:table-cell>
          <table:table-cell office:value-type="float" office:value="-1.63987599095093E-2" table:style-name="ce14">
            <text:p>-0.02</text:p>
          </table:table-cell>
          <table:table-cell table:style-name="ce18"/>
          <table:table-cell table:style-name="ce16"/>
          <table:table-cell office:value-type="float" office:value="300" table:style-name="ce52">
            <text:p>300</text:p>
          </table:table-cell>
          <table:table-cell office:value-type="float" office:value="23.693577000000001" table:style-name="ce27">
            <text:p>23.69</text:p>
          </table:table-cell>
          <table:table-cell office:value-type="float" office:value="19.023921999999999" table:style-name="ce27">
            <text:p>19.02</text:p>
          </table:table-cell>
          <table:table-cell office:value-type="float" office:value="19.015668999999999" table:style-name="ce27">
            <text:p>19.02</text:p>
          </table:table-cell>
          <table:table-cell office:value-type="float" office:value="19.004594999999998" table:style-name="ce27">
            <text:p>19.00</text:p>
          </table:table-cell>
          <table:table-cell office:value-type="float" office:value="19.102720000000001" table:style-name="ce27">
            <text:p>19.10</text:p>
          </table:table-cell>
          <table:table-cell office:value-type="float" office:value="19.153010999999999" table:style-name="ce27">
            <text:p>19.15</text:p>
          </table:table-cell>
          <table:table-cell table:number-columns-repeated="5" table:style-name="ce2"/>
          <table:table-cell office:value-type="float" office:value="49.930126888888886" table:style-name="ce27">
            <text:p>49.93</text:p>
          </table:table-cell>
          <table:table-cell office:value-type="float" office:value="49.936878314814791" table:style-name="ce27">
            <text:p>49.94</text:p>
          </table:table-cell>
          <table:table-cell office:value-type="float" office:value="49.987397904320986" table:style-name="ce27">
            <text:p>49.99</text:p>
          </table:table-cell>
          <table:table-cell office:value-type="float" office:value="50.062526123456777" table:style-name="ce27">
            <text:p>50.06</text:p>
          </table:table-cell>
          <table:table-cell office:value-type="float" office:value="50.08164004320988" table:style-name="ce27">
            <text:p>50.08</text:p>
          </table:table-cell>
          <table:table-cell office:value-type="float" office:value="2.4736759012345688" table:style-name="ce29">
            <text:p>2.47</text:p>
          </table:table-cell>
          <table:table-cell office:value-type="float" office:value="3.1883146975308643" table:style-name="ce29">
            <text:p>3.19</text:p>
          </table:table-cell>
          <table:table-cell office:value-type="float" office:value="3.9129726358024679" table:style-name="ce29">
            <text:p>3.91</text:p>
          </table:table-cell>
          <table:table-cell office:value-type="float" office:value="3.1997114135802485" table:style-name="ce29">
            <text:p>3.20</text:p>
          </table:table-cell>
          <table:table-cell office:value-type="float" office:value="2.392227185185186" table:style-name="ce29">
            <text:p>2.39</text:p>
          </table:table-cell>
          <table:table-cell office:value-type="float" office:value="32.339665104938263" table:style-name="ce27">
            <text:p>32.34</text:p>
          </table:table-cell>
          <table:table-cell office:value-type="float" office:value="30.703420888888896" table:style-name="ce27">
            <text:p>30.70</text:p>
          </table:table-cell>
          <table:table-cell office:value-type="float" office:value="29.777109382716041" table:style-name="ce27">
            <text:p>29.78</text:p>
          </table:table-cell>
          <table:table-cell office:value-type="float" office:value="31.115032765432105" table:style-name="ce27">
            <text:p>31.12</text:p>
          </table:table-cell>
          <table:table-cell office:value-type="float" office:value="32.581176246913557" table:style-name="ce27">
            <text:p>32.58</text:p>
          </table:table-cell>
          <table:table-cell table:style-name="ce4"/>
          <table:table-cell table:number-columns-repeated="16343" table:style-name="ce2"/>
        </table:table-row>
        <table:table-row table:style-name="ro3">
          <table:table-cell table:number-columns-repeated="7" table:style-name="ce2"/>
          <table:table-cell table:style-name="ce48"/>
          <table:table-cell table:style-name="ce16"/>
          <table:table-cell table:number-columns-repeated="3" table:style-name="ce2"/>
          <table:table-cell table:style-name="ce16"/>
          <table:table-cell office:value-type="float" office:value="350" table:style-name="ce52">
            <text:p>350</text:p>
          </table:table-cell>
          <table:table-cell office:value-type="float" office:value="29.612943999999999" table:style-name="ce27">
            <text:p>29.61</text:p>
          </table:table-cell>
          <table:table-cell office:value-type="float" office:value="24.914384999999999" table:style-name="ce27">
            <text:p>24.91</text:p>
          </table:table-cell>
          <table:table-cell office:value-type="float" office:value="24.965805" table:style-name="ce27">
            <text:p>24.97</text:p>
          </table:table-cell>
          <table:table-cell office:value-type="float" office:value="24.894425999999999" table:style-name="ce27">
            <text:p>24.89</text:p>
          </table:table-cell>
          <table:table-cell office:value-type="float" office:value="25.060068000000001" table:style-name="ce27">
            <text:p>25.06</text:p>
          </table:table-cell>
          <table:table-cell office:value-type="float" office:value="25.017149" table:style-name="ce27">
            <text:p>25.02</text:p>
          </table:table-cell>
          <table:table-cell table:number-columns-repeated="5" table:style-name="ce2"/>
          <table:table-cell office:value-type="float" office:value="49.913349267080747" table:style-name="ce27">
            <text:p>49.91</text:p>
          </table:table-cell>
          <table:table-cell office:value-type="float" office:value="49.933260796296274" table:style-name="ce27">
            <text:p>49.93</text:p>
          </table:table-cell>
          <table:table-cell office:value-type="float" office:value="49.997846941358006" table:style-name="ce27">
            <text:p>50.00</text:p>
          </table:table-cell>
          <table:table-cell office:value-type="float" office:value="50.080968487654324" table:style-name="ce27">
            <text:p>50.08</text:p>
          </table:table-cell>
          <table:table-cell office:value-type="float" office:value="50.098024530864187" table:style-name="ce27">
            <text:p>50.10</text:p>
          </table:table-cell>
          <table:table-cell office:value-type="float" office:value="2.8912298881987568" table:style-name="ce29">
            <text:p>2.89</text:p>
          </table:table-cell>
          <table:table-cell office:value-type="float" office:value="3.6792089876543206" table:style-name="ce29">
            <text:p>3.68</text:p>
          </table:table-cell>
          <table:table-cell office:value-type="float" office:value="4.5851313703703749" table:style-name="ce29">
            <text:p>4.59</text:p>
          </table:table-cell>
          <table:table-cell office:value-type="float" office:value="3.9877238148148155" table:style-name="ce29">
            <text:p>3.99</text:p>
          </table:table-cell>
          <table:table-cell office:value-type="float" office:value="3.4671029938271607" table:style-name="ce29">
            <text:p>3.47</text:p>
          </table:table-cell>
          <table:table-cell office:value-type="float" office:value="32.024189627329193" table:style-name="ce27">
            <text:p>32.02</text:p>
          </table:table-cell>
          <table:table-cell office:value-type="float" office:value="30.960887617283952" table:style-name="ce27">
            <text:p>30.96</text:p>
          </table:table-cell>
          <table:table-cell office:value-type="float" office:value="29.814448543209874" table:style-name="ce27">
            <text:p>29.81</text:p>
          </table:table-cell>
          <table:table-cell office:value-type="float" office:value="31.167781296296283" table:style-name="ce27">
            <text:p>31.17</text:p>
          </table:table-cell>
          <table:table-cell office:value-type="float" office:value="32.476611253086418" table:style-name="ce27">
            <text:p>32.48</text:p>
          </table:table-cell>
          <table:table-cell table:style-name="ce4"/>
          <table:table-cell table:number-columns-repeated="16343" table:style-name="ce2"/>
        </table:table-row>
        <table:table-row table:style-name="ro3">
          <table:table-cell table:number-columns-repeated="7" table:style-name="ce2"/>
          <table:table-cell table:style-name="ce48"/>
          <table:table-cell table:style-name="ce16"/>
          <table:table-cell table:number-columns-repeated="3" table:style-name="ce2"/>
          <table:table-cell table:style-name="ce16"/>
          <table:table-cell office:value-type="float" office:value="400" table:style-name="ce52">
            <text:p>400</text:p>
          </table:table-cell>
          <table:table-cell office:value-type="float" office:value="36.543987000000001" table:style-name="ce27">
            <text:p>36.54</text:p>
          </table:table-cell>
          <table:table-cell office:value-type="float" office:value="31.543453" table:style-name="ce27">
            <text:p>31.54</text:p>
          </table:table-cell>
          <table:table-cell office:value-type="float" office:value="31.710046999999999" table:style-name="ce27">
            <text:p>31.71</text:p>
          </table:table-cell>
          <table:table-cell office:value-type="float" office:value="31.693518000000001" table:style-name="ce27">
            <text:p>31.69</text:p>
          </table:table-cell>
          <table:table-cell office:value-type="float" office:value="31.933805" table:style-name="ce27">
            <text:p>31.93</text:p>
          </table:table-cell>
          <table:table-cell office:value-type="float" office:value="31.712610000000002" table:style-name="ce27">
            <text:p>31.71</text:p>
          </table:table-cell>
          <table:table-cell table:number-columns-repeated="5" table:style-name="ce2"/>
          <table:table-cell office:value-type="float" office:value="49.92362783950616" table:style-name="ce27">
            <text:p>49.92</text:p>
          </table:table-cell>
          <table:table-cell office:value-type="float" office:value="49.945865098765445" table:style-name="ce27">
            <text:p>49.95</text:p>
          </table:table-cell>
          <table:table-cell office:value-type="float" office:value="49.990235030864234" table:style-name="ce27">
            <text:p>49.99</text:p>
          </table:table-cell>
          <table:table-cell office:value-type="float" office:value="50.057905123456798" table:style-name="ce27">
            <text:p>50.06</text:p>
          </table:table-cell>
          <table:table-cell office:value-type="float" office:value="50.076174234567894" table:style-name="ce27">
            <text:p>50.08</text:p>
          </table:table-cell>
          <table:table-cell office:value-type="float" office:value="3.3873508641975318" table:style-name="ce29">
            <text:p>3.39</text:p>
          </table:table-cell>
          <table:table-cell office:value-type="float" office:value="4.0015538765432099" table:style-name="ce29">
            <text:p>4.00</text:p>
          </table:table-cell>
          <table:table-cell office:value-type="float" office:value="4.5875790246913581" table:style-name="ce29">
            <text:p>4.59</text:p>
          </table:table-cell>
          <table:table-cell office:value-type="float" office:value="3.6855379691358046" table:style-name="ce29">
            <text:p>3.69</text:p>
          </table:table-cell>
          <table:table-cell office:value-type="float" office:value="3.0654871975308646" table:style-name="ce29">
            <text:p>3.07</text:p>
          </table:table-cell>
          <table:table-cell office:value-type="float" office:value="32.257416845679018" table:style-name="ce27">
            <text:p>32.26</text:p>
          </table:table-cell>
          <table:table-cell office:value-type="float" office:value="30.984706728395039" table:style-name="ce27">
            <text:p>30.98</text:p>
          </table:table-cell>
          <table:table-cell office:value-type="float" office:value="29.854097447530869" table:style-name="ce27">
            <text:p>29.85</text:p>
          </table:table-cell>
          <table:table-cell office:value-type="float" office:value="31.019612808641963" table:style-name="ce27">
            <text:p>31.02</text:p>
          </table:table-cell>
          <table:table-cell office:value-type="float" office:value="32.343242672839494" table:style-name="ce27">
            <text:p>32.34</text:p>
          </table:table-cell>
          <table:table-cell table:style-name="ce4"/>
          <table:table-cell table:number-columns-repeated="16343" table:style-name="ce2"/>
        </table:table-row>
        <table:table-row table:style-name="ro3">
          <table:table-cell table:number-columns-repeated="2" table:style-name="ce2"/>
          <table:table-cell office:value-type="string" table:number-columns-spanned="5" table:number-rows-spanned="1" table:style-name="ce67">
            <text:p>LENR</text:p>
          </table:table-cell>
          <table:covered-table-cell table:number-columns-repeated="4"/>
          <table:table-cell table:style-name="ce48"/>
          <table:table-cell office:value-type="string" table:number-columns-spanned="5" table:number-rows-spanned="1" table:style-name="ce67">
            <text:p>COP</text:p>
          </table:table-cell>
          <table:covered-table-cell table:number-columns-repeated="4"/>
          <table:table-cell office:value-type="string" table:style-name="ce53">
            <text:p>H2 (8/22/2016-8/24/2016)</text:p>
          </table:table-cell>
          <table:table-cell table:number-columns-repeated="6" table:style-name="ce4"/>
          <table:table-cell table:number-columns-repeated="5" table:style-name="ce2"/>
          <table:table-cell table:number-columns-repeated="16" table:style-name="ce4"/>
          <table:table-cell table:number-columns-repeated="16343" table:style-name="ce2"/>
        </table:table-row>
        <table:table-row table:style-name="ro3">
          <table:table-cell office:value-type="string" table:style-name="ce2">
            <text:p>Temp</text:p>
          </table:table-cell>
          <table:table-cell office:value-type="string" table:style-name="ce2">
            <text:p>NQ</text:p>
          </table:table-cell>
          <table:table-cell office:value-type="float" office:value="300" table:style-name="ce35">
            <text:p>300</text:p>
          </table:table-cell>
          <table:table-cell office:value-type="float" office:value="150" table:style-name="ce35">
            <text:p>150</text:p>
          </table:table-cell>
          <table:table-cell office:value-type="float" office:value="100" table:style-name="ce35">
            <text:p>100</text:p>
          </table:table-cell>
          <table:table-cell office:value-type="float" office:value="150" table:style-name="ce35">
            <text:p>150</text:p>
          </table:table-cell>
          <table:table-cell office:value-type="float" office:value="300" table:style-name="ce35">
            <text:p>300</text:p>
          </table:table-cell>
          <table:table-cell table:style-name="ce48"/>
          <table:table-cell office:value-type="float" office:value="300" table:style-name="ce17">
            <text:p>300</text:p>
          </table:table-cell>
          <table:table-cell office:value-type="float" office:value="150" table:style-name="ce35">
            <text:p>150</text:p>
          </table:table-cell>
          <table:table-cell office:value-type="float" office:value="100" table:style-name="ce35">
            <text:p>100</text:p>
          </table:table-cell>
          <table:table-cell office:value-type="float" office:value="150" table:style-name="ce35">
            <text:p>150</text:p>
          </table:table-cell>
          <table:table-cell office:value-type="float" office:value="300" table:style-name="ce17">
            <text:p>300</text:p>
          </table:table-cell>
          <table:table-cell table:style-name="ce52"/>
          <table:table-cell table:number-columns-repeated="16370" table:style-name="ce2"/>
        </table:table-row>
        <table:table-row table:style-name="ro3">
          <table:table-cell table:number-columns-repeated="2" table:style-name="ce2"/>
          <table:table-cell table:number-columns-repeated="5" table:style-name="ce35"/>
          <table:table-cell table:style-name="ce48"/>
          <table:table-cell table:style-name="ce17"/>
          <table:table-cell table:number-columns-repeated="3" table:style-name="ce35"/>
          <table:table-cell table:style-name="ce17"/>
          <table:table-cell table:style-name="ce54"/>
          <table:table-cell office:value-type="string" table:style-name="ce3">
            <text:p>\ISOPERIBOLIC_DATA\2016-08-20-CORE_26b\IPB1_Core_26b-New-core_H2_150C-400C_day-01.csv : 03.csv</text:p>
          </table:table-cell>
          <table:table-cell table:number-columns-repeated="16369" table:style-name="ce2"/>
        </table:table-row>
        <table:table-row table:style-name="ro3">
          <table:table-cell office:value-type="float" office:value="150" table:style-name="ce35">
            <text:p>150</text:p>
          </table:table-cell>
          <table:table-cell office:value-type="float" office:value="0.11542700000000039" table:formula="msoxl:=O6-O15" table:style-name="ce13">
            <text:p>0.12</text:p>
          </table:table-cell>
          <table:table-cell office:value-type="float" office:value="-0.58551839767979907" table:formula="msoxl:=P6-P15-(Z6-Z15)*$F$3-$G$3*(AE6+AJ6-AE15-AJ15)" table:style-name="ce13">
            <text:p>-0.59</text:p>
          </table:table-cell>
          <table:table-cell office:value-type="float" office:value="-0.56920281147956309" table:formula="msoxl:=Q6-Q15-(AA6-AA15)*$F$4-$G$4*(AF6+AK6-AF15-AK15)" table:style-name="ce13">
            <text:p>-0.57</text:p>
          </table:table-cell>
          <table:table-cell office:value-type="float" office:value="-1.2185220067116702" table:formula="msoxl:=R6-R15-(AB6-AB15)*$F$5-$G$5*(AG6+AL6-AG15-AL15)" table:style-name="ce13">
            <text:p>-1.22</text:p>
          </table:table-cell>
          <table:table-cell office:value-type="float" office:value="-1.2934297836322592" table:formula="msoxl:=S6-S15-(AC6-AC15)*$F$4-$G$4*(AH6+AM6-AH15-AM15)" table:style-name="ce13">
            <text:p>-1.29</text:p>
          </table:table-cell>
          <table:table-cell office:value-type="float" office:value="-1.2142054011014094" table:formula="msoxl:=T6-T15-(AD6-AD15)*$F$3-$G$3*(AI6+AN6-AI15-AN15)" table:style-name="ce13">
            <text:p>-1.21</text:p>
          </table:table-cell>
          <table:table-cell table:style-name="ce47"/>
          <table:table-cell table:style-name="ce17"/>
          <table:table-cell table:number-columns-repeated="3" table:style-name="ce35"/>
          <table:table-cell table:style-name="ce17"/>
          <table:table-cell office:value-type="float" office:value="150" table:style-name="ce52">
            <text:p>150</text:p>
          </table:table-cell>
          <table:table-cell office:value-type="float" office:value="8.8026429999999998" table:style-name="ce27">
            <text:p>8.80</text:p>
          </table:table-cell>
          <table:table-cell office:value-type="float" office:value="7.045725" table:style-name="ce27">
            <text:p>7.05</text:p>
          </table:table-cell>
          <table:table-cell office:value-type="float" office:value="6.9331889999999996" table:style-name="ce27">
            <text:p>6.93</text:p>
          </table:table-cell>
          <table:table-cell office:value-type="float" office:value="7.0020899999999999" table:style-name="ce27">
            <text:p>7.00</text:p>
          </table:table-cell>
          <table:table-cell office:value-type="float" office:value="7.0564179999999999" table:style-name="ce27">
            <text:p>7.06</text:p>
          </table:table-cell>
          <table:table-cell office:value-type="float" office:value="7.0070779999999999" table:style-name="ce27">
            <text:p>7.01</text:p>
          </table:table-cell>
          <table:table-cell table:number-columns-repeated="5" table:style-name="ce35"/>
          <table:table-cell office:value-type="float" office:value="49.993204598765416" table:style-name="ce27">
            <text:p>49.99</text:p>
          </table:table-cell>
          <table:table-cell office:value-type="float" office:value="49.926076104938268" table:style-name="ce27">
            <text:p>49.93</text:p>
          </table:table-cell>
          <table:table-cell office:value-type="float" office:value="49.994328321981435" table:style-name="ce27">
            <text:p>49.99</text:p>
          </table:table-cell>
          <table:table-cell office:value-type="float" office:value="50.074057475308649" table:style-name="ce27">
            <text:p>50.07</text:p>
          </table:table-cell>
          <table:table-cell office:value-type="float" office:value="50.09597184567901" table:style-name="ce27">
            <text:p>50.10</text:p>
          </table:table-cell>
          <table:table-cell office:value-type="float" office:value="2.8700672160493843" table:style-name="ce29">
            <text:p>2.87</text:p>
          </table:table-cell>
          <table:table-cell office:value-type="float" office:value="3.262260246913582" table:style-name="ce29">
            <text:p>3.26</text:p>
          </table:table-cell>
          <table:table-cell office:value-type="float" office:value="3.8876251114551073" table:style-name="ce29">
            <text:p>3.89</text:p>
          </table:table-cell>
          <table:table-cell office:value-type="float" office:value="3.1019912160493823" table:style-name="ce29">
            <text:p>3.10</text:p>
          </table:table-cell>
          <table:table-cell office:value-type="float" office:value="2.5221211111111117" table:style-name="ce29">
            <text:p>2.52</text:p>
          </table:table-cell>
          <table:table-cell office:value-type="float" office:value="34.921268475308615" table:style-name="ce27">
            <text:p>34.92</text:p>
          </table:table-cell>
          <table:table-cell office:value-type="float" office:value="33.497307364197503" table:style-name="ce27">
            <text:p>33.50</text:p>
          </table:table-cell>
          <table:table-cell office:value-type="float" office:value="32.113262417956676" table:style-name="ce27">
            <text:p>32.11</text:p>
          </table:table-cell>
          <table:table-cell office:value-type="float" office:value="33.491444277777745" table:style-name="ce27">
            <text:p>33.49</text:p>
          </table:table-cell>
          <table:table-cell office:value-type="float" office:value="35.143151129629629" table:style-name="ce27">
            <text:p>35.14</text:p>
          </table:table-cell>
          <table:table-cell table:style-name="ce4"/>
          <table:table-cell table:number-columns-repeated="16343" table:style-name="ce35"/>
        </table:table-row>
        <table:table-row table:style-name="ro3">
          <table:table-cell office:value-type="float" office:value="200" table:style-name="ce35">
            <text:p>200</text:p>
          </table:table-cell>
          <table:table-cell office:value-type="float" office:value="-0.18823400000000134" table:formula="msoxl:=O7-O16" table:style-name="ce13">
            <text:p>-0.19</text:p>
          </table:table-cell>
          <table:table-cell office:value-type="float" office:value="-0.64670396425486643" table:formula="msoxl:=P7-P16-(Z7-Z16)*$F$3-$G$3*(AE7+AJ7-AE16-AJ16)" table:style-name="ce13">
            <text:p>-0.65</text:p>
          </table:table-cell>
          <table:table-cell office:value-type="float" office:value="-1.531930268265818" table:formula="msoxl:=Q7-Q16-(AA7-AA16)*$F$4-$G$4*(AF7+AK7-AF16-AK16)" table:style-name="ce13">
            <text:p>-1.53</text:p>
          </table:table-cell>
          <table:table-cell office:value-type="float" office:value="-1.8035355966455966" table:formula="msoxl:=R7-R16-(AB7-AB16)*$F$5-$G$5*(AG7+AL7-AG16-AL16)" table:style-name="ce13">
            <text:p>-1.80</text:p>
          </table:table-cell>
          <table:table-cell office:value-type="float" office:value="-1.3687584959361057" table:formula="msoxl:=S7-S16-(AC7-AC16)*$F$4-$G$4*(AH7+AM7-AH16-AM16)" table:style-name="ce13">
            <text:p>-1.37</text:p>
          </table:table-cell>
          <table:table-cell office:value-type="float" office:value="-0.56889870508180707" table:formula="msoxl:=T7-T16-(AD7-AD16)*$F$3-$G$3*(AI7+AN7-AI16-AN16)" table:style-name="ce13">
            <text:p>-0.57</text:p>
          </table:table-cell>
          <table:table-cell table:style-name="ce47"/>
          <table:table-cell table:style-name="ce17"/>
          <table:table-cell table:number-columns-repeated="3" table:style-name="ce35"/>
          <table:table-cell table:style-name="ce17"/>
          <table:table-cell office:value-type="float" office:value="200" table:style-name="ce52">
            <text:p>200</text:p>
          </table:table-cell>
          <table:table-cell office:value-type="float" office:value="13.461486000000001" table:style-name="ce27">
            <text:p>13.46</text:p>
          </table:table-cell>
          <table:table-cell office:value-type="float" office:value="11.369478000000001" table:style-name="ce27">
            <text:p>11.37</text:p>
          </table:table-cell>
          <table:table-cell office:value-type="float" office:value="11.287477000000001" table:style-name="ce27">
            <text:p>11.29</text:p>
          </table:table-cell>
          <table:table-cell office:value-type="float" office:value="11.221705999999999" table:style-name="ce27">
            <text:p>11.22</text:p>
          </table:table-cell>
          <table:table-cell office:value-type="float" office:value="11.243112999999999" table:style-name="ce27">
            <text:p>11.24</text:p>
          </table:table-cell>
          <table:table-cell office:value-type="float" office:value="11.226502999999999" table:style-name="ce27">
            <text:p>11.23</text:p>
          </table:table-cell>
          <table:table-cell table:number-columns-repeated="5" table:style-name="ce35"/>
          <table:table-cell office:value-type="float" office:value="49.91530525925927" table:style-name="ce27">
            <text:p>49.92</text:p>
          </table:table-cell>
          <table:table-cell office:value-type="float" office:value="49.937639506172864" table:style-name="ce27">
            <text:p>49.94</text:p>
          </table:table-cell>
          <table:table-cell office:value-type="float" office:value="49.995923287036995" table:style-name="ce27">
            <text:p>50.00</text:p>
          </table:table-cell>
          <table:table-cell office:value-type="float" office:value="50.068812246913573" table:style-name="ce27">
            <text:p>50.07</text:p>
          </table:table-cell>
          <table:table-cell office:value-type="float" office:value="50.072777753086442" table:style-name="ce27">
            <text:p>50.07</text:p>
          </table:table-cell>
          <table:table-cell office:value-type="float" office:value="2.114969382716049" table:style-name="ce29">
            <text:p>2.11</text:p>
          </table:table-cell>
          <table:table-cell office:value-type="float" office:value="2.4957375308641976" table:style-name="ce29">
            <text:p>2.50</text:p>
          </table:table-cell>
          <table:table-cell office:value-type="float" office:value="3.0457129166666674" table:style-name="ce29">
            <text:p>3.05</text:p>
          </table:table-cell>
          <table:table-cell office:value-type="float" office:value="2.5306928641975306" table:style-name="ce29">
            <text:p>2.53</text:p>
          </table:table-cell>
          <table:table-cell office:value-type="float" office:value="2.0697430864197526" table:style-name="ce29">
            <text:p>2.07</text:p>
          </table:table-cell>
          <table:table-cell office:value-type="float" office:value="34.766453179012331" table:style-name="ce27">
            <text:p>34.77</text:p>
          </table:table-cell>
          <table:table-cell office:value-type="float" office:value="33.414979314814808" table:style-name="ce27">
            <text:p>33.41</text:p>
          </table:table-cell>
          <table:table-cell office:value-type="float" office:value="32.120681910493829" table:style-name="ce27">
            <text:p>32.12</text:p>
          </table:table-cell>
          <table:table-cell office:value-type="float" office:value="33.308983018518532" table:style-name="ce27">
            <text:p>33.31</text:p>
          </table:table-cell>
          <table:table-cell office:value-type="float" office:value="35.1268800925926" table:style-name="ce27">
            <text:p>35.13</text:p>
          </table:table-cell>
          <table:table-cell table:style-name="ce4"/>
          <table:table-cell table:number-columns-repeated="16343" table:style-name="ce35"/>
        </table:table-row>
        <table:table-row table:style-name="ro3">
          <table:table-cell office:value-type="float" office:value="250" table:style-name="ce35">
            <text:p>250</text:p>
          </table:table-cell>
          <table:table-cell office:value-type="float" office:value="-0.42232699999999923" table:formula="msoxl:=O8-O17" table:style-name="ce13">
            <text:p>-0.42</text:p>
          </table:table-cell>
          <table:table-cell office:value-type="float" office:value="-0.64761725331956987" table:formula="msoxl:=P8-P17-(Z8-Z17)*$F$3-$G$3*(AE8+AJ8-AE17-AJ17)" table:style-name="ce13">
            <text:p>-0.65</text:p>
          </table:table-cell>
          <table:table-cell office:value-type="float" office:value="-0.58533339020061614" table:formula="msoxl:=Q8-Q17-(AA8-AA17)*$F$4-$G$4*(AF8+AK8-AF17-AK17)" table:style-name="ce13">
            <text:p>-0.59</text:p>
          </table:table-cell>
          <table:table-cell office:value-type="float" office:value="-1.4195562873832297" table:formula="msoxl:=R8-R17-(AB8-AB17)*$F$5-$G$5*(AG8+AL8-AG17-AL17)" table:style-name="ce13">
            <text:p>-1.42</text:p>
          </table:table-cell>
          <table:table-cell office:value-type="float" office:value="-1.3512506205705908" table:formula="msoxl:=S8-S17-(AC8-AC17)*$F$4-$G$4*(AH8+AM8-AH17-AM17)" table:style-name="ce13">
            <text:p>-1.35</text:p>
          </table:table-cell>
          <table:table-cell office:value-type="float" office:value="-1.0671519792638884" table:formula="msoxl:=T8-T17-(AD8-AD17)*$F$3-$G$3*(AI8+AN8-AI17-AN17)" table:style-name="ce13">
            <text:p>-1.07</text:p>
          </table:table-cell>
          <table:table-cell table:style-name="ce47"/>
          <table:table-cell table:style-name="ce17"/>
          <table:table-cell table:number-columns-repeated="3" table:style-name="ce35"/>
          <table:table-cell table:style-name="ce17"/>
          <table:table-cell office:value-type="float" office:value="250" table:style-name="ce52">
            <text:p>250</text:p>
          </table:table-cell>
          <table:table-cell office:value-type="float" office:value="18.687576" table:style-name="ce27">
            <text:p>18.69</text:p>
          </table:table-cell>
          <table:table-cell office:value-type="float" office:value="16.081963999999999" table:style-name="ce27">
            <text:p>16.08</text:p>
          </table:table-cell>
          <table:table-cell office:value-type="float" office:value="15.936415" table:style-name="ce27">
            <text:p>15.94</text:p>
          </table:table-cell>
          <table:table-cell office:value-type="float" office:value="15.803201" table:style-name="ce27">
            <text:p>15.80</text:p>
          </table:table-cell>
          <table:table-cell office:value-type="float" office:value="15.916271" table:style-name="ce27">
            <text:p>15.92</text:p>
          </table:table-cell>
          <table:table-cell office:value-type="float" office:value="16.005016000000001" table:style-name="ce27">
            <text:p>16.01</text:p>
          </table:table-cell>
          <table:table-cell table:number-columns-repeated="5" table:style-name="ce35"/>
          <table:table-cell office:value-type="float" office:value="49.928429870370394" table:style-name="ce27">
            <text:p>49.93</text:p>
          </table:table-cell>
          <table:table-cell office:value-type="float" office:value="49.932719888888897" table:style-name="ce27">
            <text:p>49.93</text:p>
          </table:table-cell>
          <table:table-cell office:value-type="float" office:value="49.99042741666667" table:style-name="ce27">
            <text:p>49.99</text:p>
          </table:table-cell>
          <table:table-cell office:value-type="float" office:value="50.065802395061723" table:style-name="ce27">
            <text:p>50.07</text:p>
          </table:table-cell>
          <table:table-cell office:value-type="float" office:value="50.086544944099394" table:style-name="ce27">
            <text:p>50.09</text:p>
          </table:table-cell>
          <table:table-cell office:value-type="float" office:value="1.8769242777777788" table:style-name="ce29">
            <text:p>1.88</text:p>
          </table:table-cell>
          <table:table-cell office:value-type="float" office:value="2.3531432469135818" table:style-name="ce29">
            <text:p>2.35</text:p>
          </table:table-cell>
          <table:table-cell office:value-type="float" office:value="2.9528756851851856" table:style-name="ce29">
            <text:p>2.95</text:p>
          </table:table-cell>
          <table:table-cell office:value-type="float" office:value="2.3497997160493829" table:style-name="ce29">
            <text:p>2.35</text:p>
          </table:table-cell>
          <table:table-cell office:value-type="float" office:value="1.8343148385093149" table:style-name="ce29">
            <text:p>1.83</text:p>
          </table:table-cell>
          <table:table-cell office:value-type="float" office:value="34.620687604938261" table:style-name="ce27">
            <text:p>34.62</text:p>
          </table:table-cell>
          <table:table-cell office:value-type="float" office:value="33.174356746913581" table:style-name="ce27">
            <text:p>33.17</text:p>
          </table:table-cell>
          <table:table-cell office:value-type="float" office:value="31.746714246913591" table:style-name="ce27">
            <text:p>31.75</text:p>
          </table:table-cell>
          <table:table-cell office:value-type="float" office:value="32.93860865432098" table:style-name="ce27">
            <text:p>32.94</text:p>
          </table:table-cell>
          <table:table-cell office:value-type="float" office:value="34.58269564596273" table:style-name="ce27">
            <text:p>34.58</text:p>
          </table:table-cell>
          <table:table-cell table:style-name="ce4"/>
          <table:table-cell table:number-columns-repeated="16343" table:style-name="ce35"/>
        </table:table-row>
        <table:table-row table:style-name="ro3">
          <table:table-cell office:value-type="float" office:value="300" table:style-name="ce35">
            <text:p>300</text:p>
          </table:table-cell>
          <table:table-cell office:value-type="float" office:value="-0.43538299999999808" table:formula="msoxl:=O9-O18" table:style-name="ce13">
            <text:p>-0.44</text:p>
          </table:table-cell>
          <table:table-cell office:value-type="float" office:value="-0.90186822175645731" table:formula="msoxl:=P9-P18-(Z9-Z18)*$F$3-$G$3*(AE9+AJ9-AE18-AJ18)" table:style-name="ce13">
            <text:p>-0.90</text:p>
          </table:table-cell>
          <table:table-cell office:value-type="float" office:value="-0.5985401774302519" table:formula="msoxl:=Q9-Q18-(AA9-AA18)*$F$4-$G$4*(AF9+AK9-AF18-AK18)" table:style-name="ce13">
            <text:p>-0.60</text:p>
          </table:table-cell>
          <table:table-cell office:value-type="float" office:value="-0.3310379871956417" table:formula="msoxl:=R9-R18-(AB9-AB18)*$F$5-$G$5*(AG9+AL9-AG18-AL18)" table:style-name="ce13">
            <text:p>-0.33</text:p>
          </table:table-cell>
          <table:table-cell office:value-type="float" office:value="-4.9427198272405493E-2" table:formula="msoxl:=S9-S18-(AC9-AC18)*$F$4-$G$4*(AH9+AM9-AH18-AM18)" table:style-name="ce13">
            <text:p>-0.05</text:p>
          </table:table-cell>
          <table:table-cell office:value-type="float" office:value="0.34138990693689775" table:formula="msoxl:=T9-T18-(AD9-AD18)*$F$3-$G$3*(AI9+AN9-AI18-AN18)" table:style-name="ce13">
            <text:p>0.34</text:p>
          </table:table-cell>
          <table:table-cell table:style-name="ce47"/>
          <table:table-cell table:style-name="ce17"/>
          <table:table-cell table:number-columns-repeated="3" table:style-name="ce35"/>
          <table:table-cell table:style-name="ce17"/>
          <table:table-cell office:value-type="float" office:value="300" table:style-name="ce52">
            <text:p>300</text:p>
          </table:table-cell>
          <table:table-cell office:value-type="float" office:value="24.128959999999999" table:style-name="ce27">
            <text:p>24.13</text:p>
          </table:table-cell>
          <table:table-cell office:value-type="float" office:value="21.270212000000001" table:style-name="ce27">
            <text:p>21.27</text:p>
          </table:table-cell>
          <table:table-cell office:value-type="float" office:value="20.803585000000002" table:style-name="ce27">
            <text:p>20.80</text:p>
          </table:table-cell>
          <table:table-cell office:value-type="float" office:value="20.521249999999998" table:style-name="ce27">
            <text:p>20.52</text:p>
          </table:table-cell>
          <table:table-cell office:value-type="float" office:value="20.779335" table:style-name="ce27">
            <text:p>20.78</text:p>
          </table:table-cell>
          <table:table-cell office:value-type="float" office:value="21.144955" table:style-name="ce27">
            <text:p>21.14</text:p>
          </table:table-cell>
          <table:table-cell table:number-columns-repeated="5" table:style-name="ce35"/>
          <table:table-cell office:value-type="float" office:value="49.90762632098766" table:style-name="ce27">
            <text:p>49.91</text:p>
          </table:table-cell>
          <table:table-cell office:value-type="float" office:value="49.932165703703689" table:style-name="ce27">
            <text:p>49.93</text:p>
          </table:table-cell>
          <table:table-cell office:value-type="float" office:value="49.998066009259233" table:style-name="ce27">
            <text:p>50.00</text:p>
          </table:table-cell>
          <table:table-cell office:value-type="float" office:value="50.074490296296318" table:style-name="ce27">
            <text:p>50.07</text:p>
          </table:table-cell>
          <table:table-cell office:value-type="float" office:value="50.086832172839536" table:style-name="ce27">
            <text:p>50.09</text:p>
          </table:table-cell>
          <table:table-cell office:value-type="float" office:value="1.7709642839506166" table:style-name="ce29">
            <text:p>1.77</text:p>
          </table:table-cell>
          <table:table-cell office:value-type="float" office:value="2.4323309074074069" table:style-name="ce29">
            <text:p>2.43</text:p>
          </table:table-cell>
          <table:table-cell office:value-type="float" office:value="3.3441614043209889" table:style-name="ce29">
            <text:p>3.34</text:p>
          </table:table-cell>
          <table:table-cell office:value-type="float" office:value="3.1154799691358015" table:style-name="ce29">
            <text:p>3.12</text:p>
          </table:table-cell>
          <table:table-cell office:value-type="float" office:value="2.7155250740740731" table:style-name="ce29">
            <text:p>2.72</text:p>
          </table:table-cell>
          <table:table-cell office:value-type="float" office:value="34.235320592592601" table:style-name="ce27">
            <text:p>34.24</text:p>
          </table:table-cell>
          <table:table-cell office:value-type="float" office:value="32.500168006172835" table:style-name="ce27">
            <text:p>32.50</text:p>
          </table:table-cell>
          <table:table-cell office:value-type="float" office:value="31.355378089506178" table:style-name="ce27">
            <text:p>31.36</text:p>
          </table:table-cell>
          <table:table-cell office:value-type="float" office:value="32.609133913580258" table:style-name="ce27">
            <text:p>32.61</text:p>
          </table:table-cell>
          <table:table-cell office:value-type="float" office:value="34.294474876543212" table:style-name="ce27">
            <text:p>34.29</text:p>
          </table:table-cell>
          <table:table-cell table:style-name="ce4"/>
          <table:table-cell table:number-columns-repeated="16343" table:style-name="ce35"/>
        </table:table-row>
        <table:table-row table:style-name="ro3">
          <table:table-cell office:value-type="float" office:value="350" table:style-name="ce35">
            <text:p>350</text:p>
          </table:table-cell>
          <table:table-cell office:value-type="float" office:value="-0.68053600000000003" table:formula="msoxl:=O10-O19" table:style-name="ce13">
            <text:p>-0.68</text:p>
          </table:table-cell>
          <table:table-cell office:value-type="float" office:value="0.18176449856475818" table:formula="msoxl:=P10-P19-(Z10-Z19)*$F$3-$G$3*(AE10+AJ10-AE19-AJ19)" table:style-name="ce13">
            <text:p>0.18</text:p>
          </table:table-cell>
          <table:table-cell office:value-type="float" office:value="-1.0732379136865269" table:formula="msoxl:=Q10-Q19-(AA10-AA19)*$F$4-$G$4*(AF10+AK10-AF19-AK19)" table:style-name="ce13">
            <text:p>-1.07</text:p>
          </table:table-cell>
          <table:table-cell office:value-type="float" office:value="-1.9660168171592518" table:formula="msoxl:=R10-R19-(AB10-AB19)*$F$5-$G$5*(AG10+AL10-AG19-AL19)" table:style-name="ce13">
            <text:p>-1.97</text:p>
          </table:table-cell>
          <table:table-cell office:value-type="float" office:value="-1.0836316476116767" table:formula="msoxl:=S10-S19-(AC10-AC19)*$F$4-$G$4*(AH10+AM10-AH19-AM19)" table:style-name="ce13">
            <text:p>-1.08</text:p>
          </table:table-cell>
          <table:table-cell office:value-type="float" office:value="-1.0531913820662506" table:formula="msoxl:=T10-T19-(AD10-AD19)*$F$3-$G$3*(AI10+AN10-AI19-AN19)" table:style-name="ce13">
            <text:p>-1.05</text:p>
          </table:table-cell>
          <table:table-cell table:style-name="ce47"/>
          <table:table-cell table:style-name="ce17"/>
          <table:table-cell table:number-columns-repeated="3" table:style-name="ce35"/>
          <table:table-cell table:style-name="ce17"/>
          <table:table-cell office:value-type="float" office:value="350" table:style-name="ce52">
            <text:p>350</text:p>
          </table:table-cell>
          <table:table-cell office:value-type="float" office:value="30.293479999999999" table:style-name="ce27">
            <text:p>30.29</text:p>
          </table:table-cell>
          <table:table-cell office:value-type="float" office:value="27.153500000000001" table:style-name="ce27">
            <text:p>27.15</text:p>
          </table:table-cell>
          <table:table-cell office:value-type="float" office:value="26.964275000000001" table:style-name="ce27">
            <text:p>26.96</text:p>
          </table:table-cell>
          <table:table-cell office:value-type="float" office:value="26.965031" table:style-name="ce27">
            <text:p>26.97</text:p>
          </table:table-cell>
          <table:table-cell office:value-type="float" office:value="26.955840999999999" table:style-name="ce27">
            <text:p>26.96</text:p>
          </table:table-cell>
          <table:table-cell office:value-type="float" office:value="27.099815" table:style-name="ce27">
            <text:p>27.10</text:p>
          </table:table-cell>
          <table:table-cell table:number-columns-repeated="5" table:style-name="ce35"/>
          <table:table-cell office:value-type="float" office:value="49.936939820987661" table:style-name="ce27">
            <text:p>49.94</text:p>
          </table:table-cell>
          <table:table-cell office:value-type="float" office:value="49.894158617283964" table:style-name="ce27">
            <text:p>49.89</text:p>
          </table:table-cell>
          <table:table-cell office:value-type="float" office:value="49.985727000000033" table:style-name="ce27">
            <text:p>49.99</text:p>
          </table:table-cell>
          <table:table-cell office:value-type="float" office:value="50.061307487654325" table:style-name="ce27">
            <text:p>50.06</text:p>
          </table:table-cell>
          <table:table-cell office:value-type="float" office:value="50.081609691358032" table:style-name="ce27">
            <text:p>50.08</text:p>
          </table:table-cell>
          <table:table-cell office:value-type="float" office:value="2.8835791111111102" table:style-name="ce29">
            <text:p>2.88</text:p>
          </table:table-cell>
          <table:table-cell office:value-type="float" office:value="3.0718063024691369" table:style-name="ce29">
            <text:p>3.07</text:p>
          </table:table-cell>
          <table:table-cell office:value-type="float" office:value="3.642816728395061" table:style-name="ce29">
            <text:p>3.64</text:p>
          </table:table-cell>
          <table:table-cell office:value-type="float" office:value="3.2277432037037044" table:style-name="ce29">
            <text:p>3.23</text:p>
          </table:table-cell>
          <table:table-cell office:value-type="float" office:value="2.7185180987654318" table:style-name="ce29">
            <text:p>2.72</text:p>
          </table:table-cell>
          <table:table-cell office:value-type="float" office:value="34.130926932098767" table:style-name="ce27">
            <text:p>34.13</text:p>
          </table:table-cell>
          <table:table-cell office:value-type="float" office:value="32.404862030864194" table:style-name="ce27">
            <text:p>32.40</text:p>
          </table:table-cell>
          <table:table-cell office:value-type="float" office:value="30.855427648148186" table:style-name="ce27">
            <text:p>30.86</text:p>
          </table:table-cell>
          <table:table-cell office:value-type="float" office:value="32.650930327160488" table:style-name="ce27">
            <text:p>32.65</text:p>
          </table:table-cell>
          <table:table-cell office:value-type="float" office:value="34.138055320987668" table:style-name="ce27">
            <text:p>34.14</text:p>
          </table:table-cell>
          <table:table-cell table:style-name="ce4"/>
          <table:table-cell table:number-columns-repeated="16343" table:style-name="ce35"/>
        </table:table-row>
        <table:table-row table:style-name="ro3">
          <table:table-cell office:value-type="float" office:value="400" table:style-name="ce35">
            <text:p>400</text:p>
          </table:table-cell>
          <table:table-cell office:value-type="float" office:value="-0.49248199999999542" table:formula="msoxl:=O11-O20" table:style-name="ce13">
            <text:p>-0.49</text:p>
          </table:table-cell>
          <table:table-cell office:value-type="float" office:value="-1.4245323525394198" table:formula="msoxl:=P11-P20-(Z11-Z20)*$F$3-$G$3*(AE11+AJ11-AE20-AJ20)" table:style-name="ce13">
            <text:p>-1.42</text:p>
          </table:table-cell>
          <table:table-cell office:value-type="float" office:value="-1.8969280044729411" table:formula="msoxl:=Q11-Q20-(AA11-AA20)*$F$4-$G$4*(AF11+AK11-AF20-AK20)" table:style-name="ce13">
            <text:p>-1.90</text:p>
          </table:table-cell>
          <table:table-cell office:value-type="float" office:value="-1.8914122893223444" table:formula="msoxl:=R11-R20-(AB11-AB20)*$F$5-$G$5*(AG11+AL11-AG20-AL20)" table:style-name="ce13">
            <text:p>-1.89</text:p>
          </table:table-cell>
          <table:table-cell office:value-type="float" office:value="-3.8765377649504149" table:formula="msoxl:=S11-S20-(AC11-AC20)*$F$4-$G$4*(AH11+AM11-AH20-AM20)" table:style-name="ce13">
            <text:p>-3.88</text:p>
          </table:table-cell>
          <table:table-cell office:value-type="float" office:value="-3.6122474310283801" table:formula="msoxl:=T11-T20-(AD11-AD20)*$F$3-$G$3*(AI11+AN11-AI20-AN20)" table:style-name="ce13">
            <text:p>-3.61</text:p>
          </table:table-cell>
          <table:table-cell table:style-name="ce47"/>
          <table:table-cell table:style-name="ce17"/>
          <table:table-cell table:number-columns-repeated="3" table:style-name="ce35"/>
          <table:table-cell table:style-name="ce17"/>
          <table:table-cell office:value-type="float" office:value="400" table:style-name="ce52">
            <text:p>400</text:p>
          </table:table-cell>
          <table:table-cell office:value-type="float" office:value="37.036468999999997" table:style-name="ce27">
            <text:p>37.04</text:p>
          </table:table-cell>
          <table:table-cell office:value-type="float" office:value="34.039959000000003" table:style-name="ce27">
            <text:p>34.04</text:p>
          </table:table-cell>
          <table:table-cell office:value-type="float" office:value="34.245021999999999" table:style-name="ce27">
            <text:p>34.25</text:p>
          </table:table-cell>
          <table:table-cell office:value-type="float" office:value="34.067104" table:style-name="ce27">
            <text:p>34.07</text:p>
          </table:table-cell>
          <table:table-cell office:value-type="float" office:value="34.102668999999999" table:style-name="ce27">
            <text:p>34.10</text:p>
          </table:table-cell>
          <table:table-cell office:value-type="float" office:value="34.115603999999998" table:style-name="ce27">
            <text:p>34.12</text:p>
          </table:table-cell>
          <table:table-cell table:number-columns-repeated="5" table:style-name="ce35"/>
          <table:table-cell office:value-type="float" office:value="49.894706216049372" table:style-name="ce27">
            <text:p>49.89</text:p>
          </table:table-cell>
          <table:table-cell office:value-type="float" office:value="49.930534166666661" table:style-name="ce27">
            <text:p>49.93</text:p>
          </table:table-cell>
          <table:table-cell office:value-type="float" office:value="49.998455709876488" table:style-name="ce27">
            <text:p>50.00</text:p>
          </table:table-cell>
          <table:table-cell office:value-type="float" office:value="50.084178864197533" table:style-name="ce27">
            <text:p>50.08</text:p>
          </table:table-cell>
          <table:table-cell office:value-type="float" office:value="50.095374296296292" table:style-name="ce27">
            <text:p>50.10</text:p>
          </table:table-cell>
          <table:table-cell office:value-type="float" office:value="2.5047198456790118" table:style-name="ce29">
            <text:p>2.50</text:p>
          </table:table-cell>
          <table:table-cell office:value-type="float" office:value="2.9039897962962971" table:style-name="ce29">
            <text:p>2.90</text:p>
          </table:table-cell>
          <table:table-cell office:value-type="float" office:value="3.4283123611111117" table:style-name="ce29">
            <text:p>3.43</text:p>
          </table:table-cell>
          <table:table-cell office:value-type="float" office:value="0.45547443827160489" table:style-name="ce29">
            <text:p>0.46</text:p>
          </table:table-cell>
          <table:table-cell office:value-type="float" office:value="-3.5875938271604922E-2" table:style-name="ce29">
            <text:p>-0.04</text:p>
          </table:table-cell>
          <table:table-cell office:value-type="float" office:value="34.099638851851857" table:style-name="ce27">
            <text:p>34.10</text:p>
          </table:table-cell>
          <table:table-cell office:value-type="float" office:value="32.650329728395057" table:style-name="ce27">
            <text:p>32.65</text:p>
          </table:table-cell>
          <table:table-cell office:value-type="float" office:value="31.421038058641965" table:style-name="ce27">
            <text:p>31.42</text:p>
          </table:table-cell>
          <table:table-cell office:value-type="float" office:value="32.740541944444445" table:style-name="ce27">
            <text:p>32.74</text:p>
          </table:table-cell>
          <table:table-cell office:value-type="float" office:value="34.372394765432098" table:style-name="ce27">
            <text:p>34.37</text:p>
          </table:table-cell>
          <table:table-cell table:style-name="ce4"/>
          <table:table-cell table:number-columns-repeated="16343" table:style-name="ce35"/>
        </table:table-row>
        <table:table-row table:style-name="ro3">
          <table:table-cell table:number-columns-repeated="7" table:style-name="ce2"/>
          <table:table-cell table:style-name="ce48"/>
          <table:table-cell table:style-name="ce16"/>
          <table:table-cell table:number-columns-repeated="3" table:style-name="ce2"/>
          <table:table-cell table:style-name="ce16"/>
          <table:table-cell office:value-type="string" table:style-name="ce53">
            <text:p>H2D2 (8/30/2016-8/31/2016)</text:p>
          </table:table-cell>
          <table:table-cell table:number-columns-repeated="16370" table:style-name="ce2"/>
        </table:table-row>
        <table:table-row table:style-name="ro3">
          <table:table-cell table:number-columns-repeated="7" table:style-name="ce2"/>
          <table:table-cell table:style-name="ce48"/>
          <table:table-cell table:style-name="ce16"/>
          <table:table-cell table:number-columns-repeated="3" table:style-name="ce2"/>
          <table:table-cell table:style-name="ce16"/>
          <table:table-cell table:style-name="ce54"/>
          <table:table-cell table:number-columns-repeated="16370" table:style-name="ce2"/>
        </table:table-row>
        <table:table-row table:style-name="ro3">
          <table:table-cell table:number-columns-repeated="7" table:style-name="ce2"/>
          <table:table-cell table:style-name="ce48"/>
          <table:table-cell table:style-name="ce16"/>
          <table:table-cell table:number-columns-repeated="3" table:style-name="ce2"/>
          <table:table-cell table:style-name="ce16"/>
          <table:table-cell table:style-name="ce54"/>
          <table:table-cell office:value-type="string" table:style-name="ce3">
            <text:p>\ISOPERIBOLIC_DATA\2016-08-20-CORE_26b\IPB1_Core_26b-H2-D2_150C-400C_day-01.csv : 03.csv</text:p>
          </table:table-cell>
          <table:table-cell table:number-columns-repeated="16369" table:style-name="ce2"/>
        </table:table-row>
        <table:table-row table:style-name="ro3">
          <table:table-cell office:value-type="float" office:value="150" table:formula="msoxl:=A15" table:style-name="ce35">
            <text:p>150</text:p>
          </table:table-cell>
          <table:table-cell office:value-type="float" office:value="-0.18053199999999947" table:formula="msoxl:=O6-O$24" table:style-name="ce13">
            <text:p>-0.18</text:p>
          </table:table-cell>
          <table:table-cell office:value-type="float" office:value="-0.28244904044162933" table:formula="msoxl:=P6-P24-(Z6-Z24)*$F$3-$G$3*(AE6+AJ6-AE24-AJ24)" table:style-name="ce13">
            <text:p>-0.28</text:p>
          </table:table-cell>
          <table:table-cell office:value-type="float" office:value="-0.55211948547842771" table:formula="msoxl:=Q6-Q24-(AA6-AA24)*$F$4-$G$4*(AF6+AK6-AF24-AK24)" table:style-name="ce13">
            <text:p>-0.55</text:p>
          </table:table-cell>
          <table:table-cell office:value-type="float" office:value="-1.2806876227753319" table:formula="msoxl:=R6-R24-(AB6-AB24)*$F$5-$G$5*(AG6+AL6-AG24-AL24)" table:style-name="ce13">
            <text:p>-1.28</text:p>
          </table:table-cell>
          <table:table-cell office:value-type="float" office:value="-1.1256331392179493" table:formula="msoxl:=S6-S24-(AC6-AC24)*$F$4-$G$4*(AH6+AM6-AH24-AM24)" table:style-name="ce13">
            <text:p>-1.13</text:p>
          </table:table-cell>
          <table:table-cell office:value-type="float" office:value="-2.2091838044552516" table:formula="msoxl:=T6-T24-(AD6-AD24)*$F$3-$G$3*(AI6+AN6-AI24-AN24)" table:style-name="ce13">
            <text:p>-2.21</text:p>
          </table:table-cell>
          <table:table-cell table:style-name="ce47"/>
          <table:table-cell table:style-name="ce17"/>
          <table:table-cell table:number-columns-repeated="3" table:style-name="ce35"/>
          <table:table-cell table:style-name="ce17"/>
          <table:table-cell office:value-type="float" office:value="150" table:style-name="ce55">
            <text:p>150</text:p>
          </table:table-cell>
          <table:table-cell office:value-type="float" office:value="9.0986019999999996" table:style-name="ce27">
            <text:p>9.10</text:p>
          </table:table-cell>
          <table:table-cell office:value-type="float" office:value="7.4825350000000004" table:style-name="ce27">
            <text:p>7.48</text:p>
          </table:table-cell>
          <table:table-cell office:value-type="float" office:value="7.329752" table:style-name="ce27">
            <text:p>7.33</text:p>
          </table:table-cell>
          <table:table-cell office:value-type="float" office:value="6.9686199999999996" table:style-name="ce27">
            <text:p>6.97</text:p>
          </table:table-cell>
          <table:table-cell office:value-type="float" office:value="7.1070469999999997" table:style-name="ce27">
            <text:p>7.11</text:p>
          </table:table-cell>
          <table:table-cell office:value-type="float" office:value="7.2940860000000001" table:style-name="ce27">
            <text:p>7.29</text:p>
          </table:table-cell>
          <table:table-cell table:number-columns-repeated="5" table:style-name="ce35"/>
          <table:table-cell office:value-type="float" office:value="49.88952205555556" table:style-name="ce27">
            <text:p>49.89</text:p>
          </table:table-cell>
          <table:table-cell office:value-type="float" office:value="49.927419518518519" table:style-name="ce27">
            <text:p>49.93</text:p>
          </table:table-cell>
          <table:table-cell office:value-type="float" office:value="49.997108271604937" table:style-name="ce27">
            <text:p>50.00</text:p>
          </table:table-cell>
          <table:table-cell office:value-type="float" office:value="50.067104524691374" table:style-name="ce27">
            <text:p>50.07</text:p>
          </table:table-cell>
          <table:table-cell office:value-type="float" office:value="50.095843438271601" table:style-name="ce27">
            <text:p>50.10</text:p>
          </table:table-cell>
          <table:table-cell office:value-type="float" office:value="3.7203720617283937" table:style-name="ce29">
            <text:p>3.72</text:p>
          </table:table-cell>
          <table:table-cell office:value-type="float" office:value="3.8776830864197538" table:style-name="ce29">
            <text:p>3.88</text:p>
          </table:table-cell>
          <table:table-cell office:value-type="float" office:value="4.273699401234567" table:style-name="ce29">
            <text:p>4.27</text:p>
          </table:table-cell>
          <table:table-cell office:value-type="float" office:value="3.4449455308641963" table:style-name="ce29">
            <text:p>3.44</text:p>
          </table:table-cell>
          <table:table-cell office:value-type="float" office:value="2.660526333333332" table:style-name="ce29">
            <text:p>2.66</text:p>
          </table:table-cell>
          <table:table-cell office:value-type="float" office:value="34.797305814814813" table:style-name="ce27">
            <text:p>34.80</text:p>
          </table:table-cell>
          <table:table-cell office:value-type="float" office:value="33.241577796296312" table:style-name="ce27">
            <text:p>33.24</text:p>
          </table:table-cell>
          <table:table-cell office:value-type="float" office:value="31.643081836419729" table:style-name="ce27">
            <text:p>31.64</text:p>
          </table:table-cell>
          <table:table-cell office:value-type="float" office:value="33.344252549382709" table:style-name="ce27">
            <text:p>33.34</text:p>
          </table:table-cell>
          <table:table-cell office:value-type="float" office:value="34.385703679012352" table:style-name="ce27">
            <text:p>34.39</text:p>
          </table:table-cell>
          <table:table-cell table:style-name="ce4"/>
          <table:table-cell table:number-columns-repeated="16343" table:style-name="ce35"/>
        </table:table-row>
        <table:table-row table:style-name="ro3">
          <table:table-cell office:value-type="float" office:value="200" table:formula="msoxl:=A16" table:style-name="ce35">
            <text:p>200</text:p>
          </table:table-cell>
          <table:table-cell office:value-type="float" office:value="-0.31693200000000132" table:formula="msoxl:=O7-O$25" table:style-name="ce13">
            <text:p>-0.32</text:p>
          </table:table-cell>
          <table:table-cell office:value-type="float" office:value="-0.96970171920232762" table:formula="msoxl:=P7-P25-(Z7-Z25)*$F$3-$G$3*(AE7+AJ7-AE25-AJ25)" table:style-name="ce13">
            <text:p>-0.97</text:p>
          </table:table-cell>
          <table:table-cell office:value-type="float" office:value="-2.2314136996698926" table:formula="msoxl:=Q7-Q25-(AA7-AA25)*$F$4-$G$4*(AF7+AK7-AF25-AK25)" table:style-name="ce13">
            <text:p>-2.23</text:p>
          </table:table-cell>
          <table:table-cell office:value-type="float" office:value="-2.2550739374211966" table:formula="msoxl:=R7-R25-(AB7-AB25)*$F$5-$G$5*(AG7+AL7-AG25-AL25)" table:style-name="ce13">
            <text:p>-2.26</text:p>
          </table:table-cell>
          <table:table-cell office:value-type="float" office:value="-1.8107941634570084" table:formula="msoxl:=S7-S25-(AC7-AC25)*$F$4-$G$4*(AH7+AM7-AH25-AM25)" table:style-name="ce13">
            <text:p>-1.81</text:p>
          </table:table-cell>
          <table:table-cell office:value-type="float" office:value="-1.8629536076591575" table:formula="msoxl:=T7-T25-(AD7-AD25)*$F$3-$G$3*(AI7+AN7-AI25-AN25)" table:style-name="ce13">
            <text:p>-1.86</text:p>
          </table:table-cell>
          <table:table-cell table:style-name="ce47"/>
          <table:table-cell table:style-name="ce17"/>
          <table:table-cell table:number-columns-repeated="3" table:style-name="ce35"/>
          <table:table-cell table:style-name="ce17"/>
          <table:table-cell office:value-type="float" office:value="200" table:style-name="ce55">
            <text:p>200</text:p>
          </table:table-cell>
          <table:table-cell office:value-type="float" office:value="13.590184000000001" table:style-name="ce27">
            <text:p>13.59</text:p>
          </table:table-cell>
          <table:table-cell office:value-type="float" office:value="11.793597" table:style-name="ce27">
            <text:p>11.79</text:p>
          </table:table-cell>
          <table:table-cell office:value-type="float" office:value="11.273851000000001" table:style-name="ce27">
            <text:p>11.27</text:p>
          </table:table-cell>
          <table:table-cell office:value-type="float" office:value="10.977026" table:style-name="ce27">
            <text:p>10.98</text:p>
          </table:table-cell>
          <table:table-cell office:value-type="float" office:value="11.299547" table:style-name="ce27">
            <text:p>11.30</text:p>
          </table:table-cell>
          <table:table-cell office:value-type="float" office:value="11.867723" table:style-name="ce27">
            <text:p>11.87</text:p>
          </table:table-cell>
          <table:table-cell table:number-columns-repeated="5" table:style-name="ce35"/>
          <table:table-cell office:value-type="float" office:value="49.931345308641966" table:style-name="ce27">
            <text:p>49.93</text:p>
          </table:table-cell>
          <table:table-cell office:value-type="float" office:value="49.942616549382727" table:style-name="ce27">
            <text:p>49.94</text:p>
          </table:table-cell>
          <table:table-cell office:value-type="float" office:value="49.987717043209869" table:style-name="ce27">
            <text:p>49.99</text:p>
          </table:table-cell>
          <table:table-cell office:value-type="float" office:value="50.058169376543241" table:style-name="ce27">
            <text:p>50.06</text:p>
          </table:table-cell>
          <table:table-cell office:value-type="float" office:value="50.075440524691338" table:style-name="ce27">
            <text:p>50.08</text:p>
          </table:table-cell>
          <table:table-cell office:value-type="float" office:value="3.0219582716049396" table:style-name="ce29">
            <text:p>3.02</text:p>
          </table:table-cell>
          <table:table-cell office:value-type="float" office:value="3.1907898395061745" table:style-name="ce29">
            <text:p>3.19</text:p>
          </table:table-cell>
          <table:table-cell office:value-type="float" office:value="3.692759342592594" table:style-name="ce29">
            <text:p>3.69</text:p>
          </table:table-cell>
          <table:table-cell office:value-type="float" office:value="3.0659784012345677" table:style-name="ce29">
            <text:p>3.07</text:p>
          </table:table-cell>
          <table:table-cell office:value-type="float" office:value="2.5970509506172839" table:style-name="ce29">
            <text:p>2.60</text:p>
          </table:table-cell>
          <table:table-cell office:value-type="float" office:value="33.935630283950637" table:style-name="ce27">
            <text:p>33.94</text:p>
          </table:table-cell>
          <table:table-cell office:value-type="float" office:value="32.094284469135815" table:style-name="ce27">
            <text:p>32.09</text:p>
          </table:table-cell>
          <table:table-cell office:value-type="float" office:value="30.882291163580238" table:style-name="ce27">
            <text:p>30.88</text:p>
          </table:table-cell>
          <table:table-cell office:value-type="float" office:value="32.445531944444426" table:style-name="ce27">
            <text:p>32.45</text:p>
          </table:table-cell>
          <table:table-cell office:value-type="float" office:value="34.026612882716044" table:style-name="ce27">
            <text:p>34.03</text:p>
          </table:table-cell>
          <table:table-cell table:style-name="ce4"/>
          <table:table-cell table:number-columns-repeated="16343" table:style-name="ce35"/>
        </table:table-row>
        <table:table-row table:style-name="ro3">
          <table:table-cell office:value-type="float" office:value="250" table:formula="msoxl:=A17" table:style-name="ce35">
            <text:p>250</text:p>
          </table:table-cell>
          <table:table-cell office:value-type="float" office:value="-0.65840899999999891" table:formula="msoxl:=O8-O$26" table:style-name="ce13">
            <text:p>-0.66</text:p>
          </table:table-cell>
          <table:table-cell office:value-type="float" office:value="-1.7282189413978828" table:formula="msoxl:=P8-P26-(Z8-Z26)*$F$3-$G$3*(AE8+AJ8-AE26-AJ26)" table:style-name="ce13">
            <text:p>-1.73</text:p>
          </table:table-cell>
          <table:table-cell office:value-type="float" office:value="-1.6523218285957797" table:formula="msoxl:=Q8-Q26-(AA8-AA26)*$F$4-$G$4*(AF8+AK8-AF26-AK26)" table:style-name="ce13">
            <text:p>-1.65</text:p>
          </table:table-cell>
          <table:table-cell office:value-type="float" office:value="-1.5288974084394757" table:formula="msoxl:=R8-R26-(AB8-AB26)*$F$5-$G$5*(AG8+AL8-AG26-AL26)" table:style-name="ce13">
            <text:p>-1.53</text:p>
          </table:table-cell>
          <table:table-cell office:value-type="float" office:value="-2.1257515072458832" table:formula="msoxl:=S8-S26-(AC8-AC26)*$F$4-$G$4*(AH8+AM8-AH26-AM26)" table:style-name="ce13">
            <text:p>-2.13</text:p>
          </table:table-cell>
          <table:table-cell office:value-type="float" office:value="-1.7253601607741622" table:formula="msoxl:=T8-T26-(AD8-AD26)*$F$3-$G$3*(AI8+AN8-AI26-AN26)" table:style-name="ce13">
            <text:p>-1.73</text:p>
          </table:table-cell>
          <table:table-cell table:style-name="ce47"/>
          <table:table-cell table:style-name="ce17"/>
          <table:table-cell table:number-columns-repeated="3" table:style-name="ce35"/>
          <table:table-cell table:style-name="ce17"/>
          <table:table-cell office:value-type="float" office:value="250" table:style-name="ce55">
            <text:p>250</text:p>
          </table:table-cell>
          <table:table-cell office:value-type="float" office:value="18.923658" table:style-name="ce27">
            <text:p>18.92</text:p>
          </table:table-cell>
          <table:table-cell office:value-type="float" office:value="16.259616999999999" table:style-name="ce27">
            <text:p>16.26</text:p>
          </table:table-cell>
          <table:table-cell office:value-type="float" office:value="15.735161" table:style-name="ce27">
            <text:p>15.74</text:p>
          </table:table-cell>
          <table:table-cell office:value-type="float" office:value="15.140243" table:style-name="ce27">
            <text:p>15.14</text:p>
          </table:table-cell>
          <table:table-cell office:value-type="float" office:value="16.117944999999999" table:style-name="ce27">
            <text:p>16.12</text:p>
          </table:table-cell>
          <table:table-cell office:value-type="float" office:value="16.015419000000001" table:style-name="ce27">
            <text:p>16.02</text:p>
          </table:table-cell>
          <table:table-cell table:number-columns-repeated="5" table:style-name="ce35"/>
          <table:table-cell office:value-type="float" office:value="49.904147901234552" table:style-name="ce27">
            <text:p>49.90</text:p>
          </table:table-cell>
          <table:table-cell office:value-type="float" office:value="49.921147530864218" table:style-name="ce27">
            <text:p>49.92</text:p>
          </table:table-cell>
          <table:table-cell office:value-type="float" office:value="49.994450175925898" table:style-name="ce27">
            <text:p>49.99</text:p>
          </table:table-cell>
          <table:table-cell office:value-type="float" office:value="50.076492672839514" table:style-name="ce27">
            <text:p>50.08</text:p>
          </table:table-cell>
          <table:table-cell office:value-type="float" office:value="50.097016074074055" table:style-name="ce27">
            <text:p>50.10</text:p>
          </table:table-cell>
          <table:table-cell office:value-type="float" office:value="2.3183314753086419" table:style-name="ce29">
            <text:p>2.32</text:p>
          </table:table-cell>
          <table:table-cell office:value-type="float" office:value="2.8158696419753078" table:style-name="ce29">
            <text:p>2.82</text:p>
          </table:table-cell>
          <table:table-cell office:value-type="float" office:value="3.47233272839506" table:style-name="ce29">
            <text:p>3.47</text:p>
          </table:table-cell>
          <table:table-cell office:value-type="float" office:value="2.8314430061728397" table:style-name="ce29">
            <text:p>2.83</text:p>
          </table:table-cell>
          <table:table-cell office:value-type="float" office:value="2.2767383395061729" table:style-name="ce29">
            <text:p>2.28</text:p>
          </table:table-cell>
          <table:table-cell office:value-type="float" office:value="33.408196728395055" table:style-name="ce27">
            <text:p>33.41</text:p>
          </table:table-cell>
          <table:table-cell office:value-type="float" office:value="31.614476302469125" table:style-name="ce27">
            <text:p>31.61</text:p>
          </table:table-cell>
          <table:table-cell office:value-type="float" office:value="30.561628734567904" table:style-name="ce27">
            <text:p>30.56</text:p>
          </table:table-cell>
          <table:table-cell office:value-type="float" office:value="31.949309765432094" table:style-name="ce27">
            <text:p>31.95</text:p>
          </table:table-cell>
          <table:table-cell office:value-type="float" office:value="33.56573959876544" table:style-name="ce27">
            <text:p>33.57</text:p>
          </table:table-cell>
          <table:table-cell table:style-name="ce4"/>
          <table:table-cell table:number-columns-repeated="16343" table:style-name="ce35"/>
        </table:table-row>
        <table:table-row table:style-name="ro3">
          <table:table-cell office:value-type="float" office:value="300" table:formula="msoxl:=A18" table:style-name="ce35">
            <text:p>300</text:p>
          </table:table-cell>
          <table:table-cell office:value-type="float" office:value="-0.39415499999999781" table:formula="msoxl:=O9-O$27" table:style-name="ce13">
            <text:p>-0.39</text:p>
          </table:table-cell>
          <table:table-cell office:value-type="float" office:value="-1.7807124647421431" table:formula="msoxl:=P9-P27-(Z9-Z27)*$F$3-$G$3*(AE9+AJ9-AE27-AJ27)" table:style-name="ce13">
            <text:p>-1.78</text:p>
          </table:table-cell>
          <table:table-cell office:value-type="float" office:value="-2.4321933505780065" table:formula="msoxl:=Q9-Q27-(AA9-AA27)*$F$4-$G$4*(AF9+AK9-AF27-AK27)" table:style-name="ce13">
            <text:p>-2.43</text:p>
          </table:table-cell>
          <table:table-cell office:value-type="float" office:value="-2.3995657800133467" table:formula="msoxl:=R9-R27-(AB9-AB27)*$F$5-$G$5*(AG9+AL9-AG27-AL27)" table:style-name="ce13">
            <text:p>-2.40</text:p>
          </table:table-cell>
          <table:table-cell office:value-type="float" office:value="-0.85377054567501787" table:formula="msoxl:=S9-S27-(AC9-AC27)*$F$4-$G$4*(AH9+AM9-AH27-AM27)" table:style-name="ce13">
            <text:p>-0.85</text:p>
          </table:table-cell>
          <table:table-cell office:value-type="float" office:value="-0.56849139505752477" table:formula="msoxl:=T9-T27-(AD9-AD27)*$F$3-$G$3*(AI9+AN9-AI27-AN27)" table:style-name="ce13">
            <text:p>-0.57</text:p>
          </table:table-cell>
          <table:table-cell table:style-name="ce47"/>
          <table:table-cell table:style-name="ce17"/>
          <table:table-cell table:number-columns-repeated="3" table:style-name="ce35"/>
          <table:table-cell table:style-name="ce17"/>
          <table:table-cell office:value-type="float" office:value="300" table:style-name="ce55">
            <text:p>300</text:p>
          </table:table-cell>
          <table:table-cell office:value-type="float" office:value="24.087731999999999" table:style-name="ce27">
            <text:p>24.09</text:p>
          </table:table-cell>
          <table:table-cell office:value-type="float" office:value="21.174274" table:style-name="ce27">
            <text:p>21.17</text:p>
          </table:table-cell>
          <table:table-cell office:value-type="float" office:value="20.46245" table:style-name="ce27">
            <text:p>20.46</text:p>
          </table:table-cell>
          <table:table-cell office:value-type="float" office:value="19.914248000000001" table:style-name="ce27">
            <text:p>19.91</text:p>
          </table:table-cell>
          <table:table-cell office:value-type="float" office:value="20.486279" table:style-name="ce27">
            <text:p>20.49</text:p>
          </table:table-cell>
          <table:table-cell office:value-type="float" office:value="21.114424" table:style-name="ce27">
            <text:p>21.11</text:p>
          </table:table-cell>
          <table:table-cell table:number-columns-repeated="5" table:style-name="ce35"/>
          <table:table-cell office:value-type="float" office:value="49.92146671604938" table:style-name="ce27">
            <text:p>49.92</text:p>
          </table:table-cell>
          <table:table-cell office:value-type="float" office:value="49.910631339506168" table:style-name="ce27">
            <text:p>49.91</text:p>
          </table:table-cell>
          <table:table-cell office:value-type="float" office:value="49.983082117449669" table:style-name="ce27">
            <text:p>49.98</text:p>
          </table:table-cell>
          <table:table-cell office:value-type="float" office:value="50.063373876543231" table:style-name="ce27">
            <text:p>50.06</text:p>
          </table:table-cell>
          <table:table-cell office:value-type="float" office:value="50.087717271604909" table:style-name="ce27">
            <text:p>50.09</text:p>
          </table:table-cell>
          <table:table-cell office:value-type="float" office:value="1.9818883641975318" table:style-name="ce29">
            <text:p>1.98</text:p>
          </table:table-cell>
          <table:table-cell office:value-type="float" office:value="2.2500453703703718" table:style-name="ce29">
            <text:p>2.25</text:p>
          </table:table-cell>
          <table:table-cell office:value-type="float" office:value="2.9340744328859083" table:style-name="ce29">
            <text:p>2.93</text:p>
          </table:table-cell>
          <table:table-cell office:value-type="float" office:value="3.32527974691358" table:style-name="ce29">
            <text:p>3.33</text:p>
          </table:table-cell>
          <table:table-cell office:value-type="float" office:value="3.0101399197530854" table:style-name="ce29">
            <text:p>3.01</text:p>
          </table:table-cell>
          <table:table-cell office:value-type="float" office:value="33.161336327160498" table:style-name="ce27">
            <text:p>33.16</text:p>
          </table:table-cell>
          <table:table-cell office:value-type="float" office:value="30.802333734567895" table:style-name="ce27">
            <text:p>30.80</text:p>
          </table:table-cell>
          <table:table-cell office:value-type="float" office:value="29.480774073825508" table:style-name="ce27">
            <text:p>29.48</text:p>
          </table:table-cell>
          <table:table-cell office:value-type="float" office:value="31.45081485185186" table:style-name="ce27">
            <text:p>31.45</text:p>
          </table:table-cell>
          <table:table-cell office:value-type="float" office:value="33.176765561728388" table:style-name="ce27">
            <text:p>33.18</text:p>
          </table:table-cell>
          <table:table-cell table:style-name="ce4"/>
          <table:table-cell table:number-columns-repeated="16343" table:style-name="ce35"/>
        </table:table-row>
        <table:table-row table:style-name="ro3">
          <table:table-cell office:value-type="float" office:value="350" table:formula="msoxl:=A19" table:style-name="ce35">
            <text:p>350</text:p>
          </table:table-cell>
          <table:table-cell office:value-type="float" office:value="-0.81459000000000259" table:formula="msoxl:=O10-O$28" table:style-name="ce13">
            <text:p>-0.81</text:p>
          </table:table-cell>
          <table:table-cell office:value-type="float" office:value="-0.31845564044984709" table:formula="msoxl:=P10-P28-(Z10-Z28)*$F$3-$G$3*(AE10+AJ10-AE28-AJ28)" table:style-name="ce13">
            <text:p>-0.32</text:p>
          </table:table-cell>
          <table:table-cell office:value-type="float" office:value="-1.4610367839440914" table:formula="msoxl:=Q10-Q28-(AA10-AA28)*$F$4-$G$4*(AF10+AK10-AF28-AK28)" table:style-name="ce13">
            <text:p>-1.46</text:p>
          </table:table-cell>
          <table:table-cell office:value-type="float" office:value="-1.6506542658958672" table:formula="msoxl:=R10-R28-(AB10-AB28)*$F$5-$G$5*(AG10+AL10-AG28-AL28)" table:style-name="ce13">
            <text:p>-1.65</text:p>
          </table:table-cell>
          <table:table-cell office:value-type="float" office:value="-2.487316235025232" table:formula="msoxl:=S10-S28-(AC10-AC28)*$F$4-$G$4*(AH10+AM10-AH28-AM28)" table:style-name="ce13">
            <text:p>-2.49</text:p>
          </table:table-cell>
          <table:table-cell office:value-type="float" office:value="-2.256729754594355" table:formula="msoxl:=T10-T28-(AD10-AD28)*$F$3-$G$3*(AI10+AN10-AI28-AN28)" table:style-name="ce13">
            <text:p>-2.26</text:p>
          </table:table-cell>
          <table:table-cell table:style-name="ce47"/>
          <table:table-cell table:style-name="ce17"/>
          <table:table-cell table:number-columns-repeated="3" table:style-name="ce35"/>
          <table:table-cell table:style-name="ce17"/>
          <table:table-cell office:value-type="float" office:value="350" table:style-name="ce55">
            <text:p>350</text:p>
          </table:table-cell>
          <table:table-cell office:value-type="float" office:value="30.427534000000001" table:style-name="ce27">
            <text:p>30.43</text:p>
          </table:table-cell>
          <table:table-cell office:value-type="float" office:value="27.434702000000001" table:style-name="ce27">
            <text:p>27.43</text:p>
          </table:table-cell>
          <table:table-cell office:value-type="float" office:value="27.290230000000001" table:style-name="ce27">
            <text:p>27.29</text:p>
          </table:table-cell>
          <table:table-cell office:value-type="float" office:value="27.004328000000001" table:style-name="ce27">
            <text:p>27.00</text:p>
          </table:table-cell>
          <table:table-cell office:value-type="float" office:value="27.374511999999999" table:style-name="ce27">
            <text:p>27.37</text:p>
          </table:table-cell>
          <table:table-cell office:value-type="float" office:value="27.312335999999998" table:style-name="ce27">
            <text:p>27.31</text:p>
          </table:table-cell>
          <table:table-cell table:number-columns-repeated="5" table:style-name="ce35"/>
          <table:table-cell office:value-type="float" office:value="49.914122919753076" table:style-name="ce27">
            <text:p>49.91</text:p>
          </table:table-cell>
          <table:table-cell office:value-type="float" office:value="49.931631672839501" table:style-name="ce27">
            <text:p>49.93</text:p>
          </table:table-cell>
          <table:table-cell office:value-type="float" office:value="50.004792895061719" table:style-name="ce27">
            <text:p>50.00</text:p>
          </table:table-cell>
          <table:table-cell office:value-type="float" office:value="50.072817827160513" table:style-name="ce27">
            <text:p>50.07</text:p>
          </table:table-cell>
          <table:table-cell office:value-type="float" office:value="50.085240580246911" table:style-name="ce27">
            <text:p>50.09</text:p>
          </table:table-cell>
          <table:table-cell office:value-type="float" office:value="3.6562756543209889" table:style-name="ce29">
            <text:p>3.66</text:p>
          </table:table-cell>
          <table:table-cell office:value-type="float" office:value="4.1590771358024696" table:style-name="ce29">
            <text:p>4.16</text:p>
          </table:table-cell>
          <table:table-cell office:value-type="float" office:value="4.7278702037037057" table:style-name="ce29">
            <text:p>4.73</text:p>
          </table:table-cell>
          <table:table-cell office:value-type="float" office:value="3.6991524814814851" table:style-name="ce29">
            <text:p>3.70</text:p>
          </table:table-cell>
          <table:table-cell office:value-type="float" office:value="3.094561308641977" table:style-name="ce29">
            <text:p>3.09</text:p>
          </table:table-cell>
          <table:table-cell office:value-type="float" office:value="33.184143117283959" table:style-name="ce27">
            <text:p>33.18</text:p>
          </table:table-cell>
          <table:table-cell office:value-type="float" office:value="31.235164734567896" table:style-name="ce27">
            <text:p>31.24</text:p>
          </table:table-cell>
          <table:table-cell office:value-type="float" office:value="30.060650660493817" table:style-name="ce27">
            <text:p>30.06</text:p>
          </table:table-cell>
          <table:table-cell office:value-type="float" office:value="31.311799814814822" table:style-name="ce27">
            <text:p>31.31</text:p>
          </table:table-cell>
          <table:table-cell office:value-type="float" office:value="32.892562074074078" table:style-name="ce27">
            <text:p>32.89</text:p>
          </table:table-cell>
          <table:table-cell table:style-name="ce4"/>
          <table:table-cell table:number-columns-repeated="16343" table:style-name="ce35"/>
        </table:table-row>
        <table:table-row table:style-name="ro3">
          <table:table-cell office:value-type="float" office:value="400" table:formula="msoxl:=A20" table:style-name="ce35">
            <text:p>400</text:p>
          </table:table-cell>
          <table:table-cell office:value-type="float" office:value="-0.49177999999999855" table:formula="msoxl:=O11-O$29" table:style-name="ce13">
            <text:p>-0.49</text:p>
          </table:table-cell>
          <table:table-cell office:value-type="float" office:value="-3.4603626653909849" table:formula="msoxl:=P11-P29-(Z11-Z29)*$F$3-$G$3*(AE11+AJ11-AE29-AJ29)" table:style-name="ce13">
            <text:p>-3.46</text:p>
          </table:table-cell>
          <table:table-cell office:value-type="float" office:value="-3.6384390822336776" table:formula="msoxl:=Q11-Q29-(AA11-AA29)*$F$4-$G$4*(AF11+AK11-AF29-AK29)" table:style-name="ce13">
            <text:p>-3.64</text:p>
          </table:table-cell>
          <table:table-cell office:value-type="float" office:value="-3.7657997570929118" table:formula="msoxl:=R11-R29-(AB11-AB29)*$F$5-$G$5*(AG11+AL11-AG29-AL29)" table:style-name="ce13">
            <text:p>-3.77</text:p>
          </table:table-cell>
          <table:table-cell office:value-type="float" office:value="-3.1968612967550438" table:formula="msoxl:=S11-S29-(AC11-AC29)*$F$4-$G$4*(AH11+AM11-AH29-AM29)" table:style-name="ce13">
            <text:p>-3.20</text:p>
          </table:table-cell>
          <table:table-cell office:value-type="float" office:value="-3.0653317871144354" table:formula="msoxl:=T11-T29-(AD11-AD29)*$F$3-$G$3*(AI11+AN11-AI29-AN29)" table:style-name="ce13">
            <text:p>-3.07</text:p>
          </table:table-cell>
          <table:table-cell table:style-name="ce47"/>
          <table:table-cell table:style-name="ce17"/>
          <table:table-cell table:number-columns-repeated="3" table:style-name="ce35"/>
          <table:table-cell table:style-name="ce17"/>
          <table:table-cell office:value-type="float" office:value="400" table:style-name="ce55">
            <text:p>400</text:p>
          </table:table-cell>
          <table:table-cell office:value-type="float" office:value="37.035767" table:style-name="ce27">
            <text:p>37.04</text:p>
          </table:table-cell>
          <table:table-cell office:value-type="float" office:value="34.226531999999999" table:style-name="ce27">
            <text:p>34.23</text:p>
          </table:table-cell>
          <table:table-cell office:value-type="float" office:value="34.192931999999999" table:style-name="ce27">
            <text:p>34.19</text:p>
          </table:table-cell>
          <table:table-cell office:value-type="float" office:value="34.028441999999998" table:style-name="ce27">
            <text:p>34.03</text:p>
          </table:table-cell>
          <table:table-cell office:value-type="float" office:value="34.030838000000003" table:style-name="ce27">
            <text:p>34.03</text:p>
          </table:table-cell>
          <table:table-cell office:value-type="float" office:value="33.902495999999999" table:style-name="ce27">
            <text:p>33.90</text:p>
          </table:table-cell>
          <table:table-cell table:number-columns-repeated="5" table:style-name="ce35"/>
          <table:table-cell office:value-type="float" office:value="49.939761695652166" table:style-name="ce27">
            <text:p>49.94</text:p>
          </table:table-cell>
          <table:table-cell office:value-type="float" office:value="49.942858179012376" table:style-name="ce27">
            <text:p>49.94</text:p>
          </table:table-cell>
          <table:table-cell office:value-type="float" office:value="49.984282959876552" table:style-name="ce27">
            <text:p>49.98</text:p>
          </table:table-cell>
          <table:table-cell office:value-type="float" office:value="50.06296026543211" table:style-name="ce27">
            <text:p>50.06</text:p>
          </table:table-cell>
          <table:table-cell office:value-type="float" office:value="50.089534549382719" table:style-name="ce27">
            <text:p>50.09</text:p>
          </table:table-cell>
          <table:table-cell office:value-type="float" office:value="2.4437251055900617" table:style-name="ce29">
            <text:p>2.44</text:p>
          </table:table-cell>
          <table:table-cell office:value-type="float" office:value="2.879436561728395" table:style-name="ce29">
            <text:p>2.88</text:p>
          </table:table-cell>
          <table:table-cell office:value-type="float" office:value="3.3266373518518519" table:style-name="ce29">
            <text:p>3.33</text:p>
          </table:table-cell>
          <table:table-cell office:value-type="float" office:value="2.576504858024693" table:style-name="ce29">
            <text:p>2.58</text:p>
          </table:table-cell>
          <table:table-cell office:value-type="float" office:value="2.0553924135802477" table:style-name="ce29">
            <text:p>2.06</text:p>
          </table:table-cell>
          <table:table-cell office:value-type="float" office:value="32.50894655279501" table:style-name="ce27">
            <text:p>32.51</text:p>
          </table:table-cell>
          <table:table-cell office:value-type="float" office:value="31.101424827160496" table:style-name="ce27">
            <text:p>31.10</text:p>
          </table:table-cell>
          <table:table-cell office:value-type="float" office:value="29.891666679012349" table:style-name="ce27">
            <text:p>29.89</text:p>
          </table:table-cell>
          <table:table-cell office:value-type="float" office:value="31.165710864197553" table:style-name="ce27">
            <text:p>31.17</text:p>
          </table:table-cell>
          <table:table-cell office:value-type="float" office:value="32.577517018518513" table:style-name="ce27">
            <text:p>32.58</text:p>
          </table:table-cell>
          <table:table-cell table:style-name="ce4"/>
          <table:table-cell table:number-columns-repeated="16343" table:style-name="ce35"/>
        </table:table-row>
        <table:table-row table:style-name="ro3">
          <table:table-cell table:number-columns-repeated="7" table:style-name="ce2"/>
          <table:table-cell table:style-name="ce48"/>
          <table:table-cell table:style-name="ce16"/>
          <table:table-cell table:number-columns-repeated="3" table:style-name="ce2"/>
          <table:table-cell table:style-name="ce16"/>
          <table:table-cell office:value-type="string" table:style-name="ce51">
            <text:p>H2 (9/25/2016-9/26/2016)</text:p>
          </table:table-cell>
          <table:table-cell table:style-name="ce1"/>
          <table:table-cell table:number-columns-repeated="5" table:style-name="ce6"/>
          <table:table-cell table:number-columns-repeated="16364" table:style-name="ce2"/>
        </table:table-row>
        <table:table-row table:style-name="ro3">
          <table:table-cell table:number-columns-repeated="7" table:style-name="ce2"/>
          <table:table-cell table:style-name="ce48"/>
          <table:table-cell table:style-name="ce16"/>
          <table:table-cell office:value-type="float" office:value="4.4644832258064007" table:formula="msoxl:=O34-Q34" table:style-name="ce4">
            <text:p>4.46</text:p>
          </table:table-cell>
          <table:table-cell table:number-columns-repeated="2" table:style-name="ce2"/>
          <table:table-cell table:style-name="ce16"/>
          <table:table-cell table:style-name="ce56"/>
          <table:table-cell table:style-name="ce1"/>
          <table:table-cell table:number-columns-repeated="5" table:style-name="ce6"/>
          <table:table-cell table:number-columns-repeated="16364" table:style-name="ce2"/>
        </table:table-row>
        <table:table-row table:style-name="ro3">
          <table:table-cell table:number-columns-repeated="7" table:style-name="ce2"/>
          <table:table-cell table:style-name="ce48"/>
          <table:table-cell table:style-name="ce16"/>
          <table:table-cell office:value-type="float" office:value="2.7914993348230794" table:formula="msoxl:=V34*J5+K5" table:style-name="ce2">
            <text:p>2.791499335</text:p>
          </table:table-cell>
          <table:table-cell table:number-columns-repeated="2" table:style-name="ce2"/>
          <table:table-cell table:style-name="ce16"/>
          <table:table-cell table:style-name="ce50"/>
          <table:table-cell office:value-type="string" table:style-name="ce3">
            <text:p>\ISOPERIBOLIC_DATA\2016-09-24-CRIO-v169_CORE_26b\IPB1_Core_26b-_H2-250-400C__9-24-16_day-01.csv : 02.csv</text:p>
          </table:table-cell>
          <table:table-cell table:number-columns-repeated="5" table:style-name="ce6"/>
          <table:table-cell table:number-columns-repeated="16364" table:style-name="ce2"/>
        </table:table-row>
        <table:table-row table:style-name="ro3">
          <table:table-cell office:value-type="float" office:value="250" table:formula="msoxl:=N33" table:style-name="ce44">
            <text:p>250</text:p>
          </table:table-cell>
          <table:table-cell office:value-type="float" office:value="-0.66179199999999838" table:formula="msoxl:=O8-O$33" table:style-name="ce13">
            <text:p>-0.66</text:p>
          </table:table-cell>
          <table:table-cell table:style-name="ce13"/>
          <table:table-cell office:value-type="float" office:value="1.2961998250448814" table:formula="msoxl:=Q8-Q33-(AA8-AA33)*$F$4-$G$4*(AF8+AK8-AF33-AK33)" table:style-name="ce13">
            <text:p>1.30</text:p>
          </table:table-cell>
          <table:table-cell office:value-type="float" office:value="1.429924958702794E-2" table:formula="msoxl:=R8-R33-(AB8-AB33)*$F$5-$G$5*(AG8+AL8-AG33-AL33)" table:style-name="ce13">
            <text:p>0.01</text:p>
          </table:table-cell>
          <table:table-cell office:value-type="float" office:value="-0.17619232013049979" table:formula="msoxl:=S8-S33-(AC8-AC33)*$F$4-$G$4*(AH8+AM8-AH33-AM33)" table:style-name="ce13">
            <text:p>-0.18</text:p>
          </table:table-cell>
          <table:table-cell table:style-name="ce13"/>
          <table:table-cell office:value-type="float" office:value="1" table:style-name="ce47">
            <text:p>1.00</text:p>
          </table:table-cell>
          <table:table-cell table:style-name="ce83"/>
          <table:table-cell office:value-type="float" office:value="1.2273750525185951" table:formula="msoxl:=(V33*$H33*$J$5+$K$5+$O33-Q33)/(V33*$H33)" table:style-name="ce80">
            <text:p>1.23</text:p>
          </table:table-cell>
          <table:table-cell office:value-type="float" office:value="1.2667520055383303" table:formula="msoxl:=(W33*$H33*$J$5+$K$5+$O33-R33)/(W33*$H33)" table:style-name="ce80">
            <text:p>1.27</text:p>
          </table:table-cell>
          <table:table-cell office:value-type="float" office:value="1.2415914135117765" table:formula="msoxl:=(X33*$H33*$J$5+$K$5+$O33-S33)/(X33*$H33)" table:style-name="ce80">
            <text:p>1.24</text:p>
          </table:table-cell>
          <table:table-cell table:style-name="ce83"/>
          <table:table-cell office:value-type="float" office:value="250" table:style-name="ce57">
            <text:p>250</text:p>
          </table:table-cell>
          <table:table-cell office:value-type="float" office:value="18.927040999999999" table:style-name="ce28">
            <text:p>18.93</text:p>
          </table:table-cell>
          <table:table-cell table:style-name="ce28"/>
          <table:table-cell office:value-type="float" office:value="14.918068" table:style-name="ce28">
            <text:p>14.92</text:p>
          </table:table-cell>
          <table:table-cell office:value-type="float" office:value="14.2828150645161" table:style-name="ce28">
            <text:p>14.28</text:p>
          </table:table-cell>
          <table:table-cell office:value-type="float" office:value="14.831008645161299" table:style-name="ce28">
            <text:p>14.83</text:p>
          </table:table-cell>
          <table:table-cell table:style-name="ce27"/>
          <table:table-cell table:style-name="ce29"/>
          <table:table-cell office:value-type="float" office:value="5.44438580645161" table:style-name="ce29">
            <text:p>5.44</text:p>
          </table:table-cell>
          <table:table-cell office:value-type="float" office:value="5.9835447419354804" table:style-name="ce29">
            <text:p>5.98</text:p>
          </table:table-cell>
          <table:table-cell office:value-type="float" office:value="5.4571730000000001" table:style-name="ce29">
            <text:p>5.46</text:p>
          </table:table-cell>
          <table:table-cell table:style-name="ce29"/>
          <table:table-cell table:style-name="ce27"/>
          <table:table-cell office:value-type="float" office:value="50.331510096774203" table:style-name="ce27">
            <text:p>50.33</text:p>
          </table:table-cell>
          <table:table-cell office:value-type="float" office:value="50.375313806451601" table:style-name="ce27">
            <text:p>50.38</text:p>
          </table:table-cell>
          <table:table-cell office:value-type="float" office:value="50.387860612903197" table:style-name="ce27">
            <text:p>50.39</text:p>
          </table:table-cell>
          <table:table-cell table:style-name="ce27"/>
          <table:table-cell table:style-name="ce29"/>
          <table:table-cell office:value-type="float" office:value="4.0863799677419399" table:style-name="ce29">
            <text:p>4.09</text:p>
          </table:table-cell>
          <table:table-cell office:value-type="float" office:value="4.2526120967741896" table:style-name="ce29">
            <text:p>4.25</text:p>
          </table:table-cell>
          <table:table-cell office:value-type="float" office:value="3.5585037419354801" table:style-name="ce29">
            <text:p>3.56</text:p>
          </table:table-cell>
          <table:table-cell table:style-name="ce31"/>
          <table:table-cell table:style-name="ce28"/>
          <table:table-cell office:value-type="float" office:value="31.890590903225799" table:style-name="ce27">
            <text:p>31.89</text:p>
          </table:table-cell>
          <table:table-cell office:value-type="float" office:value="30.089362258064501" table:style-name="ce27">
            <text:p>30.09</text:p>
          </table:table-cell>
          <table:table-cell office:value-type="float" office:value="31.5633013548387" table:style-name="ce27">
            <text:p>31.56</text:p>
          </table:table-cell>
          <table:table-cell table:style-name="ce34"/>
          <table:table-cell table:number-columns-repeated="16344"/>
        </table:table-row>
        <table:table-row table:style-name="ro3">
          <table:table-cell office:value-type="float" office:value="275" table:formula="msoxl:=N34" table:style-name="ce44">
            <text:p>275</text:p>
          </table:table-cell>
          <table:table-cell table:number-columns-repeated="6" table:style-name="ce13"/>
          <table:table-cell office:value-type="float" office:value="1" table:style-name="ce47">
            <text:p>1.00</text:p>
          </table:table-cell>
          <table:table-cell table:style-name="ce83"/>
          <table:table-cell office:value-type="float" office:value="1.2757865964184187" table:formula="msoxl:=(V34*$H34*$J$5+$K$5+$O34-Q34)/(V34*$H34)" table:style-name="ce80">
            <text:p>1.28</text:p>
          </table:table-cell>
          <table:table-cell office:value-type="float" office:value="1.3254582008941709" table:formula="msoxl:=(W34*$H34*$J$5+$K$5+$O34-R34)/(W34*$H34)" table:style-name="ce80">
            <text:p>1.33</text:p>
          </table:table-cell>
          <table:table-cell office:value-type="float" office:value="1.2978116854623587" table:formula="msoxl:=(X34*$H34*$J$5+$K$5+$O34-S34)/(X34*$H34)" table:style-name="ce80">
            <text:p>1.30</text:p>
          </table:table-cell>
          <table:table-cell table:style-name="ce83"/>
          <table:table-cell office:value-type="float" office:value="275" table:style-name="ce57">
            <text:p>275</text:p>
          </table:table-cell>
          <table:table-cell office:value-type="float" office:value="21.983578000000001" table:style-name="ce28">
            <text:p>21.98</text:p>
          </table:table-cell>
          <table:table-cell table:style-name="ce28"/>
          <table:table-cell office:value-type="float" office:value="17.519094774193601" table:style-name="ce28">
            <text:p>17.52</text:p>
          </table:table-cell>
          <table:table-cell office:value-type="float" office:value="16.756727612903202" table:style-name="ce28">
            <text:p>16.76</text:p>
          </table:table-cell>
          <table:table-cell office:value-type="float" office:value="17.401121774193498" table:style-name="ce28">
            <text:p>17.40</text:p>
          </table:table-cell>
          <table:table-cell table:style-name="ce27"/>
          <table:table-cell table:style-name="ce29"/>
          <table:table-cell office:value-type="float" office:value="5.6874579032258001" table:style-name="ce29">
            <text:p>5.69</text:p>
          </table:table-cell>
          <table:table-cell office:value-type="float" office:value="6.2591917096774203" table:style-name="ce29">
            <text:p>6.26</text:p>
          </table:table-cell>
          <table:table-cell office:value-type="float" office:value="5.67847170967742" table:style-name="ce29">
            <text:p>5.68</text:p>
          </table:table-cell>
          <table:table-cell table:style-name="ce29"/>
          <table:table-cell table:style-name="ce27"/>
          <table:table-cell office:value-type="float" office:value="50.173652483871003" table:style-name="ce27">
            <text:p>50.17</text:p>
          </table:table-cell>
          <table:table-cell office:value-type="float" office:value="50.215118967742001" table:style-name="ce27">
            <text:p>50.22</text:p>
          </table:table-cell>
          <table:table-cell office:value-type="float" office:value="50.237115709677397" table:style-name="ce27">
            <text:p>50.24</text:p>
          </table:table-cell>
          <table:table-cell table:style-name="ce27"/>
          <table:table-cell table:style-name="ce29"/>
          <table:table-cell office:value-type="float" office:value="4.1904614838709699" table:style-name="ce29">
            <text:p>4.19</text:p>
          </table:table-cell>
          <table:table-cell office:value-type="float" office:value="4.51899658064516" table:style-name="ce29">
            <text:p>4.52</text:p>
          </table:table-cell>
          <table:table-cell office:value-type="float" office:value="3.911251" table:style-name="ce29">
            <text:p>3.91</text:p>
          </table:table-cell>
          <table:table-cell table:style-name="ce31"/>
          <table:table-cell table:style-name="ce28"/>
          <table:table-cell office:value-type="float" office:value="31.6971204193548" table:style-name="ce27">
            <text:p>31.70</text:p>
          </table:table-cell>
          <table:table-cell office:value-type="float" office:value="30.299837741935502" table:style-name="ce27">
            <text:p>30.30</text:p>
          </table:table-cell>
          <table:table-cell office:value-type="float" office:value="31.607053193548399" table:style-name="ce27">
            <text:p>31.61</text:p>
          </table:table-cell>
          <table:table-cell table:style-name="ce34"/>
          <table:table-cell table:number-columns-repeated="16344"/>
        </table:table-row>
        <table:table-row table:style-name="ro3">
          <table:table-cell office:value-type="float" office:value="300" table:formula="msoxl:=N35" table:style-name="ce44">
            <text:p>300</text:p>
          </table:table-cell>
          <table:table-cell office:value-type="float" office:value="-1.2273829999999997" table:formula="msoxl:=O9-O$35" table:style-name="ce13">
            <text:p>-1.23</text:p>
          </table:table-cell>
          <table:table-cell table:style-name="ce13"/>
          <table:table-cell office:value-type="float" office:value="0.98126416315586185" table:formula="msoxl:=Q9-Q35-(AA9-AA35)*$F$4-$G$4*(AF9+AK9-AF35-AK35)" table:style-name="ce13">
            <text:p>0.98</text:p>
          </table:table-cell>
          <table:table-cell office:value-type="float" office:value="0.11959368363615158" table:formula="msoxl:=R9-R35-(AB9-AB35)*$F$5-$G$5*(AG9+AL9-AG35-AL35)" table:style-name="ce13">
            <text:p>0.12</text:p>
          </table:table-cell>
          <table:table-cell office:value-type="float" office:value="8.7098625265978002E-2" table:formula="msoxl:=S9-S35-(AC9-AC35)*$F$4-$G$4*(AH9+AM9-AH35-AM35)" table:style-name="ce13">
            <text:p>0.09</text:p>
          </table:table-cell>
          <table:table-cell table:style-name="ce13"/>
          <table:table-cell office:value-type="float" office:value="1" table:style-name="ce47">
            <text:p>1.00</text:p>
          </table:table-cell>
          <table:table-cell table:style-name="ce83"/>
          <table:table-cell office:value-type="float" office:value="1.2808711238828896" table:formula="msoxl:=(V35*$H35*$J$6+$K$6+$O35-Q35)/(V35*$H35)" table:style-name="ce80">
            <text:p>1.28</text:p>
          </table:table-cell>
          <table:table-cell office:value-type="float" office:value="1.3359581108327268" table:formula="msoxl:=(W35*$H35*$J$6+$K$6+$O35-R35)/(W35*$H35)" table:style-name="ce80">
            <text:p>1.34</text:p>
          </table:table-cell>
          <table:table-cell office:value-type="float" office:value="1.299049117594671" table:formula="msoxl:=(X35*$H35*$J$6+$K$6+$O35-S35)/(X35*$H35)" table:style-name="ce80">
            <text:p>1.30</text:p>
          </table:table-cell>
          <table:table-cell table:style-name="ce83"/>
          <table:table-cell office:value-type="float" office:value="300" table:style-name="ce57">
            <text:p>300</text:p>
          </table:table-cell>
          <table:table-cell office:value-type="float" office:value="24.920960000000001" table:style-name="ce28">
            <text:p>24.92</text:p>
          </table:table-cell>
          <table:table-cell table:style-name="ce28"/>
          <table:table-cell office:value-type="float" office:value="20.3004793870968" table:style-name="ce28">
            <text:p>20.30</text:p>
          </table:table-cell>
          <table:table-cell office:value-type="float" office:value="19.452261548387099" table:style-name="ce28">
            <text:p>19.45</text:p>
          </table:table-cell>
          <table:table-cell office:value-type="float" office:value="20.196973387096801" table:style-name="ce28">
            <text:p>20.20</text:p>
          </table:table-cell>
          <table:table-cell table:style-name="ce27"/>
          <table:table-cell table:style-name="ce29"/>
          <table:table-cell office:value-type="float" office:value="5.8473618387096797" table:style-name="ce29">
            <text:p>5.85</text:p>
          </table:table-cell>
          <table:table-cell office:value-type="float" office:value="6.4664463870967799" table:style-name="ce29">
            <text:p>6.47</text:p>
          </table:table-cell>
          <table:table-cell office:value-type="float" office:value="5.8439329999999998" table:style-name="ce29">
            <text:p>5.84</text:p>
          </table:table-cell>
          <table:table-cell table:style-name="ce29"/>
          <table:table-cell table:style-name="ce27"/>
          <table:table-cell office:value-type="float" office:value="49.976521225806501" table:style-name="ce27">
            <text:p>49.98</text:p>
          </table:table-cell>
          <table:table-cell office:value-type="float" office:value="50.033181193548401" table:style-name="ce27">
            <text:p>50.03</text:p>
          </table:table-cell>
          <table:table-cell office:value-type="float" office:value="50.060249548387098" table:style-name="ce27">
            <text:p>50.06</text:p>
          </table:table-cell>
          <table:table-cell table:style-name="ce27"/>
          <table:table-cell table:style-name="ce29"/>
          <table:table-cell office:value-type="float" office:value="4.2872647419354797" table:style-name="ce29">
            <text:p>4.29</text:p>
          </table:table-cell>
          <table:table-cell office:value-type="float" office:value="4.4528793225806496" table:style-name="ce29">
            <text:p>4.45</text:p>
          </table:table-cell>
          <table:table-cell office:value-type="float" office:value="3.8643969999999999" table:style-name="ce29">
            <text:p>3.86</text:p>
          </table:table-cell>
          <table:table-cell table:style-name="ce31"/>
          <table:table-cell table:style-name="ce28"/>
          <table:table-cell office:value-type="float" office:value="31.550425129032298" table:style-name="ce27">
            <text:p>31.55</text:p>
          </table:table-cell>
          <table:table-cell office:value-type="float" office:value="29.690229548387101" table:style-name="ce27">
            <text:p>29.69</text:p>
          </table:table-cell>
          <table:table-cell office:value-type="float" office:value="31.482260967741901" table:style-name="ce27">
            <text:p>31.48</text:p>
          </table:table-cell>
          <table:table-cell table:style-name="ce34"/>
          <table:table-cell table:number-columns-repeated="16344"/>
        </table:table-row>
        <table:table-row table:style-name="ro3">
          <table:table-cell office:value-type="float" office:value="325" table:formula="msoxl:=N36" table:style-name="ce44">
            <text:p>325</text:p>
          </table:table-cell>
          <table:table-cell table:style-name="ce13"/>
          <table:table-cell table:style-name="ce81"/>
          <table:table-cell table:style-name="ce82"/>
          <table:table-cell table:style-name="ce82"/>
          <table:table-cell table:style-name="ce82"/>
          <table:table-cell table:style-name="ce79"/>
          <table:table-cell office:value-type="float" office:value="1" table:style-name="ce47">
            <text:p>1.00</text:p>
          </table:table-cell>
          <table:table-cell table:style-name="ce83"/>
          <table:table-cell office:value-type="float" office:value="1.2429536702876727" table:formula="msoxl:=(V36*$H36*$J$6+$K$6+$O36-Q36)/(V36*$H36)" table:style-name="ce80">
            <text:p>1.24</text:p>
          </table:table-cell>
          <table:table-cell office:value-type="float" office:value="1.3205713094512073" table:formula="msoxl:=(W36*$H36*$J$6+$K$6+$O36-R36)/(W36*$H36)" table:style-name="ce80">
            <text:p>1.32</text:p>
          </table:table-cell>
          <table:table-cell office:value-type="float" office:value="1.291971968683137" table:formula="msoxl:=(X36*$H36*$J$6+$K$6+$O36-S36)/(X36*$H36)" table:style-name="ce80">
            <text:p>1.29</text:p>
          </table:table-cell>
          <table:table-cell table:style-name="ce83"/>
          <table:table-cell office:value-type="float" office:value="325" table:style-name="ce57">
            <text:p>325</text:p>
          </table:table-cell>
          <table:table-cell office:value-type="float" office:value="27.850171" table:style-name="ce28">
            <text:p>27.85</text:p>
          </table:table-cell>
          <table:table-cell table:style-name="ce28"/>
          <table:table-cell office:value-type="float" office:value="23.411126258064499" table:style-name="ce28">
            <text:p>23.41</text:p>
          </table:table-cell>
          <table:table-cell office:value-type="float" office:value="22.431393161290298" table:style-name="ce28">
            <text:p>22.43</text:p>
          </table:table-cell>
          <table:table-cell office:value-type="float" office:value="23.133989483871002" table:style-name="ce28">
            <text:p>23.13</text:p>
          </table:table-cell>
          <table:table-cell table:style-name="ce27"/>
          <table:table-cell table:style-name="ce29"/>
          <table:table-cell office:value-type="float" office:value="5.9005871290322602" table:style-name="ce29">
            <text:p>5.90</text:p>
          </table:table-cell>
          <table:table-cell office:value-type="float" office:value="6.5258614516128999" table:style-name="ce29">
            <text:p>6.53</text:p>
          </table:table-cell>
          <table:table-cell office:value-type="float" office:value="5.8855714838709696" table:style-name="ce29">
            <text:p>5.89</text:p>
          </table:table-cell>
          <table:table-cell table:style-name="ce29"/>
          <table:table-cell table:style-name="ce27"/>
          <table:table-cell office:value-type="float" office:value="49.726380354838703" table:style-name="ce27">
            <text:p>49.73</text:p>
          </table:table-cell>
          <table:table-cell office:value-type="float" office:value="49.792946451612899" table:style-name="ce27">
            <text:p>49.79</text:p>
          </table:table-cell>
          <table:table-cell office:value-type="float" office:value="49.824431032258097" table:style-name="ce27">
            <text:p>49.82</text:p>
          </table:table-cell>
          <table:table-cell table:style-name="ce27"/>
          <table:table-cell table:style-name="ce29"/>
          <table:table-cell office:value-type="float" office:value="4.3546762580645204" table:style-name="ce29">
            <text:p>4.35</text:p>
          </table:table-cell>
          <table:table-cell office:value-type="float" office:value="4.8017808064516103" table:style-name="ce29">
            <text:p>4.80</text:p>
          </table:table-cell>
          <table:table-cell office:value-type="float" office:value="3.8857570322580601" table:style-name="ce29">
            <text:p>3.89</text:p>
          </table:table-cell>
          <table:table-cell table:style-name="ce31"/>
          <table:table-cell table:style-name="ce28"/>
          <table:table-cell office:value-type="float" office:value="31.751134" table:style-name="ce27">
            <text:p>31.75</text:p>
          </table:table-cell>
          <table:table-cell office:value-type="float" office:value="29.890893870967702" table:style-name="ce27">
            <text:p>29.89</text:p>
          </table:table-cell>
          <table:table-cell office:value-type="float" office:value="31.460822387096801" table:style-name="ce27">
            <text:p>31.46</text:p>
          </table:table-cell>
          <table:table-cell table:style-name="ce34"/>
          <table:table-cell table:number-columns-repeated="16344"/>
        </table:table-row>
        <table:table-row table:style-name="ro3">
          <table:table-cell table:style-name="ce35"/>
          <table:table-cell table:style-name="ce13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47"/>
          <table:table-cell table:style-name="ce16"/>
          <table:table-cell table:number-columns-repeated="3" table:style-name="ce20"/>
          <table:table-cell table:style-name="ce16"/>
          <table:table-cell table:style-name="ce57"/>
          <table:table-cell table:number-columns-repeated="5" table:style-name="ce28"/>
          <table:table-cell table:style-name="ce27"/>
          <table:table-cell table:style-name="ce29"/>
          <table:table-cell table:number-columns-repeated="3" table:style-name="ce31"/>
          <table:table-cell table:style-name="ce29"/>
          <table:table-cell table:style-name="ce27"/>
          <table:table-cell table:number-columns-repeated="3" table:style-name="ce28"/>
          <table:table-cell table:style-name="ce27"/>
          <table:table-cell table:style-name="ce29"/>
          <table:table-cell table:number-columns-repeated="4" table:style-name="ce31"/>
          <table:table-cell table:number-columns-repeated="4" table:style-name="ce28"/>
          <table:table-cell table:style-name="ce34"/>
          <table:table-cell table:number-columns-repeated="16344"/>
        </table:table-row>
        <table:table-row table:style-name="ro3">
          <table:table-cell table:style-name="ce35"/>
          <table:table-cell table:style-name="ce13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49"/>
          <table:table-cell table:style-name="ce16"/>
          <table:table-cell table:number-columns-repeated="3" table:style-name="ce2"/>
          <table:table-cell table:style-name="ce16"/>
          <table:table-cell table:style-name="ce50"/>
          <table:table-cell table:number-columns-repeated="16370" table:style-name="ce2"/>
        </table:table-row>
        <table:table-row table:number-rows-repeated="104853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Garamond" svg:font-family="Garamond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2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C7CE"/>
      <style:text-properties fo:color="#9C0006"/>
    </style:style>
    <style:style style:name="cf2" style:family="table-cell">
      <style:table-cell-properties fo:background-color="#C4D79B"/>
    </style:style>
    <style:style style:name="cf3" style:family="table-cell">
      <style:table-cell-properties fo:background-color="#D8E4BC"/>
    </style:style>
    <style:style style:name="cf4" style:family="table-cell">
      <style:table-cell-properties fo:background-color="#FFFF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wner</meta:initial-creator>
    <dc:creator>Owner</dc:creator>
    <meta:creation-date>2016-09-09T17:56:47Z</meta:creation-date>
    <dc:date>2016-09-26T19:46:42Z</dc:date>
  </office:meta>
</office:document-meta>
</file>